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Google Sans Mono&quot;" svg:font-family="'&quot;Google Sans Mono&quot;'"/>
    <style:font-face style:name="Arial" svg:font-family="Arial"/>
    <style:font-face style:name="Cambria" svg:font-family="Cambria"/>
    <style:font-face style:name="Google Sans Mono" svg:font-family="'Google Sans Mon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620.19pt"/>
    </style:style>
    <style:style style:name="co2" style:family="table-column">
      <style:table-column-properties fo:break-before="auto" style:column-width="70.16pt"/>
    </style:style>
    <style:style style:name="co3" style:family="table-column">
      <style:table-column-properties fo:break-before="auto" style:column-width="109.76pt"/>
    </style:style>
    <style:style style:name="co4" style:family="table-column">
      <style:table-column-properties fo:break-before="auto" style:column-width="120.84pt"/>
    </style:style>
    <style:style style:name="co5" style:family="table-column">
      <style:table-column-properties fo:break-before="auto" style:column-width="96.55pt"/>
    </style:style>
    <style:style style:name="co6" style:family="table-column">
      <style:table-column-properties fo:break-before="auto" style:column-width="101.4pt"/>
    </style:style>
    <style:style style:name="co7" style:family="table-column">
      <style:table-column-properties fo:break-before="auto" style:column-width="116.65pt"/>
    </style:style>
    <style:style style:name="co8" style:family="table-column">
      <style:table-column-properties fo:break-before="auto" style:column-width="35.46pt"/>
    </style:style>
    <style:style style:name="co9" style:family="table-column">
      <style:table-column-properties fo:break-before="auto" style:column-width="91.64pt"/>
    </style:style>
    <style:style style:name="co10" style:family="table-column">
      <style:table-column-properties fo:break-before="auto" style:column-width="104.91pt"/>
    </style:style>
    <style:style style:name="ro1" style:family="table-row">
      <style:table-row-properties style:row-height="21.74pt" fo:break-before="auto" style:use-optimal-row-height="false"/>
    </style:style>
    <style:style style:name="ro2" style:family="table-row">
      <style:table-row-properties style:row-height="35.26pt" fo:break-before="auto" style:use-optimal-row-height="false"/>
    </style:style>
    <style:style style:name="ro3" style:family="table-row">
      <style:table-row-properties style:row-height="23.24pt" fo:break-before="auto" style:use-optimal-row-height="false"/>
    </style:style>
    <style:style style:name="ro4" style:family="table-row">
      <style:table-row-properties style:row-height="76.51pt" fo:break-before="auto" style:use-optimal-row-height="false"/>
    </style:style>
    <style:style style:name="ro5" style:family="table-row">
      <style:table-row-properties style:row-height="22.51pt" fo:break-before="auto" style:use-optimal-row-height="false"/>
    </style:style>
    <style:style style:name="ro6" style:family="table-row">
      <style:table-row-properties style:row-height="24.75pt" fo:break-before="auto" style:use-optimal-row-height="false"/>
    </style:style>
    <style:style style:name="ro7" style:family="table-row">
      <style:table-row-properties style:row-height="15.76pt" fo:break-before="auto" style:use-optimal-row-height="false"/>
    </style:style>
    <style:style style:name="ro8" style:family="table-row">
      <style:table-row-properties style:row-height="15.76pt" fo:break-before="auto" style:use-optimal-row-height="true"/>
    </style:style>
    <style:style style:name="ro9" style:family="table-row">
      <style:table-row-properties style:row-height="18.74pt" fo:break-before="auto" style:use-optimal-row-height="false"/>
    </style:style>
    <style:style style:name="ta1" style:family="table" style:master-page-name="PageStyle_5f_Setup_20_Directions">
      <style:table-properties table:display="true" style:writing-mode="lr-tb"/>
    </style:style>
    <style:style style:name="ta2" style:family="table" style:master-page-name="PageStyle_5f_How_20_To_20_Use">
      <style:table-properties table:display="true" style:writing-mode="lr-tb"/>
    </style:style>
    <style:style style:name="ta3" style:family="table" style:master-page-name="PageStyle_5f_Airbnb">
      <style:table-properties table:display="true" style:writing-mode="lr-tb"/>
    </style:style>
    <style:style style:name="ta4" style:family="table" style:master-page-name="PageStyle_5f_Meetup">
      <style:table-properties table:display="fals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cccccc" style:diagonal-bl-tr="none" style:diagonal-tl-br="none" style:text-align-source="fix" style:repeat-content="false" fo:wrap-option="wrap" fo:border="2.49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 style:family="table-cell" style:parent-style-name="Default">
      <style:table-cell-properties fo:border-bottom="none" style:diagonal-bl-tr="none" style:diagonal-tl-br="none" style:text-align-source="value-type" style:repeat-content="false" fo:wrap-option="wrap" fo:border-left="2.49pt solid #000000"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 style:family="table-cell" style:parent-style-name="Default">
      <style:table-cell-properties fo:border-bottom="none"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 style:family="table-cell" style:parent-style-name="Default">
      <style:table-cell-properties fo:border-bottom="2.49pt solid #000000"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 style:family="table-cell" style:parent-style-name="Default">
      <style:table-cell-properties fo:border-bottom="none" fo:background-color="#efefef" style:diagonal-bl-tr="none" style:diagonal-tl-br="none" style:text-align-source="fix" style:repeat-content="false" fo:wrap-option="no-wrap" fo:border-left="2.49pt solid #000000" style:direction="ltr" fo:border-right="2.49pt solid #000000" style:rotation-angle="0" style:rotation-align="none" style:shrink-to-fit="false" fo:border-top="2.49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order-bottom="1.76pt solid #000000" style:diagonal-bl-tr="none" style:diagonal-tl-br="none" fo:border-left="2.49pt solid #000000" fo:border-right="2.49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order-bottom="none" fo:background-color="#efefef"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order-bottom="2.49pt solid #000000" style:diagonal-bl-tr="none" style:diagonal-tl-br="none" fo:border-left="2.49pt solid #000000" fo:border-right="2.49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ackground-color="#cfe2f3"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order-bottom="2.49pt solid #000000" fo:background-color="#b6d7a8"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 style:family="table-cell" style:parent-style-name="Default">
      <style:table-cell-properties fo:border-bottom="none" fo:background-color="#d9d9d9"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order-bottom="none" fo:background-color="#f3f3f3" style:diagonal-bl-tr="none" style:diagonal-tl-br="none" style:text-align-source="fix" style:repeat-content="false" fo:wrap-option="no-wrap" fo:border-left="2.49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order-bottom="1.76pt solid #000000" style:diagonal-bl-tr="none" style:diagonal-tl-br="none" style:text-align-source="value-type" style:repeat-content="false" fo:wrap-option="no-wrap" fo:border-left="2.49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order-bottom="1.76pt solid #000000" style:diagonal-bl-tr="none" style:diagonal-tl-br="none" fo:border-left="none" fo:border-right="2.49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order-bottom="1.76pt solid #000000" style:diagonal-bl-tr="none" style:diagonal-tl-br="none" fo:border-left="2.49pt soli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order-bottom="2.49pt solid #000000" style:diagonal-bl-tr="none" style:diagonal-tl-br="none" fo:border-left="2.49pt soli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ackground-color="#cfe2f3"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order-bottom="none" style:diagonal-bl-tr="none" style:diagonal-tl-br="none" fo:border-left="none" fo:border-right="2.49pt solid #000000"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order-bottom="1.76pt solid #000000" style:diagonal-bl-tr="none" style:diagonal-tl-br="none" fo:border-left="none"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none" style:diagonal-bl-tr="none" style:diagonal-tl-br="none" fo:border-left="none"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2.49pt solid #000000" style:diagonal-bl-tr="none" style:diagonal-tl-br="none" fo:border-left="none"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order-bottom="2.49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ackground-color="#f3f3f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order-bottom="1.76pt solid #000000" style:diagonal-bl-tr="none" style:diagonal-tl-br="none" fo:border-left="none"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fo:border-bottom="1.76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2.49pt solid #000000" style:diagonal-bl-tr="none" style:diagonal-tl-br="none" fo:border-left="none"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fo:border-bottom="none" fo:background-color="#efefef"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fo:border-bottom="none" fo:background-color="#efefef"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fo:border-bottom="2.49pt solid #000000" style:diagonal-bl-tr="none" style:diagonal-tl-br="none" fo:border-left="none" fo:border-right="2.49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fo:border-bottom="none" fo:background-color="#f3f3f3"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order-bottom="1.76pt solid #000000" fo:background-color="#cfe2f3"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fo:border-bottom="2.49pt solid #000000" fo:background-color="#fbbc04"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fo:border-bottom="none"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fo:border-bottom="none" fo:background-color="#ffffff"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quot;Google Sans Mono&quot;" fo:font-size="9pt" fo:font-style="normal" fo:text-shadow="none" style:text-underline-style="none" fo:font-weight="normal" style:font-size-asian="9pt" style:font-style-asian="normal" style:font-weight-asian="normal" style:font-name-complex="&quot;Google Sans Mono&quot;" style:font-size-complex="9pt" style:font-style-complex="normal" style:font-weight-complex="normal"/>
    </style:style>
    <style:style style:name="ce38" style:family="table-cell" style:parent-style-name="Default">
      <style:table-cell-properties fo:border-bottom="none" fo:background-color="#efefef"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data-style-name="N11">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1" style:family="table-cell" style:parent-style-name="Default">
      <style:table-cell-properties fo:border-bottom="none" fo:background-color="#b6d7a8"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fo:border-bottom="none" fo:background-color="#ffe599"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border-bottom="none" fo:background-color="#c9daf8"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table-cell-properties fo:border-bottom="2.49pt solid #000000" fo:background-color="#f4cccc"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6" style:family="table-cell" style:parent-style-name="Default">
      <style:table-cell-properties fo:background-color="#cfe2f3"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fo:border-bottom="1.76pt solid #000000"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order-bottom="2.49pt solid #000000" style:diagonal-bl-tr="none" style:diagonal-tl-br="none" style:text-align-source="value-type" style:repeat-content="false" fo:wrap-option="no-wrap" fo:border-left="2.49pt solid #000000"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25pt" fo:font-style="normal" fo:text-shadow="none" style:text-underline-style="none" fo:font-weight="normal" style:font-size-asian="25pt" style:font-style-asian="normal" style:font-weight-asian="normal" style:font-name-complex="Arial" style:font-size-complex="25pt" style:font-style-complex="normal" style:font-weight-complex="normal"/>
    </style:style>
    <style:style style:name="ce51" style:family="table-cell" style:parent-style-name="Default">
      <style:table-cell-properties fo:background-color="#b6d7a8"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2" style:family="table-cell" style:parent-style-name="Default">
      <style:table-cell-properties fo:border-bottom="1.76pt solid #000000" fo:background-color="#b7b7b7"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fo:border-bottom="1.76pt solid #000000" fo:background-color="#b7b7b7" style:diagonal-bl-tr="none" style:diagonal-tl-br="none" fo:border-left="none" fo:border-right="2.49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fo:border-bottom="2.49pt solid #000000" style:diagonal-bl-tr="none" style:diagonal-tl-br="none" style:text-align-source="value-type" style:repeat-content="false" fo:wrap-option="no-wrap" fo:border-left="2.49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ackground-color="#ffe599" style:diagonal-bl-tr="none" style:diagonal-tl-br="none" style:text-align-source="fix" style:repeat-content="false" fo:wrap-option="no-wrap" fo:border="2.49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6" style:family="table-cell" style:parent-style-name="Default">
      <style:table-cell-properties fo:border-bottom="none" fo:background-color="#d9d9d9" style:diagonal-bl-tr="none" style:diagonal-tl-br="none" style:text-align-source="fix" style:repeat-content="false" fo:wrap-option="no-wrap" fo:border-left="2.49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fo:border-bottom="none" fo:background-color="#f3f3f3" style:diagonal-bl-tr="none" style:diagonal-tl-br="none" style:text-align-source="fix" style:repeat-content="false" fo:wrap-option="no-wrap" fo:border-left="2.49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fo:border-bottom="none" style:diagonal-bl-tr="none" style:diagonal-tl-br="none" style:text-align-source="fix" style:repeat-content="false" fo:wrap-option="no-wrap" fo:border-left="2.49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 style:family="table-cell" style:parent-style-name="Default">
      <style:table-cell-properties fo:border-bottom="1.76pt solid #000000" fo:background-color="#b7b7b7" style:diagonal-bl-tr="none" style:diagonal-tl-br="none" style:text-align-source="fix" style:repeat-content="false" fo:wrap-option="no-wrap" fo:border-left="2.49pt solid #000000" style:direction="ltr" fo:border-right="none"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fo:border-bottom="none" fo:background-color="#d9d9d9"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table-cell-properties fo:border-bottom="1.76pt solid #000000" fo:background-color="#b7b7b7" style:diagonal-bl-tr="none" style:diagonal-tl-br="none" style:text-align-source="fix" style:repeat-content="false" fo:wrap-option="no-wrap" fo:border-left="2.49pt solid #000000" style:direction="ltr" fo:border-right="2.49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3" style:family="table-cell" style:parent-style-name="Default">
      <style:table-cell-properties fo:background-color="#b6d7a8" style:diagonal-bl-tr="none" style:diagonal-tl-br="none" style:text-align-source="fix" style:repeat-content="false" fo:wrap-option="no-wrap" fo:border="2.49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4" style:family="table-cell" style:parent-style-name="Default">
      <style:table-cell-properties fo:border-bottom="none" fo:background-color="#999999" style:diagonal-bl-tr="none" style:diagonal-tl-br="none" style:text-align-source="fix" style:repeat-content="false" fo:wrap-option="no-wrap" fo:border-left="2.49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table-cell-properties fo:background-color="#c9daf8" style:diagonal-bl-tr="none" style:diagonal-tl-br="none" style:text-align-source="fix" style:repeat-content="false" fo:wrap-option="no-wrap" fo:border="2.49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6" style:family="table-cell" style:parent-style-name="Default">
      <style:table-cell-properties fo:background-color="#f4cccc" style:diagonal-bl-tr="none" style:diagonal-tl-br="none" style:text-align-source="fix" style:repeat-content="false" fo:wrap-option="no-wrap" fo:border="2.49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7" style:family="table-cell" style:parent-style-name="Default">
      <style:table-cell-properties fo:border-bottom="2.49pt solid #000000" fo:background-color="#ff9900"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8" style:family="table-cell" style:parent-style-name="Default">
      <style:table-cell-properties fo:border-bottom="2.49pt solid #000000"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order-bottom="2.49pt solid #000000" style:diagonal-bl-tr="none" style:diagonal-tl-br="none" fo:border-left="none" fo:border-right="none"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table-cell-properties fo:border-bottom="2.49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fo:background-color="#f3f3f3"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table-cell-properties fo:border-bottom="1.76pt solid #000000"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7" style:family="table-cell" style:parent-style-name="Default">
      <style:table-cell-properties fo:border-bottom="1.76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9" style:family="table-cell" style:parent-style-name="Default">
      <style:table-cell-properties fo:border-bottom="2.49pt solid #000000" style:diagonal-bl-tr="none" style:diagonal-tl-br="none" fo:border-left="none" fo:border-right="2.49pt solid #000000"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fo:border-bottom="1.76pt solid #000000"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1" style:family="table-cell" style:parent-style-name="Default">
      <style:table-cell-properties fo:border-bottom="none" fo:background-color="#f3f3f3"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2"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3" style:family="table-cell" style:parent-style-name="Default">
      <style:table-cell-properties fo:border-bottom="1.76pt solid #000000" style:diagonal-bl-tr="none" style:diagonal-tl-br="none" fo:border-left="none" fo:border-right="2.49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6"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INCOMPLETE&quot;" style:apply-style-name="ConditionalStyle_5f_1" style:base-cell-address="Airbnb.D11"/>
    </style:style>
    <style:style style:name="ce87" style:family="table-cell" style:parent-style-name="Default">
      <style:table-cell-properties fo:border-bottom="none" style:diagonal-bl-tr="none" style:diagonal-tl-br="none" fo:border-left="2.49pt solid #000000"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fo:border-bottom="2.49pt solid #000000" style:diagonal-bl-tr="none" style:diagonal-tl-br="none" fo:border-left="2.49pt solid #000000"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INCOMPLETE&quot;" style:apply-style-name="ConditionalStyle_5f_1" style:base-cell-address="Airbnb.D11"/>
    </style:style>
    <style:style style:name="ce90" style:family="table-cell" style:parent-style-name="Default">
      <style:table-cell-properties fo:border-bottom="none" style:diagonal-bl-tr="none" style:diagonal-tl-br="none" fo:border-left="2.49pt solid #000000"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INCOMPLETE&quot;" style:apply-style-name="ConditionalStyle_5f_1" style:base-cell-address="Airbnb.D11"/>
    </style:style>
    <style:style style:name="ce91"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INCOMPLETE&quot;" style:apply-style-name="ConditionalStyle_5f_1" style:base-cell-address="Airbnb.D11"/>
    </style:style>
    <style:style style:name="ce92" style:family="table-cell" style:parent-style-name="Default">
      <style:table-cell-properties fo:border-bottom="2.49pt solid #000000" style:diagonal-bl-tr="none" style:diagonal-tl-br="none" fo:border-left="2.49pt solid #000000"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INCOMPLETE&quot;" style:apply-style-name="ConditionalStyle_5f_1" style:base-cell-address="Airbnb.D11"/>
    </style:style>
    <style:style style:name="ce93"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INCOMPLETE&quot;" style:apply-style-name="ConditionalStyle_5f_1" style:base-cell-address="Airbnb.D11"/>
    </style:style>
    <style:style style:name="ce9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5" style:family="table-cell" style:parent-style-name="Default">
      <style:table-cell-properties fo:border-bottom="none" fo:background-color="#ffffff"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Google Sans Mono" fo:font-size="9pt" fo:font-style="normal" fo:text-shadow="none" style:text-underline-style="none" fo:font-weight="normal" style:font-size-asian="9pt" style:font-style-asian="normal" style:font-weight-asian="normal" style:font-name-complex="Google Sans Mono" style:font-size-complex="9pt" style:font-style-complex="normal" style:font-weight-complex="normal"/>
    </style:style>
    <style:style style:name="ce96" style:family="table-cell" style:parent-style-name="Default" style:data-style-name="N11">
      <style:table-cell-properties fo:border-bottom="2.49pt solid #000000"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8" style:family="table-cell" style:parent-style-name="Default">
      <style:table-cell-properties fo:border-bottom="0.74pt solid #000000" fo:background-color="#00ffff" style:diagonal-bl-tr="none" style:diagonal-tl-br="none" style:text-align-source="fix" style:repeat-content="false" fo:wrap-option="no-wrap" fo:border-left="2.49pt solid #000000" style:direction="ltr" fo:border-right="2.49pt solid #000000" style:rotation-angle="0" style:rotation-align="none" style:shrink-to-fit="false" fo:border-top="2.49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9" style:family="table-cell" style:parent-style-name="Default">
      <style:table-cell-properties fo:border-bottom="none"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0"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1" style:family="table-cell" style:parent-style-name="Default"/>
    <style:style style:name="ce102" style:family="table-cell" style:parent-style-name="Default">
      <style:table-cell-properties fo:border-bottom="none" style:diagonal-bl-tr="none" style:diagonal-tl-br="none" style:text-align-source="value-type" style:repeat-content="false" fo:wrap-option="no-wrap" fo:border-left="2.49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3" style:family="table-cell" style:parent-style-name="Default">
      <style:table-cell-properties fo:border-bottom="none"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4" style:family="table-cell" style:parent-style-name="Default">
      <style:table-cell-properties fo:border-bottom="2.49pt solid #000000" style:diagonal-bl-tr="none" style:diagonal-tl-br="none" style:text-align-source="value-type" style:repeat-content="false" fo:wrap-option="no-wrap" fo:border-left="2.49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5" style:family="table-cell" style:parent-style-name="Default">
      <style:table-cell-properties fo:border-bottom="1.76pt solid #000000" style:diagonal-bl-tr="none" style:diagonal-tl-br="none" style:text-align-source="fix" style:repeat-content="false" fo:wrap-option="no-wrap" fo:border-left="2.49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6" style:family="table-cell" style:parent-style-name="Default">
      <style:table-cell-properties fo:border-bottom="1.76pt solid #000000"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7" style:family="table-cell" style:parent-style-name="Default">
      <style:table-cell-properties fo:border-bottom="1.76pt solid #000000" fo:background-color="#b7b7b7"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8" style:family="table-cell" style:parent-style-name="Default">
      <style:table-cell-properties fo:border-bottom="1.76pt solid #000000" style:diagonal-bl-tr="none" style:diagonal-tl-br="none" style:text-align-source="value-type" style:repeat-content="false" fo:wrap-option="no-wrap" fo:border-left="2.49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9" style:family="table-cell" style:parent-style-name="Default">
      <style:table-cell-properties fo:border-bottom="1.76pt solid #000000"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0" style:family="table-cell" style:parent-style-name="Default">
      <style:table-cell-properties fo:border-bottom="none" fo:background-color="#d9d9d9"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1" style:family="table-cell" style:parent-style-name="Default">
      <style:table-cell-properties fo:background-color="#f4cccc" style:diagonal-bl-tr="none" style:diagonal-tl-br="none" style:text-align-source="fix" style:repeat-content="false" fo:wrap-option="wrap" fo:border="2.49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2" style:family="table-cell" style:parent-style-name="Default">
      <style:table-cell-properties fo:border-bottom="none" fo:background-color="#d9d9d9" style:diagonal-bl-tr="none" style:diagonal-tl-br="none" style:text-align-source="fix" style:repeat-content="false" fo:wrap-option="wrap" fo:border-left="2.49pt solid #000000"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3" style:family="table-cell" style:parent-style-name="Default">
      <style:table-cell-properties fo:border-bottom="none" fo:background-color="#f3f3f3" style:diagonal-bl-tr="none" style:diagonal-tl-br="none" style:text-align-source="fix" style:repeat-content="false" fo:wrap-option="wrap" fo:border-left="2.49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4" style:family="table-cell" style:parent-style-name="Default">
      <style:table-cell-properties fo:border-bottom="1.76pt solid #000000" style:diagonal-bl-tr="none" style:diagonal-tl-br="none" style:text-align-source="fix" style:repeat-content="false" fo:wrap-option="wrap" fo:border-left="2.49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5" style:family="table-cell" style:parent-style-name="Default">
      <style:table-cell-properties fo:border-bottom="1.76pt solid #000000" fo:background-color="#b7b7b7" style:diagonal-bl-tr="none" style:diagonal-tl-br="none" style:text-align-source="fix" style:repeat-content="false" fo:wrap-option="wrap" fo:border-left="2.49pt solid #000000"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6" style:family="table-cell" style:parent-style-name="Default">
      <style:table-cell-properties fo:border-bottom="2.49pt solid #000000" style:diagonal-bl-tr="none" style:diagonal-tl-br="none" style:text-align-source="fix" style:repeat-content="false" fo:wrap-option="wrap" fo:border-left="2.49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7" style:family="table-cell" style:parent-style-name="Default">
      <style:table-cell-properties fo:border-bottom="2.49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8"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9" style:family="table-cell" style:parent-style-name="Default">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0" style:family="table-cell" style:parent-style-name="Default">
      <style:table-cell-properties fo:background-color="#f3f3f3"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1" style:family="table-cell" style:parent-style-name="Default">
      <style:table-cell-properties fo:border-bottom="1.76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2" style:family="table-cell" style:parent-style-name="Default">
      <style:table-cell-properties fo:border-bottom="2.49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3" style:family="table-cell" style:parent-style-name="Default">
      <style:table-cell-properties fo:border-bottom="2.49pt solid #000000"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4" style:family="table-cell" style:parent-style-name="Default">
      <style:table-cell-properties fo:border-bottom="1.76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5" style:family="table-cell" style:parent-style-name="Default">
      <style:table-cell-properties fo:border-bottom="1.76pt solid #000000"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6" style:family="table-cell" style:parent-style-name="Default">
      <style:table-cell-properties fo:border-bottom="none" fo:background-color="#f3f3f3" style:diagonal-bl-tr="none" style:diagonal-tl-br="none" style:text-align-source="fix" style:repeat-content="false" fo:wrap-option="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7" style:family="table-cell" style:parent-style-name="Default">
      <style:table-cell-properties fo:border-bottom="1.76pt solid #000000" style:diagonal-bl-tr="none" style:diagonal-tl-br="none" style:text-align-source="fix" style:repeat-content="false" fo:wrap-option="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8" style:family="table-cell" style:parent-style-name="Default">
      <style:table-cell-properties fo:border-bottom="2.49pt solid #000000" style:diagonal-bl-tr="none" style:diagonal-tl-br="none" style:text-align-source="fix" style:repeat-content="false" fo:wrap-option="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9"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INCOMPLETE&quot;" style:apply-style-name="ConditionalStyle_5f_5" style:base-cell-address="Meetup.D11"/>
    </style:style>
    <style:style style:name="ce130" style:family="table-cell" style:parent-style-name="Default">
      <style:table-cell-properties fo:border-bottom="none" style:diagonal-bl-tr="none" style:diagonal-tl-br="none" fo:border-left="2.49pt solid #000000"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INCOMPLETE&quot;" style:apply-style-name="ConditionalStyle_5f_5" style:base-cell-address="Meetup.D11"/>
    </style:style>
    <style:style style:name="ce131" style:family="table-cell" style:parent-style-name="Default">
      <style:table-cell-properties fo:border-bottom="2.49pt solid #000000" style:diagonal-bl-tr="none" style:diagonal-tl-br="none" fo:border-left="2.49pt solid #000000"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INCOMPLETE&quot;" style:apply-style-name="ConditionalStyle_5f_5" style:base-cell-address="Meetup.D11"/>
    </style:style>
    <style:style style:name="ce132"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INCOMPLETE&quot;" style:apply-style-name="ConditionalStyle_5f_5" style:base-cell-address="Meetup.D11"/>
    </style:style>
    <style:style style:name="ce133" style:family="table-cell" style:parent-style-name="Default">
      <style:table-cell-properties fo:border-bottom="2.49pt solid #000000" fo:background-color="#fbbc04"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INCOMPLETE&quot;" style:apply-style-name="ConditionalStyle_5f_5" style:base-cell-address="Meetup.D11"/>
    </style:style>
    <style:style style:name="ce134" style:family="table-cell" style:parent-style-name="Default">
      <style:table-cell-properties fo:border-bottom="none" style:diagonal-bl-tr="none" style:diagonal-tl-br="none" fo:border-left="none"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INCOMPLETE&quot;" style:apply-style-name="ConditionalStyle_5f_5" style:base-cell-address="Meetup.D11"/>
    </style:style>
    <style:style style:name="ce135" style:family="table-cell" style:parent-style-name="Default">
      <style:table-cell-properties fo:border-bottom="2.49pt solid #000000" style:diagonal-bl-tr="none" style:diagonal-tl-br="none" fo:border-left="none"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INCOMPLETE&quot;" style:apply-style-name="ConditionalStyle_5f_5" style:base-cell-address="Meetup.D11"/>
    </style:style>
    <style:style style:name="ce136" style:family="table-cell" style:parent-style-name="Default">
      <style:table-cell-properties fo:border-bottom="2.49pt solid #000000" fo:background-color="#fbbc04"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INCOMPLETE&quot;" style:apply-style-name="ConditionalStyle_5f_5" style:base-cell-address="Meetup.D11"/>
    </style:style>
    <style:style style:name="ce137" style:family="table-cell" style:parent-style-name="Default">
      <style:table-cell-properties fo:border-bottom="2.49pt solid #000000" fo:background-color="#fbbc04"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INCOMPLETE&quot;" style:apply-style-name="ConditionalStyle_5f_5" style:base-cell-address="Meetup.D11"/>
    </style:style>
    <style:style style:name="ce138" style:family="table-cell" style:parent-style-name="Default">
      <style:table-cell-properties fo:border-bottom="2.49pt solid #000000" fo:background-color="#fbbc04"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INCOMPLETE&quot;" style:apply-style-name="ConditionalStyle_5f_5" style:base-cell-address="Meetup.D11"/>
    </style:style>
    <style:style style:name="ce139" style:family="table-cell" style:parent-style-name="Default">
      <style:table-cell-properties fo:border-bottom="2.49pt solid #000000" fo:background-color="#fbbc04"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INCOMPLETE&quot;" style:apply-style-name="ConditionalStyle_5f_5" style:base-cell-address="Meetup.D11"/>
    </style:style>
    <style:style style:name="ce140" style:family="table-cell" style:parent-style-name="Default">
      <style:table-cell-properties fo:border-bottom="2.49pt solid #000000" fo:background-color="#fbbc04" style:diagonal-bl-tr="none" style:diagonal-tl-br="none" style:text-align-source="fix" style:repeat-content="false" fo:wrap-option="wrap" fo:border-left="none" style:direction="ltr" fo:border-right="2.49pt solid #000000" style:rotation-angle="0" style:rotation-align="none" style:shrink-to-fit="false" fo:border-top="2.49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INCOMPLETE&quot;" style:apply-style-name="ConditionalStyle_5f_5" style:base-cell-address="Meetup.D11"/>
    </style:style>
    <style:style style:name="ce141" style:family="table-cell" style:parent-style-name="Default">
      <style:map style:condition="cell-content()=&quot;INCOMPLETE&quot;" style:apply-style-name="ConditionalStyle_5f_5" style:base-cell-address="Meetup.D11"/>
    </style:style>
    <style:style style:name="ce142" style:family="table-cell" style:parent-style-name="Default"/>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21.07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4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4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2pt" fo:min-width="82.2pt" fo:padding-top="2.83pt" fo:padding-bottom="2.83pt" fo:padding-left="2.83pt" fo:padding-right="2.83pt" draw:shadow="hidden" draw:shadow-offset-x="2.83pt" draw:shadow-offset-y="2.83pt" draw:caption-escape-direction="auto"/>
    </style:style>
    <style:style style:name="gr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78.81pt" fo:min-width="82.2pt" fo:padding-top="2.83pt" fo:padding-bottom="2.83pt" fo:padding-left="2.83pt" fo:padding-right="2.83pt" draw:shadow="hidden" draw:shadow-offset-x="2.83pt" draw:shadow-offset-y="2.83pt" draw:caption-escape-direction="auto"/>
    </style:style>
    <style:style style:name="gr6"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0pt" fo:min-width="82.2pt" fo:padding-top="2.83pt" fo:padding-bottom="2.83pt" fo:padding-left="2.83pt" fo:padding-right="2.83pt" draw:shadow="hidden" draw:shadow-offset-x="2.83pt" draw:shadow-offset-y="2.83pt" draw:caption-escape-direction="auto"/>
    </style:style>
    <style:style style:name="gr7"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58pt" fo:min-width="82.2pt" fo:padding-top="2.83pt" fo:padding-bottom="2.83pt" fo:padding-left="2.83pt" fo:padding-right="2.83pt" draw:shadow="hidden" draw:shadow-offset-x="2.83pt" draw:shadow-offset-y="2.83pt" draw:caption-escape-direction="auto"/>
    </style:style>
    <style:style style:name="gr8"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56pt" fo:min-width="82.2pt" fo:padding-top="2.83pt" fo:padding-bottom="2.83pt" fo:padding-left="2.83pt" fo:padding-right="2.83pt" draw:shadow="hidden" draw:shadow-offset-x="2.83pt" draw:shadow-offset-y="2.83pt" draw:caption-escape-direction="auto"/>
    </style:style>
    <style:style style:name="gr9"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8pt" fo:min-width="82.2pt" fo:padding-top="2.83pt" fo:padding-bottom="2.83pt" fo:padding-left="2.83pt" fo:padding-right="2.83pt" draw:shadow="hidden" draw:shadow-offset-x="2.83pt" draw:shadow-offset-y="2.83pt" draw:caption-escape-direction="auto"/>
    </style:style>
    <style:style style:name="gr10"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5pt" fo:min-width="82.2pt" fo:padding-top="2.83pt" fo:padding-bottom="2.83pt" fo:padding-left="2.83pt" fo:padding-right="2.83pt" draw:shadow="hidden" draw:shadow-offset-x="2.83pt" draw:shadow-offset-y="2.83pt" draw:caption-escape-direction="auto"/>
    </style:style>
    <style:style style:name="gr1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35.58pt" fo:min-width="82.2pt" fo:padding-top="2.83pt" fo:padding-bottom="2.83pt" fo:padding-left="2.83pt" fo:padding-right="2.83pt" draw:shadow="hidden" draw:shadow-offset-x="2.83pt" draw:shadow-offset-y="2.83pt" draw:caption-escape-direction="auto"/>
    </style:style>
    <style:style style:name="gr1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47.3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etup Directions"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SETUP DIRECTIONS</text:p>
          </table:table-cell>
          <table:table-cell table:number-columns-repeated="1023"/>
        </table:table-row>
        <table:table-row table:style-name="ro1">
          <table:table-cell table:style-name="ce2" office:value-type="string" calcext:value-type="string">
            <text:p>1. Click on "File" &gt; "Make a Copy" and follow the process to create your own copy.</text:p>
          </table:table-cell>
          <table:table-cell table:number-columns-repeated="1023"/>
        </table:table-row>
        <table:table-row table:style-name="ro2">
          <table:table-cell table:style-name="ce2" office:value-type="string" calcext:value-type="string">
            <text:p>2. Once you have your own copy, click on the "Share" button in the top right corner. For general access, choose "Anyone with the link," then to the right, change the permissions to "Editor."</text:p>
          </table:table-cell>
          <table:table-cell table:number-columns-repeated="1023"/>
        </table:table-row>
        <table:table-row table:style-name="ro3">
          <table:table-cell table:style-name="ce2" office:value-type="string" calcext:value-type="string">
            <text:p>3. Choose the tab at the bottom of the page that corresponds with the tab you've selected.</text:p>
          </table:table-cell>
          <table:table-cell table:number-columns-repeated="1023"/>
        </table:table-row>
        <table:table-row table:style-name="ro4">
          <table:table-cell table:style-name="ce2" office:value-type="string" calcext:value-type="string">
            <office:annotation draw:style-name="gr1" draw:text-style-name="P2" svg:width="280.6pt" svg:height="126.74pt" svg:x="631.45pt" svg:y="186.01pt" draw:caption-point-x="-11.54pt" draw:caption-point-y="-83.74pt">
              <dc:date>2025-03-31T00:00:00</dc:date>
              <text:p text:style-name="P1">Part Time Format:</text:p>
              <text:p text:style-name="P1">PT 2023/04/15</text:p>
              <text:p text:style-name="P1"/>
              <text:p text:style-name="P1">Full Time Format:</text:p>
              <text:p text:style-name="P1">FT 2023/04/15</text:p>
            </office:annotation>
            <text:p>4. Fill out the following areas of your scorecard:</text:p>
            <text:p>Name</text:p>
            <text:p>Repo Link (should be a direct link to your project repo)</text:p>
            <text:p>Live Application Link (the link to your application after it has been hosted)</text:p>
            <text:p>Cohort (hover over this box for proper format)</text:p>
          </table:table-cell>
          <table:table-cell table:number-columns-repeated="1023"/>
        </table:table-row>
        <table:table-row table:style-name="ro5">
          <table:table-cell table:style-name="ce3" office:value-type="string" calcext:value-type="string">
            <text:p>5. Delete all project tabs except for the one that corresponds with the project you chose.</text:p>
          </table:table-cell>
          <table:table-cell table:number-columns-repeated="1023"/>
        </table:table-row>
        <table:table-row table:style-name="ro5">
          <table:table-cell table:style-name="ce3" office:value-type="string" calcext:value-type="string">
            <text:p>6. Click the down arrow on your project tab and select "Duplicate." You can use this copied tab to keep track of your project.</text:p>
          </table:table-cell>
          <table:table-cell table:number-columns-repeated="1023"/>
        </table:table-row>
        <table:table-row table:style-name="ro6">
          <table:table-cell table:style-name="ce3" office:value-type="string" calcext:value-type="string">
            <text:p>7. Click "Share" in the top right corner, then choose "Copy link."</text:p>
          </table:table-cell>
          <table:table-cell table:number-columns-repeated="1023"/>
        </table:table-row>
        <table:table-row table:style-name="ro3">
          <table:table-cell table:style-name="ce3" office:value-type="string" calcext:value-type="string">
            <text:p>8. Send the link to your instructor via DM on Discord.</text:p>
          </table:table-cell>
          <table:table-cell table:number-columns-repeated="1023"/>
        </table:table-row>
        <table:table-row table:style-name="ro5">
          <table:table-cell table:style-name="ce4" office:value-type="string" calcext:value-type="string">
            <text:p>9. Go to the "How to Use" tab to see how the scorecards work.</text:p>
          </table:table-cell>
          <table:table-cell table:number-columns-repeated="1023"/>
        </table:table-row>
        <table:table-row table:style-name="ro7" table:number-rows-repeated="1048565">
          <table:table-cell table:number-columns-repeated="1024"/>
        </table:table-row>
        <table:table-row table:style-name="ro7">
          <table:table-cell table:number-columns-repeated="1024"/>
        </table:table-row>
      </table:table>
      <table:table table:name="How To Use" table:style-name="ta2">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2" table:number-columns-repeated="1020" table:default-cell-style-name="Default"/>
        <table:table-row table:style-name="ro8">
          <table:table-cell table:style-name="ce5" office:value-type="string" calcext:value-type="string" table:number-columns-spanned="2" table:number-rows-spanned="1">
            <text:p>Names</text:p>
          </table:table-cell>
          <table:covered-table-cell table:style-name="ce20"/>
          <table:table-cell table:style-name="ce29" office:value-type="string" calcext:value-type="string" table:number-columns-spanned="2" table:number-rows-spanned="1">
            <text:p>Repo Link</text:p>
          </table:table-cell>
          <table:covered-table-cell table:style-name="ce20"/>
          <table:table-cell table:style-name="ce35"/>
          <table:table-cell table:style-name="ce29" office:value-type="string" calcext:value-type="string">
            <text:p>Routes Passing</text:p>
          </table:table-cell>
          <table:table-cell table:style-name="ce46" office:value-type="string" calcext:value-type="string" table:number-columns-spanned="2" table:number-rows-spanned="4">
            <text:p>The "routes passing" and "percent passing" will help you keep track of your progress and provide an overview of your score after grading.</text:p>
          </table:table-cell>
          <table:covered-table-cell/>
          <table:table-cell table:number-columns-repeated="1016"/>
        </table:table-row>
        <table:table-row table:style-name="ro8">
          <table:table-cell table:style-name="ce6" table:number-columns-spanned="2" table:number-rows-spanned="1"/>
          <table:covered-table-cell table:style-name="ce21"/>
          <table:table-cell table:style-name="ce16" table:number-columns-spanned="2" table:number-rows-spanned="1"/>
          <table:covered-table-cell table:style-name="ce21"/>
          <table:table-cell table:style-name="ce35"/>
          <table:table-cell table:style-name="ce37" table:formula="of:=COUNTIF([.D11:.D28]; &quot;COMPLETE&quot;) &amp; &quot;/&quot; &amp; COUNTA([.D11:.D28])" office:value-type="string" office:string-value="0/1" calcext:value-type="string">
            <text:p>0/1</text:p>
          </table:table-cell>
          <table:covered-table-cell table:number-columns-repeated="2"/>
          <table:table-cell table:number-columns-repeated="1016"/>
        </table:table-row>
        <table:table-row table:style-name="ro8">
          <table:table-cell table:style-name="ce7" office:value-type="string" calcext:value-type="string" table:number-columns-spanned="2" table:number-rows-spanned="1">
            <text:p>Cohort</text:p>
          </table:table-cell>
          <table:covered-table-cell table:style-name="ce22"/>
          <table:table-cell table:style-name="ce30" office:value-type="string" calcext:value-type="string" table:number-columns-spanned="2" table:number-rows-spanned="1">
            <text:p>Live Application Link</text:p>
          </table:table-cell>
          <table:covered-table-cell table:style-name="ce22"/>
          <table:table-cell table:style-name="ce35"/>
          <table:table-cell table:style-name="ce38" office:value-type="string" calcext:value-type="string">
            <text:p>Percent Passing</text:p>
          </table:table-cell>
          <table:covered-table-cell table:number-columns-repeated="2"/>
          <table:table-cell table:number-columns-repeated="1016"/>
        </table:table-row>
        <table:table-row table:style-name="ro8">
          <table:table-cell table:style-name="ce8" table:number-columns-spanned="2" table:number-rows-spanned="1"/>
          <table:covered-table-cell table:style-name="ce23"/>
          <table:table-cell table:style-name="ce31" table:number-columns-spanned="2" table:number-rows-spanned="1"/>
          <table:covered-table-cell table:style-name="ce23"/>
          <table:table-cell table:style-name="ce35"/>
          <table:table-cell table:style-name="ce39" table:formula="of:=COUNTIF([.D11:.D28]; &quot;COMPLETE&quot;) / COUNTA([.D11:.D28]) * 100%" office:value-type="percentage" office:value="0" calcext:value-type="percentage">
            <text:p>0.00%</text:p>
          </table:table-cell>
          <table:covered-table-cell table:number-columns-repeated="2"/>
          <table:table-cell table:number-columns-repeated="1016"/>
        </table:table-row>
        <table:table-row table:style-name="ro8">
          <table:table-cell table:style-name="ce9" office:value-type="string" calcext:value-type="string" table:number-columns-spanned="4" table:number-rows-spanned="1">
            <text:p>The form above should be filled out before providing the link to instructional staff.</text:p>
          </table:table-cell>
          <table:covered-table-cell table:number-columns-repeated="3"/>
          <table:table-cell table:style-name="ce10" table:number-columns-repeated="2"/>
          <table:table-cell table:number-columns-repeated="1018"/>
        </table:table-row>
        <table:table-row table:style-name="ro8">
          <table:table-cell table:style-name="ce10" table:number-columns-repeated="6"/>
          <table:table-cell table:number-columns-repeated="1018"/>
        </table:table-row>
        <table:table-row table:style-name="ro8">
          <table:table-cell table:style-name="ce10" table:number-columns-repeated="5"/>
          <table:table-cell table:style-name="ce40" office:value-type="string" calcext:value-type="string">
            <text:p>Legend</text:p>
          </table:table-cell>
          <table:table-cell table:style-name="ce19" office:value-type="string" calcext:value-type="string" table:number-columns-spanned="2" table:number-rows-spanned="5">
            <text:p>In your scorecard, you will see color-coded routes. Each color correlates with a fetch method, which you can find in the legend.</text:p>
          </table:table-cell>
          <table:covered-table-cell/>
          <table:table-cell table:number-columns-repeated="1016"/>
        </table:table-row>
        <table:table-row table:style-name="ro8">
          <table:table-cell table:style-name="ce10" table:number-columns-repeated="5"/>
          <table:table-cell table:style-name="ce41" office:value-type="string" calcext:value-type="string">
            <text:p>GET</text:p>
          </table:table-cell>
          <table:covered-table-cell table:number-columns-repeated="2"/>
          <table:table-cell table:number-columns-repeated="1016"/>
        </table:table-row>
        <table:table-row table:style-name="ro8">
          <table:table-cell table:style-name="ce10" table:number-columns-repeated="5"/>
          <table:table-cell table:style-name="ce42" office:value-type="string" calcext:value-type="string">
            <text:p>POST</text:p>
          </table:table-cell>
          <table:covered-table-cell table:number-columns-repeated="2"/>
          <table:table-cell table:number-columns-repeated="1016"/>
        </table:table-row>
        <table:table-row table:style-name="ro8">
          <table:table-cell table:style-name="ce11" table:number-columns-repeated="4"/>
          <table:table-cell table:style-name="ce10"/>
          <table:table-cell table:style-name="ce43" office:value-type="string" calcext:value-type="string">
            <text:p>PUT</text:p>
          </table:table-cell>
          <table:covered-table-cell table:number-columns-repeated="2"/>
          <table:table-cell table:number-columns-repeated="1016"/>
        </table:table-row>
        <table:table-row table:style-name="ro8">
          <table:table-cell table:style-name="ce12" office:value-type="string" calcext:value-type="string" table:number-columns-spanned="3" table:number-rows-spanned="1">
            <office:annotation draw:style-name="gr2" draw:text-style-name="P2" svg:width="388.97pt" svg:height="58.51pt" svg:x="120.98pt" svg:y="180.74pt" draw:caption-point-x="205.88pt" draw:caption-point-y="-22.96pt">
              <dc:date>2025-03-31T00:00:00</dc:date>
              <text:p text:style-name="P1">This is where you'll find a brief description of the route. Hover over the other parts of the route area for an explanation on how they work.</text:p>
              <text:p text:style-name="P1"/>
              <text:p text:style-name="P1">(You'll see a black mark in the top right corner of anything that has a note attached.)</text:p>
            </office:annotation>
            <text:p>{ROUTE TITLE}</text:p>
          </table:table-cell>
          <table:covered-table-cell table:style-name="ce24"/>
          <table:covered-table-cell table:style-name="ce23"/>
          <table:table-cell table:style-name="ce34" table:formula="of:=IF(COUNTIF([.A14:.C22]; 1) = (COUNTIF([.A14:.C22]; 1) + COUNTIF([.A14:.C22]; 0)); &quot;COMPLETE&quot;; &quot;INCOMPLETE&quot;)" office:value-type="string" office:string-value="INCOMPLETE" calcext:value-type="string" table:number-columns-spanned="1" table:number-rows-spanned="12">
            <office:annotation draw:style-name="gr3" draw:text-style-name="P2" svg:width="280.6pt" svg:height="28.09pt" svg:x="439.8pt" svg:y="180.2pt" draw:caption-point-x="-11.54pt" draw:caption-point-y="-22.42pt">
              <dc:date>2025-03-31T00:00:00</dc:date>
              <text:p text:style-name="P1">This will tell you if a route is fully completed or not. Try checking off all the boxes to the left!</text:p>
            </office:annotation>
            <text:p>INCOMPLETE</text:p>
          </table:table-cell>
          <table:table-cell table:style-name="ce36"/>
          <table:table-cell table:style-name="ce44" office:value-type="string" calcext:value-type="string">
            <text:p>DELETE</text:p>
          </table:table-cell>
          <table:covered-table-cell table:number-columns-repeated="2"/>
          <table:table-cell table:number-columns-repeated="1016"/>
        </table:table-row>
        <table:table-row-group>
          <table:table-row table:style-name="ro8">
            <table:table-cell table:style-name="ce13" office:value-type="string" calcext:value-type="string" table:number-columns-spanned="3" table:number-rows-spanned="1">
              <text:p>GET /route/example</text:p>
            </table:table-cell>
            <table:covered-table-cell/>
            <table:covered-table-cell table:number-columns-repeated="2" table:style-name="ce22"/>
            <table:table-cell table:style-name="ce36"/>
            <table:table-cell table:style-name="ce45" table:number-columns-repeated="3"/>
            <table:table-cell table:number-columns-repeated="1016"/>
          </table:table-row>
          <table:table-row table:style-name="ro8">
            <table:table-cell table:style-name="ce14" office:value-type="string" calcext:value-type="string">
              <office:annotation draw:style-name="gr4" draw:text-style-name="P2" svg:width="388.97pt" svg:height="28.09pt" svg:x="120.98pt" svg:y="211.72pt" draw:caption-point-x="-11.54pt" draw:caption-point-y="-22.45pt">
                <dc:date>2025-03-31T00:00:00</dc:date>
                <text:p text:style-name="P1">This checkbox will be checked as complete if the route can be found at the endpoint above.</text:p>
              </office:annotation>
              <text:p>Correct Endpoint</text:p>
            </table:table-cell>
            <table:table-cell table:style-name="ce25" office:value-type="string" calcext:value-type="string">
              <office:annotation draw:style-name="gr4" draw:text-style-name="P2" svg:width="338.23pt" svg:height="50.49pt" svg:x="241.85pt" svg:y="200.52pt" draw:caption-point-x="-11.54pt" draw:caption-point-y="-11.25pt">
                <dc:date>2025-03-31T00:00:00</dc:date>
                <text:p text:style-name="P1">Authentication for this project means the route should be utilizing the 'requireAuth' middleware that was created in the Authenticate Me project. If a route doesn't require authentication, then you'll see 'N/A' below instead of a checkbox.</text:p>
              </office:annotation>
              <text:p>Authentication</text:p>
            </table:table-cell>
            <table:table-cell table:style-name="ce32" office:value-type="string" calcext:value-type="string">
              <office:annotation draw:style-name="gr5" draw:text-style-name="P2" svg:width="311.84pt" svg:height="184.48pt" svg:x="338.4pt" svg:y="212.26pt" draw:caption-point-x="-11.54pt" draw:caption-point-y="-22.99pt">
                <dc:date>2025-03-31T00:00:00</dc:date>
                <text:p text:style-name="P1">Authorization notes are where you'll find information about the authorization requirements for the route, such as:</text:p>
                <text:p text:style-name="P1"/>
                <text:p text:style-name="P1">Require proper authorization: Review must belong to the current user.</text:p>
                <text:p text:style-name="P1"/>
                <text:p text:style-name="P1">This means that if the current user doesn't own a review, you should set the response status to 403 and return:</text:p>
                <text:p text:style-name="P1"/>
                <text:p text:style-name="P1">{</text:p>
                <text:p text:style-name="P1"><text:s text:c="2"/>"message": "Forbidden"</text:p>
                <text:p text:style-name="P1">}</text:p>
                <text:p text:style-name="P1"/>
                <text:p text:style-name="P1">Now try hovering over the {ROUTE TITLE}</text:p>
              </office:annotation>
              <text:p>Authorization</text:p>
            </table:table-cell>
            <table:covered-table-cell table:style-name="ce22"/>
            <table:table-cell table:style-name="ce36"/>
            <table:table-cell table:style-name="ce45" table:number-columns-repeated="3"/>
            <table:table-cell table:number-columns-repeated="1016"/>
          </table:table-row>
          <table:table-row table:style-name="ro8">
            <table:table-cell table:style-name="ce15" table:formula="of:=FALSE()" office:value-type="float" office:value="0" calcext:value-type="float">
              <text:p>0</text:p>
            </table:table-cell>
            <table:table-cell table:style-name="ce26" table:formula="of:=FALSE()" office:value-type="float" office:value="0" calcext:value-type="float">
              <text:p>0</text:p>
            </table:table-cell>
            <table:table-cell table:style-name="ce16" table:formula="of:=FALSE()" office:value-type="float" office:value="0" calcext:value-type="float">
              <text:p>0</text:p>
            </table:table-cell>
            <table:covered-table-cell table:style-name="ce22"/>
            <table:table-cell table:style-name="ce36"/>
            <table:table-cell table:style-name="ce45" table:number-columns-repeated="3"/>
            <table:table-cell table:number-columns-repeated="1016"/>
          </table:table-row>
          <table:table-row table:style-name="ro8">
            <table:table-cell table:style-name="ce16" table:number-columns-spanned="3" table:number-rows-spanned="1"/>
            <table:covered-table-cell table:style-name="ce27"/>
            <table:covered-table-cell table:style-name="ce21"/>
            <table:covered-table-cell table:style-name="ce22"/>
            <table:table-cell table:style-name="ce36" table:number-columns-repeated="2"/>
            <table:table-cell table:number-columns-repeated="1018"/>
          </table:table-row>
          <table:table-row table:style-name="ro8">
            <table:table-cell table:style-name="ce13" office:value-type="string" calcext:value-type="string" table:number-columns-spanned="3" table:number-rows-spanned="1">
              <office:annotation draw:style-name="gr4" draw:text-style-name="P2" svg:width="388.97pt" svg:height="39.29pt" svg:x="120.98pt" svg:y="253.36pt" draw:caption-point-x="205.88pt" draw:caption-point-y="-16.84pt">
                <dc:date>2025-03-31T00:00:00</dc:date>
                <text:p text:style-name="P1">This is a title line for different aspects of the route that will be graded. Some routes may have multiple error responses that will be checked and some may have more than one 'OK' response that will be checked.</text:p>
              </office:annotation>
              <text:p>Response</text:p>
            </table:table-cell>
            <table:covered-table-cell/>
            <table:covered-table-cell table:number-columns-repeated="2" table:style-name="ce22"/>
            <table:table-cell table:style-name="ce36" table:number-columns-repeated="2"/>
            <table:table-cell table:number-columns-repeated="1018"/>
          </table:table-row>
          <table:table-row table:style-name="ro8">
            <table:table-cell table:style-name="ce14" office:value-type="string" calcext:value-type="string">
              <office:annotation draw:style-name="gr4" draw:text-style-name="P2" svg:width="388.97pt" svg:height="28.09pt" svg:x="120.98pt" svg:y="274.71pt" draw:caption-point-x="-11.54pt" draw:caption-point-y="-22.42pt">
                <dc:date>2025-03-31T00:00:00</dc:date>
                <text:p text:style-name="P1">This checkbox will be marked as complete if the status code on the response matches the status code listed here / in the API docs.</text:p>
              </office:annotation>
              <text:p>Status Code - 200</text:p>
            </table:table-cell>
            <table:table-cell table:style-name="ce25" office:value-type="string" calcext:value-type="string">
              <office:annotation draw:style-name="gr4" draw:text-style-name="P2" svg:width="338.23pt" svg:height="39.29pt" svg:x="241.85pt" svg:y="269.09pt" draw:caption-point-x="-11.54pt" draw:caption-point-y="-16.81pt">
                <dc:date>2025-03-31T00:00:00</dc:date>
                <text:p text:style-name="P1">This will be marked as complete if the format of the response matches exactly what is shown in the API docs. You'll also be able to hover over this to see the expected response format.</text:p>
              </office:annotation>
              <text:p>Body Matches API Docs</text:p>
            </table:table-cell>
            <table:table-cell table:style-name="ce32" office:value-type="string" calcext:value-type="string">
              <text:p>Notes</text:p>
            </table:table-cell>
            <table:covered-table-cell table:style-name="ce22"/>
            <table:table-cell table:style-name="ce36" table:number-columns-repeated="2"/>
            <table:table-cell table:number-columns-repeated="1018"/>
          </table:table-row>
          <table:table-row table:style-name="ro8">
            <table:table-cell table:style-name="ce17" table:formula="of:=FALSE()" office:value-type="float" office:value="0" calcext:value-type="float">
              <text:p>0</text:p>
            </table:table-cell>
            <table:table-cell table:style-name="ce26" table:formula="of:=FALSE()" office:value-type="float" office:value="0" calcext:value-type="float">
              <text:p>0</text:p>
            </table:table-cell>
            <table:table-cell table:style-name="ce33" office:value-type="string" calcext:value-type="string">
              <text:p>*DOUBLE CLICK ME*: This is where you'll find instructor input after they've graded your project. There are also informational notes about the specific route that you can see by hovering over different areas. Try hovering over cell C10.</text:p>
            </table:table-cell>
            <table:covered-table-cell table:style-name="ce22"/>
            <table:table-cell table:style-name="ce36" table:number-columns-repeated="2"/>
            <table:table-cell table:number-columns-repeated="1018"/>
          </table:table-row>
          <table:table-row table:style-name="ro8">
            <table:table-cell table:style-name="ce16" table:number-columns-spanned="3" table:number-rows-spanned="1"/>
            <table:covered-table-cell table:style-name="ce27"/>
            <table:covered-table-cell table:style-name="ce21"/>
            <table:covered-table-cell table:style-name="ce22"/>
            <table:table-cell table:style-name="ce36" table:number-columns-repeated="2"/>
            <table:table-cell table:number-columns-repeated="1018"/>
          </table:table-row>
          <table:table-row table:style-name="ro8">
            <table:table-cell table:style-name="ce13" office:value-type="string" calcext:value-type="string" table:number-columns-spanned="3" table:number-rows-spanned="1">
              <text:p>Error Response: {ERROR RESPONSE MESSAGE}</text:p>
            </table:table-cell>
            <table:covered-table-cell/>
            <table:covered-table-cell table:number-columns-repeated="2" table:style-name="ce22"/>
            <table:table-cell table:style-name="ce36" table:number-columns-repeated="2"/>
            <table:table-cell table:number-columns-repeated="1018"/>
          </table:table-row>
          <table:table-row table:style-name="ro8">
            <table:table-cell table:style-name="ce14" office:value-type="string" calcext:value-type="string">
              <text:p>Status Code - 404</text:p>
            </table:table-cell>
            <table:table-cell table:style-name="ce25" office:value-type="string" calcext:value-type="string">
              <text:p>Body Matches API Docs</text:p>
            </table:table-cell>
            <table:table-cell table:style-name="ce32" office:value-type="string" calcext:value-type="string">
              <text:p>Notes</text:p>
            </table:table-cell>
            <table:covered-table-cell table:style-name="ce22"/>
            <table:table-cell table:style-name="ce36" table:number-columns-repeated="2"/>
            <table:table-cell table:number-columns-repeated="1018"/>
          </table:table-row>
          <table:table-row table:style-name="ro8">
            <table:table-cell table:style-name="ce18" table:formula="of:=FALSE()" office:value-type="float" office:value="0" calcext:value-type="float">
              <text:p>0</text:p>
            </table:table-cell>
            <table:table-cell table:style-name="ce28" table:formula="of:=FALSE()" office:value-type="float" office:value="0" calcext:value-type="float">
              <text:p>0</text:p>
            </table:table-cell>
            <table:table-cell table:style-name="ce31"/>
            <table:covered-table-cell table:style-name="ce23"/>
            <table:table-cell table:style-name="ce10" table:number-columns-repeated="2"/>
            <table:table-cell table:number-columns-repeated="1018"/>
          </table:table-row>
        </table:table-row-group>
        <table:table-row table:style-name="ro8">
          <table:table-cell table:style-name="ce19" office:value-type="string" calcext:value-type="string" table:number-columns-spanned="4" table:number-rows-spanned="3">
            <text:p>The above will be used for grading each route in your project. You can open and close each route area on your scorecard by clicking the '+' and '-' signs next to it. Try clicking the '+' sign to open it up, then double click on the "Notes" area in cell D15.</text:p>
          </table:table-cell>
          <table:covered-table-cell table:number-columns-repeated="3"/>
          <table:table-cell table:number-columns-repeated="1020"/>
        </table:table-row>
        <table:table-row table:style-name="ro7">
          <table:covered-table-cell table:number-columns-repeated="4"/>
          <table:table-cell table:number-columns-repeated="1020"/>
        </table:table-row>
        <table:table-row table:style-name="ro7">
          <table:covered-table-cell table:number-columns-repeated="4"/>
          <table:table-cell table:number-columns-repeated="1020"/>
        </table:table-row>
        <table:table-row table:style-name="ro7" table:number-rows-repeated="1048550">
          <table:table-cell table:number-columns-repeated="1024"/>
        </table:table-row>
        <table:table-row table:style-name="ro7">
          <table:table-cell table:number-columns-repeated="1024"/>
        </table:table-row>
      </table:table>
      <table:table table:name="Airbnb" table:style-name="ta3">
        <table:table-column table:style-name="co7" table:number-columns-repeated="4" table:default-cell-style-name="Default"/>
        <table:table-column table:style-name="co8" table:default-cell-style-name="Default"/>
        <table:table-column table:style-name="co9" table:default-cell-style-name="Default"/>
        <table:table-column table:style-name="co8" table:default-cell-style-name="Default"/>
        <table:table-column table:style-name="co10" table:default-cell-style-name="Default"/>
        <table:table-column table:style-name="co2" table:number-columns-repeated="1016" table:default-cell-style-name="Default"/>
        <table:table-row table:style-name="ro8">
          <table:table-cell table:style-name="ce5" office:value-type="string" calcext:value-type="string" table:number-columns-spanned="2" table:number-rows-spanned="1">
            <text:p>Names</text:p>
          </table:table-cell>
          <table:covered-table-cell table:style-name="ce20"/>
          <table:table-cell table:style-name="ce29" office:value-type="string" calcext:value-type="string" table:number-columns-spanned="2" table:number-rows-spanned="1">
            <text:p>Repo Link</text:p>
          </table:table-cell>
          <table:covered-table-cell table:style-name="ce20"/>
          <table:table-cell table:style-name="ce49"/>
          <table:table-cell table:style-name="ce5" office:value-type="string" calcext:value-type="string">
            <text:p>Routes Passing</text:p>
          </table:table-cell>
          <table:table-cell table:style-name="ce49"/>
          <table:table-cell table:style-name="ce98" office:value-type="string" calcext:value-type="string">
            <text:p>Required Endpoints</text:p>
          </table:table-cell>
          <table:table-cell table:number-columns-repeated="1016"/>
        </table:table-row>
        <table:table-row table:style-name="ro8">
          <table:table-cell table:style-name="ce47" table:number-columns-spanned="2" table:number-rows-spanned="1"/>
          <table:covered-table-cell table:style-name="ce21"/>
          <table:table-cell table:style-name="ce77" table:number-columns-spanned="2" table:number-rows-spanned="1"/>
          <table:covered-table-cell table:style-name="ce21"/>
          <table:table-cell table:style-name="ce49"/>
          <table:table-cell table:style-name="ce95" table:formula="of:=COUNTIF([.D10:.D254]; &quot;COMPLETE&quot;) &amp; &quot;/&quot; &amp; COUNTA([.D10:.D254])" office:value-type="string" office:string-value="19/19" calcext:value-type="string">
            <text:p>19/19</text:p>
          </table:table-cell>
          <table:table-cell table:style-name="ce49"/>
          <table:table-cell table:style-name="ce99" office:value-type="string" calcext:value-type="string">
            <text:p>GET /api/session</text:p>
          </table:table-cell>
          <table:table-cell table:number-columns-repeated="1016"/>
        </table:table-row>
        <table:table-row table:style-name="ro8">
          <table:table-cell table:style-name="ce7" office:value-type="string" calcext:value-type="string" table:number-columns-spanned="2" table:number-rows-spanned="1">
            <text:p>Cohort</text:p>
          </table:table-cell>
          <table:covered-table-cell table:style-name="ce22"/>
          <table:table-cell table:style-name="ce30" office:value-type="string" calcext:value-type="string" table:number-columns-spanned="2" table:number-rows-spanned="1">
            <text:p>Live Application Link</text:p>
          </table:table-cell>
          <table:covered-table-cell table:style-name="ce22"/>
          <table:table-cell table:style-name="ce49"/>
          <table:table-cell table:style-name="ce7" office:value-type="string" calcext:value-type="string">
            <text:p>Percent Passing</text:p>
          </table:table-cell>
          <table:table-cell table:style-name="ce49"/>
          <table:table-cell table:style-name="ce99" office:value-type="string" calcext:value-type="string">
            <text:p>POST /api/session</text:p>
          </table:table-cell>
          <table:table-cell table:number-columns-repeated="1016"/>
        </table:table-row>
        <table:table-row table:style-name="ro8">
          <table:table-cell table:style-name="ce48" table:number-columns-spanned="2" table:number-rows-spanned="1"/>
          <table:covered-table-cell table:style-name="ce68"/>
          <table:table-cell table:style-name="ce78" table:number-columns-spanned="2" table:number-rows-spanned="1"/>
          <table:covered-table-cell table:style-name="ce23"/>
          <table:table-cell table:style-name="ce49"/>
          <table:table-cell table:style-name="ce96" table:formula="of:=COUNTIF([.D7:.D861]; &quot;COMPLETE&quot;) / COUNTA([.D7:.D861]) * 100%" office:value-type="percentage" office:value="0.7916666667" calcext:value-type="percentage">
            <text:p>79.17%</text:p>
          </table:table-cell>
          <table:table-cell table:style-name="ce49"/>
          <table:table-cell table:style-name="ce99" office:value-type="string" calcext:value-type="string">
            <text:p>POST /api/users</text:p>
          </table:table-cell>
          <table:table-cell table:number-columns-repeated="1016"/>
        </table:table-row>
        <table:table-row table:style-name="ro8">
          <table:table-cell table:style-name="ce49" table:number-columns-repeated="5"/>
          <table:table-cell/>
          <table:table-cell table:style-name="ce49"/>
          <table:table-cell table:style-name="ce99" office:value-type="string" calcext:value-type="string">
            <text:p>All /api/spots routes</text:p>
          </table:table-cell>
          <table:table-cell table:number-columns-repeated="1016"/>
        </table:table-row>
        <table:table-row table:style-name="ro8">
          <table:table-cell table:style-name="ce50" office:value-type="string" calcext:value-type="string" table:number-columns-spanned="4" table:number-rows-spanned="4">
            <text:p>Routes Required To Pass: 19 / 19</text:p>
          </table:table-cell>
          <table:covered-table-cell table:number-columns-repeated="3"/>
          <table:table-cell table:style-name="ce49"/>
          <table:table-cell table:number-columns-repeated="2"/>
          <table:table-cell table:style-name="ce100" office:value-type="string" calcext:value-type="string">
            <text:p>All /api/reviews routes</text:p>
          </table:table-cell>
          <table:table-cell table:number-columns-repeated="1016"/>
        </table:table-row>
        <table:table-row table:style-name="ro9">
          <table:covered-table-cell table:number-columns-repeated="4"/>
          <table:table-cell table:style-name="ce49"/>
          <table:table-cell table:style-name="ce40" office:value-type="string" calcext:value-type="string">
            <text:p>Legend</text:p>
          </table:table-cell>
          <table:table-cell table:style-name="ce45"/>
          <table:table-cell table:style-name="ce101"/>
          <table:table-cell table:number-columns-repeated="1016"/>
        </table:table-row>
        <table:table-row table:style-name="ro8">
          <table:covered-table-cell table:number-columns-repeated="4"/>
          <table:table-cell table:style-name="ce49"/>
          <table:table-cell table:style-name="ce41" office:value-type="string" calcext:value-type="string">
            <text:p>GET</text:p>
          </table:table-cell>
          <table:table-cell table:style-name="ce45"/>
          <table:table-cell table:number-columns-repeated="1017"/>
        </table:table-row>
        <table:table-row table:style-name="ro8">
          <table:covered-table-cell table:number-columns-repeated="4"/>
          <table:table-cell table:style-name="ce49"/>
          <table:table-cell table:style-name="ce42" office:value-type="string" calcext:value-type="string">
            <text:p>POST</text:p>
          </table:table-cell>
          <table:table-cell table:style-name="ce45"/>
          <table:table-cell table:number-columns-repeated="1017"/>
        </table:table-row>
        <table:table-row table:style-name="ro8">
          <table:table-cell table:style-name="ce49" table:number-columns-repeated="5"/>
          <table:table-cell table:style-name="ce43" office:value-type="string" calcext:value-type="string">
            <text:p>PUT</text:p>
          </table:table-cell>
          <table:table-cell table:style-name="ce45"/>
          <table:table-cell table:number-columns-repeated="1017"/>
        </table:table-row>
        <table:table-row table:style-name="ro8">
          <table:table-cell table:style-name="ce51" office:value-type="string" calcext:value-type="string" table:number-columns-spanned="3" table:number-rows-spanned="1">
            <office:annotation draw:style-name="gr6" draw:text-style-name="P2" svg:width="0.03pt" svg:height="733.49pt" svg:x="0pt" svg:y="-366.72pt" draw:caption-point-x="349.65pt" draw:caption-point-y="527.5pt">
              <dc:date>2025-03-31T00:00:00</dc:date>
              <text:p text:style-name="P1">Returns the information about the current user that is logged in.</text:p>
            </office:annotation>
            <text:p>Get the Current User</text:p>
          </table:table-cell>
          <table:covered-table-cell table:style-name="ce69"/>
          <table:covered-table-cell table:style-name="ce79"/>
          <table:table-cell table:style-name="ce86" table:formula="of:=IF(COUNTIF([.A14:.C22]; 1) = (COUNTIF([.A14:.C22]; 1) + COUNTIF([.A14:.C22]; 0)); &quot;COMPLETE&quot;; &quot;INCOMPLETE&quot;)" office:value-type="string" office:string-value="COMPLETE" calcext:value-type="string" table:number-columns-spanned="1" table:number-rows-spanned="12">
            <text:p>COMPLETE</text:p>
          </table:table-cell>
          <table:table-cell table:style-name="ce94"/>
          <table:table-cell table:style-name="ce44" office:value-type="string" calcext:value-type="string">
            <text:p>DELETE</text:p>
          </table:table-cell>
          <table:table-cell table:style-name="ce45"/>
          <table:table-cell table:number-columns-repeated="1017"/>
        </table:table-row>
        <table:table-row-group table:display="false">
          <table:table-row table:style-name="ro8" table:visibility="collapse">
            <table:table-cell table:style-name="ce13" office:value-type="string" calcext:value-type="string" table:number-columns-spanned="3" table:number-rows-spanned="1">
              <text:p>GET /api/session</text:p>
            </table:table-cell>
            <table:covered-table-cell/>
            <table:covered-table-cell table:style-name="ce22"/>
            <table:covered-table-cell table:style-name="ce87"/>
            <table:table-cell table:style-name="ce94"/>
            <table:table-cell table:number-columns-repeated="1019"/>
          </table:table-row>
          <table:table-row table:style-name="ro8" table:visibility="collapse">
            <table:table-cell table:style-name="ce14" office:value-type="string" calcext:value-type="string">
              <text:p>Correct Endpoint</text:p>
            </table:table-cell>
            <table:table-cell table:style-name="ce25" office:value-type="string" calcext:value-type="string">
              <text:p>Authentication</text:p>
            </table:table-cell>
            <table:table-cell table:style-name="ce32" office:value-type="string" calcext:value-type="string">
              <text:p>Authorization</text:p>
            </table:table-cell>
            <table:covered-table-cell table:style-name="ce87"/>
            <table:table-cell table:style-name="ce94"/>
            <table:table-cell table:number-columns-repeated="1019"/>
          </table:table-row>
          <table:table-row table:style-name="ro8" table:visibility="collapse">
            <table:table-cell table:style-name="ce15" table:formula="of:=TRUE()" office:value-type="float" office:value="1" calcext:value-type="float">
              <text:p>1</text:p>
            </table:table-cell>
            <table:table-cell table:style-name="ce70" office:value-type="string" calcext:value-type="string">
              <text:p>N/A</text:p>
            </table:table-cell>
            <table:table-cell table:style-name="ce77" office:value-type="string" calcext:value-type="string">
              <text:p>N/A</text:p>
            </table:table-cell>
            <table:covered-table-cell table:style-name="ce87"/>
            <table:table-cell table:style-name="ce94"/>
            <table:table-cell table:number-columns-repeated="1019"/>
          </table:table-row>
          <table:table-row table:style-name="ro9" table:visibility="collapse">
            <table:table-cell table:style-name="ce52" table:number-columns-spanned="3" table:number-rows-spanned="1"/>
            <table:covered-table-cell table:style-name="ce27"/>
            <table:covered-table-cell table:style-name="ce21"/>
            <table:covered-table-cell table:style-name="ce87"/>
            <table:table-cell table:style-name="ce94"/>
            <table:table-cell table:style-name="ce74" table:number-columns-repeated="2"/>
            <table:table-cell table:style-name="ce97" table:number-columns-repeated="23"/>
            <table:table-cell table:number-columns-repeated="994"/>
          </table:table-row>
          <table:table-row table:style-name="ro9" table:visibility="collapse">
            <table:table-cell table:style-name="ce13" office:value-type="string" calcext:value-type="string" table:number-columns-spanned="3" table:number-rows-spanned="1">
              <text:p>Successful Response when there is a logged in user</text:p>
            </table:table-cell>
            <table:covered-table-cell/>
            <table:covered-table-cell table:style-name="ce22"/>
            <table:covered-table-cell table:style-name="ce87"/>
            <table:table-cell table:style-name="ce94"/>
            <table:table-cell table:style-name="ce74" table:number-columns-repeated="2"/>
            <table:table-cell table:style-name="ce97" table:number-columns-repeated="23"/>
            <table:table-cell table:number-columns-repeated="994"/>
          </table:table-row>
          <table:table-row table:style-name="ro9" table:visibility="collapse">
            <table:table-cell table:style-name="ce14" office:value-type="string" calcext:value-type="string">
              <text:p>Status Code - 200</text:p>
            </table:table-cell>
            <table:table-cell table:style-name="ce25" office:value-type="string" calcext:value-type="string">
              <office:annotation draw:style-name="gr7" draw:text-style-name="P2" svg:width="360.4pt" svg:height="106.47pt" svg:x="244.54pt" svg:y="136.15pt" draw:caption-point-x="-11.54pt" draw:caption-point-y="40.37pt">
                <dc:date>2025-03-31T00:00:00</dc:date>
                <text:p text:style-name="P1">{</text:p>
                <text:p text:style-name="P1"><text:s text:c="2"/>"user": {</text:p>
                <text:p text:style-name="P1"><text:s text:c="4"/>"id": 1,</text:p>
                <text:p text:style-name="P1"><text:s text:c="4"/>"firstName": "John",</text:p>
                <text:p text:style-name="P1"><text:s text:c="4"/>"lastName": "Smith",</text:p>
                <text:p text:style-name="P1"><text:s text:c="4"/>"email": "john.smith@gmail.com",</text:p>
                <text:p text:style-name="P1"><text:s text:c="4"/>"username": "JohnSmith"</text:p>
                <text:p text:style-name="P1"><text:s text:c="2"/>}</text:p>
                <text:p text:style-name="P1">}</text:p>
              </office:annotation>
              <text:p>Body Matches API Docs</text:p>
            </table:table-cell>
            <table:table-cell table:style-name="ce32" office:value-type="string" calcext:value-type="string">
              <text:p>Notes</text:p>
            </table:table-cell>
            <table:covered-table-cell table:style-name="ce87"/>
            <table:table-cell table:style-name="ce94"/>
            <table:table-cell table:style-name="ce97" table:number-columns-repeated="25"/>
            <table:table-cell table:number-columns-repeated="994"/>
          </table:table-row>
          <table:table-row table:style-name="ro9" table:visibility="collapse">
            <table:table-cell table:style-name="ce15" table:formula="of:=TRUE()" office:value-type="float" office:value="1" calcext:value-type="float">
              <text:p>1</text:p>
            </table:table-cell>
            <table:table-cell table:style-name="ce71" table:formula="of:=TRUE()" office:value-type="float" office:value="1" calcext:value-type="float">
              <text:p>1</text:p>
            </table:table-cell>
            <table:table-cell table:style-name="ce80"/>
            <table:covered-table-cell table:style-name="ce87"/>
            <table:table-cell table:style-name="ce94"/>
            <table:table-cell table:style-name="ce97" table:number-columns-repeated="25"/>
            <table:table-cell table:number-columns-repeated="994"/>
          </table:table-row>
          <table:table-row table:style-name="ro8" table:visibility="collapse">
            <table:table-cell table:style-name="ce53" table:number-columns-spanned="3" table:number-rows-spanned="1"/>
            <table:covered-table-cell table:style-name="ce27"/>
            <table:covered-table-cell table:style-name="ce21"/>
            <table:covered-table-cell table:style-name="ce87"/>
            <table:table-cell table:number-columns-repeated="1020"/>
          </table:table-row>
          <table:table-row table:style-name="ro8" table:visibility="collapse">
            <table:table-cell table:style-name="ce13" office:value-type="string" calcext:value-type="string" table:number-columns-spanned="3" table:number-rows-spanned="1">
              <text:p>Successful Response when there is no logged in user</text:p>
            </table:table-cell>
            <table:covered-table-cell/>
            <table:covered-table-cell table:style-name="ce22"/>
            <table:covered-table-cell table:style-name="ce87"/>
            <table:table-cell table:number-columns-repeated="1020"/>
          </table:table-row>
          <table:table-row table:style-name="ro8" table:visibility="collapse">
            <table:table-cell table:style-name="ce14" office:value-type="string" calcext:value-type="string">
              <text:p>Status Code - 200</text:p>
            </table:table-cell>
            <table:table-cell table:style-name="ce25" office:value-type="string" calcext:value-type="string">
              <office:annotation draw:style-name="gr7" draw:text-style-name="P2" svg:width="360.4pt" svg:height="39.29pt" svg:x="244.54pt" svg:y="169.74pt" draw:caption-point-x="-11.54pt" draw:caption-point-y="6.77pt">
                <dc:date>2025-03-31T00:00:00</dc:date>
                <text:p text:style-name="P1">{</text:p>
                <text:p text:style-name="P1"><text:s text:c="2"/>"user": null</text:p>
                <text:p text:style-name="P1">}</text:p>
              </office:annotation>
              <text:p>Body Matches API Docs</text:p>
            </table:table-cell>
            <table:table-cell table:style-name="ce32" office:value-type="string" calcext:value-type="string">
              <text:p>Notes</text:p>
            </table:table-cell>
            <table:covered-table-cell table:style-name="ce87"/>
            <table:table-cell table:number-columns-repeated="1020"/>
          </table:table-row>
          <table:table-row table:style-name="ro8" table:visibility="collapse">
            <table:table-cell table:style-name="ce54" table:formula="of:=TRUE()" office:value-type="float" office:value="1" calcext:value-type="float">
              <text:p>1</text:p>
            </table:table-cell>
            <table:table-cell table:style-name="ce72" table:formula="of:=TRUE()" office:value-type="float" office:value="1" calcext:value-type="float">
              <text:p>1</text:p>
            </table:table-cell>
            <table:table-cell table:style-name="ce31"/>
            <table:covered-table-cell table:style-name="ce88"/>
            <table:table-cell table:number-columns-repeated="1020"/>
          </table:table-row>
        </table:table-row-group>
        <table:table-row table:style-name="ro8">
          <table:table-cell table:style-name="ce55" office:value-type="string" calcext:value-type="string" table:number-columns-spanned="3" table:number-rows-spanned="1">
            <office:annotation draw:style-name="gr6" draw:text-style-name="P2" svg:width="0.03pt" svg:height="1002.22pt" svg:x="0pt" svg:y="-501.08pt" draw:caption-point-x="349.65pt" draw:caption-point-y="677.59pt">
              <dc:date>2025-03-31T00:00:00</dc:date>
              <text:p text:style-name="P1">Logs in a current user with valid credentials and returns the current user's information.</text:p>
            </office:annotation>
            <text:p>Log In a User</text:p>
          </table:table-cell>
          <table:covered-table-cell table:style-name="ce69"/>
          <table:covered-table-cell table:style-name="ce79"/>
          <table:table-cell table:style-name="ce89" table:formula="of:=IF(COUNTIF([.A26:.C38]; 1) = (COUNTIF([.A26:.C38]; 1) + COUNTIF([.A26:.C38]; 0)); &quot;COMPLETE&quot;; &quot;INCOMPLETE&quot;)" office:value-type="string" office:string-value="COMPLETE" calcext:value-type="string" table:number-columns-spanned="1" table:number-rows-spanned="16">
            <text:p>COMPLETE</text:p>
          </table:table-cell>
          <table:table-cell table:number-columns-repeated="1020"/>
        </table:table-row>
        <table:table-row-group table:display="false">
          <table:table-row table:style-name="ro8" table:visibility="collapse">
            <table:table-cell table:style-name="ce56" office:value-type="string" calcext:value-type="string" table:number-columns-spanned="3" table:number-rows-spanned="1">
              <text:p>POST /api/users/login</text:p>
            </table:table-cell>
            <table:covered-table-cell table:number-columns-repeated="2"/>
            <table:covered-table-cell table:style-name="ce90"/>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text:p>Authorization</text:p>
            </table:table-cell>
            <table:covered-table-cell table:style-name="ce90"/>
            <table:table-cell table:number-columns-repeated="1020"/>
          </table:table-row>
          <table:table-row table:style-name="ro8" table:visibility="collapse">
            <table:table-cell table:style-name="ce58" table:formula="of:=TRUE()" office:value-type="float" office:value="1" calcext:value-type="float">
              <text:p>1</text:p>
            </table:table-cell>
            <table:table-cell table:number-columns-repeated="2" table:style-name="ce74" office:value-type="string" calcext:value-type="string">
              <text:p>N/A</text:p>
            </table:table-cell>
            <table:covered-table-cell table:style-name="ce90"/>
            <table:table-cell table:number-columns-repeated="1020"/>
          </table:table-row>
          <table:table-row table:style-name="ro8" table:visibility="collapse">
            <table:table-cell table:style-name="ce59" table:number-columns-spanned="3" table:number-rows-spanned="1"/>
            <table:covered-table-cell table:number-columns-repeated="2" table:style-name="ce75"/>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8" draw:text-style-name="P2" svg:width="360.4pt" svg:height="106.47pt" svg:x="244.54pt" svg:y="151.88pt" draw:caption-point-x="-11.54pt" draw:caption-point-y="40.39pt">
                <dc:date>2025-03-31T00:00:00</dc:date>
                <text:p text:style-name="P1">{</text:p>
                <text:p text:style-name="P1"><text:s text:c="2"/>"user": {</text:p>
                <text:p text:style-name="P1"><text:s text:c="4"/>"id": 1,</text:p>
                <text:p text:style-name="P1"><text:s text:c="4"/>"firstName": "John",</text:p>
                <text:p text:style-name="P1"><text:s text:c="4"/>"lastName": "Smith",</text:p>
                <text:p text:style-name="P1"><text:s text:c="4"/>"email": "john.smith@gmail.com",</text:p>
                <text:p text:style-name="P1"><text:s text:c="4"/>"username": "JohnSmith"</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58" table:formula="of:=TRUE()" office:value-type="float" office:value="1" calcext:value-type="float">
              <text:p>1</text:p>
            </table:table-cell>
            <table:table-cell table:style-name="ce74" table:formula="of:=TRUE()" office:value-type="float" office:value="1" calcext:value-type="float">
              <text:p>1</text:p>
            </table:table-cell>
            <table:table-cell table:style-name="ce82"/>
            <table:covered-table-cell table:style-name="ce90"/>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Error Response: Invalid credentials</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401</text:p>
            </table:table-cell>
            <table:table-cell table:style-name="ce73" office:value-type="string" calcext:value-type="string">
              <office:annotation draw:style-name="gr6" draw:text-style-name="P2" svg:width="0.03pt" svg:height="408.78pt" svg:x="0pt" svg:y="-204.35pt" draw:caption-point-x="233.01pt" draw:caption-point-y="396.62pt">
                <dc:date>2025-03-31T00:00:00</dc:date>
                <text:p text:style-name="P1">{</text:p>
                <text:p text:style-name="P1"><text:s text:c="2"/>"message": "Invalid credentials"</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62" table:formula="of:=TRUE()" office:value-type="float" office:value="1" calcext:value-type="float">
              <text:p>1</text:p>
            </table:table-cell>
            <table:table-cell table:style-name="ce76" table:formula="of:=TRUE()" office:value-type="float" office:value="1" calcext:value-type="float">
              <text:p>1</text:p>
            </table:table-cell>
            <table:table-cell table:style-name="ce84"/>
            <table:covered-table-cell table:style-name="ce90"/>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87"/>
            <table:table-cell table:number-columns-repeated="1020"/>
          </table:table-row>
          <table:table-row table:style-name="ro8" table:visibility="collapse">
            <table:table-cell table:style-name="ce60" office:value-type="string" calcext:value-type="string" table:number-columns-spanned="3" table:number-rows-spanned="1">
              <text:p>Error response: Body validation errors</text:p>
            </table:table-cell>
            <table:covered-table-cell/>
            <table:covered-table-cell table:style-name="ce22"/>
            <table:covered-table-cell table:style-name="ce87"/>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8" draw:text-style-name="P2" svg:width="360.4pt" svg:height="84.08pt" svg:x="244.54pt" svg:y="163.08pt" draw:caption-point-x="-11.54pt" draw:caption-point-y="29.2pt">
                <dc:date>2025-03-31T00:00:00</dc:date>
                <text:p text:style-name="P1">{</text:p>
                <text:p text:style-name="P1"><text:s text:c="2"/>"message": "Bad Request", // (or "Validation error" if generated by Sequelize),</text:p>
                <text:p text:style-name="P1"><text:s text:c="2"/>"errors": {</text:p>
                <text:p text:style-name="P1"><text:s text:c="4"/>"credential": "Email or username is required",</text:p>
                <text:p text:style-name="P1"><text:s text:c="4"/>"password": "Password is required"</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87"/>
            <table:table-cell table:number-columns-repeated="1020"/>
          </table:table-row>
          <table:table-row table:style-name="ro8" table:visibility="collapse">
            <table:table-cell table:style-name="ce62" table:formula="of:=TRUE()" office:value-type="float" office:value="1" calcext:value-type="float">
              <text:p>1</text:p>
            </table:table-cell>
            <table:table-cell table:style-name="ce76" table:formula="of:=TRUE()" office:value-type="float" office:value="1" calcext:value-type="float">
              <text:p>1</text:p>
            </table:table-cell>
            <table:table-cell table:style-name="ce84"/>
            <table:covered-table-cell table:style-name="ce88"/>
            <table:table-cell table:number-columns-repeated="1020"/>
          </table:table-row>
        </table:table-row-group>
        <table:table-row table:style-name="ro8">
          <table:table-cell table:style-name="ce55" office:value-type="string" calcext:value-type="string" table:number-columns-spanned="3" table:number-rows-spanned="1">
            <office:annotation draw:style-name="gr6" draw:text-style-name="P2" svg:width="0.03pt" svg:height="1091.79pt" svg:x="0pt" svg:y="-545.87pt" draw:caption-point-x="349.65pt" draw:caption-point-y="738.14pt">
              <dc:date>2025-03-31T00:00:00</dc:date>
              <text:p text:style-name="P1">Creates a new user, logs them in as the current user, and returns the current user's information.</text:p>
            </office:annotation>
            <text:p>Sign Up a User</text:p>
          </table:table-cell>
          <table:covered-table-cell table:style-name="ce69"/>
          <table:covered-table-cell table:style-name="ce79"/>
          <table:table-cell table:style-name="ce89" table:formula="of:=IF(COUNTIF([.A42:.C54]; 1) = (COUNTIF([.A42:.C54]; 1) + COUNTIF([.A42:.C54]; 0)); &quot;COMPLETE&quot;; &quot;INCOMPLETE&quot;)" office:value-type="string" office:string-value="COMPLETE" calcext:value-type="string" table:number-columns-spanned="1" table:number-rows-spanned="16">
            <text:p>COMPLETE</text:p>
          </table:table-cell>
          <table:table-cell table:number-columns-repeated="1020"/>
        </table:table-row>
        <table:table-row-group table:display="false">
          <table:table-row table:style-name="ro8" table:visibility="collapse">
            <table:table-cell table:style-name="ce56" office:value-type="string" calcext:value-type="string" table:number-columns-spanned="3" table:number-rows-spanned="1">
              <text:p>POST /api/users</text:p>
            </table:table-cell>
            <table:covered-table-cell table:number-columns-repeated="2"/>
            <table:covered-table-cell table:style-name="ce90"/>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text:p>Authorization</text:p>
            </table:table-cell>
            <table:covered-table-cell table:style-name="ce90"/>
            <table:table-cell table:number-columns-repeated="1020"/>
          </table:table-row>
          <table:table-row table:style-name="ro8" table:visibility="collapse">
            <table:table-cell table:style-name="ce58" table:formula="of:=TRUE()" office:value-type="float" office:value="1" calcext:value-type="float">
              <text:p>1</text:p>
            </table:table-cell>
            <table:table-cell table:number-columns-repeated="2" table:style-name="ce74" office:value-type="string" calcext:value-type="string">
              <text:p>N/A</text:p>
            </table:table-cell>
            <table:covered-table-cell table:style-name="ce90"/>
            <table:table-cell table:number-columns-repeated="1020"/>
          </table:table-row>
          <table:table-row table:style-name="ro8" table:visibility="collapse">
            <table:table-cell table:style-name="ce59" table:number-columns-spanned="3" table:number-rows-spanned="1"/>
            <table:covered-table-cell table:number-columns-repeated="2" table:style-name="ce75"/>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201</text:p>
            </table:table-cell>
            <table:table-cell table:style-name="ce73" office:value-type="string" calcext:value-type="string">
              <office:annotation draw:style-name="gr7" draw:text-style-name="P2" svg:width="360.4pt" svg:height="106.47pt" svg:x="244.54pt" svg:y="167.64pt" draw:caption-point-x="-11.54pt" draw:caption-point-y="40.37pt">
                <dc:date>2025-03-31T00:00:00</dc:date>
                <text:p text:style-name="P1">{</text:p>
                <text:p text:style-name="P1"><text:s text:c="2"/>"user": {</text:p>
                <text:p text:style-name="P1"><text:s text:c="4"/>"id": 1,</text:p>
                <text:p text:style-name="P1"><text:s text:c="4"/>"firstName": "John",</text:p>
                <text:p text:style-name="P1"><text:s text:c="4"/>"lastName": "Smith",</text:p>
                <text:p text:style-name="P1"><text:s text:c="4"/>"email": "john.smith@gmail.com",</text:p>
                <text:p text:style-name="P1"><text:s text:c="4"/>"username": "JohnSmith"</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58" table:formula="of:=TRUE()" office:value-type="float" office:value="1" calcext:value-type="float">
              <text:p>1</text:p>
            </table:table-cell>
            <table:table-cell table:style-name="ce74" table:formula="of:=TRUE()" office:value-type="float" office:value="1" calcext:value-type="float">
              <text:p>1</text:p>
            </table:table-cell>
            <table:table-cell table:style-name="ce82"/>
            <table:covered-table-cell table:style-name="ce90"/>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Error response: User already exists with the specified email or username</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500</text:p>
            </table:table-cell>
            <table:table-cell table:style-name="ce73" office:value-type="string" calcext:value-type="string">
              <office:annotation draw:style-name="gr7" draw:text-style-name="P2" svg:width="360.4pt" svg:height="84.08pt" svg:x="244.54pt" svg:y="178.84pt" draw:caption-point-x="-11.54pt" draw:caption-point-y="29.17pt">
                <dc:date>2025-03-31T00:00:00</dc:date>
                <text:p text:style-name="P1">{</text:p>
                <text:p text:style-name="P1"><text:s text:c="2"/>"message": "User already exists",</text:p>
                <text:p text:style-name="P1"><text:s text:c="2"/>"errors": {</text:p>
                <text:p text:style-name="P1"><text:s text:c="4"/>"email": "User with that email already exists",</text:p>
                <text:p text:style-name="P1"><text:s text:c="3"/>"username": "User with that username already exists"</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62" table:formula="of:=TRUE()" office:value-type="float" office:value="1" calcext:value-type="float">
              <text:p>1</text:p>
            </table:table-cell>
            <table:table-cell table:style-name="ce76" table:formula="of:=TRUE()" office:value-type="float" office:value="1" calcext:value-type="float">
              <text:p>1</text:p>
            </table:table-cell>
            <table:table-cell table:style-name="ce84"/>
            <table:covered-table-cell table:style-name="ce90"/>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87"/>
            <table:table-cell table:number-columns-repeated="1020"/>
          </table:table-row>
          <table:table-row table:style-name="ro8" table:visibility="collapse">
            <table:table-cell table:style-name="ce60" office:value-type="string" calcext:value-type="string" table:number-columns-spanned="3" table:number-rows-spanned="1">
              <text:p>Error response: Body validation errors</text:p>
            </table:table-cell>
            <table:covered-table-cell/>
            <table:covered-table-cell table:style-name="ce22"/>
            <table:covered-table-cell table:style-name="ce87"/>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3" draw:text-style-name="P2" svg:width="360.4pt" svg:height="106.47pt" svg:x="244.54pt" svg:y="175.52pt" draw:caption-point-x="-11.54pt" draw:caption-point-y="32.49pt">
                <dc:date>2025-03-31T00:00:00</dc:date>
                <text:p text:style-name="P1">{</text:p>
                <text:p text:style-name="P1"><text:s text:c="2"/>"message": "Bad Request", // (or "Validation error" if generated by Sequelize),</text:p>
                <text:p text:style-name="P1"><text:s text:c="2"/>"errors": {</text:p>
                <text:p text:style-name="P1"><text:s text:c="4"/>"email": "Invalid email",</text:p>
                <text:p text:style-name="P1"><text:s text:c="4"/>"username": "Username is required",</text:p>
                <text:p text:style-name="P1"><text:s text:c="4"/>"firstName": "First Name is required",</text:p>
                <text:p text:style-name="P1"><text:s text:c="4"/>"lastName": "Last Name is required"</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87"/>
            <table:table-cell table:number-columns-repeated="1020"/>
          </table:table-row>
          <table:table-row table:style-name="ro8" table:visibility="collapse">
            <table:table-cell table:style-name="ce62" table:formula="of:=TRUE()" office:value-type="float" office:value="1" calcext:value-type="float">
              <text:p>1</text:p>
            </table:table-cell>
            <table:table-cell table:style-name="ce76" table:formula="of:=TRUE()" office:value-type="float" office:value="1" calcext:value-type="float">
              <text:p>1</text:p>
            </table:table-cell>
            <table:table-cell table:style-name="ce84"/>
            <table:covered-table-cell table:style-name="ce88"/>
            <table:table-cell table:number-columns-repeated="1020"/>
          </table:table-row>
        </table:table-row-group>
        <table:table-row table:style-name="ro8">
          <table:table-cell table:style-name="ce63" office:value-type="string" calcext:value-type="string" table:number-columns-spanned="3" table:number-rows-spanned="1">
            <office:annotation draw:style-name="gr6" draw:text-style-name="P2" svg:width="0.03pt" svg:height="252.03pt" svg:x="0pt" svg:y="-125.97pt" draw:caption-point-x="349.65pt" draw:caption-point-y="333.98pt">
              <dc:date>2025-03-31T00:00:00</dc:date>
              <text:p text:style-name="P1">Returns all the spots.</text:p>
            </office:annotation>
            <text:p>Get all Spots</text:p>
          </table:table-cell>
          <table:covered-table-cell table:style-name="ce69"/>
          <table:covered-table-cell table:style-name="ce79"/>
          <table:table-cell table:style-name="ce91" table:formula="of:=IF(COUNTIF([.A58:.C62]; 1) = (COUNTIF([.A58:.C62]; 1) + COUNTIF([.A58:.C62]; 0)); &quot;COMPLETE&quot;; &quot;INCOMPLETE&quot;)" office:value-type="string" office:string-value="COMPLETE" calcext:value-type="string" table:number-columns-spanned="1" table:number-rows-spanned="8">
            <text:p>COMPLETE</text:p>
          </table:table-cell>
          <table:table-cell/>
          <table:table-cell table:style-name="ce10" office:value-type="string" calcext:value-type="string">
            <text:p><text:s/></text:p>
          </table:table-cell>
          <table:table-cell table:number-columns-repeated="1018"/>
        </table:table-row>
        <table:table-row-group table:display="false">
          <table:table-row table:style-name="ro8" table:visibility="collapse">
            <table:table-cell table:style-name="ce56" office:value-type="string" calcext:value-type="string" table:number-columns-spanned="3" table:number-rows-spanned="1">
              <text:p>GET /api/spots</text:p>
            </table:table-cell>
            <table:covered-table-cell table:number-columns-repeated="2"/>
            <table:covered-table-cell table:style-name="ce90"/>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text:p>Authorization</text:p>
            </table:table-cell>
            <table:covered-table-cell table:style-name="ce90"/>
            <table:table-cell table:number-columns-repeated="1020"/>
          </table:table-row>
          <table:table-row table:style-name="ro8" table:visibility="collapse">
            <table:table-cell table:style-name="ce58" table:formula="of:=TRUE()" office:value-type="float" office:value="1" calcext:value-type="float">
              <text:p>1</text:p>
            </table:table-cell>
            <table:table-cell table:number-columns-repeated="2" table:style-name="ce74" office:value-type="string" calcext:value-type="string">
              <text:p>N/A</text:p>
            </table:table-cell>
            <table:covered-table-cell table:style-name="ce90"/>
            <table:table-cell table:number-columns-repeated="1020"/>
          </table:table-row>
          <table:table-row table:style-name="ro8" table:visibility="collapse">
            <table:table-cell table:style-name="ce64" table:number-columns-spanned="3" table:number-rows-spanned="1"/>
            <table:covered-table-cell table:number-columns-repeated="2"/>
            <table:covered-table-cell table:style-name="ce90"/>
            <table:table-cell table:number-columns-repeated="1020"/>
          </table:table-row>
          <table:table-row table:style-name="ro8" table:visibility="collapse">
            <table:table-cell table:style-name="ce56" office:value-type="string" calcext:value-type="string" table:number-columns-spanned="3" table:number-rows-spanned="1">
              <text:p>Response</text:p>
            </table:table-cell>
            <table:covered-table-cell table:number-columns-repeated="2"/>
            <table:covered-table-cell table:style-name="ce90"/>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9" draw:text-style-name="P2" svg:width="360.4pt" svg:height="240.83pt" svg:x="244.54pt" svg:y="131.95pt" draw:caption-point-x="-11.54pt" draw:caption-point-y="91.81pt">
                <dc:date>2025-03-31T00:00:00</dc:date>
                <text:p text:style-name="P1">{</text:p>
                <text:p text:style-name="P1"><text:s text:c="2"/>"Spots": [</text:p>
                <text:p text:style-name="P1"><text:s text:c="4"/>{</text:p>
                <text:p text:style-name="P1"><text:s text:c="6"/>"id": 1,</text:p>
                <text:p text:style-name="P1"><text:s text:c="6"/>"ownerId": 1,</text:p>
                <text:p text:style-name="P1"><text:s text:c="6"/>"address": "123 Disney Lane",</text:p>
                <text:p text:style-name="P1"><text:s text:c="6"/>"city": "San Francisco",</text:p>
                <text:p text:style-name="P1"><text:s text:c="6"/>"state": "California",</text:p>
                <text:p text:style-name="P1"><text:s text:c="6"/>"country": "United States of America",</text:p>
                <text:p text:style-name="P1"><text:s text:c="6"/>"lat": 37.7645358,</text:p>
                <text:p text:style-name="P1"><text:s text:c="6"/>"lng": -122.4730327,</text:p>
                <text:p text:style-name="P1"><text:s text:c="6"/>"name": "App Academy",</text:p>
                <text:p text:style-name="P1"><text:s text:c="6"/>"description": "Place where web developers are created",</text:p>
                <text:p text:style-name="P1"><text:s text:c="6"/>"price": 123,</text:p>
                <text:p text:style-name="P1"><text:s text:c="6"/>"createdAt": "2021-11-19 20:39:36",</text:p>
                <text:p text:style-name="P1"><text:s text:c="6"/>"updatedAt": "2021-11-19 20:39:36",</text:p>
                <text:p text:style-name="P1"><text:s text:c="6"/>"avgRating": 4.5,</text:p>
                <text:p text:style-name="P1"><text:s text:c="6"/>"previewImage": "image url"</text:p>
                <text:p text:style-name="P1"><text:s text:c="4"/>}</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62" table:formula="of:=TRUE()" office:value-type="float" office:value="1" calcext:value-type="float">
              <text:p>1</text:p>
            </table:table-cell>
            <table:table-cell table:style-name="ce76" table:formula="of:=TRUE()" office:value-type="float" office:value="1" calcext:value-type="float">
              <text:p>1</text:p>
            </table:table-cell>
            <table:table-cell table:style-name="ce84"/>
            <table:covered-table-cell table:style-name="ce92"/>
            <table:table-cell table:number-columns-repeated="1020"/>
          </table:table-row>
        </table:table-row-group>
        <table:table-row table:style-name="ro8">
          <table:table-cell table:style-name="ce63" office:value-type="string" calcext:value-type="string" table:number-columns-spanned="3" table:number-rows-spanned="1">
            <office:annotation draw:style-name="gr6" draw:text-style-name="P2" svg:width="0.03pt" svg:height="655.11pt" svg:x="0pt" svg:y="-327.51pt" draw:caption-point-x="349.65pt" draw:caption-point-y="551.28pt">
              <dc:date>2025-03-31T00:00:00</dc:date>
              <text:p text:style-name="P1">Returns all the spots owned (created) by the current user.</text:p>
            </office:annotation>
            <text:p>Get all Spots owned by the Current User</text:p>
          </table:table-cell>
          <table:covered-table-cell table:style-name="ce69"/>
          <table:covered-table-cell table:style-name="ce79"/>
          <table:table-cell table:style-name="ce91" table:formula="of:=IF(COUNTIF([.A66:.C70]; 1) = (COUNTIF([.A66:.C70]; 1) + COUNTIF([.A66:.C70]; 0)); &quot;COMPLETE&quot;; &quot;INCOMPLETE&quot;)" office:value-type="string" office:string-value="COMPLETE" calcext:value-type="string" table:number-columns-spanned="1" table:number-rows-spanned="8">
            <text:p>COMPLETE</text:p>
          </table:table-cell>
          <table:table-cell table:number-columns-repeated="1020"/>
        </table:table-row>
        <table:table-row-group table:display="false">
          <table:table-row table:style-name="ro8" table:visibility="collapse">
            <table:table-cell table:style-name="ce56" office:value-type="string" calcext:value-type="string" table:number-columns-spanned="3" table:number-rows-spanned="1">
              <text:p>GET /api/spots/current</text:p>
            </table:table-cell>
            <table:covered-table-cell table:number-columns-repeated="2"/>
            <table:covered-table-cell table:style-name="ce90"/>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text:p>Authorization</text:p>
            </table:table-cell>
            <table:covered-table-cell table:style-name="ce90"/>
            <table:table-cell table:number-columns-repeated="1020"/>
          </table:table-row>
          <table:table-row table:style-name="ro8" table:visibility="collapse">
            <table:table-cell table:style-name="ce58" table:formula="of:=TRUE()" office:value-type="float" office:value="1" calcext:value-type="float">
              <text:p>1</text:p>
            </table:table-cell>
            <table:table-cell table:style-name="ce74" table:formula="of:=TRUE()" office:value-type="float" office:value="1" calcext:value-type="float">
              <text:p>1</text:p>
            </table:table-cell>
            <table:table-cell table:style-name="ce74" office:value-type="string" calcext:value-type="string">
              <text:p>N/A</text:p>
            </table:table-cell>
            <table:covered-table-cell table:style-name="ce90"/>
            <table:table-cell table:number-columns-repeated="1020"/>
          </table:table-row>
          <table:table-row table:style-name="ro8" table:visibility="collapse">
            <table:table-cell table:style-name="ce64" table:number-columns-spanned="3" table:number-rows-spanned="1"/>
            <table:covered-table-cell table:number-columns-repeated="2"/>
            <table:covered-table-cell table:style-name="ce90"/>
            <table:table-cell table:number-columns-repeated="1020"/>
          </table:table-row>
          <table:table-row table:style-name="ro8" table:visibility="collapse">
            <table:table-cell table:style-name="ce56" office:value-type="string" calcext:value-type="string" table:number-columns-spanned="3" table:number-rows-spanned="1">
              <text:p>Response</text:p>
            </table:table-cell>
            <table:covered-table-cell table:number-columns-repeated="2"/>
            <table:covered-table-cell table:style-name="ce90"/>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4" draw:text-style-name="P2" svg:width="360.4pt" svg:height="240.83pt" svg:x="244.54pt" svg:y="139.83pt" draw:caption-point-x="-11.54pt" draw:caption-point-y="99.69pt">
                <dc:date>2025-03-31T00:00:00</dc:date>
                <text:p text:style-name="P1">{</text:p>
                <text:p text:style-name="P1"><text:s text:c="2"/>"Spots": [</text:p>
                <text:p text:style-name="P1"><text:s text:c="4"/>{</text:p>
                <text:p text:style-name="P1"><text:s text:c="6"/>"id": 1,</text:p>
                <text:p text:style-name="P1"><text:s text:c="6"/>"ownerId": 1,</text:p>
                <text:p text:style-name="P1"><text:s text:c="6"/>"address": "123 Disney Lane",</text:p>
                <text:p text:style-name="P1"><text:s text:c="6"/>"city": "San Francisco",</text:p>
                <text:p text:style-name="P1"><text:s text:c="6"/>"state": "California",</text:p>
                <text:p text:style-name="P1"><text:s text:c="6"/>"country": "United States of America",</text:p>
                <text:p text:style-name="P1"><text:s text:c="6"/>"lat": 37.7645358,</text:p>
                <text:p text:style-name="P1"><text:s text:c="6"/>"lng": -122.4730327,</text:p>
                <text:p text:style-name="P1"><text:s text:c="6"/>"name": "App Academy",</text:p>
                <text:p text:style-name="P1"><text:s text:c="6"/>"description": "Place where web developers are created",</text:p>
                <text:p text:style-name="P1"><text:s text:c="6"/>"price": 123,</text:p>
                <text:p text:style-name="P1"><text:s text:c="6"/>"createdAt": "2021-11-19 20:39:36",</text:p>
                <text:p text:style-name="P1"><text:s text:c="6"/>"updatedAt": "2021-11-19 20:39:36",</text:p>
                <text:p text:style-name="P1"><text:s text:c="6"/>"avgRating": 4.5,</text:p>
                <text:p text:style-name="P1"><text:s text:c="6"/>"previewImage": "image url"</text:p>
                <text:p text:style-name="P1"><text:s text:c="4"/>}</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62" table:formula="of:=TRUE()" office:value-type="float" office:value="1" calcext:value-type="float">
              <text:p>1</text:p>
            </table:table-cell>
            <table:table-cell table:style-name="ce76" table:formula="of:=TRUE()" office:value-type="float" office:value="1" calcext:value-type="float">
              <text:p>1</text:p>
            </table:table-cell>
            <table:table-cell table:style-name="ce84"/>
            <table:covered-table-cell table:style-name="ce92"/>
            <table:table-cell table:number-columns-repeated="1020"/>
          </table:table-row>
        </table:table-row-group>
        <table:table-row table:style-name="ro8">
          <table:table-cell table:style-name="ce63" office:value-type="string" calcext:value-type="string" table:number-columns-spanned="3" table:number-rows-spanned="1">
            <office:annotation draw:style-name="gr6" draw:text-style-name="P2" svg:width="0.03pt" svg:height="565.54pt" svg:x="0pt" svg:y="-282.73pt" draw:caption-point-x="349.65pt" draw:caption-point-y="522.26pt">
              <dc:date>2025-03-31T00:00:00</dc:date>
              <text:p text:style-name="P1">Returns the details of a spot specified by its id.</text:p>
            </office:annotation>
            <text:p>Get details of a Spot from an id</text:p>
          </table:table-cell>
          <table:covered-table-cell table:style-name="ce69"/>
          <table:covered-table-cell table:style-name="ce79"/>
          <table:table-cell table:style-name="ce86" table:formula="of:=IF(COUNTIF([.A74:.C82]; 1) = (COUNTIF([.A74:.C82]; 1) + COUNTIF([.A74:.C82]; 0)); &quot;COMPLETE&quot;; &quot;INCOMPLETE&quot;)" office:value-type="string" office:string-value="COMPLETE" calcext:value-type="string" table:number-columns-spanned="1" table:number-rows-spanned="12">
            <text:p>COMPLETE</text:p>
          </table:table-cell>
          <table:table-cell table:number-columns-repeated="1020"/>
        </table:table-row>
        <table:table-row-group table:display="false">
          <table:table-row table:style-name="ro8" table:visibility="collapse">
            <table:table-cell table:style-name="ce56" office:value-type="string" calcext:value-type="string" table:number-columns-spanned="3" table:number-rows-spanned="1">
              <text:p>GET /api/spots/:spotId</text:p>
            </table:table-cell>
            <table:covered-table-cell table:number-columns-repeated="2"/>
            <table:covered-table-cell table:style-name="ce90"/>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text:p>Authorization</text:p>
            </table:table-cell>
            <table:covered-table-cell table:style-name="ce90"/>
            <table:table-cell table:number-columns-repeated="1020"/>
          </table:table-row>
          <table:table-row table:style-name="ro8" table:visibility="collapse">
            <table:table-cell table:style-name="ce58" table:formula="of:=TRUE()" office:value-type="float" office:value="1" calcext:value-type="float">
              <text:p>1</text:p>
            </table:table-cell>
            <table:table-cell table:number-columns-repeated="2" table:style-name="ce74" office:value-type="string" calcext:value-type="string">
              <text:p>N/A</text:p>
            </table:table-cell>
            <table:covered-table-cell table:style-name="ce90"/>
            <table:table-cell table:number-columns-repeated="1020"/>
          </table:table-row>
          <table:table-row table:style-name="ro8" table:visibility="collapse">
            <table:table-cell table:style-name="ce59" table:number-columns-spanned="3" table:number-rows-spanned="1"/>
            <table:covered-table-cell table:number-columns-repeated="2" table:style-name="ce75"/>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9" draw:text-style-name="P2" svg:width="360.4pt" svg:height="386.39pt" svg:x="244.54pt" svg:y="90.68pt" draw:caption-point-x="-11.54pt" draw:caption-point-y="164.58pt">
                <dc:date>2025-03-31T00:00:00</dc:date>
                <text:p text:style-name="P1">{</text:p>
                <text:p text:style-name="P1"><text:s text:c="2"/>"id": 1,</text:p>
                <text:p text:style-name="P1"><text:s text:c="2"/>"ownerId": 1,</text:p>
                <text:p text:style-name="P1"><text:s text:c="2"/>"address": "123 Disney Lane",</text:p>
                <text:p text:style-name="P1"><text:s text:c="2"/>"city": "San Francisco",</text:p>
                <text:p text:style-name="P1"><text:s text:c="2"/>"state": "California",</text:p>
                <text:p text:style-name="P1"><text:s text:c="2"/>"country": "United States of America",</text:p>
                <text:p text:style-name="P1"><text:s text:c="2"/>"lat": 37.7645358,</text:p>
                <text:p text:style-name="P1"><text:s text:c="2"/>"lng": -122.4730327,</text:p>
                <text:p text:style-name="P1"><text:s text:c="2"/>"name": "App Academy",</text:p>
                <text:p text:style-name="P1"><text:s text:c="2"/>"description": "Place where web developers are created",</text:p>
                <text:p text:style-name="P1"><text:s text:c="2"/>"price": 123,</text:p>
                <text:p text:style-name="P1"><text:s text:c="2"/>"createdAt": "2021-11-19 20:39:36",</text:p>
                <text:p text:style-name="P1"><text:s text:c="2"/>"updatedAt": "2021-11-19 20:39:36" ,</text:p>
                <text:p text:style-name="P1"><text:s text:c="2"/>"numReviews": 5,</text:p>
                <text:p text:style-name="P1"><text:s text:c="2"/>"avgStarRating": 4.5,</text:p>
                <text:p text:style-name="P1"><text:s text:c="2"/>"SpotImages": [</text:p>
                <text:p text:style-name="P1"><text:s text:c="4"/>{</text:p>
                <text:p text:style-name="P1"><text:s text:c="6"/>"id": 1,</text:p>
                <text:p text:style-name="P1"><text:s text:c="6"/>"url": "image url",</text:p>
                <text:p text:style-name="P1"><text:s text:c="6"/>"preview": true</text:p>
                <text:p text:style-name="P1"><text:s text:c="4"/>},</text:p>
                <text:p text:style-name="P1"><text:s text:c="4"/>{</text:p>
                <text:p text:style-name="P1"><text:s text:c="6"/>"id": 2,</text:p>
                <text:p text:style-name="P1"><text:s text:c="6"/>"url": "image url",</text:p>
                <text:p text:style-name="P1"><text:s text:c="6"/>"preview": false</text:p>
                <text:p text:style-name="P1"><text:s text:c="4"/>}</text:p>
                <text:p text:style-name="P1"><text:s text:c="2"/>],</text:p>
                <text:p text:style-name="P1"><text:s text:c="2"/>"Owner": {</text:p>
                <text:p text:style-name="P1"><text:s text:c="4"/>"id": 1,</text:p>
                <text:p text:style-name="P1"><text:s text:c="4"/>"firstName": "John",</text:p>
                <text:p text:style-name="P1"><text:s text:c="4"/>"lastName": "Smith"</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58" table:formula="of:=TRUE()" office:value-type="float" office:value="1" calcext:value-type="float">
              <text:p>1</text:p>
            </table:table-cell>
            <table:table-cell table:style-name="ce74" table:formula="of:=TRUE()" office:value-type="float" office:value="1" calcext:value-type="float">
              <text:p>1</text:p>
            </table:table-cell>
            <table:table-cell table:style-name="ce82"/>
            <table:covered-table-cell table:style-name="ce90"/>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Spot with the specified id</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7" draw:text-style-name="P2" svg:width="360.4pt" svg:height="39.29pt" svg:x="244.54pt" svg:y="248.49pt" draw:caption-point-x="-11.54pt" draw:caption-point-y="6.77pt">
                <dc:date>2025-03-31T00:00:00</dc:date>
                <text:p text:style-name="P1">{</text:p>
                <text:p text:style-name="P1"><text:s text:c="2"/>"message": "Spot couldn't be found"</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62" table:formula="of:=TRUE()" office:value-type="float" office:value="1" calcext:value-type="float">
              <text:p>1</text:p>
            </table:table-cell>
            <table:table-cell table:style-name="ce76" table:formula="of:=TRUE()" office:value-type="float" office:value="1" calcext:value-type="float">
              <text:p>1</text:p>
            </table:table-cell>
            <table:table-cell table:style-name="ce84"/>
            <table:covered-table-cell table:style-name="ce92"/>
            <table:table-cell table:number-columns-repeated="1020"/>
          </table:table-row>
        </table:table-row-group>
        <table:table-row table:style-name="ro8">
          <table:table-cell table:style-name="ce55" office:value-type="string" calcext:value-type="string" table:number-columns-spanned="3" table:number-rows-spanned="1">
            <office:annotation draw:style-name="gr6" draw:text-style-name="P2" svg:width="0.03pt" svg:height="352.8pt" svg:x="0pt" svg:y="-176.37pt" draw:caption-point-x="349.65pt" draw:caption-point-y="431.63pt">
              <dc:date>2025-03-31T00:00:00</dc:date>
              <text:p text:style-name="P1">Creates and returns a new spot.</text:p>
            </office:annotation>
            <text:p>Create a Spot</text:p>
          </table:table-cell>
          <table:covered-table-cell table:style-name="ce69"/>
          <table:covered-table-cell table:style-name="ce79"/>
          <table:table-cell table:style-name="ce86" table:formula="of:=IF(COUNTIF([.A86:.C94]; 1) = (COUNTIF([.A86:.C94]; 1) + COUNTIF([.A86:.C94]; 0)); &quot;COMPLETE&quot;; &quot;INCOMPLETE&quot;)" office:value-type="string" office:string-value="COMPLETE" calcext:value-type="string" table:number-columns-spanned="1" table:number-rows-spanned="12">
            <text:p>COMPLETE</text:p>
          </table:table-cell>
          <table:table-cell table:number-columns-repeated="1020"/>
        </table:table-row>
        <table:table-row-group table:display="false">
          <table:table-row table:style-name="ro8" table:visibility="collapse">
            <table:table-cell table:style-name="ce56" office:value-type="string" calcext:value-type="string" table:number-columns-spanned="3" table:number-rows-spanned="1">
              <text:p>POST /api/spots</text:p>
            </table:table-cell>
            <table:covered-table-cell table:number-columns-repeated="2"/>
            <table:covered-table-cell table:style-name="ce90"/>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text:p>Authorization</text:p>
            </table:table-cell>
            <table:covered-table-cell table:style-name="ce90"/>
            <table:table-cell table:number-columns-repeated="1020"/>
          </table:table-row>
          <table:table-row table:style-name="ro8" table:visibility="collapse">
            <table:table-cell table:style-name="ce58" table:formula="of:=TRUE()" office:value-type="float" office:value="1" calcext:value-type="float">
              <text:p>1</text:p>
            </table:table-cell>
            <table:table-cell table:style-name="ce74" table:formula="of:=TRUE()" office:value-type="float" office:value="1" calcext:value-type="float">
              <text:p>1</text:p>
            </table:table-cell>
            <table:table-cell table:style-name="ce74" office:value-type="string" calcext:value-type="string">
              <text:p>N/A</text:p>
            </table:table-cell>
            <table:covered-table-cell table:style-name="ce90"/>
            <table:table-cell table:number-columns-repeated="1020"/>
          </table:table-row>
          <table:table-row table:style-name="ro8" table:visibility="collapse">
            <table:table-cell table:style-name="ce59" table:number-columns-spanned="3" table:number-rows-spanned="1"/>
            <table:covered-table-cell table:number-columns-repeated="2" table:style-name="ce75"/>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201</text:p>
            </table:table-cell>
            <table:table-cell table:style-name="ce73" office:value-type="string" calcext:value-type="string">
              <office:annotation draw:style-name="gr7" draw:text-style-name="P2" svg:width="360.4pt" svg:height="173.65pt" svg:x="244.54pt" svg:y="197.06pt" draw:caption-point-x="-11.54pt" draw:caption-point-y="73.96pt">
                <dc:date>2025-03-31T00:00:00</dc:date>
                <text:p text:style-name="P1">{</text:p>
                <text:p text:style-name="P1"><text:s text:c="2"/>"id": 1,</text:p>
                <text:p text:style-name="P1"><text:s text:c="2"/>"ownerId": 1,</text:p>
                <text:p text:style-name="P1"><text:s text:c="2"/>"address": "123 Disney Lane",</text:p>
                <text:p text:style-name="P1"><text:s text:c="2"/>"city": "San Francisco",</text:p>
                <text:p text:style-name="P1"><text:s text:c="2"/>"state": "California",</text:p>
                <text:p text:style-name="P1"><text:s text:c="2"/>"country": "United States of America",</text:p>
                <text:p text:style-name="P1"><text:s text:c="2"/>"lat": 37.7645358,</text:p>
                <text:p text:style-name="P1"><text:s text:c="2"/>"lng": -122.4730327,</text:p>
                <text:p text:style-name="P1"><text:s text:c="2"/>"name": "App Academy",</text:p>
                <text:p text:style-name="P1"><text:s text:c="2"/>"description": "Place where web developers are created",</text:p>
                <text:p text:style-name="P1"><text:s text:c="2"/>"price": 123,</text:p>
                <text:p text:style-name="P1"><text:s text:c="2"/>"createdAt": "2021-11-19 20:39:36",</text:p>
                <text:p text:style-name="P1"><text:s text:c="2"/>"updatedAt": "2021-11-19 20:39:36"</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58" table:formula="of:=TRUE()" office:value-type="float" office:value="1" calcext:value-type="float">
              <text:p>1</text:p>
            </table:table-cell>
            <table:table-cell table:style-name="ce74" table:formula="of:=TRUE()" office:value-type="float" office:value="1" calcext:value-type="float">
              <text:p>1</text:p>
            </table:table-cell>
            <table:table-cell table:style-name="ce82"/>
            <table:covered-table-cell table:style-name="ce90"/>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Error Response: Body validation error</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4" draw:text-style-name="P2" svg:width="360.4pt" svg:height="162.45pt" svg:x="244.54pt" svg:y="210.53pt" draw:caption-point-x="-11.54pt" draw:caption-point-y="60.49pt">
                <dc:date>2025-03-31T00:00:00</dc:date>
                <text:p text:style-name="P1">{</text:p>
                <text:p text:style-name="P1"><text:s text:c="2"/>"message": "Bad Request", // (or "Validation error" if generated by Sequelize),</text:p>
                <text:p text:style-name="P1"><text:s text:c="2"/>"errors": {</text:p>
                <text:p text:style-name="P1"><text:s text:c="4"/>"address": "Street address is required",</text:p>
                <text:p text:style-name="P1"><text:s text:c="4"/>"city": "City is required",</text:p>
                <text:p text:style-name="P1"><text:s text:c="4"/>"state": "State is required",</text:p>
                <text:p text:style-name="P1"><text:s text:c="4"/>"country": "Country is required",</text:p>
                <text:p text:style-name="P1"><text:s text:c="4"/>"lat": "Latitude is not valid",</text:p>
                <text:p text:style-name="P1"><text:s text:c="4"/>"lng": "Longitude is not valid",</text:p>
                <text:p text:style-name="P1"><text:s text:c="4"/>"name": "Name must be less than 50 characters",</text:p>
                <text:p text:style-name="P1"><text:s text:c="4"/>"description": "Description is required",</text:p>
                <text:p text:style-name="P1"><text:s text:c="4"/>"price": "Price per day is required"</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62" table:formula="of:=TRUE()" office:value-type="float" office:value="1" calcext:value-type="float">
              <text:p>1</text:p>
            </table:table-cell>
            <table:table-cell table:style-name="ce76" table:formula="of:=TRUE()" office:value-type="float" office:value="1" calcext:value-type="float">
              <text:p>1</text:p>
            </table:table-cell>
            <table:table-cell table:style-name="ce84"/>
            <table:covered-table-cell table:style-name="ce92"/>
            <table:table-cell table:number-columns-repeated="1020"/>
          </table:table-row>
        </table:table-row-group>
        <table:table-row table:style-name="ro8">
          <table:table-cell table:style-name="ce55" office:value-type="string" calcext:value-type="string" table:number-columns-spanned="3" table:number-rows-spanned="1">
            <office:annotation draw:style-name="gr6" draw:text-style-name="P2" svg:width="0.03pt" svg:height="643.92pt" svg:x="0pt" svg:y="-321.93pt" draw:caption-point-x="349.65pt" draw:caption-point-y="592.95pt">
              <dc:date>2025-03-31T00:00:00</dc:date>
              <text:p text:style-name="P1">Create and return a new image for a spot specified by id.</text:p>
            </office:annotation>
            <text:p>Add an Image to a Spot based on the Spot's id</text:p>
          </table:table-cell>
          <table:covered-table-cell table:style-name="ce69"/>
          <table:covered-table-cell table:style-name="ce79"/>
          <table:table-cell table:style-name="ce86" table:formula="of:=IF(COUNTIF([.A98:.C106]; 1) = (COUNTIF([.A98:.C106]; 1) + COUNTIF([.A98:.C106]; 0)); &quot;COMPLETE&quot;; &quot;INCOMPLETE&quot;)" office:value-type="string" office:string-value="COMPLETE" calcext:value-type="string" table:number-columns-spanned="1" table:number-rows-spanned="12">
            <text:p>COMPLETE</text:p>
          </table:table-cell>
          <table:table-cell table:number-columns-repeated="1020"/>
        </table:table-row>
        <table:table-row-group table:display="false">
          <table:table-row table:style-name="ro8" table:visibility="collapse">
            <table:table-cell table:style-name="ce56" office:value-type="string" calcext:value-type="string" table:number-columns-spanned="3" table:number-rows-spanned="1">
              <text:p>POST /api/spots/:spotId/images</text:p>
            </table:table-cell>
            <table:covered-table-cell table:number-columns-repeated="2"/>
            <table:covered-table-cell table:style-name="ce90"/>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office:annotation draw:style-name="gr6" draw:text-style-name="P2" svg:width="0.03pt" svg:height="744.69pt" svg:x="0pt" svg:y="-372.3pt" draw:caption-point-x="349.65pt" draw:caption-point-y="659.08pt">
                <dc:date>2025-03-31T00:00:00</dc:date>
                <text:p text:style-name="P1">Require proper authorization: Spot must belong to the current user</text:p>
              </office:annotation>
              <text:p>Authorization</text:p>
            </table:table-cell>
            <table:covered-table-cell table:style-name="ce90"/>
            <table:table-cell table:number-columns-repeated="1020"/>
          </table:table-row>
          <table:table-row table:style-name="ro8" table:visibility="collapse">
            <table:table-cell table:style-name="ce58" table:formula="of:=TRUE()" office:value-type="float" office:value="1" calcext:value-type="float">
              <text:p>1</text:p>
            </table:table-cell>
            <table:table-cell table:style-name="ce74" table:formula="of:=TRUE()" office:value-type="float" office:value="1" calcext:value-type="float">
              <text:p>1</text:p>
            </table:table-cell>
            <table:table-cell table:style-name="ce74" table:formula="of:=TRUE()" office:value-type="float" office:value="1" calcext:value-type="float">
              <text:p>1</text:p>
            </table:table-cell>
            <table:covered-table-cell table:style-name="ce90"/>
            <table:table-cell table:number-columns-repeated="1020"/>
          </table:table-row>
          <table:table-row table:style-name="ro8" table:visibility="collapse">
            <table:table-cell table:style-name="ce59" table:number-columns-spanned="3" table:number-rows-spanned="1"/>
            <table:covered-table-cell table:number-columns-repeated="2" table:style-name="ce75"/>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201</text:p>
            </table:table-cell>
            <table:table-cell table:style-name="ce73" office:value-type="string" calcext:value-type="string">
              <office:annotation draw:style-name="gr8" draw:text-style-name="P2" svg:width="360.4pt" svg:height="61.68pt" svg:x="244.54pt" svg:y="268.78pt" draw:caption-point-x="-11.54pt" draw:caption-point-y="18pt">
                <dc:date>2025-03-31T00:00:00</dc:date>
                <text:p text:style-name="P1">{</text:p>
                <text:p text:style-name="P1"><text:s text:c="2"/>"id": 1,</text:p>
                <text:p text:style-name="P1"><text:s text:c="2"/>"url": "image url",</text:p>
                <text:p text:style-name="P1"><text:s text:c="2"/>"preview": true</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58" table:formula="of:=TRUE()" office:value-type="float" office:value="1" calcext:value-type="float">
              <text:p>1</text:p>
            </table:table-cell>
            <table:table-cell table:style-name="ce74" table:formula="of:=TRUE()" office:value-type="float" office:value="1" calcext:value-type="float">
              <text:p>1</text:p>
            </table:table-cell>
            <table:table-cell table:style-name="ce82"/>
            <table:covered-table-cell table:style-name="ce90"/>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Spot with the specified id</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8" draw:text-style-name="P2" svg:width="360.4pt" svg:height="39.29pt" svg:x="244.54pt" svg:y="279.98pt" draw:caption-point-x="-11.54pt" draw:caption-point-y="6.8pt">
                <dc:date>2025-03-31T00:00:00</dc:date>
                <text:p text:style-name="P1">{</text:p>
                <text:p text:style-name="P1"><text:s text:c="2"/>"message": "Spot couldn't be found"</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62" table:formula="of:=TRUE()" office:value-type="float" office:value="1" calcext:value-type="float">
              <text:p>1</text:p>
            </table:table-cell>
            <table:table-cell table:style-name="ce76" table:formula="of:=TRUE()" office:value-type="float" office:value="1" calcext:value-type="float">
              <text:p>1</text:p>
            </table:table-cell>
            <table:table-cell table:style-name="ce84"/>
            <table:covered-table-cell table:style-name="ce92"/>
            <table:table-cell table:number-columns-repeated="1020"/>
          </table:table-row>
        </table:table-row-group>
        <table:table-row table:style-name="ro8">
          <table:table-cell table:style-name="ce65" office:value-type="string" calcext:value-type="string" table:number-columns-spanned="3" table:number-rows-spanned="1">
            <office:annotation draw:style-name="gr6" draw:text-style-name="P2" svg:width="0.03pt" svg:height="419.98pt" svg:x="0pt" svg:y="-209.96pt" draw:caption-point-x="349.65pt" draw:caption-point-y="496.74pt">
              <dc:date>2025-03-31T00:00:00</dc:date>
              <text:p text:style-name="P1">Updates and returns an existing spot.</text:p>
            </office:annotation>
            <text:p>Edit a Spot</text:p>
          </table:table-cell>
          <table:covered-table-cell table:style-name="ce69"/>
          <table:covered-table-cell table:style-name="ce79"/>
          <table:table-cell table:style-name="ce89" table:formula="of:=IF(COUNTIF([.A110:.C122]; 1) = (COUNTIF([.A110:.C122]; 1) + COUNTIF([.A110:.C122]; 0)); &quot;COMPLETE&quot;; &quot;INCOMPLETE&quot;)" office:value-type="string" office:string-value="COMPLETE" calcext:value-type="string" table:number-columns-spanned="1" table:number-rows-spanned="16">
            <text:p>COMPLETE</text:p>
          </table:table-cell>
          <table:table-cell table:number-columns-repeated="1020"/>
        </table:table-row>
        <table:table-row-group table:display="false">
          <table:table-row table:style-name="ro8" table:visibility="collapse">
            <table:table-cell table:style-name="ce56" office:value-type="string" calcext:value-type="string" table:number-columns-spanned="3" table:number-rows-spanned="1">
              <text:p>PUT /api/spots/:spotId</text:p>
            </table:table-cell>
            <table:covered-table-cell table:number-columns-repeated="2"/>
            <table:covered-table-cell table:style-name="ce90"/>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office:annotation draw:style-name="gr6" draw:text-style-name="P2" svg:width="0.03pt" svg:height="744.69pt" svg:x="0pt" svg:y="-372.3pt" draw:caption-point-x="349.65pt" draw:caption-point-y="674.82pt">
                <dc:date>2025-03-31T00:00:00</dc:date>
                <text:p text:style-name="P1">Require proper authorization: Spot must belong to the current user</text:p>
              </office:annotation>
              <text:p>Authorization</text:p>
            </table:table-cell>
            <table:covered-table-cell table:style-name="ce90"/>
            <table:table-cell table:number-columns-repeated="1020"/>
          </table:table-row>
          <table:table-row table:style-name="ro8" table:visibility="collapse">
            <table:table-cell table:style-name="ce58" table:formula="of:=TRUE()" office:value-type="float" office:value="1" calcext:value-type="float">
              <text:p>1</text:p>
            </table:table-cell>
            <table:table-cell table:style-name="ce74" table:formula="of:=TRUE()" office:value-type="float" office:value="1" calcext:value-type="float">
              <text:p>1</text:p>
            </table:table-cell>
            <table:table-cell table:style-name="ce74" table:formula="of:=TRUE()" office:value-type="float" office:value="1" calcext:value-type="float">
              <text:p>1</text:p>
            </table:table-cell>
            <table:covered-table-cell table:style-name="ce90"/>
            <table:table-cell table:number-columns-repeated="1020"/>
          </table:table-row>
          <table:table-row table:style-name="ro8" table:visibility="collapse">
            <table:table-cell table:style-name="ce59" table:number-columns-spanned="3" table:number-rows-spanned="1"/>
            <table:covered-table-cell table:number-columns-repeated="2" table:style-name="ce75"/>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7" draw:text-style-name="P2" svg:width="360.4pt" svg:height="173.65pt" svg:x="244.54pt" svg:y="228.56pt" draw:caption-point-x="-11.54pt" draw:caption-point-y="73.96pt">
                <dc:date>2025-03-31T00:00:00</dc:date>
                <text:p text:style-name="P1">{</text:p>
                <text:p text:style-name="P1"><text:s text:c="2"/>"id": 1,</text:p>
                <text:p text:style-name="P1"><text:s text:c="2"/>"ownerId": 1,</text:p>
                <text:p text:style-name="P1"><text:s text:c="2"/>"address": "123 Disney Lane",</text:p>
                <text:p text:style-name="P1"><text:s text:c="2"/>"city": "San Francisco",</text:p>
                <text:p text:style-name="P1"><text:s text:c="2"/>"state": "California",</text:p>
                <text:p text:style-name="P1"><text:s text:c="2"/>"country": "United States of America",</text:p>
                <text:p text:style-name="P1"><text:s text:c="2"/>"lat": 37.7645358,</text:p>
                <text:p text:style-name="P1"><text:s text:c="2"/>"lng": -122.4730327,</text:p>
                <text:p text:style-name="P1"><text:s text:c="2"/>"name": "App Academy",</text:p>
                <text:p text:style-name="P1"><text:s text:c="2"/>"description": "Place where web developers are created",</text:p>
                <text:p text:style-name="P1"><text:s text:c="2"/>"price": 123,</text:p>
                <text:p text:style-name="P1"><text:s text:c="2"/>"createdAt": "2021-11-19 20:39:36",</text:p>
                <text:p text:style-name="P1"><text:s text:c="2"/>"updatedAt": "2021-11-20 10:06:40"</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58" table:formula="of:=TRUE()" office:value-type="float" office:value="1" calcext:value-type="float">
              <text:p>1</text:p>
            </table:table-cell>
            <table:table-cell table:style-name="ce74" table:formula="of:=TRUE()" office:value-type="float" office:value="1" calcext:value-type="float">
              <text:p>1</text:p>
            </table:table-cell>
            <table:table-cell table:style-name="ce82"/>
            <table:covered-table-cell table:style-name="ce90"/>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Error Response: Body validation error</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7" draw:text-style-name="P2" svg:width="360.4pt" svg:height="162.45pt" svg:x="244.54pt" svg:y="234.17pt" draw:caption-point-x="-11.54pt" draw:caption-point-y="68.34pt">
                <dc:date>2025-03-31T00:00:00</dc:date>
                <text:p text:style-name="P1">{</text:p>
                <text:p text:style-name="P1"><text:s text:c="2"/>"message": "Bad Request", // (or "Validation error" if generated by Sequelize),</text:p>
                <text:p text:style-name="P1"><text:s text:c="2"/>"errors": {</text:p>
                <text:p text:style-name="P1"><text:s text:c="4"/>"address": "Street address is required",</text:p>
                <text:p text:style-name="P1"><text:s text:c="4"/>"city": "City is required",</text:p>
                <text:p text:style-name="P1"><text:s text:c="4"/>"state": "State is required",</text:p>
                <text:p text:style-name="P1"><text:s text:c="4"/>"country": "Country is required",</text:p>
                <text:p text:style-name="P1"><text:s text:c="4"/>"lat": "Latitude is not valid",</text:p>
                <text:p text:style-name="P1"><text:s text:c="4"/>"lng": "Longitude is not valid",</text:p>
                <text:p text:style-name="P1"><text:s text:c="4"/>"name": "Name must be less than 50 characters",</text:p>
                <text:p text:style-name="P1"><text:s text:c="4"/>"description": "Description is required",</text:p>
                <text:p text:style-name="P1"><text:s text:c="4"/>"price": "Price per day is required"</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62" table:formula="of:=TRUE()" office:value-type="float" office:value="1" calcext:value-type="float">
              <text:p>1</text:p>
            </table:table-cell>
            <table:table-cell table:style-name="ce76" table:formula="of:=TRUE()" office:value-type="float" office:value="1" calcext:value-type="float">
              <text:p>1</text:p>
            </table:table-cell>
            <table:table-cell table:style-name="ce84"/>
            <table:covered-table-cell table:style-name="ce90"/>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87"/>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Spot with the specified id</text:p>
            </table:table-cell>
            <table:covered-table-cell/>
            <table:covered-table-cell table:style-name="ce22"/>
            <table:covered-table-cell table:style-name="ce87"/>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7" draw:text-style-name="P2" svg:width="360.4pt" svg:height="39.29pt" svg:x="244.54pt" svg:y="295.74pt" draw:caption-point-x="-11.54pt" draw:caption-point-y="6.77pt">
                <dc:date>2025-03-31T00:00:00</dc:date>
                <text:p text:style-name="P1">{</text:p>
                <text:p text:style-name="P1"><text:s text:c="2"/>"message": "Spot couldn't be found"</text:p>
                <text:p text:style-name="P1">}</text:p>
              </office:annotation>
              <text:p>Body Matches API Docs</text:p>
            </table:table-cell>
            <table:table-cell table:style-name="ce81" office:value-type="string" calcext:value-type="string">
              <text:p>Notes</text:p>
            </table:table-cell>
            <table:covered-table-cell table:style-name="ce87"/>
            <table:table-cell table:number-columns-repeated="1020"/>
          </table:table-row>
          <table:table-row table:style-name="ro8" table:visibility="collapse">
            <table:table-cell table:style-name="ce62" table:formula="of:=TRUE()" office:value-type="float" office:value="1" calcext:value-type="float">
              <text:p>1</text:p>
            </table:table-cell>
            <table:table-cell table:style-name="ce76" table:formula="of:=TRUE()" office:value-type="float" office:value="1" calcext:value-type="float">
              <text:p>1</text:p>
            </table:table-cell>
            <table:table-cell table:style-name="ce84"/>
            <table:covered-table-cell table:style-name="ce88"/>
            <table:table-cell table:number-columns-repeated="1020"/>
          </table:table-row>
        </table:table-row-group>
        <table:table-row table:style-name="ro8">
          <table:table-cell table:style-name="ce66" office:value-type="string" calcext:value-type="string" table:number-columns-spanned="3" table:number-rows-spanned="1">
            <office:annotation draw:style-name="gr6" draw:text-style-name="P2" svg:width="0.03pt" svg:height="285.62pt" svg:x="0pt" svg:y="-142.78pt" draw:caption-point-x="349.65pt" draw:caption-point-y="445.29pt">
              <dc:date>2025-03-31T00:00:00</dc:date>
              <text:p text:style-name="P1">Deletes an existing spot.</text:p>
            </office:annotation>
            <text:p>Delete a Spot</text:p>
          </table:table-cell>
          <table:covered-table-cell table:style-name="ce69"/>
          <table:covered-table-cell table:style-name="ce79"/>
          <table:table-cell table:style-name="ce86" table:formula="of:=IF(COUNTIF([.A126:.C134]; 1) = (COUNTIF([.A126:.C134]; 1) + COUNTIF([.A126:.C134]; 0)); &quot;COMPLETE&quot;; &quot;INCOMPLETE&quot;)" office:value-type="string" office:string-value="COMPLETE" calcext:value-type="string" table:number-columns-spanned="1" table:number-rows-spanned="12">
            <text:p>COMPLETE</text:p>
          </table:table-cell>
          <table:table-cell table:number-columns-repeated="1020"/>
        </table:table-row>
        <table:table-row-group table:display="false">
          <table:table-row table:style-name="ro8" table:visibility="collapse">
            <table:table-cell table:style-name="ce56" office:value-type="string" calcext:value-type="string" table:number-columns-spanned="3" table:number-rows-spanned="1">
              <text:p>DELETE /api/spots/:spotId</text:p>
            </table:table-cell>
            <table:covered-table-cell table:number-columns-repeated="2"/>
            <table:covered-table-cell table:style-name="ce90"/>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office:annotation draw:style-name="gr6" draw:text-style-name="P2" svg:width="0.03pt" svg:height="744.69pt" svg:x="0pt" svg:y="-372.3pt" draw:caption-point-x="349.65pt" draw:caption-point-y="690.58pt">
                <dc:date>2025-03-31T00:00:00</dc:date>
                <text:p text:style-name="P1">Require proper authorization: Spot must belong to the current user</text:p>
              </office:annotation>
              <text:p>Authorization</text:p>
            </table:table-cell>
            <table:covered-table-cell table:style-name="ce90"/>
            <table:table-cell table:number-columns-repeated="1020"/>
          </table:table-row>
          <table:table-row table:style-name="ro8" table:visibility="collapse">
            <table:table-cell table:style-name="ce58" table:formula="of:=TRUE()" office:value-type="float" office:value="1" calcext:value-type="float">
              <text:p>1</text:p>
            </table:table-cell>
            <table:table-cell table:style-name="ce74" table:formula="of:=TRUE()" office:value-type="float" office:value="1" calcext:value-type="float">
              <text:p>1</text:p>
            </table:table-cell>
            <table:table-cell table:style-name="ce74" table:formula="of:=TRUE()" office:value-type="float" office:value="1" calcext:value-type="float">
              <text:p>1</text:p>
            </table:table-cell>
            <table:covered-table-cell table:style-name="ce90"/>
            <table:table-cell table:number-columns-repeated="1020"/>
          </table:table-row>
          <table:table-row table:style-name="ro8" table:visibility="collapse">
            <table:table-cell table:style-name="ce59" table:number-columns-spanned="3" table:number-rows-spanned="1"/>
            <table:covered-table-cell table:number-columns-repeated="2" table:style-name="ce75"/>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6" draw:text-style-name="P2" svg:width="0.03pt" svg:height="419.98pt" svg:x="0pt" svg:y="-209.96pt" draw:caption-point-x="233.01pt" draw:caption-point-y="528.24pt">
                <dc:date>2025-03-31T00:00:00</dc:date>
                <text:p text:style-name="P1">{</text:p>
                <text:p text:style-name="P1"><text:s text:c="2"/>"message": "Successfully deleted"</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58" table:formula="of:=TRUE()" office:value-type="float" office:value="1" calcext:value-type="float">
              <text:p>1</text:p>
            </table:table-cell>
            <table:table-cell table:style-name="ce74" table:formula="of:=TRUE()" office:value-type="float" office:value="1" calcext:value-type="float">
              <text:p>1</text:p>
            </table:table-cell>
            <table:table-cell table:style-name="ce82"/>
            <table:covered-table-cell table:style-name="ce90"/>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Spot with the specified id</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8" draw:text-style-name="P2" svg:width="360.4pt" svg:height="39.29pt" svg:x="244.54pt" svg:y="311.47pt" draw:caption-point-x="-11.54pt" draw:caption-point-y="6.8pt">
                <dc:date>2025-03-31T00:00:00</dc:date>
                <text:p text:style-name="P1">{</text:p>
                <text:p text:style-name="P1"><text:s text:c="2"/>"message": "Spot couldn't be found"</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62" table:formula="of:=TRUE()" office:value-type="float" office:value="1" calcext:value-type="float">
              <text:p>1</text:p>
            </table:table-cell>
            <table:table-cell table:style-name="ce76" table:formula="of:=TRUE()" office:value-type="float" office:value="1" calcext:value-type="float">
              <text:p>1</text:p>
            </table:table-cell>
            <table:table-cell table:style-name="ce84"/>
            <table:covered-table-cell table:style-name="ce92"/>
            <table:table-cell table:number-columns-repeated="1020"/>
          </table:table-row>
        </table:table-row-group>
        <table:table-row table:style-name="ro8">
          <table:table-cell table:style-name="ce63" office:value-type="string" calcext:value-type="string" table:number-columns-spanned="3" table:number-rows-spanned="1">
            <office:annotation draw:style-name="gr6" draw:text-style-name="P2" svg:width="0.03pt" svg:height="587.93pt" svg:x="0pt" svg:y="-293.92pt" draw:caption-point-x="349.65pt" draw:caption-point-y="612.2pt">
              <dc:date>2025-03-31T00:00:00</dc:date>
              <text:p text:style-name="P1">Returns all the reviews written by the current user.</text:p>
            </office:annotation>
            <text:p>Get all Reviews of the Current User</text:p>
          </table:table-cell>
          <table:covered-table-cell table:style-name="ce69"/>
          <table:covered-table-cell table:style-name="ce79"/>
          <table:table-cell table:style-name="ce91" table:formula="of:=IF(COUNTIF([.A138:.C142]; 1) = (COUNTIF([.A138:.C142]; 1) + COUNTIF([.A138:.C142]; 0)); &quot;COMPLETE&quot;; &quot;INCOMPLETE&quot;)" office:value-type="string" office:string-value="COMPLETE" calcext:value-type="string" table:number-columns-spanned="1" table:number-rows-spanned="8">
            <text:p>COMPLETE</text:p>
          </table:table-cell>
          <table:table-cell table:number-columns-repeated="1020"/>
        </table:table-row>
        <table:table-row-group table:display="false">
          <table:table-row table:style-name="ro8" table:visibility="collapse">
            <table:table-cell table:style-name="ce56" office:value-type="string" calcext:value-type="string" table:number-columns-spanned="3" table:number-rows-spanned="1">
              <text:p>GET /api/reviews/current</text:p>
            </table:table-cell>
            <table:covered-table-cell table:number-columns-repeated="2"/>
            <table:covered-table-cell table:style-name="ce90"/>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text:p>Authorization</text:p>
            </table:table-cell>
            <table:covered-table-cell table:style-name="ce90"/>
            <table:table-cell table:number-columns-repeated="1020"/>
          </table:table-row>
          <table:table-row table:style-name="ro8" table:visibility="collapse">
            <table:table-cell table:style-name="ce58" table:formula="of:=TRUE()" office:value-type="float" office:value="1" calcext:value-type="float">
              <text:p>1</text:p>
            </table:table-cell>
            <table:table-cell table:style-name="ce74" table:formula="of:=TRUE()" office:value-type="float" office:value="1" calcext:value-type="float">
              <text:p>1</text:p>
            </table:table-cell>
            <table:table-cell table:style-name="ce74" office:value-type="string" calcext:value-type="string">
              <text:p>N/A</text:p>
            </table:table-cell>
            <table:covered-table-cell table:style-name="ce90"/>
            <table:table-cell table:number-columns-repeated="1020"/>
          </table:table-row>
          <table:table-row table:style-name="ro8" table:visibility="collapse">
            <table:table-cell table:style-name="ce64" table:number-columns-spanned="3" table:number-rows-spanned="1"/>
            <table:covered-table-cell table:number-columns-repeated="2"/>
            <table:covered-table-cell table:style-name="ce90"/>
            <table:table-cell table:number-columns-repeated="1020"/>
          </table:table-row>
          <table:table-row table:style-name="ro8" table:visibility="collapse">
            <table:table-cell table:style-name="ce56" office:value-type="string" calcext:value-type="string" table:number-columns-spanned="3" table:number-rows-spanned="1">
              <text:p>Response</text:p>
            </table:table-cell>
            <table:covered-table-cell table:number-columns-repeated="2"/>
            <table:covered-table-cell table:style-name="ce90"/>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9" draw:text-style-name="P2" svg:width="360.4pt" svg:height="419.98pt" svg:x="244.54pt" svg:y="152.62pt" draw:caption-point-x="-11.54pt" draw:caption-point-y="181.39pt">
                <dc:date>2025-03-31T00:00:00</dc:date>
                <text:p text:style-name="P1">{</text:p>
                <text:p text:style-name="P1"><text:s text:c="2"/>"Reviews": [</text:p>
                <text:p text:style-name="P1"><text:s text:c="4"/>{</text:p>
                <text:p text:style-name="P1"><text:s text:c="6"/>"id": 1,</text:p>
                <text:p text:style-name="P1"><text:s text:c="6"/>"userId": 1,</text:p>
                <text:p text:style-name="P1"><text:s text:c="6"/>"spotId": 1,</text:p>
                <text:p text:style-name="P1"><text:s text:c="6"/>"review": "This was an awesome spot!",</text:p>
                <text:p text:style-name="P1"><text:s text:c="6"/>"stars": 5,</text:p>
                <text:p text:style-name="P1"><text:s text:c="6"/>"createdAt": "2021-11-19 20:39:36",</text:p>
                <text:p text:style-name="P1"><text:s text:c="6"/>"updatedAt": "2021-11-19 20:39:36" ,</text:p>
                <text:p text:style-name="P1"><text:s text:c="6"/>"User": {</text:p>
                <text:p text:style-name="P1"><text:s text:c="8"/>"id": 1,</text:p>
                <text:p text:style-name="P1"><text:s text:c="8"/>"firstName": "John",</text:p>
                <text:p text:style-name="P1"><text:s text:c="8"/>"lastName": "Smith"</text:p>
                <text:p text:style-name="P1"><text:s text:c="6"/>},</text:p>
                <text:p text:style-name="P1"><text:s text:c="6"/>"Spot": {</text:p>
                <text:p text:style-name="P1"><text:s text:c="8"/>"id": 1,</text:p>
                <text:p text:style-name="P1"><text:s text:c="8"/>"ownerId": 1,</text:p>
                <text:p text:style-name="P1"><text:s text:c="8"/>"address": "123 Disney Lane",</text:p>
                <text:p text:style-name="P1"><text:s text:c="8"/>"city": "San Francisco",</text:p>
                <text:p text:style-name="P1"><text:s text:c="8"/>"state": "California",</text:p>
                <text:p text:style-name="P1"><text:s text:c="8"/>"country": "United States of America",</text:p>
                <text:p text:style-name="P1"><text:s text:c="8"/>"lat": 37.7645358,</text:p>
                <text:p text:style-name="P1"><text:s text:c="8"/>"lng": -122.4730327,</text:p>
                <text:p text:style-name="P1"><text:s text:c="8"/>"name": "App Academy",</text:p>
                <text:p text:style-name="P1"><text:s text:c="8"/>"price": 123,</text:p>
                <text:p text:style-name="P1"><text:s text:c="8"/>"previewImage": "image url"</text:p>
                <text:p text:style-name="P1"><text:s text:c="6"/>},</text:p>
                <text:p text:style-name="P1"><text:s text:c="6"/>"ReviewImages": [</text:p>
                <text:p text:style-name="P1"><text:s text:c="8"/>{</text:p>
                <text:p text:style-name="P1"><text:s text:c="10"/>"id": 1,</text:p>
                <text:p text:style-name="P1"><text:s text:c="10"/>"url": "image url"</text:p>
                <text:p text:style-name="P1"><text:s text:c="8"/>}</text:p>
                <text:p text:style-name="P1"><text:s text:c="6"/>]</text:p>
                <text:p text:style-name="P1"><text:s text:c="4"/>}</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62" table:formula="of:=TRUE()" office:value-type="float" office:value="1" calcext:value-type="float">
              <text:p>1</text:p>
            </table:table-cell>
            <table:table-cell table:style-name="ce76" table:formula="of:=TRUE()" office:value-type="float" office:value="1" calcext:value-type="float">
              <text:p>1</text:p>
            </table:table-cell>
            <table:table-cell table:style-name="ce84"/>
            <table:covered-table-cell table:style-name="ce92"/>
            <table:table-cell table:number-columns-repeated="1020"/>
          </table:table-row>
        </table:table-row-group>
        <table:table-row table:style-name="ro8">
          <table:table-cell table:style-name="ce63" office:value-type="string" calcext:value-type="string" table:number-columns-spanned="3" table:number-rows-spanned="1">
            <office:annotation draw:style-name="gr6" draw:text-style-name="P2" svg:width="0.03pt" svg:height="699.9pt" svg:x="0pt" svg:y="-349.91pt" draw:caption-point-x="349.65pt" draw:caption-point-y="683.91pt">
              <dc:date>2025-03-31T00:00:00</dc:date>
              <text:p text:style-name="P1">Returns all the reviews that belong to a spot specified by id.</text:p>
            </office:annotation>
            <text:p>Get all Reviews by a Spot's id</text:p>
          </table:table-cell>
          <table:covered-table-cell table:style-name="ce69"/>
          <table:covered-table-cell table:style-name="ce79"/>
          <table:table-cell table:style-name="ce86" table:formula="of:=IF(COUNTIF([.A146:.C154]; 1) = (COUNTIF([.A146:.C154]; 1) + COUNTIF([.A146:.C154]; 0)); &quot;COMPLETE&quot;; &quot;INCOMPLETE&quot;)" office:value-type="string" office:string-value="COMPLETE" calcext:value-type="string" table:number-columns-spanned="1" table:number-rows-spanned="12">
            <text:p>COMPLETE</text:p>
          </table:table-cell>
          <table:table-cell table:number-columns-repeated="1020"/>
        </table:table-row>
        <table:table-row-group table:display="false">
          <table:table-row table:style-name="ro8" table:visibility="collapse">
            <table:table-cell table:style-name="ce56" office:value-type="string" calcext:value-type="string" table:number-columns-spanned="3" table:number-rows-spanned="1">
              <text:p>GET /api/spots/:spotId/reviews</text:p>
            </table:table-cell>
            <table:covered-table-cell table:number-columns-repeated="2"/>
            <table:covered-table-cell table:style-name="ce90"/>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text:p>Authorization</text:p>
            </table:table-cell>
            <table:covered-table-cell table:style-name="ce90"/>
            <table:table-cell table:number-columns-repeated="1020"/>
          </table:table-row>
          <table:table-row table:style-name="ro8" table:visibility="collapse">
            <table:table-cell table:style-name="ce58" table:formula="of:=TRUE()" office:value-type="float" office:value="1" calcext:value-type="float">
              <text:p>1</text:p>
            </table:table-cell>
            <table:table-cell table:number-columns-repeated="2" table:style-name="ce74" office:value-type="string" calcext:value-type="string">
              <text:p>N/A</text:p>
            </table:table-cell>
            <table:covered-table-cell table:style-name="ce90"/>
            <table:table-cell table:number-columns-repeated="1020"/>
          </table:table-row>
          <table:table-row table:style-name="ro8" table:visibility="collapse">
            <table:table-cell table:style-name="ce59" table:number-columns-spanned="3" table:number-rows-spanned="1"/>
            <table:covered-table-cell table:number-columns-repeated="2" table:style-name="ce75"/>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7" draw:text-style-name="P2" svg:width="360.4pt" svg:height="274.42pt" svg:x="244.54pt" svg:y="225.44pt" draw:caption-point-x="-11.54pt" draw:caption-point-y="124.33pt">
                <dc:date>2025-03-31T00:00:00</dc:date>
                <text:p text:style-name="P1">{</text:p>
                <text:p text:style-name="P1"><text:s text:c="2"/>"Reviews": [</text:p>
                <text:p text:style-name="P1"><text:s text:c="4"/>{</text:p>
                <text:p text:style-name="P1"><text:s text:c="6"/>"id": 1,</text:p>
                <text:p text:style-name="P1"><text:s text:c="6"/>"userId": 1,</text:p>
                <text:p text:style-name="P1"><text:s text:c="6"/>"spotId": 1,</text:p>
                <text:p text:style-name="P1"><text:s text:c="6"/>"review": "This was an awesome spot!",</text:p>
                <text:p text:style-name="P1"><text:s text:c="6"/>"stars": 5,</text:p>
                <text:p text:style-name="P1"><text:s text:c="6"/>"createdAt": "2021-11-19 20:39:36",</text:p>
                <text:p text:style-name="P1"><text:s text:c="6"/>"updatedAt": "2021-11-19 20:39:36" ,</text:p>
                <text:p text:style-name="P1"><text:s text:c="6"/>"User": {</text:p>
                <text:p text:style-name="P1"><text:s text:c="8"/>"id": 1,</text:p>
                <text:p text:style-name="P1"><text:s text:c="8"/>"firstName": "John",</text:p>
                <text:p text:style-name="P1"><text:s text:c="8"/>"lastName": "Smith"</text:p>
                <text:p text:style-name="P1"><text:s text:c="6"/>},</text:p>
                <text:p text:style-name="P1"><text:s text:c="6"/>"ReviewImages": [</text:p>
                <text:p text:style-name="P1"><text:s text:c="8"/>{</text:p>
                <text:p text:style-name="P1"><text:s text:c="10"/>"id": 1,</text:p>
                <text:p text:style-name="P1"><text:s text:c="10"/>"url": "image url"</text:p>
                <text:p text:style-name="P1"><text:s text:c="8"/>}</text:p>
                <text:p text:style-name="P1"><text:s text:c="6"/>],</text:p>
                <text:p text:style-name="P1"><text:s text:c="4"/>}</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58" table:formula="of:=TRUE()" office:value-type="float" office:value="1" calcext:value-type="float">
              <text:p>1</text:p>
            </table:table-cell>
            <table:table-cell table:style-name="ce74" table:formula="of:=TRUE()" office:value-type="float" office:value="1" calcext:value-type="float">
              <text:p>1</text:p>
            </table:table-cell>
            <table:table-cell table:style-name="ce82"/>
            <table:covered-table-cell table:style-name="ce90"/>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Spot with the specified id</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7" draw:text-style-name="P2" svg:width="360.4pt" svg:height="39.29pt" svg:x="244.54pt" svg:y="342.99pt" draw:caption-point-x="-11.54pt" draw:caption-point-y="6.77pt">
                <dc:date>2025-03-31T00:00:00</dc:date>
                <text:p text:style-name="P1">{</text:p>
                <text:p text:style-name="P1"><text:s text:c="2"/>"message": "Spot couldn't be found"</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62" table:formula="of:=TRUE()" office:value-type="float" office:value="1" calcext:value-type="float">
              <text:p>1</text:p>
            </table:table-cell>
            <table:table-cell table:style-name="ce76" table:formula="of:=TRUE()" office:value-type="float" office:value="1" calcext:value-type="float">
              <text:p>1</text:p>
            </table:table-cell>
            <table:table-cell table:style-name="ce84"/>
            <table:covered-table-cell table:style-name="ce92"/>
            <table:table-cell table:number-columns-repeated="1020"/>
          </table:table-row>
        </table:table-row-group>
        <table:table-row table:style-name="ro8">
          <table:table-cell table:style-name="ce55" office:value-type="string" calcext:value-type="string" table:number-columns-spanned="3" table:number-rows-spanned="1">
            <office:annotation draw:style-name="gr6" draw:text-style-name="P2" svg:width="0.03pt" svg:height="655.11pt" svg:x="0pt" svg:y="-327.51pt" draw:caption-point-x="349.65pt" draw:caption-point-y="677.28pt">
              <dc:date>2025-03-31T00:00:00</dc:date>
              <text:p text:style-name="P1">Create and return a new review for a spot specified by id.</text:p>
            </office:annotation>
            <text:p>Create a Review for a Spot based on the Spot's id</text:p>
          </table:table-cell>
          <table:covered-table-cell table:style-name="ce69"/>
          <table:covered-table-cell table:style-name="ce79"/>
          <table:table-cell table:style-name="ce93" table:formula="of:=IF(COUNTIF([.A158:.C174]; 1) = (COUNTIF([.A158:.C174]; 1) + COUNTIF([.A158:.C174]; 0)); &quot;COMPLETE&quot;; &quot;INCOMPLETE&quot;)" office:value-type="string" office:string-value="COMPLETE" calcext:value-type="string" table:number-columns-spanned="1" table:number-rows-spanned="20">
            <text:p>COMPLETE</text:p>
          </table:table-cell>
          <table:table-cell table:number-columns-repeated="1020"/>
        </table:table-row>
        <table:table-row-group table:display="false">
          <table:table-row table:style-name="ro8" table:visibility="collapse">
            <table:table-cell table:style-name="ce56" office:value-type="string" calcext:value-type="string" table:number-columns-spanned="3" table:number-rows-spanned="1">
              <text:p>POST /api/spots/:spotId/reviews</text:p>
            </table:table-cell>
            <table:covered-table-cell table:number-columns-repeated="2"/>
            <table:covered-table-cell table:style-name="ce90"/>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text:p>Authorization</text:p>
            </table:table-cell>
            <table:covered-table-cell table:style-name="ce90"/>
            <table:table-cell table:number-columns-repeated="1020"/>
          </table:table-row>
          <table:table-row table:style-name="ro8" table:visibility="collapse">
            <table:table-cell table:style-name="ce58" table:formula="of:=TRUE()" office:value-type="float" office:value="1" calcext:value-type="float">
              <text:p>1</text:p>
            </table:table-cell>
            <table:table-cell table:style-name="ce74" table:formula="of:=TRUE()" office:value-type="float" office:value="1" calcext:value-type="float">
              <text:p>1</text:p>
            </table:table-cell>
            <table:table-cell table:style-name="ce74" office:value-type="string" calcext:value-type="string">
              <text:p>N/A</text:p>
            </table:table-cell>
            <table:covered-table-cell table:style-name="ce90"/>
            <table:table-cell table:number-columns-repeated="1020"/>
          </table:table-row>
          <table:table-row table:style-name="ro8" table:visibility="collapse">
            <table:table-cell table:style-name="ce59" table:number-columns-spanned="3" table:number-rows-spanned="1"/>
            <table:covered-table-cell table:number-columns-repeated="2" table:style-name="ce75"/>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201</text:p>
            </table:table-cell>
            <table:table-cell table:style-name="ce73" office:value-type="string" calcext:value-type="string">
              <office:annotation draw:style-name="gr6" draw:text-style-name="P2" svg:width="0.03pt" svg:height="1864.37pt" svg:x="0pt" svg:y="-932.14pt" draw:caption-point-x="233.01pt" draw:caption-point-y="1297.67pt">
                <dc:date>2025-03-31T00:00:00</dc:date>
                <text:p text:style-name="P1">{</text:p>
                <text:p text:style-name="P1"><text:s text:c="2"/>"id": 1,</text:p>
                <text:p text:style-name="P1"><text:s text:c="2"/>"userId": 1,</text:p>
                <text:p text:style-name="P1"><text:s text:c="2"/>"spotId": 1,</text:p>
                <text:p text:style-name="P1"><text:s text:c="2"/>"review": "This was an awesome spot!",</text:p>
                <text:p text:style-name="P1"><text:s text:c="2"/>"stars": 5,</text:p>
                <text:p text:style-name="P1"><text:s text:c="2"/>"createdAt": "2021-11-19 20:39:36",</text:p>
                <text:p text:style-name="P1"><text:s text:c="2"/>"updatedAt": "2021-11-19 20:39:36"</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58" table:formula="of:=TRUE()" office:value-type="float" office:value="1" calcext:value-type="float">
              <text:p>1</text:p>
            </table:table-cell>
            <table:table-cell table:style-name="ce74" table:formula="of:=TRUE()" office:value-type="float" office:value="1" calcext:value-type="float">
              <text:p>1</text:p>
            </table:table-cell>
            <table:table-cell table:style-name="ce82"/>
            <table:covered-table-cell table:style-name="ce90"/>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Error Response: Body validation errors</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6" draw:text-style-name="P2" svg:width="0.03pt" svg:height="2144.3pt" svg:x="0pt" svg:y="-1072.12pt" draw:caption-point-x="233.01pt" draw:caption-point-y="1437.65pt">
                <dc:date>2025-03-31T00:00:00</dc:date>
                <text:p text:style-name="P1">{</text:p>
                <text:p text:style-name="P1"><text:s text:c="2"/>"message": "Bad Request", // (or "Validation error" if generated by Sequelize),</text:p>
                <text:p text:style-name="P1"><text:s text:c="2"/>"errors": {</text:p>
                <text:p text:style-name="P1"><text:s text:c="4"/>"review": "Review text is required",</text:p>
                <text:p text:style-name="P1"><text:s text:c="4"/>"stars": "Stars must be an integer from 1 to 5",</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62" table:formula="of:=TRUE()" office:value-type="float" office:value="1" calcext:value-type="float">
              <text:p>1</text:p>
            </table:table-cell>
            <table:table-cell table:style-name="ce76" table:formula="of:=TRUE()" office:value-type="float" office:value="1" calcext:value-type="float">
              <text:p>1</text:p>
            </table:table-cell>
            <table:table-cell table:style-name="ce84"/>
            <table:covered-table-cell table:style-name="ce90"/>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87"/>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Spot with the specified id</text:p>
            </table:table-cell>
            <table:covered-table-cell/>
            <table:covered-table-cell table:style-name="ce22"/>
            <table:covered-table-cell table:style-name="ce87"/>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6" draw:text-style-name="P2" svg:width="0.03pt" svg:height="442.37pt" svg:x="0pt" svg:y="-221.16pt" draw:caption-point-x="233.01pt" draw:caption-point-y="586.69pt">
                <dc:date>2025-03-31T00:00:00</dc:date>
                <text:p text:style-name="P1">{</text:p>
                <text:p text:style-name="P1"><text:s text:c="2"/>"message": "Spot couldn't be found"</text:p>
                <text:p text:style-name="P1">}</text:p>
              </office:annotation>
              <text:p>Body Matches API Docs</text:p>
            </table:table-cell>
            <table:table-cell table:style-name="ce81" office:value-type="string" calcext:value-type="string">
              <text:p>Notes</text:p>
            </table:table-cell>
            <table:covered-table-cell table:style-name="ce87"/>
            <table:table-cell table:number-columns-repeated="1020"/>
          </table:table-row>
          <table:table-row table:style-name="ro8" table:visibility="collapse">
            <table:table-cell table:style-name="ce62" table:formula="of:=TRUE()" office:value-type="float" office:value="1" calcext:value-type="float">
              <text:p>1</text:p>
            </table:table-cell>
            <table:table-cell table:style-name="ce76" table:formula="of:=TRUE()" office:value-type="float" office:value="1" calcext:value-type="float">
              <text:p>1</text:p>
            </table:table-cell>
            <table:table-cell table:style-name="ce84"/>
            <table:covered-table-cell table:style-name="ce87"/>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87"/>
            <table:table-cell table:number-columns-repeated="1020"/>
          </table:table-row>
          <table:table-row table:style-name="ro8" table:visibility="collapse">
            <table:table-cell table:style-name="ce60" office:value-type="string" calcext:value-type="string" table:number-columns-spanned="3" table:number-rows-spanned="1">
              <text:p>Error response: Review from the current user already exists for the Spot</text:p>
            </table:table-cell>
            <table:covered-table-cell/>
            <table:covered-table-cell table:style-name="ce22"/>
            <table:covered-table-cell table:style-name="ce87"/>
            <table:table-cell table:number-columns-repeated="1020"/>
          </table:table-row>
          <table:table-row table:style-name="ro8" table:visibility="collapse">
            <table:table-cell table:style-name="ce57" office:value-type="string" calcext:value-type="string">
              <text:p>Status Code - 500</text:p>
            </table:table-cell>
            <table:table-cell table:style-name="ce73" office:value-type="string" calcext:value-type="string">
              <office:annotation draw:style-name="gr8" draw:text-style-name="P2" svg:width="360.4pt" svg:height="39.29pt" svg:x="244.54pt" svg:y="358.72pt" draw:caption-point-x="-11.54pt" draw:caption-point-y="6.8pt">
                <dc:date>2025-03-31T00:00:00</dc:date>
                <text:p text:style-name="P1">{</text:p>
                <text:p text:style-name="P1"><text:s text:c="2"/>"message": "User already has a review for this spot"</text:p>
                <text:p text:style-name="P1">}</text:p>
              </office:annotation>
              <text:p>Body Matches API Docs</text:p>
            </table:table-cell>
            <table:table-cell table:style-name="ce81" office:value-type="string" calcext:value-type="string">
              <text:p>Notes</text:p>
            </table:table-cell>
            <table:covered-table-cell table:style-name="ce87"/>
            <table:table-cell table:number-columns-repeated="1020"/>
          </table:table-row>
          <table:table-row table:style-name="ro8" table:visibility="collapse">
            <table:table-cell table:style-name="ce62" table:formula="of:=TRUE()" office:value-type="float" office:value="1" calcext:value-type="float">
              <text:p>1</text:p>
            </table:table-cell>
            <table:table-cell table:style-name="ce76" table:formula="of:=TRUE()" office:value-type="float" office:value="1" calcext:value-type="float">
              <text:p>1</text:p>
            </table:table-cell>
            <table:table-cell table:style-name="ce84"/>
            <table:covered-table-cell table:style-name="ce88"/>
            <table:table-cell table:number-columns-repeated="1020"/>
          </table:table-row>
        </table:table-row-group>
        <table:table-row table:style-name="ro8">
          <table:table-cell table:style-name="ce55" office:value-type="string" calcext:value-type="string" table:number-columns-spanned="3" table:number-rows-spanned="1">
            <office:annotation draw:style-name="gr6" draw:text-style-name="P2" svg:width="0.03pt" svg:height="666.31pt" svg:x="0pt" svg:y="-333.13pt" draw:caption-point-x="349.65pt" draw:caption-point-y="698.66pt">
              <dc:date>2025-03-31T00:00:00</dc:date>
              <text:p text:style-name="P1">Create and return a new image for a review specified by id.</text:p>
            </office:annotation>
            <text:p>Add an Image to a Review based on the Review's id</text:p>
          </table:table-cell>
          <table:covered-table-cell table:style-name="ce69"/>
          <table:covered-table-cell table:style-name="ce79"/>
          <table:table-cell table:style-name="ce89" table:formula="of:=IF(COUNTIF([.A178:.C190]; 1) = (COUNTIF([.A178:.C190]; 1) + COUNTIF([.A178:.C190]; 0)); &quot;COMPLETE&quot;; &quot;INCOMPLETE&quot;)" office:value-type="string" office:string-value="COMPLETE" calcext:value-type="string" table:number-columns-spanned="1" table:number-rows-spanned="16">
            <text:p>COMPLETE</text:p>
          </table:table-cell>
          <table:table-cell table:number-columns-repeated="1020"/>
        </table:table-row>
        <table:table-row-group table:display="false">
          <table:table-row table:style-name="ro8" table:visibility="collapse">
            <table:table-cell table:style-name="ce56" office:value-type="string" calcext:value-type="string" table:number-columns-spanned="3" table:number-rows-spanned="1">
              <text:p>POST /api/reviews/:reviewId/images</text:p>
            </table:table-cell>
            <table:covered-table-cell table:number-columns-repeated="2"/>
            <table:covered-table-cell table:style-name="ce90"/>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office:annotation draw:style-name="gr6" draw:text-style-name="P2" svg:width="0.03pt" svg:height="767.08pt" svg:x="0pt" svg:y="-383.5pt" draw:caption-point-x="349.65pt" draw:caption-point-y="764.76pt">
                <dc:date>2025-03-31T00:00:00</dc:date>
                <text:p text:style-name="P1">Require proper authorization: Review must belong to the current user</text:p>
              </office:annotation>
              <text:p>Authorization</text:p>
            </table:table-cell>
            <table:covered-table-cell table:style-name="ce90"/>
            <table:table-cell table:number-columns-repeated="1020"/>
          </table:table-row>
          <table:table-row table:style-name="ro8" table:visibility="collapse">
            <table:table-cell table:style-name="ce58" table:formula="of:=TRUE()" office:value-type="float" office:value="1" calcext:value-type="float">
              <text:p>1</text:p>
            </table:table-cell>
            <table:table-cell table:style-name="ce74" table:formula="of:=TRUE()" office:value-type="float" office:value="1" calcext:value-type="float">
              <text:p>1</text:p>
            </table:table-cell>
            <table:table-cell table:style-name="ce74" table:formula="of:=TRUE()" office:value-type="float" office:value="1" calcext:value-type="float">
              <text:p>1</text:p>
            </table:table-cell>
            <table:covered-table-cell table:style-name="ce90"/>
            <table:table-cell table:number-columns-repeated="1020"/>
          </table:table-row>
          <table:table-row table:style-name="ro8" table:visibility="collapse">
            <table:table-cell table:style-name="ce59" table:number-columns-spanned="3" table:number-rows-spanned="1"/>
            <table:covered-table-cell table:number-columns-repeated="2" table:style-name="ce75"/>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201</text:p>
            </table:table-cell>
            <table:table-cell table:style-name="ce73" office:value-type="string" calcext:value-type="string">
              <office:annotation draw:style-name="gr6" draw:text-style-name="P2" svg:width="0.03pt" svg:height="364pt" svg:x="0pt" svg:y="-181.96pt" draw:caption-point-x="233.01pt" draw:caption-point-y="563.22pt">
                <dc:date>2025-03-31T00:00:00</dc:date>
                <text:p text:style-name="P1">{</text:p>
                <text:p text:style-name="P1"><text:s text:c="2"/>"id": 1,</text:p>
                <text:p text:style-name="P1"><text:s text:c="2"/>"url": "image url"</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58" table:formula="of:=TRUE()" office:value-type="float" office:value="1" calcext:value-type="float">
              <text:p>1</text:p>
            </table:table-cell>
            <table:table-cell table:style-name="ce74" table:formula="of:=TRUE()" office:value-type="float" office:value="1" calcext:value-type="float">
              <text:p>1</text:p>
            </table:table-cell>
            <table:table-cell table:style-name="ce85"/>
            <table:covered-table-cell table:style-name="ce90"/>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Review with the specified id</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6" draw:text-style-name="P2" svg:width="0.03pt" svg:height="464.77pt" svg:x="0pt" svg:y="-232.36pt" draw:caption-point-x="233.01pt" draw:caption-point-y="613.62pt">
                <dc:date>2025-03-31T00:00:00</dc:date>
                <text:p text:style-name="P1">{</text:p>
                <text:p text:style-name="P1"><text:s text:c="2"/>"message": "Review couldn't be found"</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62" table:formula="of:=TRUE()" office:value-type="float" office:value="1" calcext:value-type="float">
              <text:p>1</text:p>
            </table:table-cell>
            <table:table-cell table:style-name="ce76" table:formula="of:=TRUE()" office:value-type="float" office:value="1" calcext:value-type="float">
              <text:p>1</text:p>
            </table:table-cell>
            <table:table-cell table:style-name="ce84"/>
            <table:covered-table-cell table:style-name="ce90"/>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87"/>
            <table:table-cell table:number-columns-repeated="1020"/>
          </table:table-row>
          <table:table-row table:style-name="ro8" table:visibility="collapse">
            <table:table-cell table:style-name="ce60" office:value-type="string" calcext:value-type="string" table:number-columns-spanned="3" table:number-rows-spanned="1">
              <text:p>Error response: Cannot add more than 10 images per resource</text:p>
            </table:table-cell>
            <table:covered-table-cell/>
            <table:covered-table-cell table:style-name="ce22"/>
            <table:covered-table-cell table:style-name="ce87"/>
            <table:table-cell/>
            <table:table-cell table:style-name="ce10"/>
            <table:table-cell table:number-columns-repeated="1018"/>
          </table:table-row>
          <table:table-row table:style-name="ro8" table:visibility="collapse">
            <table:table-cell table:style-name="ce57" office:value-type="string" calcext:value-type="string">
              <text:p>Status Code - 403</text:p>
            </table:table-cell>
            <table:table-cell table:style-name="ce73" office:value-type="string" calcext:value-type="string">
              <office:annotation draw:style-name="gr7" draw:text-style-name="P2" svg:width="360.4pt" svg:height="39.29pt" svg:x="244.54pt" svg:y="374.49pt" draw:caption-point-x="-11.54pt" draw:caption-point-y="6.77pt">
                <dc:date>2025-03-31T00:00:00</dc:date>
                <text:p text:style-name="P1">{</text:p>
                <text:p text:style-name="P1"><text:s text:c="2"/>"message": "Maximum number of images for this resource was reached"</text:p>
                <text:p text:style-name="P1">}</text:p>
              </office:annotation>
              <text:p>Body Matches API Docs</text:p>
            </table:table-cell>
            <table:table-cell table:style-name="ce81" office:value-type="string" calcext:value-type="string">
              <text:p>Notes</text:p>
            </table:table-cell>
            <table:covered-table-cell table:style-name="ce87"/>
            <table:table-cell table:number-columns-repeated="1020"/>
          </table:table-row>
          <table:table-row table:style-name="ro8" table:visibility="collapse">
            <table:table-cell table:style-name="ce62" table:formula="of:=TRUE()" office:value-type="float" office:value="1" calcext:value-type="float">
              <text:p>1</text:p>
            </table:table-cell>
            <table:table-cell table:style-name="ce76" table:formula="of:=TRUE()" office:value-type="float" office:value="1" calcext:value-type="float">
              <text:p>1</text:p>
            </table:table-cell>
            <table:table-cell table:style-name="ce84"/>
            <table:covered-table-cell table:style-name="ce88"/>
            <table:table-cell table:number-columns-repeated="1020"/>
          </table:table-row>
        </table:table-row-group>
        <table:table-row table:style-name="ro8">
          <table:table-cell table:style-name="ce65" office:value-type="string" calcext:value-type="string" table:number-columns-spanned="3" table:number-rows-spanned="1">
            <office:annotation draw:style-name="gr6" draw:text-style-name="P2" svg:width="0.03pt" svg:height="419.98pt" svg:x="0pt" svg:y="-209.96pt" draw:caption-point-x="349.65pt" draw:caption-point-y="591.22pt">
              <dc:date>2025-03-31T00:00:00</dc:date>
              <text:p text:style-name="P1">Update and return an existing review.</text:p>
            </office:annotation>
            <text:p>Edit a Review</text:p>
          </table:table-cell>
          <table:covered-table-cell table:style-name="ce69"/>
          <table:covered-table-cell table:style-name="ce79"/>
          <table:table-cell table:style-name="ce89" table:formula="of:=IF(COUNTIF([.A194:.C206]; 1) = (COUNTIF([.A194:.C206]; 1) + COUNTIF([.A194:.C206]; 0)); &quot;COMPLETE&quot;; &quot;INCOMPLETE&quot;)" office:value-type="string" office:string-value="COMPLETE" calcext:value-type="string" table:number-columns-spanned="1" table:number-rows-spanned="16">
            <text:p>COMPLETE</text:p>
          </table:table-cell>
          <table:table-cell table:number-columns-repeated="1020"/>
        </table:table-row>
        <table:table-row-group table:display="false">
          <table:table-row table:style-name="ro8" table:visibility="collapse">
            <table:table-cell table:style-name="ce56" office:value-type="string" calcext:value-type="string" table:number-columns-spanned="3" table:number-rows-spanned="1">
              <text:p>PUT /api/reviews/:reviewId</text:p>
            </table:table-cell>
            <table:covered-table-cell table:number-columns-repeated="2"/>
            <table:covered-table-cell table:style-name="ce90"/>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office:annotation draw:style-name="gr6" draw:text-style-name="P2" svg:width="0.03pt" svg:height="767.08pt" svg:x="0pt" svg:y="-383.5pt" draw:caption-point-x="349.65pt" draw:caption-point-y="780.52pt">
                <dc:date>2025-03-31T00:00:00</dc:date>
                <text:p text:style-name="P1">Require proper authorization: Review must belong to the current user</text:p>
              </office:annotation>
              <text:p>Authorization</text:p>
            </table:table-cell>
            <table:covered-table-cell table:style-name="ce90"/>
            <table:table-cell table:number-columns-repeated="1020"/>
          </table:table-row>
          <table:table-row table:style-name="ro8" table:visibility="collapse">
            <table:table-cell table:style-name="ce58" table:formula="of:=TRUE()" office:value-type="float" office:value="1" calcext:value-type="float">
              <text:p>1</text:p>
            </table:table-cell>
            <table:table-cell table:style-name="ce74" table:formula="of:=TRUE()" office:value-type="float" office:value="1" calcext:value-type="float">
              <text:p>1</text:p>
            </table:table-cell>
            <table:table-cell table:style-name="ce74" table:formula="of:=TRUE()" office:value-type="float" office:value="1" calcext:value-type="float">
              <text:p>1</text:p>
            </table:table-cell>
            <table:covered-table-cell table:style-name="ce90"/>
            <table:table-cell table:number-columns-repeated="1020"/>
          </table:table-row>
          <table:table-row table:style-name="ro8" table:visibility="collapse">
            <table:table-cell table:style-name="ce59" table:number-columns-spanned="3" table:number-rows-spanned="1"/>
            <table:covered-table-cell table:number-columns-repeated="2" table:style-name="ce75"/>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7" draw:text-style-name="P2" svg:width="360.4pt" svg:height="106.47pt" svg:x="244.54pt" svg:y="356.66pt" draw:caption-point-x="-11.54pt" draw:caption-point-y="40.37pt">
                <dc:date>2025-03-31T00:00:00</dc:date>
                <text:p text:style-name="P1">{</text:p>
                <text:p text:style-name="P1"><text:s text:c="2"/>"id": 1,</text:p>
                <text:p text:style-name="P1"><text:s text:c="2"/>"userId": 1,</text:p>
                <text:p text:style-name="P1"><text:s text:c="2"/>"spotId": 1,</text:p>
                <text:p text:style-name="P1"><text:s text:c="2"/>"review": "This was an awesome spot!",</text:p>
                <text:p text:style-name="P1"><text:s text:c="2"/>"stars": 5,</text:p>
                <text:p text:style-name="P1"><text:s text:c="2"/>"createdAt": "2021-11-19 20:39:36",</text:p>
                <text:p text:style-name="P1"><text:s text:c="2"/>"updatedAt": "2021-11-20 10:06:40"</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58" table:formula="of:=TRUE()" office:value-type="float" office:value="1" calcext:value-type="float">
              <text:p>1</text:p>
            </table:table-cell>
            <table:table-cell table:style-name="ce74" table:formula="of:=TRUE()" office:value-type="float" office:value="1" calcext:value-type="float">
              <text:p>1</text:p>
            </table:table-cell>
            <table:table-cell table:style-name="ce82"/>
            <table:covered-table-cell table:style-name="ce90"/>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Error Response: Body validation errors</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7" draw:text-style-name="P2" svg:width="360.4pt" svg:height="84.08pt" svg:x="244.54pt" svg:y="367.85pt" draw:caption-point-x="-11.54pt" draw:caption-point-y="29.17pt">
                <dc:date>2025-03-31T00:00:00</dc:date>
                <text:p text:style-name="P1">{</text:p>
                <text:p text:style-name="P1"><text:s text:c="2"/>"message": "Bad Request", // (or "Validation error" if generated by Sequelize),</text:p>
                <text:p text:style-name="P1"><text:s text:c="2"/>"errors": {</text:p>
                <text:p text:style-name="P1"><text:s text:c="4"/>"review": "Review text is required",</text:p>
                <text:p text:style-name="P1"><text:s text:c="4"/>"stars": "Stars must be an integer from 1 to 5",</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62" table:formula="of:=TRUE()" office:value-type="float" office:value="1" calcext:value-type="float">
              <text:p>1</text:p>
            </table:table-cell>
            <table:table-cell table:style-name="ce76" table:formula="of:=TRUE()" office:value-type="float" office:value="1" calcext:value-type="float">
              <text:p>1</text:p>
            </table:table-cell>
            <table:table-cell table:style-name="ce84"/>
            <table:covered-table-cell table:style-name="ce90"/>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87"/>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Review with the specified id</text:p>
            </table:table-cell>
            <table:covered-table-cell/>
            <table:covered-table-cell table:style-name="ce22"/>
            <table:covered-table-cell table:style-name="ce87"/>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7" draw:text-style-name="P2" svg:width="360.4pt" svg:height="39.29pt" svg:x="244.54pt" svg:y="390.25pt" draw:caption-point-x="-11.54pt" draw:caption-point-y="6.77pt">
                <dc:date>2025-03-31T00:00:00</dc:date>
                <text:p text:style-name="P1">{</text:p>
                <text:p text:style-name="P1"><text:s text:c="2"/>"message": "Review couldn't be found"</text:p>
                <text:p text:style-name="P1">}</text:p>
              </office:annotation>
              <text:p>Body Matches API Docs</text:p>
            </table:table-cell>
            <table:table-cell table:style-name="ce81" office:value-type="string" calcext:value-type="string">
              <text:p>Notes</text:p>
            </table:table-cell>
            <table:covered-table-cell table:style-name="ce87"/>
            <table:table-cell table:number-columns-repeated="1020"/>
          </table:table-row>
          <table:table-row table:style-name="ro8" table:visibility="collapse">
            <table:table-cell table:style-name="ce62" table:formula="of:=TRUE()" office:value-type="float" office:value="1" calcext:value-type="float">
              <text:p>1</text:p>
            </table:table-cell>
            <table:table-cell table:style-name="ce76" table:formula="of:=TRUE()" office:value-type="float" office:value="1" calcext:value-type="float">
              <text:p>1</text:p>
            </table:table-cell>
            <table:table-cell table:style-name="ce84"/>
            <table:covered-table-cell table:style-name="ce88"/>
            <table:table-cell table:number-columns-repeated="1020"/>
          </table:table-row>
        </table:table-row-group>
        <table:table-row table:style-name="ro8">
          <table:table-cell table:style-name="ce66" office:value-type="string" calcext:value-type="string" table:number-columns-spanned="3" table:number-rows-spanned="1">
            <office:annotation draw:style-name="gr6" draw:text-style-name="P2" svg:width="0.03pt" svg:height="296.82pt" svg:x="0pt" svg:y="-148.37pt" draw:caption-point-x="349.65pt" draw:caption-point-y="545.39pt">
              <dc:date>2025-03-31T00:00:00</dc:date>
              <text:p text:style-name="P1">Delete an existing review.</text:p>
            </office:annotation>
            <text:p>Delete a Review</text:p>
          </table:table-cell>
          <table:covered-table-cell table:style-name="ce69"/>
          <table:covered-table-cell table:style-name="ce79"/>
          <table:table-cell table:style-name="ce86" table:formula="of:=IF(COUNTIF([.A210:.C218]; 1) = (COUNTIF([.A210:.C218]; 1) + COUNTIF([.A210:.C218]; 0)); &quot;COMPLETE&quot;; &quot;INCOMPLETE&quot;)" office:value-type="string" office:string-value="COMPLETE" calcext:value-type="string" table:number-columns-spanned="1" table:number-rows-spanned="12">
            <text:p>COMPLETE</text:p>
          </table:table-cell>
          <table:table-cell table:number-columns-repeated="1020"/>
        </table:table-row>
        <table:table-row-group table:display="false">
          <table:table-row table:style-name="ro8" table:visibility="collapse">
            <table:table-cell table:style-name="ce56" office:value-type="string" calcext:value-type="string" table:number-columns-spanned="3" table:number-rows-spanned="1">
              <text:p>DELETE /api/reviews/:reviewId</text:p>
            </table:table-cell>
            <table:covered-table-cell table:number-columns-repeated="2"/>
            <table:covered-table-cell table:style-name="ce90"/>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office:annotation draw:style-name="gr6" draw:text-style-name="P2" svg:width="0.03pt" svg:height="767.08pt" svg:x="0pt" svg:y="-383.5pt" draw:caption-point-x="349.65pt" draw:caption-point-y="796.28pt">
                <dc:date>2025-03-31T00:00:00</dc:date>
                <text:p text:style-name="P1">Require proper authorization: Review must belong to the current user</text:p>
              </office:annotation>
              <text:p>Authorization</text:p>
            </table:table-cell>
            <table:covered-table-cell table:style-name="ce90"/>
            <table:table-cell table:number-columns-repeated="1020"/>
          </table:table-row>
          <table:table-row table:style-name="ro8" table:visibility="collapse">
            <table:table-cell table:style-name="ce58" table:formula="of:=TRUE()" office:value-type="float" office:value="1" calcext:value-type="float">
              <text:p>1</text:p>
            </table:table-cell>
            <table:table-cell table:style-name="ce74" table:formula="of:=TRUE()" office:value-type="float" office:value="1" calcext:value-type="float">
              <text:p>1</text:p>
            </table:table-cell>
            <table:table-cell table:style-name="ce74" table:formula="of:=TRUE()" office:value-type="float" office:value="1" calcext:value-type="float">
              <text:p>1</text:p>
            </table:table-cell>
            <table:covered-table-cell table:style-name="ce90"/>
            <table:table-cell table:number-columns-repeated="1020"/>
          </table:table-row>
          <table:table-row table:style-name="ro8" table:visibility="collapse">
            <table:table-cell table:style-name="ce59" table:number-columns-spanned="3" table:number-rows-spanned="1"/>
            <table:covered-table-cell table:number-columns-repeated="2" table:style-name="ce75"/>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6" draw:text-style-name="P2" svg:width="0.03pt" svg:height="419.98pt" svg:x="0pt" svg:y="-209.96pt" draw:caption-point-x="233.01pt" draw:caption-point-y="622.74pt">
                <dc:date>2025-03-31T00:00:00</dc:date>
                <text:p text:style-name="P1">{</text:p>
                <text:p text:style-name="P1"><text:s text:c="2"/>"message": "Successfully deleted"</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58" table:formula="of:=TRUE()" office:value-type="float" office:value="1" calcext:value-type="float">
              <text:p>1</text:p>
            </table:table-cell>
            <table:table-cell table:style-name="ce74" table:formula="of:=TRUE()" office:value-type="float" office:value="1" calcext:value-type="float">
              <text:p>1</text:p>
            </table:table-cell>
            <table:table-cell table:style-name="ce82"/>
            <table:covered-table-cell table:style-name="ce90"/>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Review with the specified id</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8" draw:text-style-name="P2" svg:width="360.4pt" svg:height="39.29pt" svg:x="244.54pt" svg:y="405.98pt" draw:caption-point-x="-11.54pt" draw:caption-point-y="6.8pt">
                <dc:date>2025-03-31T00:00:00</dc:date>
                <text:p text:style-name="P1">{</text:p>
                <text:p text:style-name="P1"><text:s text:c="2"/>"message": "Review couldn't be found"</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62" table:formula="of:=TRUE()" office:value-type="float" office:value="1" calcext:value-type="float">
              <text:p>1</text:p>
            </table:table-cell>
            <table:table-cell table:style-name="ce76" table:formula="of:=TRUE()" office:value-type="float" office:value="1" calcext:value-type="float">
              <text:p>1</text:p>
            </table:table-cell>
            <table:table-cell table:style-name="ce84"/>
            <table:covered-table-cell table:style-name="ce92"/>
            <table:table-cell table:number-columns-repeated="1020"/>
          </table:table-row>
        </table:table-row-group>
        <table:table-row table:style-name="ro8">
          <table:table-cell table:style-name="ce66" office:value-type="string" calcext:value-type="string" table:number-columns-spanned="3" table:number-rows-spanned="1">
            <office:annotation draw:style-name="gr6" draw:text-style-name="P2" svg:width="0.03pt" svg:height="408.78pt" svg:x="0pt" svg:y="-204.35pt" draw:caption-point-x="349.65pt" draw:caption-point-y="617.13pt">
              <dc:date>2025-03-31T00:00:00</dc:date>
              <text:p text:style-name="P1">Delete an existing image for a Spot.</text:p>
            </office:annotation>
            <text:p>Delete a Spot Image</text:p>
          </table:table-cell>
          <table:covered-table-cell table:style-name="ce69"/>
          <table:covered-table-cell table:style-name="ce79"/>
          <table:table-cell table:style-name="ce86" table:formula="of:=IF(COUNTIF([.A222:.C230]; 1) = (COUNTIF([.A222:.C230]; 1) + COUNTIF([.A222:.C230]; 0)); &quot;COMPLETE&quot;; &quot;INCOMPLETE&quot;)" office:value-type="string" office:string-value="COMPLETE" calcext:value-type="string" table:number-columns-spanned="1" table:number-rows-spanned="12">
            <text:p>COMPLETE</text:p>
          </table:table-cell>
          <table:table-cell table:number-columns-repeated="1020"/>
        </table:table-row>
        <table:table-row-group table:display="false">
          <table:table-row table:style-name="ro8" table:visibility="collapse">
            <table:table-cell table:style-name="ce56" office:value-type="string" calcext:value-type="string" table:number-columns-spanned="3" table:number-rows-spanned="1">
              <text:p>DELETE /api/spot-images/:imageId</text:p>
            </table:table-cell>
            <table:covered-table-cell table:number-columns-repeated="2"/>
            <table:covered-table-cell table:style-name="ce90"/>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office:annotation draw:style-name="gr6" draw:text-style-name="P2" svg:width="0.03pt" svg:height="744.69pt" svg:x="0pt" svg:y="-372.3pt" draw:caption-point-x="349.65pt" draw:caption-point-y="800.82pt">
                <dc:date>2025-03-31T00:00:00</dc:date>
                <text:p text:style-name="P1">Require proper authorization: Spot must belong to the current user</text:p>
              </office:annotation>
              <text:p>Authorization</text:p>
            </table:table-cell>
            <table:covered-table-cell table:style-name="ce90"/>
            <table:table-cell table:number-columns-repeated="1020"/>
          </table:table-row>
          <table:table-row table:style-name="ro8" table:visibility="collapse">
            <table:table-cell table:style-name="ce58" table:formula="of:=TRUE()" office:value-type="float" office:value="1" calcext:value-type="float">
              <text:p>1</text:p>
            </table:table-cell>
            <table:table-cell table:style-name="ce74" table:formula="of:=TRUE()" office:value-type="float" office:value="1" calcext:value-type="float">
              <text:p>1</text:p>
            </table:table-cell>
            <table:table-cell table:style-name="ce74" table:formula="of:=TRUE()" office:value-type="float" office:value="1" calcext:value-type="float">
              <text:p>1</text:p>
            </table:table-cell>
            <table:covered-table-cell table:style-name="ce90"/>
            <table:table-cell table:number-columns-repeated="1020"/>
          </table:table-row>
          <table:table-row table:style-name="ro8" table:visibility="collapse">
            <table:table-cell table:style-name="ce59" table:number-columns-spanned="3" table:number-rows-spanned="1"/>
            <table:covered-table-cell table:number-columns-repeated="2" table:style-name="ce75"/>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6" draw:text-style-name="P2" svg:width="0.03pt" svg:height="419.98pt" svg:x="0pt" svg:y="-209.96pt" draw:caption-point-x="233.01pt" draw:caption-point-y="638.48pt">
                <dc:date>2025-03-31T00:00:00</dc:date>
                <text:p text:style-name="P1">{</text:p>
                <text:p text:style-name="P1"><text:s text:c="2"/>"message": "Successfully deleted"</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58" table:formula="of:=TRUE()" office:value-type="float" office:value="1" calcext:value-type="float">
              <text:p>1</text:p>
            </table:table-cell>
            <table:table-cell table:style-name="ce74" table:formula="of:=TRUE()" office:value-type="float" office:value="1" calcext:value-type="float">
              <text:p>1</text:p>
            </table:table-cell>
            <table:table-cell table:style-name="ce82"/>
            <table:covered-table-cell table:style-name="ce90"/>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Spot Image with the specified id</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7" draw:text-style-name="P2" svg:width="360.4pt" svg:height="39.29pt" svg:x="244.54pt" svg:y="421.74pt" draw:caption-point-x="-11.54pt" draw:caption-point-y="6.77pt">
                <dc:date>2025-03-31T00:00:00</dc:date>
                <text:p text:style-name="P1">{</text:p>
                <text:p text:style-name="P1"><text:s text:c="2"/>"message": "Spot Image couldn't be found"</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62" table:formula="of:=TRUE()" office:value-type="float" office:value="1" calcext:value-type="float">
              <text:p>1</text:p>
            </table:table-cell>
            <table:table-cell table:style-name="ce76" table:formula="of:=TRUE()" office:value-type="float" office:value="1" calcext:value-type="float">
              <text:p>1</text:p>
            </table:table-cell>
            <table:table-cell table:style-name="ce84"/>
            <table:covered-table-cell table:style-name="ce92"/>
            <table:table-cell table:number-columns-repeated="1020"/>
          </table:table-row>
        </table:table-row-group>
        <table:table-row table:style-name="ro8">
          <table:table-cell table:style-name="ce66" office:value-type="string" calcext:value-type="string" table:number-columns-spanned="3" table:number-rows-spanned="1">
            <office:annotation draw:style-name="gr6" draw:text-style-name="P2" svg:width="0.03pt" svg:height="431.18pt" svg:x="0pt" svg:y="-215.55pt" draw:caption-point-x="349.65pt" draw:caption-point-y="644.06pt">
              <dc:date>2025-03-31T00:00:00</dc:date>
              <text:p text:style-name="P1">Delete an existing image for a Review.</text:p>
            </office:annotation>
            <text:p>Delete a Review Image</text:p>
          </table:table-cell>
          <table:covered-table-cell table:style-name="ce69"/>
          <table:covered-table-cell table:style-name="ce79"/>
          <table:table-cell table:style-name="ce86" table:formula="of:=IF(COUNTIF([.A234:.C242]; 1) = (COUNTIF([.A234:.C242]; 1) + COUNTIF([.A234:.C242]; 0)); &quot;COMPLETE&quot;; &quot;INCOMPLETE&quot;)" office:value-type="string" office:string-value="COMPLETE" calcext:value-type="string" table:number-columns-spanned="1" table:number-rows-spanned="12">
            <text:p>COMPLETE</text:p>
          </table:table-cell>
          <table:table-cell table:number-columns-repeated="1020"/>
        </table:table-row>
        <table:table-row-group table:display="false">
          <table:table-row table:style-name="ro8" table:visibility="collapse">
            <table:table-cell table:style-name="ce56" office:value-type="string" calcext:value-type="string" table:number-columns-spanned="3" table:number-rows-spanned="1">
              <text:p>DELETE /api/review-images/:imageId</text:p>
            </table:table-cell>
            <table:covered-table-cell table:number-columns-repeated="2"/>
            <table:covered-table-cell table:style-name="ce90"/>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office:annotation draw:style-name="gr6" draw:text-style-name="P2" svg:width="0.03pt" svg:height="744.69pt" svg:x="0pt" svg:y="-372.3pt" draw:caption-point-x="349.65pt" draw:caption-point-y="816.58pt">
                <dc:date>2025-03-31T00:00:00</dc:date>
                <text:p text:style-name="P1">Require proper authorization: Spot must belong to the current user</text:p>
              </office:annotation>
              <text:p>Authorization</text:p>
            </table:table-cell>
            <table:covered-table-cell table:style-name="ce90"/>
            <table:table-cell table:number-columns-repeated="1020"/>
          </table:table-row>
          <table:table-row table:style-name="ro8" table:visibility="collapse">
            <table:table-cell table:style-name="ce58" table:formula="of:=TRUE()" office:value-type="float" office:value="1" calcext:value-type="float">
              <text:p>1</text:p>
            </table:table-cell>
            <table:table-cell table:style-name="ce74" table:formula="of:=TRUE()" office:value-type="float" office:value="1" calcext:value-type="float">
              <text:p>1</text:p>
            </table:table-cell>
            <table:table-cell table:style-name="ce74" table:formula="of:=TRUE()" office:value-type="float" office:value="1" calcext:value-type="float">
              <text:p>1</text:p>
            </table:table-cell>
            <table:covered-table-cell table:style-name="ce90"/>
            <table:table-cell table:number-columns-repeated="1020"/>
          </table:table-row>
          <table:table-row table:style-name="ro8" table:visibility="collapse">
            <table:table-cell table:style-name="ce59" table:number-columns-spanned="3" table:number-rows-spanned="1"/>
            <table:covered-table-cell table:number-columns-repeated="2" table:style-name="ce75"/>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6" draw:text-style-name="P2" svg:width="0.03pt" svg:height="419.98pt" svg:x="0pt" svg:y="-209.96pt" draw:caption-point-x="233.01pt" draw:caption-point-y="654.24pt">
                <dc:date>2025-03-31T00:00:00</dc:date>
                <text:p text:style-name="P1">{</text:p>
                <text:p text:style-name="P1"><text:s text:c="2"/>"message": "Successfully deleted"</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58" table:formula="of:=TRUE()" office:value-type="float" office:value="1" calcext:value-type="float">
              <text:p>1</text:p>
            </table:table-cell>
            <table:table-cell table:style-name="ce74" table:formula="of:=TRUE()" office:value-type="float" office:value="1" calcext:value-type="float">
              <text:p>1</text:p>
            </table:table-cell>
            <table:table-cell table:style-name="ce82"/>
            <table:covered-table-cell table:style-name="ce90"/>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Review Image with the specified id</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8" draw:text-style-name="P2" svg:width="360.4pt" svg:height="39.29pt" svg:x="244.54pt" svg:y="437.47pt" draw:caption-point-x="-11.54pt" draw:caption-point-y="6.8pt">
                <dc:date>2025-03-31T00:00:00</dc:date>
                <text:p text:style-name="P1">{</text:p>
                <text:p text:style-name="P1"><text:s text:c="2"/>"message": "Review Image couldn't be found"</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62" table:formula="of:=TRUE()" office:value-type="float" office:value="1" calcext:value-type="float">
              <text:p>1</text:p>
            </table:table-cell>
            <table:table-cell table:style-name="ce76" table:formula="of:=TRUE()" office:value-type="float" office:value="1" calcext:value-type="float">
              <text:p>1</text:p>
            </table:table-cell>
            <table:table-cell table:style-name="ce84"/>
            <table:covered-table-cell table:style-name="ce92"/>
            <table:table-cell table:number-columns-repeated="1020"/>
          </table:table-row>
        </table:table-row-group>
        <table:table-row table:style-name="ro8">
          <table:table-cell table:style-name="ce63" office:value-type="string" calcext:value-type="string" table:number-columns-spanned="3" table:number-rows-spanned="1">
            <office:annotation draw:style-name="gr3" draw:text-style-name="P2" svg:width="385.4pt" svg:height="140.06pt" svg:x="127.9pt" svg:y="410.71pt" draw:caption-point-x="221.75pt" draw:caption-point-y="33.56pt">
              <dc:date>2025-03-31T00:00:00</dc:date>
              <text:p text:style-name="P1">Return spots filtered by query parameters.</text:p>
              <text:p text:style-name="P1"/>
              <text:p text:style-name="P1">Query Parameters:</text:p>
              <text:p text:style-name="P1"/>
              <text:p text:style-name="P1">page: integer, minimum: 1, maximum: 10, default: 1</text:p>
              <text:p text:style-name="P1">size: integer, minimum: 1, maximum: 20, default: 20</text:p>
              <text:p text:style-name="P1">minLat: decimal, optional</text:p>
              <text:p text:style-name="P1">maxLat: decimal, optional</text:p>
              <text:p text:style-name="P1">minLng: decimal, optional</text:p>
              <text:p text:style-name="P1">maxLng: decimal, optional</text:p>
              <text:p text:style-name="P1">minPrice: decimal, optional, minimum: 0</text:p>
              <text:p text:style-name="P1">maxPrice: decimal, optional, minimum: 0</text:p>
            </office:annotation>
            <text:p>Add Query Filters to Get All Spots</text:p>
          </table:table-cell>
          <table:covered-table-cell table:style-name="ce69"/>
          <table:covered-table-cell table:style-name="ce79"/>
          <table:table-cell table:style-name="ce86" table:formula="of:=IF(COUNTIF([.A246:.C254]; 1) = (COUNTIF([.A246:.C254]; 1) + COUNTIF([.A246:.C254]; 0)); &quot;COMPLETE&quot;; &quot;INCOMPLETE&quot;)" office:value-type="string" office:string-value="COMPLETE" calcext:value-type="string" table:number-columns-spanned="1" table:number-rows-spanned="12">
            <text:p>COMPLETE</text:p>
          </table:table-cell>
          <table:table-cell table:number-columns-repeated="1020"/>
        </table:table-row>
        <table:table-row-group>
          <table:table-row table:style-name="ro8" table:visibility="collapse">
            <table:table-cell table:style-name="ce56" office:value-type="string" calcext:value-type="string" table:number-columns-spanned="3" table:number-rows-spanned="1">
              <text:p>GET /api/spots</text:p>
            </table:table-cell>
            <table:covered-table-cell table:number-columns-repeated="2"/>
            <table:covered-table-cell table:style-name="ce90"/>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text:p>Authorization</text:p>
            </table:table-cell>
            <table:covered-table-cell table:style-name="ce90"/>
            <table:table-cell table:number-columns-repeated="1020"/>
          </table:table-row>
          <table:table-row table:style-name="ro8" table:visibility="collapse">
            <table:table-cell table:style-name="ce58" table:formula="of:=TRUE()" office:value-type="float" office:value="1" calcext:value-type="float">
              <text:p>1</text:p>
            </table:table-cell>
            <table:table-cell table:number-columns-repeated="2" table:style-name="ce74" office:value-type="string" calcext:value-type="string">
              <text:p>N/A</text:p>
            </table:table-cell>
            <table:covered-table-cell table:style-name="ce90"/>
            <table:table-cell table:number-columns-repeated="1020"/>
          </table:table-row>
          <table:table-row table:style-name="ro8" table:visibility="collapse">
            <table:table-cell table:style-name="ce59" table:number-columns-spanned="3" table:number-rows-spanned="1"/>
            <table:covered-table-cell table:number-columns-repeated="2" table:style-name="ce75"/>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9" draw:text-style-name="P2" svg:width="360.4pt" svg:height="263.23pt" svg:x="244.54pt" svg:y="357pt" draw:caption-point-x="-11.54pt" draw:caption-point-y="103.01pt">
                <dc:date>2025-03-31T00:00:00</dc:date>
                <text:p text:style-name="P1">{</text:p>
                <text:p text:style-name="P1"><text:s text:c="2"/>"Spots": [</text:p>
                <text:p text:style-name="P1"><text:s text:c="4"/>{</text:p>
                <text:p text:style-name="P1"><text:s text:c="6"/>"id": 1,</text:p>
                <text:p text:style-name="P1"><text:s text:c="6"/>"ownerId": 1,</text:p>
                <text:p text:style-name="P1"><text:s text:c="6"/>"address": "123 Disney Lane",</text:p>
                <text:p text:style-name="P1"><text:s text:c="6"/>"city": "San Francisco",</text:p>
                <text:p text:style-name="P1"><text:s text:c="6"/>"state": "California",</text:p>
                <text:p text:style-name="P1"><text:s text:c="6"/>"country": "United States of America",</text:p>
                <text:p text:style-name="P1"><text:s text:c="6"/>"lat": 37.7645358,</text:p>
                <text:p text:style-name="P1"><text:s text:c="6"/>"lng": -122.4730327,</text:p>
                <text:p text:style-name="P1"><text:s text:c="6"/>"name": "App Academy",</text:p>
                <text:p text:style-name="P1"><text:s text:c="6"/>"description": "Place where web developers are created",</text:p>
                <text:p text:style-name="P1"><text:s text:c="6"/>"price": 123,</text:p>
                <text:p text:style-name="P1"><text:s text:c="6"/>"createdAt": "2021-11-19 20:39:36",</text:p>
                <text:p text:style-name="P1"><text:s text:c="6"/>"updatedAt": "2021-11-19 20:39:36",</text:p>
                <text:p text:style-name="P1"><text:s text:c="6"/>"avgRating": 4.5,</text:p>
                <text:p text:style-name="P1"><text:s text:c="6"/>"previewImage": "image url"</text:p>
                <text:p text:style-name="P1"><text:s text:c="4"/>}</text:p>
                <text:p text:style-name="P1"><text:s text:c="2"/>],</text:p>
                <text:p text:style-name="P1"><text:s text:c="2"/>"page": 2,</text:p>
                <text:p text:style-name="P1"><text:s text:c="2"/>"size": 20</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58" table:formula="of:=TRUE()" office:value-type="float" office:value="1" calcext:value-type="float">
              <text:p>1</text:p>
            </table:table-cell>
            <table:table-cell table:style-name="ce74" table:formula="of:=TRUE()" office:value-type="float" office:value="1" calcext:value-type="float">
              <text:p>1</text:p>
            </table:table-cell>
            <table:table-cell table:style-name="ce82"/>
            <table:covered-table-cell table:style-name="ce90"/>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Error Response: Query parameter validation errors</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9" draw:text-style-name="P2" svg:width="360.4pt" svg:height="151.26pt" svg:x="244.54pt" svg:y="412.98pt" draw:caption-point-x="-11.54pt" draw:caption-point-y="47.03pt">
                <dc:date>2025-03-31T00:00:00</dc:date>
                <text:p text:style-name="P1">{</text:p>
                <text:p text:style-name="P1"><text:s text:c="2"/>"message": "Bad Request", // (or "Validation error" if generated by Sequelize),</text:p>
                <text:p text:style-name="P1"><text:s text:c="2"/>"errors": {</text:p>
                <text:p text:style-name="P1"><text:s text:c="4"/>"page": "Page must be greater than or equal to 1",</text:p>
                <text:p text:style-name="P1"><text:s text:c="4"/>"size": "Size must be greater than or equal to 1",</text:p>
                <text:p text:style-name="P1"><text:s text:c="2"/>"maxLat": "Maximum latitude is invalid",</text:p>
                <text:p text:style-name="P1"><text:s text:c="2"/>"minLat": "Minimum latitude is invalid",</text:p>
                <text:p text:style-name="P1"><text:s text:c="2"/>"maxLng": "Maximum longitude is invalid",</text:p>
                <text:p text:style-name="P1"><text:s text:c="2"/>"minLng": "Minimum longitude is invalid",</text:p>
                <text:p text:style-name="P1"><text:s text:c="4"/>"minPrice": "Minimum price must be greater than or equal to 0",</text:p>
                <text:p text:style-name="P1"><text:s text:c="4"/>"maxPrice": "Maximum price must be greater than or equal to 0"</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62" table:formula="of:=TRUE()" office:value-type="float" office:value="1" calcext:value-type="float">
              <text:p>1</text:p>
            </table:table-cell>
            <table:table-cell table:style-name="ce76" table:formula="of:=TRUE()" office:value-type="float" office:value="1" calcext:value-type="float">
              <text:p>1</text:p>
            </table:table-cell>
            <table:table-cell table:style-name="ce84"/>
            <table:covered-table-cell table:style-name="ce92"/>
            <table:table-cell table:number-columns-repeated="1020"/>
          </table:table-row>
        </table:table-row-group>
        <table:table-row table:style-name="ro8">
          <table:table-cell table:style-name="ce67" office:value-type="string" calcext:value-type="string" table:number-columns-spanned="4" table:number-rows-spanned="1">
            <text:p>Bookings is Extra Bonus Content; It does not Count Towards Points or Grading</text:p>
          </table:table-cell>
          <table:covered-table-cell table:number-columns-repeated="2" table:style-name="ce24"/>
          <table:covered-table-cell table:style-name="ce23"/>
          <table:table-cell table:number-columns-repeated="1020"/>
        </table:table-row>
        <table:table-row table:style-name="ro8">
          <table:table-cell table:style-name="ce63" office:value-type="string" calcext:value-type="string" table:number-columns-spanned="3" table:number-rows-spanned="1">
            <office:annotation draw:style-name="gr6" draw:text-style-name="P2" svg:width="0.03pt" svg:height="621.52pt" svg:x="0pt" svg:y="-310.73pt" draw:caption-point-x="349.65pt" draw:caption-point-y="786.5pt">
              <dc:date>2025-03-31T00:00:00</dc:date>
              <text:p text:style-name="P1">Return all the bookings that the current user has made.</text:p>
            </office:annotation>
            <text:p>Get all of the Current User's Bookings</text:p>
          </table:table-cell>
          <table:covered-table-cell table:style-name="ce69"/>
          <table:covered-table-cell table:style-name="ce79"/>
          <table:table-cell table:style-name="ce91" table:formula="of:=IF(COUNTIF([.A259:.C263]; 1) = (COUNTIF([.A259:.C263]; 1) + COUNTIF([.A259:.C263]; 0)); &quot;COMPLETE&quot;; &quot;INCOMPLETE&quot;)" office:value-type="string" office:string-value="INCOMPLETE" calcext:value-type="string" table:number-columns-spanned="1" table:number-rows-spanned="8">
            <text:p>INCOMPLETE</text:p>
          </table:table-cell>
          <table:table-cell table:number-columns-repeated="1020"/>
        </table:table-row>
        <table:table-row-group table:display="false">
          <table:table-row table:style-name="ro8" table:visibility="collapse">
            <table:table-cell table:style-name="ce56" office:value-type="string" calcext:value-type="string" table:number-columns-spanned="3" table:number-rows-spanned="1">
              <text:p>GET /api/bookings/current</text:p>
            </table:table-cell>
            <table:covered-table-cell table:number-columns-repeated="2"/>
            <table:covered-table-cell table:style-name="ce90"/>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text:p>Authorization</text:p>
            </table:table-cell>
            <table:covered-table-cell table:style-name="ce90"/>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74" office:value-type="string" calcext:value-type="string">
              <text:p>N/A</text:p>
            </table:table-cell>
            <table:covered-table-cell table:style-name="ce90"/>
            <table:table-cell table:number-columns-repeated="1020"/>
          </table:table-row>
          <table:table-row table:style-name="ro8" table:visibility="collapse">
            <table:table-cell table:style-name="ce64" table:number-columns-spanned="3" table:number-rows-spanned="1"/>
            <table:covered-table-cell table:number-columns-repeated="2"/>
            <table:covered-table-cell table:style-name="ce90"/>
            <table:table-cell table:number-columns-repeated="1020"/>
          </table:table-row>
          <table:table-row table:style-name="ro8" table:visibility="collapse">
            <table:table-cell table:style-name="ce56" office:value-type="string" calcext:value-type="string" table:number-columns-spanned="3" table:number-rows-spanned="1">
              <text:p>Response</text:p>
            </table:table-cell>
            <table:covered-table-cell table:number-columns-repeated="2"/>
            <table:covered-table-cell table:style-name="ce90"/>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4" draw:text-style-name="P2" svg:width="360.4pt" svg:height="296.82pt" svg:x="244.54pt" svg:y="363.86pt" draw:caption-point-x="-11.54pt" draw:caption-point-y="127.67pt">
                <dc:date>2025-03-31T00:00:00</dc:date>
                <text:p text:style-name="P1">{</text:p>
                <text:p text:style-name="P1"><text:s text:c="2"/>"Bookings": [</text:p>
                <text:p text:style-name="P1"><text:s text:c="4"/>{</text:p>
                <text:p text:style-name="P1"><text:s text:c="6"/>"id": 1,</text:p>
                <text:p text:style-name="P1"><text:s text:c="6"/>"spotId": 1,</text:p>
                <text:p text:style-name="P1"><text:s text:c="6"/>"Spot": {</text:p>
                <text:p text:style-name="P1"><text:s text:c="8"/>"id": 1,</text:p>
                <text:p text:style-name="P1"><text:s text:c="8"/>"ownerId": 1,</text:p>
                <text:p text:style-name="P1"><text:s text:c="8"/>"address": "123 Disney Lane",</text:p>
                <text:p text:style-name="P1"><text:s text:c="8"/>"city": "San Francisco",</text:p>
                <text:p text:style-name="P1"><text:s text:c="8"/>"state": "California",</text:p>
                <text:p text:style-name="P1"><text:s text:c="8"/>"country": "United States of America",</text:p>
                <text:p text:style-name="P1"><text:s text:c="8"/>"lat": 37.7645358,</text:p>
                <text:p text:style-name="P1"><text:s text:c="8"/>"lng": -122.4730327,</text:p>
                <text:p text:style-name="P1"><text:s text:c="8"/>"name": "App Academy",</text:p>
                <text:p text:style-name="P1"><text:s text:c="8"/>"price": 123,</text:p>
                <text:p text:style-name="P1"><text:s text:c="8"/>"previewImage": "image url"</text:p>
                <text:p text:style-name="P1"><text:s text:c="6"/>},</text:p>
                <text:p text:style-name="P1"><text:s text:c="6"/>"userId": 2,</text:p>
                <text:p text:style-name="P1"><text:s text:c="6"/>"startDate": "2021-11-19",</text:p>
                <text:p text:style-name="P1"><text:s text:c="6"/>"endDate": "2021-11-20",</text:p>
                <text:p text:style-name="P1"><text:s text:c="6"/>"createdAt": "2021-11-19 20:39:36",</text:p>
                <text:p text:style-name="P1"><text:s text:c="6"/>"updatedAt": "2021-11-19 20:39:36"</text:p>
                <text:p text:style-name="P1"><text:s text:c="4"/>}</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92"/>
            <table:table-cell table:number-columns-repeated="1020"/>
          </table:table-row>
        </table:table-row-group>
        <table:table-row table:style-name="ro8">
          <table:table-cell table:style-name="ce63" office:value-type="string" calcext:value-type="string" table:number-columns-spanned="3" table:number-rows-spanned="1">
            <office:annotation draw:style-name="gr6" draw:text-style-name="P2" svg:width="0.03pt" svg:height="576.74pt" svg:x="0pt" svg:y="-288.34pt" draw:caption-point-x="349.65pt" draw:caption-point-y="779.87pt">
              <dc:date>2025-03-31T00:00:00</dc:date>
              <text:p text:style-name="P1">Return all the bookings for a spot specified by id.</text:p>
            </office:annotation>
            <text:p>Get all Bookings for a Spot based on the Spot's id</text:p>
          </table:table-cell>
          <table:covered-table-cell table:style-name="ce69"/>
          <table:covered-table-cell table:style-name="ce79"/>
          <table:table-cell table:style-name="ce89" table:formula="of:=IF(COUNTIF([.A267:.C279]; 1) = (COUNTIF([.A267:.C279]; 1) + COUNTIF([.A267:.C279]; 0)); &quot;COMPLETE&quot;; &quot;INCOMPLETE&quot;)" office:value-type="string" office:string-value="INCOMPLETE" calcext:value-type="string" table:number-columns-spanned="1" table:number-rows-spanned="16">
            <text:p>INCOMPLETE</text:p>
          </table:table-cell>
          <table:table-cell table:number-columns-repeated="1020"/>
        </table:table-row>
        <table:table-row-group table:display="false">
          <table:table-row table:style-name="ro8" table:visibility="collapse">
            <table:table-cell table:style-name="ce56" office:value-type="string" calcext:value-type="string" table:number-columns-spanned="3" table:number-rows-spanned="1">
              <text:p>GET /api/spots/:spotId/bookings</text:p>
            </table:table-cell>
            <table:covered-table-cell table:number-columns-repeated="2"/>
            <table:covered-table-cell table:style-name="ce90"/>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text:p>Authorization</text:p>
            </table:table-cell>
            <table:covered-table-cell table:style-name="ce90"/>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74" office:value-type="string" calcext:value-type="string">
              <text:p>N/A</text:p>
            </table:table-cell>
            <table:covered-table-cell table:style-name="ce90"/>
            <table:table-cell table:number-columns-repeated="1020"/>
          </table:table-row>
          <table:table-row table:style-name="ro8" table:visibility="collapse">
            <table:table-cell table:style-name="ce59" table:number-columns-spanned="3" table:number-rows-spanned="1"/>
            <table:covered-table-cell table:number-columns-repeated="2" table:style-name="ce75"/>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Successful Response: If you ARE NOT the owner of the spot.</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7" draw:text-style-name="P2" svg:width="360.4pt" svg:height="106.47pt" svg:x="244.54pt" svg:y="466.89pt" draw:caption-point-x="-11.54pt" draw:caption-point-y="40.37pt">
                <dc:date>2025-03-31T00:00:00</dc:date>
                <text:p text:style-name="P1">{</text:p>
                <text:p text:style-name="P1"><text:s text:c="2"/>"Bookings": [</text:p>
                <text:p text:style-name="P1"><text:s text:c="4"/>{</text:p>
                <text:p text:style-name="P1"><text:s text:c="6"/>"spotId": 1,</text:p>
                <text:p text:style-name="P1"><text:s text:c="6"/>"startDate": "2021-11-19",</text:p>
                <text:p text:style-name="P1"><text:s text:c="6"/>"endDate": "2021-11-20"</text:p>
                <text:p text:style-name="P1"><text:s text:c="4"/>}</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82"/>
            <table:covered-table-cell table:style-name="ce90"/>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Successful Response: If you ARE the owner of the spot.</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7" draw:text-style-name="P2" svg:width="360.4pt" svg:height="207.24pt" svg:x="244.54pt" svg:y="416.52pt" draw:caption-point-x="-11.54pt" draw:caption-point-y="90.74pt">
                <dc:date>2025-03-31T00:00:00</dc:date>
                <text:p text:style-name="P1">{</text:p>
                <text:p text:style-name="P1"><text:s text:c="2"/>"Bookings": [</text:p>
                <text:p text:style-name="P1"><text:s text:c="4"/>{</text:p>
                <text:p text:style-name="P1"><text:s text:c="6"/>"User": {</text:p>
                <text:p text:style-name="P1"><text:s text:c="8"/>"id": 2,</text:p>
                <text:p text:style-name="P1"><text:s text:c="8"/>"firstName": "John",</text:p>
                <text:p text:style-name="P1"><text:s text:c="8"/>"lastName": "Smith"</text:p>
                <text:p text:style-name="P1"><text:s text:c="6"/>},</text:p>
                <text:p text:style-name="P1"><text:s text:c="6"/>"id": 1,</text:p>
                <text:p text:style-name="P1"><text:s text:c="6"/>"spotId": 1,</text:p>
                <text:p text:style-name="P1"><text:s text:c="6"/>"userId": 2,</text:p>
                <text:p text:style-name="P1"><text:s text:c="6"/>"startDate": "2021-11-19",</text:p>
                <text:p text:style-name="P1"><text:s text:c="6"/>"endDate": "2021-11-20",</text:p>
                <text:p text:style-name="P1"><text:s text:c="6"/>"createdAt": "2021-11-19 20:39:36",</text:p>
                <text:p text:style-name="P1"><text:s text:c="6"/>"updatedAt": "2021-11-19 20:39:36"</text:p>
                <text:p text:style-name="P1"><text:s text:c="4"/>}</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90"/>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87"/>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Spot with the specified id</text:p>
            </table:table-cell>
            <table:covered-table-cell/>
            <table:covered-table-cell table:style-name="ce22"/>
            <table:covered-table-cell table:style-name="ce87"/>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7" draw:text-style-name="P2" svg:width="360.4pt" svg:height="39.29pt" svg:x="244.54pt" svg:y="500.49pt" draw:caption-point-x="-11.54pt" draw:caption-point-y="6.77pt">
                <dc:date>2025-03-31T00:00:00</dc:date>
                <text:p text:style-name="P1">{</text:p>
                <text:p text:style-name="P1"><text:s text:c="2"/>"message": "Spot couldn't be found"</text:p>
                <text:p text:style-name="P1">}</text:p>
              </office:annotation>
              <text:p>Body Matches API Docs</text:p>
            </table:table-cell>
            <table:table-cell table:style-name="ce81" office:value-type="string" calcext:value-type="string">
              <text:p>Notes</text:p>
            </table:table-cell>
            <table:covered-table-cell table:style-name="ce87"/>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88"/>
            <table:table-cell table:number-columns-repeated="1020"/>
          </table:table-row>
        </table:table-row-group>
        <table:table-row table:style-name="ro8">
          <table:table-cell table:style-name="ce55" office:value-type="string" calcext:value-type="string" table:number-columns-spanned="3" table:number-rows-spanned="1">
            <office:annotation draw:style-name="gr6" draw:text-style-name="P2" svg:width="0.03pt" svg:height="677.51pt" svg:x="0pt" svg:y="-338.71pt" draw:caption-point-x="349.65pt" draw:caption-point-y="845.97pt">
              <dc:date>2025-03-31T00:00:00</dc:date>
              <text:p text:style-name="P1">Create and return a new booking from a spot specified by id.</text:p>
            </office:annotation>
            <text:p>Create a Booking from a Spot based on the Spot's id</text:p>
          </table:table-cell>
          <table:covered-table-cell table:style-name="ce69"/>
          <table:covered-table-cell table:style-name="ce79"/>
          <table:table-cell table:style-name="ce93" table:formula="of:=IF(COUNTIF([.A283:.C299]; 1) = (COUNTIF([.A283:.C299]; 1) + COUNTIF([.A283:.C299]; 0)); &quot;COMPLETE&quot;; &quot;INCOMPLETE&quot;)" office:value-type="string" office:string-value="INCOMPLETE" calcext:value-type="string" table:number-columns-spanned="1" table:number-rows-spanned="20">
            <text:p>INCOMPLETE</text:p>
          </table:table-cell>
          <table:table-cell table:number-columns-repeated="1020"/>
        </table:table-row>
        <table:table-row-group table:display="false">
          <table:table-row table:style-name="ro8" table:visibility="collapse">
            <table:table-cell table:style-name="ce56" office:value-type="string" calcext:value-type="string" table:number-columns-spanned="3" table:number-rows-spanned="1">
              <text:p>POST /api/spots/:spotId/bookings</text:p>
            </table:table-cell>
            <table:covered-table-cell table:number-columns-repeated="2"/>
            <table:covered-table-cell table:style-name="ce90"/>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office:annotation draw:style-name="gr6" draw:text-style-name="P2" svg:width="0.03pt" svg:height="789.48pt" svg:x="0pt" svg:y="-394.7pt" draw:caption-point-x="349.65pt" draw:caption-point-y="917.72pt">
                <dc:date>2025-03-31T00:00:00</dc:date>
                <text:p text:style-name="P1">Require proper authorization: Spot must NOT belong to the current user</text:p>
              </office:annotation>
              <text:p>Authorization</text:p>
            </table:table-cell>
            <table:covered-table-cell table:style-name="ce90"/>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74" table:formula="of:=FALSE()" office:value-type="float" office:value="0" calcext:value-type="float">
              <text:p>0</text:p>
            </table:table-cell>
            <table:covered-table-cell table:style-name="ce90"/>
            <table:table-cell table:number-columns-repeated="1020"/>
          </table:table-row>
          <table:table-row table:style-name="ro8" table:visibility="collapse">
            <table:table-cell table:style-name="ce59" table:number-columns-spanned="3" table:number-rows-spanned="1"/>
            <table:covered-table-cell table:number-columns-repeated="2" table:style-name="ce75"/>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201</text:p>
            </table:table-cell>
            <table:table-cell table:style-name="ce73" office:value-type="string" calcext:value-type="string">
              <office:annotation draw:style-name="gr6" draw:text-style-name="P2" svg:width="0.03pt" svg:height="1875.57pt" svg:x="0pt" svg:y="-937.76pt" draw:caption-point-x="233.01pt" draw:caption-point-y="1460.78pt">
                <dc:date>2025-03-31T00:00:00</dc:date>
                <text:p text:style-name="P1">{</text:p>
                <text:p text:style-name="P1"><text:s text:c="2"/>"id": 1,</text:p>
                <text:p text:style-name="P1"><text:s text:c="2"/>"spotId": 1,</text:p>
                <text:p text:style-name="P1"><text:s text:c="2"/>"userId": 2,</text:p>
                <text:p text:style-name="P1"><text:s text:c="2"/>"startDate": "2021-11-19",</text:p>
                <text:p text:style-name="P1"><text:s text:c="2"/>"endDate": "2021-11-20",</text:p>
                <text:p text:style-name="P1"><text:s text:c="2"/>"createdAt": "2021-11-19 20:39:36",</text:p>
                <text:p text:style-name="P1"><text:s text:c="2"/>"updatedAt": "2021-11-19 20:39:36"</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82"/>
            <table:covered-table-cell table:style-name="ce90"/>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Error response: Body validation errors</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6" draw:text-style-name="P2" svg:width="0.03pt" svg:height="1752.41pt" svg:x="0pt" svg:y="-876.16pt" draw:caption-point-x="233.01pt" draw:caption-point-y="1399.18pt">
                <dc:date>2025-03-31T00:00:00</dc:date>
                <text:p text:style-name="P1">{</text:p>
                <text:p text:style-name="P1"><text:s text:c="2"/>"message": "Bad Request", // (or "Validation error" if generated by Sequelize),</text:p>
                <text:p text:style-name="P1"><text:s text:c="2"/>"errors": {</text:p>
                <text:p text:style-name="P1"><text:s text:c="4"/>"endDate": "endDate cannot be on or before startDate"</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90"/>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87"/>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Spot with the specified id</text:p>
            </table:table-cell>
            <table:covered-table-cell/>
            <table:covered-table-cell table:style-name="ce22"/>
            <table:covered-table-cell table:style-name="ce87"/>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6" draw:text-style-name="P2" svg:width="0.03pt" svg:height="442.37pt" svg:x="0pt" svg:y="-221.16pt" draw:caption-point-x="233.01pt" draw:caption-point-y="744.18pt">
                <dc:date>2025-03-31T00:00:00</dc:date>
                <text:p text:style-name="P1">{</text:p>
                <text:p text:style-name="P1"><text:s text:c="2"/>"message": "Spot couldn't be found"</text:p>
                <text:p text:style-name="P1">}</text:p>
              </office:annotation>
              <text:p>Body Matches API Docs</text:p>
            </table:table-cell>
            <table:table-cell table:style-name="ce81" office:value-type="string" calcext:value-type="string">
              <text:p>Notes</text:p>
            </table:table-cell>
            <table:covered-table-cell table:style-name="ce87"/>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87"/>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87"/>
            <table:table-cell table:number-columns-repeated="1020"/>
          </table:table-row>
          <table:table-row table:style-name="ro8" table:visibility="collapse">
            <table:table-cell table:style-name="ce60" office:value-type="string" calcext:value-type="string" table:number-columns-spanned="3" table:number-rows-spanned="1">
              <text:p>Error response: Booking conflict</text:p>
            </table:table-cell>
            <table:covered-table-cell/>
            <table:covered-table-cell table:style-name="ce22"/>
            <table:covered-table-cell table:style-name="ce87"/>
            <table:table-cell table:number-columns-repeated="1020"/>
          </table:table-row>
          <table:table-row table:style-name="ro8" table:visibility="collapse">
            <table:table-cell table:style-name="ce57" office:value-type="string" calcext:value-type="string">
              <text:p>Status Code - 403</text:p>
            </table:table-cell>
            <table:table-cell table:style-name="ce73" office:value-type="string" calcext:value-type="string">
              <office:annotation draw:style-name="gr7" draw:text-style-name="P2" svg:width="360.4pt" svg:height="84.08pt" svg:x="244.54pt" svg:y="493.85pt" draw:caption-point-x="-11.54pt" draw:caption-point-y="29.17pt">
                <dc:date>2025-03-31T00:00:00</dc:date>
                <text:p text:style-name="P1">{</text:p>
                <text:p text:style-name="P1"><text:s text:c="2"/>"message": "Sorry, this spot is already booked for the specified dates",</text:p>
                <text:p text:style-name="P1"><text:s text:c="2"/>"errors": {</text:p>
                <text:p text:style-name="P1"><text:s text:c="4"/>"startDate": "Start date conflicts with an existing booking",</text:p>
                <text:p text:style-name="P1"><text:s text:c="4"/>"endDate": "End date conflicts with an existing booking"</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87"/>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82"/>
            <table:covered-table-cell table:style-name="ce88"/>
            <table:table-cell table:number-columns-repeated="1020"/>
          </table:table-row>
        </table:table-row-group>
        <table:table-row table:style-name="ro8">
          <table:table-cell table:style-name="ce65" office:value-type="string" calcext:value-type="string" table:number-columns-spanned="3" table:number-rows-spanned="1">
            <office:annotation draw:style-name="gr6" draw:text-style-name="P2" svg:width="0.03pt" svg:height="431.18pt" svg:x="0pt" svg:y="-215.55pt" draw:caption-point-x="349.65pt" draw:caption-point-y="738.57pt">
              <dc:date>2025-03-31T00:00:00</dc:date>
              <text:p text:style-name="P1">Update and return an existing booking.</text:p>
            </office:annotation>
            <text:p>Edit a Booking</text:p>
          </table:table-cell>
          <table:covered-table-cell table:style-name="ce69"/>
          <table:covered-table-cell table:style-name="ce79"/>
          <table:table-cell table:style-name="ce93" table:formula="of:=IF(COUNTIF([.A303:.C319]; 1) = (COUNTIF([.A303:.C319]; 1) + COUNTIF([.A303:.C319]; 0)); &quot;COMPLETE&quot;; &quot;INCOMPLETE&quot;)" office:value-type="string" office:string-value="INCOMPLETE" calcext:value-type="string" table:number-columns-spanned="1" table:number-rows-spanned="20">
            <text:p>INCOMPLETE</text:p>
          </table:table-cell>
          <table:table-cell table:number-columns-repeated="1020"/>
        </table:table-row>
        <table:table-row-group table:display="false">
          <table:table-row table:style-name="ro8" table:visibility="collapse">
            <table:table-cell table:style-name="ce56" office:value-type="string" calcext:value-type="string" table:number-columns-spanned="3" table:number-rows-spanned="1">
              <text:p>PUT /api/bookings/:bookingId</text:p>
            </table:table-cell>
            <table:covered-table-cell table:number-columns-repeated="2"/>
            <table:covered-table-cell table:style-name="ce90"/>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office:annotation draw:style-name="gr6" draw:text-style-name="P2" svg:width="0.03pt" svg:height="778.28pt" svg:x="0pt" svg:y="-389.11pt" draw:caption-point-x="349.65pt" draw:caption-point-y="927.89pt">
                <dc:date>2025-03-31T00:00:00</dc:date>
                <text:p text:style-name="P1">Require proper authorization: Booking must belong to the current user</text:p>
              </office:annotation>
              <text:p>Authorization</text:p>
            </table:table-cell>
            <table:covered-table-cell table:style-name="ce90"/>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74" table:formula="of:=FALSE()" office:value-type="float" office:value="0" calcext:value-type="float">
              <text:p>0</text:p>
            </table:table-cell>
            <table:covered-table-cell table:style-name="ce90"/>
            <table:table-cell table:number-columns-repeated="1020"/>
          </table:table-row>
          <table:table-row table:style-name="ro8" table:visibility="collapse">
            <table:table-cell table:style-name="ce59" table:number-columns-spanned="3" table:number-rows-spanned="1"/>
            <table:covered-table-cell table:number-columns-repeated="2" table:style-name="ce75"/>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6" draw:text-style-name="P2" svg:width="0.03pt" svg:height="1875.57pt" svg:x="0pt" svg:y="-937.76pt" draw:caption-point-x="233.01pt" draw:caption-point-y="1476.54pt">
                <dc:date>2025-03-31T00:00:00</dc:date>
                <text:p text:style-name="P1">{</text:p>
                <text:p text:style-name="P1"><text:s text:c="2"/>"id": 1,</text:p>
                <text:p text:style-name="P1"><text:s text:c="2"/>"spotId": 1,</text:p>
                <text:p text:style-name="P1"><text:s text:c="2"/>"userId": 2,</text:p>
                <text:p text:style-name="P1"><text:s text:c="2"/>"startDate": "2021-11-19",</text:p>
                <text:p text:style-name="P1"><text:s text:c="2"/>"endDate": "2021-11-20",</text:p>
                <text:p text:style-name="P1"><text:s text:c="2"/>"createdAt": "2021-11-19 20:39:36",</text:p>
                <text:p text:style-name="P1"><text:s text:c="2"/>"updatedAt": "2021-11-20 10:06:40"</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82"/>
            <table:covered-table-cell table:style-name="ce90"/>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Error response: Body validation errors</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6" draw:text-style-name="P2" svg:width="0.03pt" svg:height="1707.62pt" svg:x="0pt" svg:y="-853.77pt" draw:caption-point-x="233.01pt" draw:caption-point-y="1392.55pt">
                <dc:date>2025-03-31T00:00:00</dc:date>
                <text:p text:style-name="P1">{</text:p>
                <text:p text:style-name="P1"><text:s text:c="2"/>"message": "Bad Request", // (or "Validation error" if generated by Sequelize),</text:p>
                <text:p text:style-name="P1"><text:s text:c="2"/>"errors": {</text:p>
                <text:p text:style-name="P1"><text:s text:c="4"/>"endDate": "endDate cannot come before startDate"</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90"/>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87"/>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Booking with the specified id</text:p>
            </table:table-cell>
            <table:covered-table-cell/>
            <table:covered-table-cell table:style-name="ce22"/>
            <table:covered-table-cell table:style-name="ce87"/>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6" draw:text-style-name="P2" svg:width="0.03pt" svg:height="475.97pt" svg:x="0pt" svg:y="-237.94pt" draw:caption-point-x="233.01pt" draw:caption-point-y="776.72pt">
                <dc:date>2025-03-31T00:00:00</dc:date>
                <text:p text:style-name="P1">{</text:p>
                <text:p text:style-name="P1"><text:s text:c="2"/>"message": "Booking couldn't be found"</text:p>
                <text:p text:style-name="P1">}</text:p>
              </office:annotation>
              <text:p>Body Matches API Docs</text:p>
            </table:table-cell>
            <table:table-cell table:style-name="ce81" office:value-type="string" calcext:value-type="string">
              <text:p>Notes</text:p>
            </table:table-cell>
            <table:covered-table-cell table:style-name="ce87"/>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87"/>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87"/>
            <table:table-cell table:number-columns-repeated="1020"/>
          </table:table-row>
          <table:table-row table:style-name="ro8" table:visibility="collapse">
            <table:table-cell table:style-name="ce60" office:value-type="string" calcext:value-type="string" table:number-columns-spanned="3" table:number-rows-spanned="1">
              <text:p>Error response: Booking conflict</text:p>
            </table:table-cell>
            <table:covered-table-cell/>
            <table:covered-table-cell table:style-name="ce22"/>
            <table:covered-table-cell table:style-name="ce87"/>
            <table:table-cell table:number-columns-repeated="1020"/>
          </table:table-row>
          <table:table-row table:style-name="ro8" table:visibility="collapse">
            <table:table-cell table:style-name="ce57" office:value-type="string" calcext:value-type="string">
              <text:p>Status Code - 403</text:p>
            </table:table-cell>
            <table:table-cell table:style-name="ce73" office:value-type="string" calcext:value-type="string">
              <office:annotation draw:style-name="gr8" draw:text-style-name="P2" svg:width="360.4pt" svg:height="84.08pt" svg:x="244.54pt" svg:y="509.58pt" draw:caption-point-x="-11.54pt" draw:caption-point-y="29.2pt">
                <dc:date>2025-03-31T00:00:00</dc:date>
                <text:p text:style-name="P1">{</text:p>
                <text:p text:style-name="P1"><text:s text:c="2"/>"message": "Sorry, this spot is already booked for the specified dates",</text:p>
                <text:p text:style-name="P1"><text:s text:c="2"/>"errors": {</text:p>
                <text:p text:style-name="P1"><text:s text:c="4"/>"startDate": "Start date conflicts with an existing booking",</text:p>
                <text:p text:style-name="P1"><text:s text:c="4"/>"endDate": "End date conflicts with an existing booking"</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87"/>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88"/>
            <table:table-cell table:number-columns-repeated="1020"/>
          </table:table-row>
        </table:table-row-group>
        <table:table-row table:style-name="ro8">
          <table:table-cell table:style-name="ce66" office:value-type="string" calcext:value-type="string" table:number-columns-spanned="3" table:number-rows-spanned="1">
            <office:annotation draw:style-name="gr6" draw:text-style-name="P2" svg:width="0.03pt" svg:height="308.01pt" svg:x="0pt" svg:y="-153.98pt" draw:caption-point-x="349.65pt" draw:caption-point-y="692.76pt">
              <dc:date>2025-03-31T00:00:00</dc:date>
              <text:p text:style-name="P1">Delete an existing booking.</text:p>
            </office:annotation>
            <text:p>Delete a Booking</text:p>
          </table:table-cell>
          <table:covered-table-cell table:style-name="ce69"/>
          <table:covered-table-cell table:style-name="ce79"/>
          <table:table-cell table:style-name="ce86" table:formula="of:=IF(COUNTIF([.A323:.C331]; 1) = (COUNTIF([.A323:.C331]; 1) + COUNTIF([.A323:.C331]; 0)); &quot;COMPLETE&quot;; &quot;INCOMPLETE&quot;)" office:value-type="string" office:string-value="INCOMPLETE" calcext:value-type="string" table:number-columns-spanned="1" table:number-rows-spanned="12">
            <text:p>INCOMPLETE</text:p>
          </table:table-cell>
          <table:table-cell table:number-columns-repeated="1020"/>
        </table:table-row>
        <table:table-row-group>
          <table:table-row table:style-name="ro8" table:visibility="collapse">
            <table:table-cell table:style-name="ce56" office:value-type="string" calcext:value-type="string" table:number-columns-spanned="3" table:number-rows-spanned="1">
              <text:p>DELETE /api/bookings/:bookingId</text:p>
            </table:table-cell>
            <table:covered-table-cell table:number-columns-repeated="2"/>
            <table:covered-table-cell table:style-name="ce90"/>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office:annotation draw:style-name="gr6" draw:text-style-name="P2" svg:width="0.03pt" svg:height="1270.94pt" svg:x="0pt" svg:y="-635.44pt" draw:caption-point-x="349.65pt" draw:caption-point-y="1189.96pt">
                <dc:date>2025-03-31T00:00:00</dc:date>
                <text:p text:style-name="P1">Require proper authorization: Booking must belong to the current user or the Spot must belong to the current user</text:p>
              </office:annotation>
              <text:p>Authorization</text:p>
            </table:table-cell>
            <table:covered-table-cell table:style-name="ce90"/>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74" table:formula="of:=FALSE()" office:value-type="float" office:value="0" calcext:value-type="float">
              <text:p>0</text:p>
            </table:table-cell>
            <table:covered-table-cell table:style-name="ce90"/>
            <table:table-cell table:number-columns-repeated="1020"/>
          </table:table-row>
          <table:table-row table:style-name="ro8" table:visibility="collapse">
            <table:table-cell table:style-name="ce59" table:number-columns-spanned="3" table:number-rows-spanned="1"/>
            <table:covered-table-cell table:number-columns-repeated="2" table:style-name="ce75"/>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6" draw:text-style-name="P2" svg:width="0.03pt" svg:height="419.98pt" svg:x="0pt" svg:y="-209.96pt" draw:caption-point-x="233.01pt" draw:caption-point-y="764.48pt">
                <dc:date>2025-03-31T00:00:00</dc:date>
                <text:p text:style-name="P1">{</text:p>
                <text:p text:style-name="P1"><text:s text:c="2"/>"message": "Successfully deleted"</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82"/>
            <table:covered-table-cell table:style-name="ce90"/>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Booking with the specified id</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9" draw:text-style-name="P2" svg:width="360.4pt" svg:height="42.75pt" svg:x="244.54pt" svg:y="561.74pt" draw:caption-point-x="-11.54pt" draw:caption-point-y="-7.23pt">
                <dc:date>2025-03-31T00:00:00</dc:date>
                <text:p text:style-name="P1">{</text:p>
                <text:p text:style-name="P1"><text:s text:c="2"/>"message": "Booking couldn't be found"</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92"/>
            <table:table-cell table:number-columns-repeated="1020"/>
          </table:table-row>
        </table:table-row-group>
        <table:table-row table:style-name="ro7" table:number-rows-repeated="1048244">
          <table:table-cell table:number-columns-repeated="1024"/>
        </table:table-row>
        <table:table-row table:style-name="ro7">
          <table:table-cell table:number-columns-repeated="1024"/>
        </table:table-row>
        <calcext:conditional-formats>
          <calcext:conditional-format calcext:target-range-address="Airbnb.D11:Airbnb.D11 Airbnb.D23:Airbnb.D34 Airbnb.D39:Airbnb.D50 Airbnb.D55:Airbnb.D118 Airbnb.D123:Airbnb.D166 Airbnb.D175:Airbnb.D186 Airbnb.D191:Airbnb.D202 Airbnb.D207:Airbnb.D254 Airbnb.D256:Airbnb.D275 Airbnb.D280:Airbnb.D291 Airbnb.D300:Airbnb.D311 Airbnb.D320:Airbnb.D331">
            <calcext:condition calcext:apply-style-name="ConditionalStyle_1" calcext:value="=&quot;INCOMPLETE&quot;" calcext:base-cell-address="Airbnb.D11"/>
          </calcext:conditional-format>
          <calcext:conditional-format calcext:target-range-address="Airbnb.D11:Airbnb.D11 Airbnb.D23:Airbnb.D34 Airbnb.D39:Airbnb.D50 Airbnb.D55:Airbnb.D118 Airbnb.D123:Airbnb.D166 Airbnb.D175:Airbnb.D186 Airbnb.D191:Airbnb.D202 Airbnb.D207:Airbnb.D254 Airbnb.D256:Airbnb.D275 Airbnb.D280:Airbnb.D291 Airbnb.D300:Airbnb.D311 Airbnb.D320:Airbnb.D331">
            <calcext:condition calcext:apply-style-name="ConditionalStyle_2" calcext:value="=&quot;COMPLETE&quot;" calcext:base-cell-address="Airbnb.D11"/>
          </calcext:conditional-format>
          <calcext:conditional-format calcext:target-range-address="Airbnb.H7:Airbnb.H7">
            <calcext:condition calcext:apply-style-name="ConditionalStyle_3" calcext:value="contains-text(&quot;COMPLETE&quot;)" calcext:base-cell-address="Airbnb.H7"/>
          </calcext:conditional-format>
          <calcext:conditional-format calcext:target-range-address="Airbnb.H7:Airbnb.H7">
            <calcext:condition calcext:apply-style-name="ConditionalStyle_4" calcext:value="contains-text(&quot;INCOMPLETE&quot;)" calcext:base-cell-address="Airbnb.H7"/>
          </calcext:conditional-format>
        </calcext:conditional-formats>
      </table:table>
      <table:table table:name="Meetup" table:style-name="ta4">
        <table:table-column table:style-name="co7" table:number-columns-repeated="4" table:default-cell-style-name="Default"/>
        <table:table-column table:style-name="co8" table:default-cell-style-name="Default"/>
        <table:table-column table:style-name="co9" table:default-cell-style-name="Default"/>
        <table:table-column table:style-name="co8" table:default-cell-style-name="Default"/>
        <table:table-column table:style-name="co10" table:default-cell-style-name="Default"/>
        <table:table-column table:style-name="co2" table:number-columns-repeated="1016" table:default-cell-style-name="Default"/>
        <table:table-row table:style-name="ro8">
          <table:table-cell table:style-name="ce5" office:value-type="string" calcext:value-type="string" table:number-columns-spanned="2" table:number-rows-spanned="1">
            <text:p>Name</text:p>
          </table:table-cell>
          <table:covered-table-cell table:style-name="ce20"/>
          <table:table-cell table:style-name="ce29" office:value-type="string" calcext:value-type="string" table:number-columns-spanned="2" table:number-rows-spanned="1">
            <text:p>Repo Link</text:p>
          </table:table-cell>
          <table:covered-table-cell table:style-name="ce20"/>
          <table:table-cell table:style-name="ce49"/>
          <table:table-cell table:style-name="ce5" office:value-type="string" calcext:value-type="string">
            <text:p>Routes Passing</text:p>
          </table:table-cell>
          <table:table-cell table:style-name="ce49"/>
          <table:table-cell table:style-name="ce5" office:value-type="string" calcext:value-type="string">
            <text:p>Required Endpoints</text:p>
          </table:table-cell>
          <table:table-cell table:number-columns-repeated="1016"/>
        </table:table-row>
        <table:table-row table:style-name="ro8">
          <table:table-cell table:style-name="ce47" table:number-columns-spanned="2" table:number-rows-spanned="1"/>
          <table:covered-table-cell table:style-name="ce21"/>
          <table:table-cell table:style-name="ce77" table:number-columns-spanned="2" table:number-rows-spanned="1"/>
          <table:covered-table-cell table:style-name="ce21"/>
          <table:table-cell table:style-name="ce49"/>
          <table:table-cell table:style-name="ce95" table:formula="of:=COUNTIF([.D10:.D644]; &quot;COMPLETE&quot;) &amp; &quot;/&quot; &amp; COUNTA([.D10:.D644])" office:value-type="string" office:string-value="0/31" calcext:value-type="string">
            <text:p>0/31</text:p>
          </table:table-cell>
          <table:table-cell table:style-name="ce49"/>
          <table:table-cell table:style-name="ce99" office:value-type="string" calcext:value-type="string">
            <text:p>GET /api/session</text:p>
          </table:table-cell>
          <table:table-cell table:number-columns-repeated="1016"/>
        </table:table-row>
        <table:table-row table:style-name="ro8">
          <table:table-cell table:style-name="ce7" office:value-type="string" calcext:value-type="string" table:number-columns-spanned="2" table:number-rows-spanned="1">
            <text:p>Cohort</text:p>
          </table:table-cell>
          <table:covered-table-cell table:style-name="ce22"/>
          <table:table-cell table:style-name="ce30" office:value-type="string" calcext:value-type="string" table:number-columns-spanned="2" table:number-rows-spanned="1">
            <text:p>Live Application Link</text:p>
          </table:table-cell>
          <table:covered-table-cell table:style-name="ce22"/>
          <table:table-cell table:style-name="ce49"/>
          <table:table-cell table:style-name="ce7" office:value-type="string" calcext:value-type="string">
            <text:p>Percent Passing</text:p>
          </table:table-cell>
          <table:table-cell table:style-name="ce49"/>
          <table:table-cell table:style-name="ce99" office:value-type="string" calcext:value-type="string">
            <text:p>POST /api/session</text:p>
          </table:table-cell>
          <table:table-cell table:number-columns-repeated="1016"/>
        </table:table-row>
        <table:table-row table:style-name="ro8">
          <table:table-cell table:style-name="ce48" table:number-columns-spanned="2" table:number-rows-spanned="1"/>
          <table:covered-table-cell table:style-name="ce68"/>
          <table:table-cell table:style-name="ce78" table:number-columns-spanned="2" table:number-rows-spanned="1"/>
          <table:covered-table-cell table:style-name="ce23"/>
          <table:table-cell table:style-name="ce49"/>
          <table:table-cell table:style-name="ce96" table:formula="of:=COUNTIF([.D7:.D644]; &quot;COMPLETE&quot;) / COUNTA([.D7:.D644]) * 100%" office:value-type="percentage" office:value="0" calcext:value-type="percentage">
            <text:p>0.00%</text:p>
          </table:table-cell>
          <table:table-cell table:style-name="ce49"/>
          <table:table-cell table:style-name="ce99" office:value-type="string" calcext:value-type="string">
            <text:p>POST /api/users</text:p>
          </table:table-cell>
          <table:table-cell table:number-columns-repeated="1016"/>
        </table:table-row>
        <table:table-row table:style-name="ro8">
          <table:table-cell table:style-name="ce49" table:number-columns-repeated="5"/>
          <table:table-cell/>
          <table:table-cell table:style-name="ce49"/>
          <table:table-cell table:style-name="ce99" office:value-type="string" calcext:value-type="string">
            <text:p>All /api/groups routes</text:p>
          </table:table-cell>
          <table:table-cell table:number-columns-repeated="1016"/>
        </table:table-row>
        <table:table-row table:style-name="ro8">
          <table:table-cell table:style-name="ce50" office:value-type="string" calcext:value-type="string" table:number-columns-spanned="4" table:number-rows-spanned="4">
            <text:p>Routes Required To Pass: 24 / 31</text:p>
          </table:table-cell>
          <table:covered-table-cell table:number-columns-repeated="3"/>
          <table:table-cell table:style-name="ce49"/>
          <table:table-cell table:number-columns-repeated="2"/>
          <table:table-cell table:style-name="ce100" office:value-type="string" calcext:value-type="string">
            <text:p>All /api/events routes</text:p>
          </table:table-cell>
          <table:table-cell table:number-columns-repeated="1016"/>
        </table:table-row>
        <table:table-row table:style-name="ro9">
          <table:covered-table-cell table:number-columns-repeated="4"/>
          <table:table-cell table:style-name="ce49"/>
          <table:table-cell table:style-name="ce40" office:value-type="string" calcext:value-type="string">
            <text:p>Legend</text:p>
          </table:table-cell>
          <table:table-cell table:style-name="ce45"/>
          <table:table-cell table:style-name="ce142"/>
          <table:table-cell table:number-columns-repeated="1016"/>
        </table:table-row>
        <table:table-row table:style-name="ro8">
          <table:covered-table-cell table:number-columns-repeated="4"/>
          <table:table-cell table:style-name="ce49"/>
          <table:table-cell table:style-name="ce41" office:value-type="string" calcext:value-type="string">
            <text:p>GET</text:p>
          </table:table-cell>
          <table:table-cell table:style-name="ce45"/>
          <table:table-cell table:number-columns-repeated="1017"/>
        </table:table-row>
        <table:table-row table:style-name="ro8">
          <table:covered-table-cell table:number-columns-repeated="4"/>
          <table:table-cell table:style-name="ce49"/>
          <table:table-cell table:style-name="ce42" office:value-type="string" calcext:value-type="string">
            <text:p>POST</text:p>
          </table:table-cell>
          <table:table-cell table:style-name="ce45"/>
          <table:table-cell table:number-columns-repeated="1017"/>
        </table:table-row>
        <table:table-row table:style-name="ro8">
          <table:table-cell table:style-name="ce49" table:number-columns-repeated="5"/>
          <table:table-cell table:style-name="ce43" office:value-type="string" calcext:value-type="string">
            <text:p>PUT</text:p>
          </table:table-cell>
          <table:table-cell table:style-name="ce45"/>
          <table:table-cell table:number-columns-repeated="1017"/>
        </table:table-row>
        <table:table-row table:style-name="ro8">
          <table:table-cell table:style-name="ce51" office:value-type="string" calcext:value-type="string" table:number-columns-spanned="3" table:number-rows-spanned="1">
            <office:annotation draw:style-name="gr6" draw:text-style-name="P2" svg:width="0.03pt" svg:height="733.49pt" svg:x="0pt" svg:y="-366.72pt" draw:caption-point-x="349.65pt" draw:caption-point-y="527.5pt">
              <dc:date>2025-03-31T00:00:00</dc:date>
              <text:p text:style-name="P1">Returns the information about the current user that is logged in.</text:p>
            </office:annotation>
            <text:p>Get the Current User</text:p>
          </table:table-cell>
          <table:covered-table-cell table:style-name="ce69"/>
          <table:covered-table-cell table:style-name="ce79"/>
          <table:table-cell table:style-name="ce129" table:formula="of:=IF(COUNTIF([.A14:.C22]; 1) = (COUNTIF([.A14:.C22]; 1) + COUNTIF([.A14:.C22]; 0)); &quot;COMPLETE&quot;; &quot;INCOMPLETE&quot;)" office:value-type="string" office:string-value="INCOMPLETE" calcext:value-type="string" table:number-columns-spanned="1" table:number-rows-spanned="12">
            <text:p>INCOMPLETE</text:p>
          </table:table-cell>
          <table:table-cell table:style-name="ce94"/>
          <table:table-cell table:style-name="ce44" office:value-type="string" calcext:value-type="string">
            <text:p>DELETE</text:p>
          </table:table-cell>
          <table:table-cell table:style-name="ce45"/>
          <table:table-cell table:number-columns-repeated="1017"/>
        </table:table-row>
        <table:table-row-group table:display="false">
          <table:table-row table:style-name="ro8" table:visibility="collapse">
            <table:table-cell table:style-name="ce13" office:value-type="string" calcext:value-type="string" table:number-columns-spanned="3" table:number-rows-spanned="1">
              <text:p>GET /api/session</text:p>
            </table:table-cell>
            <table:covered-table-cell/>
            <table:covered-table-cell table:style-name="ce22"/>
            <table:covered-table-cell table:style-name="ce130"/>
            <table:table-cell table:style-name="ce94"/>
            <table:table-cell table:number-columns-repeated="1019"/>
          </table:table-row>
          <table:table-row table:style-name="ro8" table:visibility="collapse">
            <table:table-cell table:style-name="ce14" office:value-type="string" calcext:value-type="string">
              <text:p>Correct Endpoint</text:p>
            </table:table-cell>
            <table:table-cell table:style-name="ce25" office:value-type="string" calcext:value-type="string">
              <text:p>Authentication</text:p>
            </table:table-cell>
            <table:table-cell table:style-name="ce32" office:value-type="string" calcext:value-type="string">
              <text:p>Authorization</text:p>
            </table:table-cell>
            <table:covered-table-cell table:style-name="ce130"/>
            <table:table-cell table:style-name="ce94"/>
            <table:table-cell table:number-columns-repeated="1019"/>
          </table:table-row>
          <table:table-row table:style-name="ro8" table:visibility="collapse">
            <table:table-cell table:style-name="ce15" table:formula="of:=FALSE()" office:value-type="float" office:value="0" calcext:value-type="float">
              <text:p>0</text:p>
            </table:table-cell>
            <table:table-cell table:style-name="ce70" office:value-type="string" calcext:value-type="string">
              <text:p>N/A</text:p>
            </table:table-cell>
            <table:table-cell table:style-name="ce77" office:value-type="string" calcext:value-type="string">
              <text:p>N/A</text:p>
            </table:table-cell>
            <table:covered-table-cell table:style-name="ce130"/>
            <table:table-cell table:style-name="ce94"/>
            <table:table-cell table:number-columns-repeated="1019"/>
          </table:table-row>
          <table:table-row table:style-name="ro9" table:visibility="collapse">
            <table:table-cell table:style-name="ce52" table:number-columns-spanned="3" table:number-rows-spanned="1"/>
            <table:covered-table-cell table:style-name="ce27"/>
            <table:covered-table-cell table:style-name="ce21"/>
            <table:covered-table-cell table:style-name="ce130"/>
            <table:table-cell table:style-name="ce94"/>
            <table:table-cell table:style-name="ce74" table:number-columns-repeated="2"/>
            <table:table-cell table:style-name="ce97" table:number-columns-repeated="23"/>
            <table:table-cell table:number-columns-repeated="994"/>
          </table:table-row>
          <table:table-row table:style-name="ro9" table:visibility="collapse">
            <table:table-cell table:style-name="ce13" office:value-type="string" calcext:value-type="string" table:number-columns-spanned="3" table:number-rows-spanned="1">
              <text:p>Successful Response when there is a logged in user</text:p>
            </table:table-cell>
            <table:covered-table-cell/>
            <table:covered-table-cell table:style-name="ce22"/>
            <table:covered-table-cell table:style-name="ce130"/>
            <table:table-cell table:style-name="ce94"/>
            <table:table-cell table:style-name="ce74" table:number-columns-repeated="2"/>
            <table:table-cell table:style-name="ce97" table:number-columns-repeated="23"/>
            <table:table-cell table:number-columns-repeated="994"/>
          </table:table-row>
          <table:table-row table:style-name="ro9" table:visibility="collapse">
            <table:table-cell table:style-name="ce14" office:value-type="string" calcext:value-type="string">
              <text:p>Status Code - 200</text:p>
            </table:table-cell>
            <table:table-cell table:style-name="ce25" office:value-type="string" calcext:value-type="string">
              <office:annotation draw:style-name="gr7" draw:text-style-name="P2" svg:width="360.4pt" svg:height="106.47pt" svg:x="244.54pt" svg:y="136.15pt" draw:caption-point-x="-11.54pt" draw:caption-point-y="40.37pt">
                <dc:date>2025-03-31T00:00:00</dc:date>
                <text:p text:style-name="P1">{</text:p>
                <text:p text:style-name="P1"><text:s text:c="2"/>"user": {</text:p>
                <text:p text:style-name="P1"><text:s text:c="4"/>"id": 1,</text:p>
                <text:p text:style-name="P1"><text:s text:c="4"/>"firstName": "John",</text:p>
                <text:p text:style-name="P1"><text:s text:c="4"/>"lastName": "Smith",</text:p>
                <text:p text:style-name="P1"><text:s text:c="4"/>"email": "john.smith@gmail.com",</text:p>
                <text:p text:style-name="P1"><text:s text:c="4"/>"username": "JohnSmith"</text:p>
                <text:p text:style-name="P1"><text:s text:c="2"/>}</text:p>
                <text:p text:style-name="P1">}</text:p>
              </office:annotation>
              <text:p>Body Matches API Docs</text:p>
            </table:table-cell>
            <table:table-cell table:style-name="ce32" office:value-type="string" calcext:value-type="string">
              <text:p>Notes</text:p>
            </table:table-cell>
            <table:covered-table-cell table:style-name="ce130"/>
            <table:table-cell table:style-name="ce94"/>
            <table:table-cell table:style-name="ce97" table:number-columns-repeated="25"/>
            <table:table-cell table:number-columns-repeated="994"/>
          </table:table-row>
          <table:table-row table:style-name="ro9" table:visibility="collapse">
            <table:table-cell table:style-name="ce15" table:formula="of:=FALSE()" office:value-type="float" office:value="0" calcext:value-type="float">
              <text:p>0</text:p>
            </table:table-cell>
            <table:table-cell table:style-name="ce71" table:formula="of:=FALSE()" office:value-type="float" office:value="0" calcext:value-type="float">
              <text:p>0</text:p>
            </table:table-cell>
            <table:table-cell table:style-name="ce16"/>
            <table:covered-table-cell table:style-name="ce130"/>
            <table:table-cell table:style-name="ce94"/>
            <table:table-cell table:style-name="ce97" table:number-columns-repeated="25"/>
            <table:table-cell table:number-columns-repeated="994"/>
          </table:table-row>
          <table:table-row table:style-name="ro8" table:visibility="collapse">
            <table:table-cell table:style-name="ce53" table:number-columns-spanned="3" table:number-rows-spanned="1"/>
            <table:covered-table-cell table:style-name="ce27"/>
            <table:covered-table-cell table:style-name="ce21"/>
            <table:covered-table-cell table:style-name="ce130"/>
            <table:table-cell table:number-columns-repeated="1020"/>
          </table:table-row>
          <table:table-row table:style-name="ro8" table:visibility="collapse">
            <table:table-cell table:style-name="ce13" office:value-type="string" calcext:value-type="string" table:number-columns-spanned="3" table:number-rows-spanned="1">
              <text:p>Successful Response when there is no logged in user</text:p>
            </table:table-cell>
            <table:covered-table-cell/>
            <table:covered-table-cell table:style-name="ce22"/>
            <table:covered-table-cell table:style-name="ce130"/>
            <table:table-cell table:number-columns-repeated="1020"/>
          </table:table-row>
          <table:table-row table:style-name="ro8" table:visibility="collapse">
            <table:table-cell table:style-name="ce14" office:value-type="string" calcext:value-type="string">
              <text:p>Status Code - 200</text:p>
            </table:table-cell>
            <table:table-cell table:style-name="ce25" office:value-type="string" calcext:value-type="string">
              <office:annotation draw:style-name="gr7" draw:text-style-name="P2" svg:width="360.4pt" svg:height="39.29pt" svg:x="244.54pt" svg:y="169.74pt" draw:caption-point-x="-11.54pt" draw:caption-point-y="6.77pt">
                <dc:date>2025-03-31T00:00:00</dc:date>
                <text:p text:style-name="P1">{</text:p>
                <text:p text:style-name="P1"><text:s text:c="2"/>"user": null</text:p>
                <text:p text:style-name="P1">}</text:p>
              </office:annotation>
              <text:p>Body Matches API Docs</text:p>
            </table:table-cell>
            <table:table-cell table:style-name="ce32" office:value-type="string" calcext:value-type="string">
              <text:p>Notes</text:p>
            </table:table-cell>
            <table:covered-table-cell table:style-name="ce130"/>
            <table:table-cell table:number-columns-repeated="1020"/>
          </table:table-row>
          <table:table-row table:style-name="ro8" table:visibility="collapse">
            <table:table-cell table:style-name="ce54" table:formula="of:=FALSE()" office:value-type="float" office:value="0" calcext:value-type="float">
              <text:p>0</text:p>
            </table:table-cell>
            <table:table-cell table:style-name="ce72" table:formula="of:=FALSE()" office:value-type="float" office:value="0" calcext:value-type="float">
              <text:p>0</text:p>
            </table:table-cell>
            <table:table-cell table:style-name="ce31"/>
            <table:covered-table-cell table:style-name="ce131"/>
            <table:table-cell table:number-columns-repeated="1020"/>
          </table:table-row>
        </table:table-row-group>
        <table:table-row table:style-name="ro8">
          <table:table-cell table:style-name="ce55" office:value-type="string" calcext:value-type="string" table:number-columns-spanned="3" table:number-rows-spanned="1">
            <office:annotation draw:style-name="gr6" draw:text-style-name="P2" svg:width="0.03pt" svg:height="1002.22pt" svg:x="0pt" svg:y="-501.08pt" draw:caption-point-x="349.65pt" draw:caption-point-y="677.59pt">
              <dc:date>2025-03-31T00:00:00</dc:date>
              <text:p text:style-name="P1">Logs in a current user with valid credentials and returns the current user's information.</text:p>
            </office:annotation>
            <text:p>Log In a User</text:p>
          </table:table-cell>
          <table:covered-table-cell table:style-name="ce69"/>
          <table:covered-table-cell table:style-name="ce79"/>
          <table:table-cell table:style-name="ce132" table:formula="of:=IF(COUNTIF([.A26:.C38]; 1) = (COUNTIF([.A26:.C38]; 1) + COUNTIF([.A26:.C38]; 0)); &quot;COMPLETE&quot;; &quot;INCOMPLETE&quot;)" office:value-type="string" office:string-value="INCOMPLETE" calcext:value-type="string" table:number-columns-spanned="1" table:number-rows-spanned="16">
            <text:p>INCOMPLETE</text:p>
          </table:table-cell>
          <table:table-cell table:number-columns-repeated="1020"/>
        </table:table-row>
        <table:table-row-group table:display="false">
          <table:table-row table:style-name="ro8" table:visibility="collapse">
            <table:table-cell table:style-name="ce56" office:value-type="string" calcext:value-type="string" table:number-columns-spanned="3" table:number-rows-spanned="1">
              <text:p>POST /api/session</text:p>
            </table:table-cell>
            <table:covered-table-cell table:number-columns-repeated="2"/>
            <table:covered-table-cell table:style-name="ce130"/>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text:p>Authorization</text:p>
            </table:table-cell>
            <table:covered-table-cell table:style-name="ce130"/>
            <table:table-cell table:number-columns-repeated="1020"/>
          </table:table-row>
          <table:table-row table:style-name="ro8" table:visibility="collapse">
            <table:table-cell table:style-name="ce58" table:formula="of:=FALSE()" office:value-type="float" office:value="0" calcext:value-type="float">
              <text:p>0</text:p>
            </table:table-cell>
            <table:table-cell table:number-columns-repeated="2" table:style-name="ce74" office:value-type="string" calcext:value-type="string">
              <text:p>N/A</text:p>
            </table:table-cell>
            <table:covered-table-cell table:style-name="ce130"/>
            <table:table-cell table:number-columns-repeated="1020"/>
          </table:table-row>
          <table:table-row table:style-name="ro8" table:visibility="collapse">
            <table:table-cell table:style-name="ce59" table:number-columns-spanned="3" table:number-rows-spanned="1"/>
            <table:covered-table-cell table:number-columns-repeated="2" table:style-name="ce75"/>
            <table:covered-table-cell table:style-name="ce130"/>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0"/>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8" draw:text-style-name="P2" svg:width="360.4pt" svg:height="106.47pt" svg:x="244.54pt" svg:y="151.88pt" draw:caption-point-x="-11.54pt" draw:caption-point-y="40.39pt">
                <dc:date>2025-03-31T00:00:00</dc:date>
                <text:p text:style-name="P1">{</text:p>
                <text:p text:style-name="P1"><text:s text:c="2"/>"user": {</text:p>
                <text:p text:style-name="P1"><text:s text:c="4"/>"id": 1,</text:p>
                <text:p text:style-name="P1"><text:s text:c="4"/>"firstName": "John",</text:p>
                <text:p text:style-name="P1"><text:s text:c="4"/>"lastName": "Smith",</text:p>
                <text:p text:style-name="P1"><text:s text:c="4"/>"email": "john.smith@gmail.com",</text:p>
                <text:p text:style-name="P1"><text:s text:c="4"/>"username": "JohnSmith"</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130"/>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82"/>
            <table:covered-table-cell table:style-name="ce130"/>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130"/>
            <table:table-cell table:number-columns-repeated="1020"/>
          </table:table-row>
          <table:table-row table:style-name="ro8" table:visibility="collapse">
            <table:table-cell table:style-name="ce60" office:value-type="string" calcext:value-type="string" table:number-columns-spanned="3" table:number-rows-spanned="1">
              <text:p>Error Response: Invalid credentials</text:p>
            </table:table-cell>
            <table:covered-table-cell/>
            <table:covered-table-cell table:style-name="ce22"/>
            <table:covered-table-cell table:style-name="ce130"/>
            <table:table-cell table:number-columns-repeated="1020"/>
          </table:table-row>
          <table:table-row table:style-name="ro8" table:visibility="collapse">
            <table:table-cell table:style-name="ce57" office:value-type="string" calcext:value-type="string">
              <text:p>Status Code - 401</text:p>
            </table:table-cell>
            <table:table-cell table:style-name="ce73" office:value-type="string" calcext:value-type="string">
              <office:annotation draw:style-name="gr6" draw:text-style-name="P2" svg:width="0.03pt" svg:height="408.78pt" svg:x="0pt" svg:y="-204.35pt" draw:caption-point-x="233.01pt" draw:caption-point-y="396.62pt">
                <dc:date>2025-03-31T00:00:00</dc:date>
                <text:p text:style-name="P1">{</text:p>
                <text:p text:style-name="P1"><text:s text:c="2"/>"message": "Invalid credentials"</text:p>
                <text:p text:style-name="P1">}</text:p>
              </office:annotation>
              <text:p>Body Matches API Docs</text:p>
            </table:table-cell>
            <table:table-cell table:style-name="ce81" office:value-type="string" calcext:value-type="string">
              <text:p>Notes</text:p>
            </table:table-cell>
            <table:covered-table-cell table:style-name="ce130"/>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0"/>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130"/>
            <table:table-cell table:number-columns-repeated="1020"/>
          </table:table-row>
          <table:table-row table:style-name="ro8" table:visibility="collapse">
            <table:table-cell table:style-name="ce60" office:value-type="string" calcext:value-type="string" table:number-columns-spanned="3" table:number-rows-spanned="1">
              <text:p>Error response: Body validation errors</text:p>
            </table:table-cell>
            <table:covered-table-cell/>
            <table:covered-table-cell table:style-name="ce22"/>
            <table:covered-table-cell table:style-name="ce130"/>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8" draw:text-style-name="P2" svg:width="360.4pt" svg:height="84.08pt" svg:x="244.54pt" svg:y="163.08pt" draw:caption-point-x="-11.54pt" draw:caption-point-y="29.2pt">
                <dc:date>2025-03-31T00:00:00</dc:date>
                <text:p text:style-name="P1">{</text:p>
                <text:p text:style-name="P1"><text:s text:c="2"/>"message": "Bad Request", // (or "Validation error" if generated by Sequelize),</text:p>
                <text:p text:style-name="P1"><text:s text:c="2"/>"errors": {</text:p>
                <text:p text:style-name="P1"><text:s text:c="4"/>"credential": "Email or username is required",</text:p>
                <text:p text:style-name="P1"><text:s text:c="4"/>"password": "Password is required"</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130"/>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1"/>
            <table:table-cell table:number-columns-repeated="1020"/>
          </table:table-row>
        </table:table-row-group>
        <table:table-row table:style-name="ro8">
          <table:table-cell table:style-name="ce55" office:value-type="string" calcext:value-type="string" table:number-columns-spanned="3" table:number-rows-spanned="1">
            <office:annotation draw:style-name="gr6" draw:text-style-name="P2" svg:width="0.03pt" svg:height="1091.79pt" svg:x="0pt" svg:y="-545.87pt" draw:caption-point-x="349.65pt" draw:caption-point-y="738.14pt">
              <dc:date>2025-03-31T00:00:00</dc:date>
              <text:p text:style-name="P1">Creates a new user, logs them in as the current user, and returns the current user's information.</text:p>
            </office:annotation>
            <text:p>Sign Up a User</text:p>
          </table:table-cell>
          <table:covered-table-cell table:style-name="ce69"/>
          <table:covered-table-cell table:style-name="ce79"/>
          <table:table-cell table:style-name="ce132" table:formula="of:=IF(COUNTIF([.A42:.C54]; 1) = (COUNTIF([.A42:.C54]; 1) + COUNTIF([.A42:.C54]; 0)); &quot;COMPLETE&quot;; &quot;INCOMPLETE&quot;)" office:value-type="string" office:string-value="INCOMPLETE" calcext:value-type="string" table:number-columns-spanned="1" table:number-rows-spanned="16">
            <text:p>INCOMPLETE</text:p>
          </table:table-cell>
          <table:table-cell table:number-columns-repeated="1020"/>
        </table:table-row>
        <table:table-row-group table:display="false">
          <table:table-row table:style-name="ro8" table:visibility="collapse">
            <table:table-cell table:style-name="ce56" office:value-type="string" calcext:value-type="string" table:number-columns-spanned="3" table:number-rows-spanned="1">
              <text:p>POST /api/users</text:p>
            </table:table-cell>
            <table:covered-table-cell table:number-columns-repeated="2"/>
            <table:covered-table-cell table:style-name="ce130"/>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text:p>Authorization</text:p>
            </table:table-cell>
            <table:covered-table-cell table:style-name="ce130"/>
            <table:table-cell table:number-columns-repeated="1020"/>
          </table:table-row>
          <table:table-row table:style-name="ro8" table:visibility="collapse">
            <table:table-cell table:style-name="ce58" table:formula="of:=FALSE()" office:value-type="float" office:value="0" calcext:value-type="float">
              <text:p>0</text:p>
            </table:table-cell>
            <table:table-cell table:number-columns-repeated="2" table:style-name="ce74" office:value-type="string" calcext:value-type="string">
              <text:p>N/A</text:p>
            </table:table-cell>
            <table:covered-table-cell table:style-name="ce130"/>
            <table:table-cell table:number-columns-repeated="1020"/>
          </table:table-row>
          <table:table-row table:style-name="ro8" table:visibility="collapse">
            <table:table-cell table:style-name="ce59" table:number-columns-spanned="3" table:number-rows-spanned="1"/>
            <table:covered-table-cell table:number-columns-repeated="2" table:style-name="ce75"/>
            <table:covered-table-cell table:style-name="ce130"/>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0"/>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7" draw:text-style-name="P2" svg:width="360.4pt" svg:height="106.47pt" svg:x="244.54pt" svg:y="167.64pt" draw:caption-point-x="-11.54pt" draw:caption-point-y="40.37pt">
                <dc:date>2025-03-31T00:00:00</dc:date>
                <text:p text:style-name="P1">{</text:p>
                <text:p text:style-name="P1"><text:s text:c="2"/>"user": {</text:p>
                <text:p text:style-name="P1"><text:s text:c="4"/>"id": 1,</text:p>
                <text:p text:style-name="P1"><text:s text:c="4"/>"firstName": "John",</text:p>
                <text:p text:style-name="P1"><text:s text:c="4"/>"lastName": "Smith",</text:p>
                <text:p text:style-name="P1"><text:s text:c="4"/>"email": "john.smith@gmail.com",</text:p>
                <text:p text:style-name="P1"><text:s text:c="4"/>"username": "JohnSmith"</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130"/>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82"/>
            <table:covered-table-cell table:style-name="ce130"/>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130"/>
            <table:table-cell table:number-columns-repeated="1020"/>
          </table:table-row>
          <table:table-row table:style-name="ro8" table:visibility="collapse">
            <table:table-cell table:style-name="ce60" office:value-type="string" calcext:value-type="string" table:number-columns-spanned="3" table:number-rows-spanned="1">
              <text:p>Error response: User already exists with the specified email</text:p>
            </table:table-cell>
            <table:covered-table-cell/>
            <table:covered-table-cell table:style-name="ce22"/>
            <table:covered-table-cell table:style-name="ce130"/>
            <table:table-cell table:number-columns-repeated="1020"/>
          </table:table-row>
          <table:table-row table:style-name="ro8" table:visibility="collapse">
            <table:table-cell table:style-name="ce57" office:value-type="string" calcext:value-type="string">
              <text:p>Status Code - 500</text:p>
            </table:table-cell>
            <table:table-cell table:style-name="ce73" office:value-type="string" calcext:value-type="string">
              <office:annotation draw:style-name="gr7" draw:text-style-name="P2" svg:width="360.4pt" svg:height="84.08pt" svg:x="244.54pt" svg:y="178.84pt" draw:caption-point-x="-11.54pt" draw:caption-point-y="29.17pt">
                <dc:date>2025-03-31T00:00:00</dc:date>
                <text:p text:style-name="P1">{</text:p>
                <text:p text:style-name="P1"><text:s text:c="2"/>"message": "User already exists",</text:p>
                <text:p text:style-name="P1"><text:s text:c="2"/>"errors": {</text:p>
                <text:p text:style-name="P1"><text:s text:c="4"/>"email": "User with that email already exists",</text:p>
                <text:p text:style-name="P1"><text:s text:c="3"/>"username": "User with that username already exists"</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130"/>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0"/>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130"/>
            <table:table-cell table:number-columns-repeated="1020"/>
          </table:table-row>
          <table:table-row table:style-name="ro8" table:visibility="collapse">
            <table:table-cell table:style-name="ce60" office:value-type="string" calcext:value-type="string" table:number-columns-spanned="3" table:number-rows-spanned="1">
              <text:p>Error response: Body validation errors</text:p>
            </table:table-cell>
            <table:covered-table-cell/>
            <table:covered-table-cell table:style-name="ce22"/>
            <table:covered-table-cell table:style-name="ce130"/>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3" draw:text-style-name="P2" svg:width="360.4pt" svg:height="106.47pt" svg:x="244.54pt" svg:y="175.52pt" draw:caption-point-x="-11.54pt" draw:caption-point-y="32.49pt">
                <dc:date>2025-03-31T00:00:00</dc:date>
                <text:p text:style-name="P1">{</text:p>
                <text:p text:style-name="P1"><text:s text:c="2"/>"message": "Bad Request", // (or "Validation error" if generated by Sequelize),</text:p>
                <text:p text:style-name="P1"><text:s text:c="2"/>"errors": {</text:p>
                <text:p text:style-name="P1"><text:s text:c="4"/>"email": "Invalid email",</text:p>
                <text:p text:style-name="P1"><text:s text:c="4"/>"username": "Username is required",</text:p>
                <text:p text:style-name="P1"><text:s text:c="4"/>"firstName": "First Name is required",</text:p>
                <text:p text:style-name="P1"><text:s text:c="4"/>"lastName": "Last Name is required"</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130"/>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82"/>
            <table:covered-table-cell table:style-name="ce131"/>
            <table:table-cell table:number-columns-repeated="1020"/>
          </table:table-row>
        </table:table-row-group>
        <table:table-row table:style-name="ro8">
          <table:table-cell table:style-name="ce63" office:value-type="string" calcext:value-type="string" table:number-columns-spanned="3" table:number-rows-spanned="1">
            <office:annotation draw:style-name="gr6" draw:text-style-name="P2" svg:width="0.03pt" svg:height="263.23pt" svg:x="0pt" svg:y="-131.58pt" draw:caption-point-x="349.65pt" draw:caption-point-y="339.59pt">
              <dc:date>2025-03-31T00:00:00</dc:date>
              <text:p text:style-name="P1">Returns all the groups.</text:p>
            </office:annotation>
            <text:p>Get all Groups</text:p>
          </table:table-cell>
          <table:covered-table-cell table:style-name="ce69"/>
          <table:covered-table-cell table:style-name="ce79"/>
          <table:table-cell table:style-name="ce133" table:formula="of:=IF(COUNTIF([.A58:.C62]; 1) = (COUNTIF([.A58:.C62]; 1) + COUNTIF([.A58:.C62]; 0)); &quot;COMPLETE&quot;; &quot;INCOMPLETE&quot;)" office:value-type="string" office:string-value="INCOMPLETE" calcext:value-type="string" table:number-columns-spanned="1" table:number-rows-spanned="8">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GET /api/groups</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1" office:value-type="string" calcext:value-type="string">
              <text:p>Authorization</text:p>
            </table:table-cell>
            <table:covered-table-cell table:style-name="ce134"/>
            <table:table-cell table:number-columns-repeated="1020"/>
          </table:table-row>
          <table:table-row table:style-name="ro8" table:visibility="collapse">
            <table:table-cell table:style-name="ce102" table:formula="of:=FALSE()" office:value-type="float" office:value="0" calcext:value-type="float">
              <text:p>0</text:p>
            </table:table-cell>
            <table:table-cell table:style-name="ce74" office:value-type="string" calcext:value-type="string">
              <text:p>N/A</text:p>
            </table:table-cell>
            <table:table-cell table:style-name="ce82" office:value-type="string" calcext:value-type="string">
              <text:p>N/A</text:p>
            </table:table-cell>
            <table:covered-table-cell table:style-name="ce134"/>
            <table:table-cell table:number-columns-repeated="1020"/>
          </table:table-row>
          <table:table-row table:style-name="ro8" table:visibility="collapse">
            <table:table-cell table:style-name="ce103" table:number-columns-spanned="3" table:number-rows-spanned="1"/>
            <table:covered-table-cell/>
            <table:covered-table-cell table:style-name="ce22"/>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4" draw:text-style-name="P2" svg:width="360.4pt" svg:height="218.44pt" svg:x="244.54pt" svg:y="135.27pt" draw:caption-point-x="-11.54pt" draw:caption-point-y="88.5pt">
                <dc:date>2025-03-31T00:00:00</dc:date>
                <text:p text:style-name="P1">{</text:p>
                <text:p text:style-name="P1"><text:s text:c="2"/>"Groups": [</text:p>
                <text:p text:style-name="P1"><text:s text:c="4"/>{</text:p>
                <text:p text:style-name="P1"><text:s text:c="6"/>"id": 1,</text:p>
                <text:p text:style-name="P1"><text:s text:c="6"/>"organizerId": 1,</text:p>
                <text:p text:style-name="P1"><text:s text:c="6"/>"name": "Evening Tennis on the Water",</text:p>
                <text:p text:style-name="P1"><text:s text:c="6"/>"about": "Enjoy rounds of tennis with a tight-nit group of people on the water facing the Brooklyn Bridge. Singles or doubles.",</text:p>
                <text:p text:style-name="P1"><text:s text:c="6"/>"type": "In person",</text:p>
                <text:p text:style-name="P1"><text:s text:c="6"/>"private": true,</text:p>
                <text:p text:style-name="P1"><text:s text:c="6"/>"city": "New York",</text:p>
                <text:p text:style-name="P1"><text:s text:c="6"/>"state": "NY",</text:p>
                <text:p text:style-name="P1"><text:s text:c="6"/>"createdAt": "2021-11-19 20:39:36",</text:p>
                <text:p text:style-name="P1"><text:s text:c="6"/>"updatedAt": "2021-11-19 20:39:36",</text:p>
                <text:p text:style-name="P1"><text:s text:c="6"/>"numMembers": 10,</text:p>
                <text:p text:style-name="P1"><text:s text:c="6"/>"previewImage": "image url",</text:p>
                <text:p text:style-name="P1"><text:s text:c="4"/>}</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104" table:formula="of:=FALSE()" office:value-type="float" office:value="0" calcext:value-type="float">
              <text:p>0</text:p>
            </table:table-cell>
            <table:table-cell table:style-name="ce117" table:formula="of:=FALSE()" office:value-type="float" office:value="0" calcext:value-type="float">
              <text:p>0</text:p>
            </table:table-cell>
            <table:table-cell table:style-name="ce123"/>
            <table:covered-table-cell table:style-name="ce135"/>
            <table:table-cell table:number-columns-repeated="1020"/>
          </table:table-row>
        </table:table-row-group>
        <table:table-row table:style-name="ro8">
          <table:table-cell table:style-name="ce63" office:value-type="string" calcext:value-type="string" table:number-columns-spanned="3" table:number-rows-spanned="1">
            <office:annotation draw:style-name="gr6" draw:text-style-name="P2" svg:width="0.03pt" svg:height="263.23pt" svg:x="0pt" svg:y="-131.58pt" draw:caption-point-x="349.65pt" draw:caption-point-y="355.35pt">
              <dc:date>2025-03-31T00:00:00</dc:date>
              <text:p text:style-name="P1">Returns all the groups.</text:p>
            </office:annotation>
            <text:p>Get all Groups joined or organized by the Current User</text:p>
          </table:table-cell>
          <table:covered-table-cell table:style-name="ce69"/>
          <table:covered-table-cell table:style-name="ce79"/>
          <table:table-cell table:style-name="ce133" table:formula="of:=IF(COUNTIF([.A66:.C70]; 1) = (COUNTIF([.A66:.C70]; 1) + COUNTIF([.A66:.C70]; 0)); &quot;COMPLETE&quot;; &quot;INCOMPLETE&quot;)" office:value-type="string" office:string-value="INCOMPLETE" calcext:value-type="string" table:number-columns-spanned="1" table:number-rows-spanned="8">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GET /api/groups/current</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1" office:value-type="string" calcext:value-type="string">
              <text:p>Authorization</text:p>
            </table:table-cell>
            <table:covered-table-cell table:style-name="ce134"/>
            <table:table-cell table:number-columns-repeated="1020"/>
          </table:table-row>
          <table:table-row table:style-name="ro8" table:visibility="collapse">
            <table:table-cell table:style-name="ce102" table:formula="of:=FALSE()" office:value-type="float" office:value="0" calcext:value-type="float">
              <text:p>0</text:p>
            </table:table-cell>
            <table:table-cell table:style-name="ce97" table:formula="of:=FALSE()" office:value-type="float" office:value="0" calcext:value-type="float">
              <text:p>0</text:p>
            </table:table-cell>
            <table:table-cell table:style-name="ce82" office:value-type="string" calcext:value-type="string">
              <text:p>N/A</text:p>
            </table:table-cell>
            <table:covered-table-cell table:style-name="ce134"/>
            <table:table-cell table:number-columns-repeated="1020"/>
          </table:table-row>
          <table:table-row table:style-name="ro8" table:visibility="collapse">
            <table:table-cell table:style-name="ce103" table:number-columns-spanned="3" table:number-rows-spanned="1"/>
            <table:covered-table-cell/>
            <table:covered-table-cell table:style-name="ce22"/>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4" draw:text-style-name="P2" svg:width="360.4pt" svg:height="218.44pt" svg:x="244.54pt" svg:y="151.03pt" draw:caption-point-x="-11.54pt" draw:caption-point-y="88.5pt">
                <dc:date>2025-03-31T00:00:00</dc:date>
                <text:p text:style-name="P1">{</text:p>
                <text:p text:style-name="P1"><text:s text:c="2"/>"Groups": [</text:p>
                <text:p text:style-name="P1"><text:s text:c="4"/>{</text:p>
                <text:p text:style-name="P1"><text:s text:c="6"/>"id": 1,</text:p>
                <text:p text:style-name="P1"><text:s text:c="6"/>"organizerId": 1,</text:p>
                <text:p text:style-name="P1"><text:s text:c="6"/>"name": "Evening Tennis on the Water",</text:p>
                <text:p text:style-name="P1"><text:s text:c="6"/>"about": "Enjoy rounds of tennis with a tight-nit group of people on the water facing the Brooklyn Bridge. Singles or doubles.",</text:p>
                <text:p text:style-name="P1"><text:s text:c="6"/>"type": "In person",</text:p>
                <text:p text:style-name="P1"><text:s text:c="6"/>"private": true,</text:p>
                <text:p text:style-name="P1"><text:s text:c="6"/>"city": "New York",</text:p>
                <text:p text:style-name="P1"><text:s text:c="6"/>"state": "NY",</text:p>
                <text:p text:style-name="P1"><text:s text:c="6"/>"createdAt": "2021-11-19 20:39:36",</text:p>
                <text:p text:style-name="P1"><text:s text:c="6"/>"updatedAt": "2021-11-19 20:39:36",</text:p>
                <text:p text:style-name="P1"><text:s text:c="6"/>"numMembers": 10,</text:p>
                <text:p text:style-name="P1"><text:s text:c="6"/>"previewImage": "image url",</text:p>
                <text:p text:style-name="P1"><text:s text:c="4"/>}</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104" table:formula="of:=FALSE()" office:value-type="float" office:value="0" calcext:value-type="float">
              <text:p>0</text:p>
            </table:table-cell>
            <table:table-cell table:style-name="ce117" table:formula="of:=FALSE()" office:value-type="float" office:value="0" calcext:value-type="float">
              <text:p>0</text:p>
            </table:table-cell>
            <table:table-cell table:style-name="ce123"/>
            <table:covered-table-cell table:style-name="ce135"/>
            <table:table-cell table:number-columns-repeated="1020"/>
          </table:table-row>
        </table:table-row-group>
        <table:table-row table:style-name="ro8">
          <table:table-cell table:style-name="ce63" office:value-type="string" calcext:value-type="string" table:number-columns-spanned="3" table:number-rows-spanned="1">
            <office:annotation draw:style-name="gr6" draw:text-style-name="P2" svg:width="0.03pt" svg:height="576.74pt" svg:x="0pt" svg:y="-288.34pt" draw:caption-point-x="349.65pt" draw:caption-point-y="527.87pt">
              <dc:date>2025-03-31T00:00:00</dc:date>
              <text:p text:style-name="P1">Returns the details of a group specified by its id.</text:p>
            </office:annotation>
            <text:p>Get details of a Group from an id</text:p>
          </table:table-cell>
          <table:covered-table-cell table:style-name="ce69"/>
          <table:covered-table-cell table:style-name="ce79"/>
          <table:table-cell table:style-name="ce136" table:formula="of:=IF(COUNTIF([.A74:.C82]; 1) = (COUNTIF([.A74:.C82]; 1) + COUNTIF([.A74:.C82]; 0)); &quot;COMPLETE&quot;; &quot;INCOMPLETE&quot;)" office:value-type="string" office:string-value="INCOMPLETE" calcext:value-type="string" table:number-columns-spanned="1" table:number-rows-spanned="12">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GET /api/groups/:group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1" office:value-type="string" calcext:value-type="string">
              <text:p>Authorization</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office:value-type="string" calcext:value-type="string">
              <text:p>N/A</text:p>
            </table:table-cell>
            <table:table-cell table:style-name="ce124" office:value-type="string" calcext:value-type="string">
              <text:p>N/A</text:p>
            </table:table-cell>
            <table:covered-table-cell table:style-name="ce134"/>
            <table:table-cell table:number-columns-repeated="1020"/>
          </table:table-row>
          <table:table-row table:style-name="ro8" table:visibility="collapse">
            <table:table-cell table:style-name="ce106"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9" draw:text-style-name="P2" svg:width="360.4pt" svg:height="475.97pt" svg:x="244.54pt" svg:y="45.89pt" draw:caption-point-x="-11.54pt" draw:caption-point-y="209.37pt">
                <dc:date>2025-03-31T00:00:00</dc:date>
                <text:p text:style-name="P1">{</text:p>
                <text:p text:style-name="P1"><text:s text:c="2"/>"id": 1,</text:p>
                <text:p text:style-name="P1"><text:s text:c="2"/>"organizerId": 1,</text:p>
                <text:p text:style-name="P1"><text:s text:c="2"/>"name": "Evening Tennis on the Water",</text:p>
                <text:p text:style-name="P1"><text:s text:c="2"/>"about": "Enjoy rounds of tennis with a tight-nit group of people on the water facing the Brooklyn Bridge. Singles or doubles.",</text:p>
                <text:p text:style-name="P1"><text:s text:c="2"/>"type": "In person",</text:p>
                <text:p text:style-name="P1"><text:s text:c="2"/>"private": true,</text:p>
                <text:p text:style-name="P1"><text:s text:c="2"/>"city": "New York",</text:p>
                <text:p text:style-name="P1"><text:s text:c="2"/>"state": "NY",</text:p>
                <text:p text:style-name="P1"><text:s text:c="2"/>"createdAt": "2021-11-19 20:39:36",</text:p>
                <text:p text:style-name="P1"><text:s text:c="2"/>"updatedAt": "2021-11-19 20:39:36",</text:p>
                <text:p text:style-name="P1"><text:s text:c="2"/>"numMembers": 10,</text:p>
                <text:p text:style-name="P1"><text:s text:c="2"/>"GroupImages": [</text:p>
                <text:p text:style-name="P1"><text:s text:c="4"/>{</text:p>
                <text:p text:style-name="P1"><text:s text:c="6"/>"id": 1,</text:p>
                <text:p text:style-name="P1"><text:s text:c="6"/>"url": "image url",</text:p>
                <text:p text:style-name="P1"><text:s text:c="6"/>"preview": true</text:p>
                <text:p text:style-name="P1"><text:s text:c="4"/>},</text:p>
                <text:p text:style-name="P1"><text:s text:c="4"/>{</text:p>
                <text:p text:style-name="P1"><text:s text:c="6"/>"id": 2,</text:p>
                <text:p text:style-name="P1"><text:s text:c="6"/>"url": "image url",</text:p>
                <text:p text:style-name="P1"><text:s text:c="6"/>"preview": false</text:p>
                <text:p text:style-name="P1"><text:s text:c="4"/>}</text:p>
                <text:p text:style-name="P1"><text:s text:c="2"/>],</text:p>
                <text:p text:style-name="P1"><text:s text:c="2"/>"Organizer": {</text:p>
                <text:p text:style-name="P1"><text:s text:c="4"/>"id": 1,</text:p>
                <text:p text:style-name="P1"><text:s text:c="4"/>"firstName": "John",</text:p>
                <text:p text:style-name="P1"><text:s text:c="4"/>"lastName": "Smith"</text:p>
                <text:p text:style-name="P1"><text:s text:c="2"/>},</text:p>
                <text:p text:style-name="P1"><text:s text:c="2"/>"Venues": [</text:p>
                <text:p text:style-name="P1"><text:s text:c="4"/>{</text:p>
                <text:p text:style-name="P1"><text:s text:c="6"/>"id": 1,</text:p>
                <text:p text:style-name="P1"><text:s text:c="6"/>"groupId": 1,</text:p>
                <text:p text:style-name="P1"><text:s text:c="6"/>"address": "123 Disney Lane",</text:p>
                <text:p text:style-name="P1"><text:s text:c="6"/>"city": "New York",</text:p>
                <text:p text:style-name="P1"><text:s text:c="6"/>"state": "NY",</text:p>
                <text:p text:style-name="P1"><text:s text:c="6"/>"lat": 37.7645358,</text:p>
                <text:p text:style-name="P1"><text:s text:c="6"/>"lng": -122.4730327</text:p>
                <text:p text:style-name="P1"><text:s text:c="4"/>}</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covered-table-cell table:style-name="ce134"/>
            <table:table-cell table:number-columns-repeated="1020"/>
          </table:table-row>
          <table:table-row table:style-name="ro8" table:visibility="collapse">
            <table:table-cell table:style-name="ce106"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Group with the specified 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7" draw:text-style-name="P2" svg:width="360.4pt" svg:height="39.29pt" svg:x="244.54pt" svg:y="248.49pt" draw:caption-point-x="-11.54pt" draw:caption-point-y="6.77pt">
                <dc:date>2025-03-31T00:00:00</dc:date>
                <text:p text:style-name="P1">{</text:p>
                <text:p text:style-name="P1"><text:s text:c="2"/>"message": "Group couldn't be found",</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5"/>
            <table:table-cell table:number-columns-repeated="1020"/>
          </table:table-row>
        </table:table-row-group>
        <table:table-row table:style-name="ro8">
          <table:table-cell table:style-name="ce55" office:value-type="string" calcext:value-type="string" table:number-columns-spanned="3" table:number-rows-spanned="1">
            <office:annotation draw:style-name="gr6" draw:text-style-name="P2" svg:width="0.03pt" svg:height="364pt" svg:x="0pt" svg:y="-181.96pt" draw:caption-point-x="349.65pt" draw:caption-point-y="437.22pt">
              <dc:date>2025-03-31T00:00:00</dc:date>
              <text:p text:style-name="P1">Creates and returns a new group.</text:p>
            </office:annotation>
            <text:p>Create a Group</text:p>
          </table:table-cell>
          <table:covered-table-cell table:style-name="ce69"/>
          <table:covered-table-cell table:style-name="ce79"/>
          <table:table-cell table:style-name="ce136" table:formula="of:=IF(COUNTIF([.A86:.C94]; 1) = (COUNTIF([.A86:.C94]; 1) + COUNTIF([.A86:.C94]; 0)); &quot;COMPLETE&quot;; &quot;INCOMPLETE&quot;)" office:value-type="string" office:string-value="INCOMPLETE" calcext:value-type="string" table:number-columns-spanned="1" table:number-rows-spanned="12">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POST /api/groups</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1" office:value-type="string" calcext:value-type="string">
              <text:p>Authorization</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office:value-type="string" calcext:value-type="string">
              <text:p>N/A</text:p>
            </table:table-cell>
            <table:covered-table-cell table:style-name="ce134"/>
            <table:table-cell table:number-columns-repeated="1020"/>
          </table:table-row>
          <table:table-row table:style-name="ro8" table:visibility="collapse">
            <table:table-cell table:style-name="ce106"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201</text:p>
            </table:table-cell>
            <table:table-cell table:style-name="ce73" office:value-type="string" calcext:value-type="string">
              <office:annotation draw:style-name="gr7" draw:text-style-name="P2" svg:width="360.4pt" svg:height="151.26pt" svg:x="244.54pt" svg:y="208.26pt" draw:caption-point-x="-11.54pt" draw:caption-point-y="62.76pt">
                <dc:date>2025-03-31T00:00:00</dc:date>
                <text:p text:style-name="P1">{</text:p>
                <text:p text:style-name="P1"><text:s text:c="2"/>"id": 1,</text:p>
                <text:p text:style-name="P1"><text:s text:c="2"/>"organizerId": 1,</text:p>
                <text:p text:style-name="P1"><text:s text:c="2"/>"name": "Evening Tennis on the Water",</text:p>
                <text:p text:style-name="P1"><text:s text:c="2"/>"about": "Enjoy rounds of tennis with a tight-nit group of people on the water facing the Brooklyn Bridge. Singles or doubles.",</text:p>
                <text:p text:style-name="P1"><text:s text:c="2"/>"type": "In person",</text:p>
                <text:p text:style-name="P1"><text:s text:c="2"/>"private": true,</text:p>
                <text:p text:style-name="P1"><text:s text:c="2"/>"city": "New York",</text:p>
                <text:p text:style-name="P1"><text:s text:c="2"/>"state": "NY",</text:p>
                <text:p text:style-name="P1"><text:s text:c="2"/>"createdAt": "2021-11-19 20:39:36",</text:p>
                <text:p text:style-name="P1"><text:s text:c="2"/>"updatedAt": "2021-11-19 20:39:36"</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covered-table-cell table:style-name="ce134"/>
            <table:table-cell table:number-columns-repeated="1020"/>
          </table:table-row>
          <table:table-row table:style-name="ro8" table:visibility="collapse">
            <table:table-cell table:style-name="ce106"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Body validation error</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7" draw:text-style-name="P2" svg:width="360.4pt" svg:height="128.86pt" svg:x="244.54pt" svg:y="219.46pt" draw:caption-point-x="-11.54pt" draw:caption-point-y="51.56pt">
                <dc:date>2025-03-31T00:00:00</dc:date>
                <text:p text:style-name="P1">{</text:p>
                <text:p text:style-name="P1"><text:s text:c="2"/>"message": "Bad Request", // (or "Validation error" if generated by Sequelize),</text:p>
                <text:p text:style-name="P1"><text:s text:c="2"/>"errors": {</text:p>
                <text:p text:style-name="P1"><text:s text:c="4"/>"name": "Name must be 60 characters or less",</text:p>
                <text:p text:style-name="P1"><text:s text:c="4"/>"about": "About must be 50 characters or more",</text:p>
                <text:p text:style-name="P1"><text:s text:c="4"/>"type": "Type must be 'Online' or 'In person'",</text:p>
                <text:p text:style-name="P1"><text:s text:c="4"/>"private": "Private must be a boolean",</text:p>
                <text:p text:style-name="P1"><text:s text:c="4"/>"city": "City is required",</text:p>
                <text:p text:style-name="P1"><text:s text:c="4"/>"state": "State is required",</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5"/>
            <table:table-cell table:number-columns-repeated="1020"/>
          </table:table-row>
        </table:table-row-group>
        <table:table-row table:style-name="ro8">
          <table:table-cell table:style-name="ce55" office:value-type="string" calcext:value-type="string" table:number-columns-spanned="3" table:number-rows-spanned="1">
            <office:annotation draw:style-name="gr6" draw:text-style-name="P2" svg:width="0.03pt" svg:height="655.11pt" svg:x="0pt" svg:y="-327.51pt" draw:caption-point-x="349.65pt" draw:caption-point-y="598.54pt">
              <dc:date>2025-03-31T00:00:00</dc:date>
              <text:p text:style-name="P1">Create and return a new image for a group specified by id.</text:p>
            </office:annotation>
            <text:p>Add an Image to a Group based on the Group's id</text:p>
          </table:table-cell>
          <table:covered-table-cell table:style-name="ce69"/>
          <table:covered-table-cell table:style-name="ce79"/>
          <table:table-cell table:style-name="ce136" table:formula="of:=IF(COUNTIF([.A98:.C106]; 1) = (COUNTIF([.A98:.C106]; 1) + COUNTIF([.A98:.C106]; 0)); &quot;COMPLETE&quot;; &quot;INCOMPLETE&quot;)" office:value-type="string" office:string-value="INCOMPLETE" calcext:value-type="string" table:number-columns-spanned="1" table:number-rows-spanned="12">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POST /api/groups/:groupId/images</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1" office:value-type="string" calcext:value-type="string">
              <office:annotation draw:style-name="gr6" draw:text-style-name="P2" svg:width="0.03pt" svg:height="879.05pt" svg:x="0pt" svg:y="-439.48pt" draw:caption-point-x="349.65pt" draw:caption-point-y="726.26pt">
                <dc:date>2025-03-31T00:00:00</dc:date>
                <text:p text:style-name="P1">Require proper authorization: Current User must be the organizer for the group</text:p>
              </office:annotation>
              <text:p>Authorization</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formula="of:=FALSE()" office:value-type="float" office:value="0" calcext:value-type="float">
              <text:p>0</text:p>
            </table:table-cell>
            <table:covered-table-cell table:style-name="ce134"/>
            <table:table-cell table:number-columns-repeated="1020"/>
          </table:table-row>
          <table:table-row table:style-name="ro8" table:visibility="collapse">
            <table:table-cell table:style-name="ce106"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8" draw:text-style-name="P2" svg:width="360.4pt" svg:height="61.68pt" svg:x="244.54pt" svg:y="268.78pt" draw:caption-point-x="-11.54pt" draw:caption-point-y="18pt">
                <dc:date>2025-03-31T00:00:00</dc:date>
                <text:p text:style-name="P1">{</text:p>
                <text:p text:style-name="P1"><text:s text:c="2"/>"id": 1,</text:p>
                <text:p text:style-name="P1"><text:s text:c="2"/>"url": "image url",</text:p>
                <text:p text:style-name="P1"><text:s text:c="2"/>"preview": true</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covered-table-cell table:style-name="ce134"/>
            <table:table-cell table:number-columns-repeated="1020"/>
          </table:table-row>
          <table:table-row table:style-name="ro8" table:visibility="collapse">
            <table:table-cell table:style-name="ce106"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Group with the specified 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8" draw:text-style-name="P2" svg:width="360.4pt" svg:height="39.29pt" svg:x="244.54pt" svg:y="279.98pt" draw:caption-point-x="-11.54pt" draw:caption-point-y="6.8pt">
                <dc:date>2025-03-31T00:00:00</dc:date>
                <text:p text:style-name="P1">{</text:p>
                <text:p text:style-name="P1"><text:s text:c="2"/>"message": "Group couldn't be found"</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5"/>
            <table:table-cell table:number-columns-repeated="1020"/>
          </table:table-row>
        </table:table-row-group>
        <table:table-row table:style-name="ro8">
          <table:table-cell table:style-name="ce65" office:value-type="string" calcext:value-type="string" table:number-columns-spanned="3" table:number-rows-spanned="1">
            <office:annotation draw:style-name="gr6" draw:text-style-name="P2" svg:width="0.03pt" svg:height="431.18pt" svg:x="0pt" svg:y="-215.55pt" draw:caption-point-x="349.65pt" draw:caption-point-y="502.33pt">
              <dc:date>2025-03-31T00:00:00</dc:date>
              <text:p text:style-name="P1">Updates and returns an existing group.</text:p>
            </office:annotation>
            <text:p>Edit a Group</text:p>
          </table:table-cell>
          <table:covered-table-cell table:style-name="ce69"/>
          <table:covered-table-cell table:style-name="ce79"/>
          <table:table-cell table:style-name="ce137" table:formula="of:=IF(COUNTIF([.A110:.C122]; 1) = (COUNTIF([.A110:.C122]; 1) + COUNTIF([.A110:.C122]; 0)); &quot;COMPLETE&quot;; &quot;INCOMPLETE&quot;)" office:value-type="string" office:string-value="INCOMPLETE" calcext:value-type="string" table:number-columns-spanned="1" table:number-rows-spanned="16">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PUT /api/groups/:group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1" office:value-type="string" calcext:value-type="string">
              <office:annotation draw:style-name="gr6" draw:text-style-name="P2" svg:width="0.03pt" svg:height="767.08pt" svg:x="0pt" svg:y="-383.5pt" draw:caption-point-x="349.65pt" draw:caption-point-y="686.01pt">
                <dc:date>2025-03-31T00:00:00</dc:date>
                <text:p text:style-name="P1">Require proper authorization: Group must belong to the current user.</text:p>
              </office:annotation>
              <text:p>Authorization</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formula="of:=FALSE()" office:value-type="float" office:value="0" calcext:value-type="float">
              <text:p>0</text:p>
            </table:table-cell>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7" draw:text-style-name="P2" svg:width="360.4pt" svg:height="151.26pt" svg:x="244.54pt" svg:y="239.75pt" draw:caption-point-x="-11.54pt" draw:caption-point-y="62.76pt">
                <dc:date>2025-03-31T00:00:00</dc:date>
                <text:p text:style-name="P1">{</text:p>
                <text:p text:style-name="P1"><text:s text:c="2"/>"id": 1,</text:p>
                <text:p text:style-name="P1"><text:s text:c="2"/>"organizerId": 1,</text:p>
                <text:p text:style-name="P1"><text:s text:c="2"/>"name": "Evening Tennis on the Water",</text:p>
                <text:p text:style-name="P1"><text:s text:c="2"/>"about": "Enjoy rounds of tennis with a tight-nit group of people on the water facing the Brooklyn Bridge. Singles or doubles.",</text:p>
                <text:p text:style-name="P1"><text:s text:c="2"/>"type": "In person",</text:p>
                <text:p text:style-name="P1"><text:s text:c="2"/>"private": true,</text:p>
                <text:p text:style-name="P1"><text:s text:c="2"/>"city": "New York",</text:p>
                <text:p text:style-name="P1"><text:s text:c="2"/>"state": "NY",</text:p>
                <text:p text:style-name="P1"><text:s text:c="2"/>"createdAt": "2021-11-19 20:39:36",</text:p>
                <text:p text:style-name="P1"><text:s text:c="2"/>"updatedAt": "2021-11-20 10:06:40"</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Body validation error</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7" draw:text-style-name="P2" svg:width="360.4pt" svg:height="128.86pt" svg:x="244.54pt" svg:y="250.95pt" draw:caption-point-x="-11.54pt" draw:caption-point-y="51.56pt">
                <dc:date>2025-03-31T00:00:00</dc:date>
                <text:p text:style-name="P1">{</text:p>
                <text:p text:style-name="P1"><text:s text:c="2"/>"message": "Bad Request", // (or "Validation error" if generated by Sequelize),</text:p>
                <text:p text:style-name="P1"><text:s text:c="2"/>"errors": {</text:p>
                <text:p text:style-name="P1"><text:s text:c="4"/>"name": "Name must be 60 characters or less",</text:p>
                <text:p text:style-name="P1"><text:s text:c="4"/>"about": "About must be 50 characters or more",</text:p>
                <text:p text:style-name="P1"><text:s text:c="4"/>"type": "Type must be 'Online' or 'In person'",</text:p>
                <text:p text:style-name="P1"><text:s text:c="4"/>"private": "Private must be a boolean",</text:p>
                <text:p text:style-name="P1"><text:s text:c="4"/>"city": "City is required",</text:p>
                <text:p text:style-name="P1"><text:s text:c="4"/>"state": "State is required",</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Group with the specified 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7" draw:text-style-name="P2" svg:width="360.4pt" svg:height="39.29pt" svg:x="244.54pt" svg:y="295.74pt" draw:caption-point-x="-11.54pt" draw:caption-point-y="6.77pt">
                <dc:date>2025-03-31T00:00:00</dc:date>
                <text:p text:style-name="P1">{</text:p>
                <text:p text:style-name="P1"><text:s text:c="2"/>"message": "Group couldn't be found"</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5"/>
            <table:table-cell table:number-columns-repeated="1020"/>
          </table:table-row>
        </table:table-row-group>
        <table:table-row table:style-name="ro8">
          <table:table-cell table:style-name="ce66" office:value-type="string" calcext:value-type="string" table:number-columns-spanned="3" table:number-rows-spanned="1">
            <office:annotation draw:style-name="gr6" draw:text-style-name="P2" svg:width="0.03pt" svg:height="296.82pt" svg:x="0pt" svg:y="-148.37pt" draw:caption-point-x="349.65pt" draw:caption-point-y="450.88pt">
              <dc:date>2025-03-31T00:00:00</dc:date>
              <text:p text:style-name="P1">Deletes an existing group.</text:p>
            </office:annotation>
            <text:p>Delete a Group</text:p>
          </table:table-cell>
          <table:covered-table-cell table:style-name="ce69"/>
          <table:covered-table-cell table:style-name="ce79"/>
          <table:table-cell table:style-name="ce136" table:formula="of:=IF(COUNTIF([.A126:.C134]; 1) = (COUNTIF([.A126:.C134]; 1) + COUNTIF([.A126:.C134]; 0)); &quot;COMPLETE&quot;; &quot;INCOMPLETE&quot;)" office:value-type="string" office:string-value="INCOMPLETE" calcext:value-type="string" table:number-columns-spanned="1" table:number-rows-spanned="12">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DELETE /api/groups/:group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1" office:value-type="string" calcext:value-type="string">
              <office:annotation draw:style-name="gr6" draw:text-style-name="P2" svg:width="0.03pt" svg:height="755.89pt" svg:x="0pt" svg:y="-377.91pt" draw:caption-point-x="349.65pt" draw:caption-point-y="696.19pt">
                <dc:date>2025-03-31T00:00:00</dc:date>
                <text:p text:style-name="P1">Require proper authorization: Group must belong to the current user</text:p>
              </office:annotation>
              <text:p>Authorization</text:p>
            </table:table-cell>
            <table:covered-table-cell table:style-name="ce134"/>
            <table:table-cell table:number-columns-repeated="1020"/>
          </table:table-row>
          <table:table-row table:style-name="ro8" table:visibility="collapse">
            <table:table-cell table:style-name="ce108" table:formula="of:=FALSE()" office:value-type="float" office:value="0" calcext:value-type="float">
              <text:p>0</text:p>
            </table:table-cell>
            <table:table-cell table:style-name="ce119" table:formula="of:=FALSE()" office:value-type="float" office:value="0" calcext:value-type="float">
              <text:p>0</text:p>
            </table:table-cell>
            <table:table-cell table:style-name="ce125" table:formula="of:=FALSE()" office:value-type="float" office:value="0" calcext:value-type="float">
              <text:p>0</text:p>
            </table:table-cell>
            <table:covered-table-cell table:style-name="ce134"/>
            <table:table-cell table:number-columns-repeated="1020"/>
          </table:table-row>
          <table:table-row table:style-name="ro8" table:visibility="collapse">
            <table:table-cell table:style-name="ce109"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6" draw:text-style-name="P2" svg:width="0.03pt" svg:height="419.98pt" svg:x="0pt" svg:y="-209.96pt" draw:caption-point-x="233.01pt" draw:caption-point-y="528.24pt">
                <dc:date>2025-03-31T00:00:00</dc:date>
                <text:p text:style-name="P1">{</text:p>
                <text:p text:style-name="P1"><text:s text:c="2"/>"message": "Successfully deleted"</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108" table:formula="of:=FALSE()" office:value-type="float" office:value="0" calcext:value-type="float">
              <text:p>0</text:p>
            </table:table-cell>
            <table:table-cell table:style-name="ce119" table:formula="of:=FALSE()" office:value-type="float" office:value="0" calcext:value-type="float">
              <text:p>0</text:p>
            </table:table-cell>
            <table:table-cell table:style-name="ce125"/>
            <table:covered-table-cell table:style-name="ce134"/>
            <table:table-cell table:number-columns-repeated="1020"/>
          </table:table-row>
          <table:table-row table:style-name="ro8" table:visibility="collapse">
            <table:table-cell table:style-name="ce109"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Group with the specified 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8" draw:text-style-name="P2" svg:width="360.4pt" svg:height="39.29pt" svg:x="244.54pt" svg:y="311.47pt" draw:caption-point-x="-11.54pt" draw:caption-point-y="6.8pt">
                <dc:date>2025-03-31T00:00:00</dc:date>
                <text:p text:style-name="P1">{</text:p>
                <text:p text:style-name="P1"><text:s text:c="2"/>"message": "Group couldn't be found"</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104" table:formula="of:=FALSE()" office:value-type="float" office:value="0" calcext:value-type="float">
              <text:p>0</text:p>
            </table:table-cell>
            <table:table-cell table:style-name="ce117" table:formula="of:=FALSE()" office:value-type="float" office:value="0" calcext:value-type="float">
              <text:p>0</text:p>
            </table:table-cell>
            <table:table-cell table:style-name="ce123"/>
            <table:covered-table-cell table:style-name="ce135"/>
            <table:table-cell table:number-columns-repeated="1020"/>
          </table:table-row>
        </table:table-row-group>
        <table:table-row table:style-name="ro8">
          <table:table-cell table:style-name="ce63" office:value-type="string" calcext:value-type="string" table:number-columns-spanned="3" table:number-rows-spanned="1">
            <office:annotation draw:style-name="gr6" draw:text-style-name="P2" svg:width="0.03pt" svg:height="565.54pt" svg:x="0pt" svg:y="-282.73pt" draw:caption-point-x="349.65pt" draw:caption-point-y="601pt">
              <dc:date>2025-03-31T00:00:00</dc:date>
              <text:p text:style-name="P1">Returns all venues for a group specified by its id</text:p>
            </office:annotation>
            <text:p>Get All Venues for a Group specified by its id</text:p>
          </table:table-cell>
          <table:covered-table-cell table:style-name="ce69"/>
          <table:covered-table-cell table:style-name="ce79"/>
          <table:table-cell table:style-name="ce136" table:formula="of:=IF(COUNTIF([.A138:.C146]; 1) = (COUNTIF([.A138:.C146]; 1) + COUNTIF([.A138:.C146]; 0)); &quot;COMPLETE&quot;; &quot;INCOMPLETE&quot;)" office:value-type="string" office:string-value="INCOMPLETE" calcext:value-type="string" table:number-columns-spanned="1" table:number-rows-spanned="12">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GET /api/groups/:groupId/venues</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1" office:value-type="string" calcext:value-type="string">
              <office:annotation draw:style-name="gr6" draw:text-style-name="P2" svg:width="0.03pt" svg:height="1382.91pt" svg:x="0pt" svg:y="-691.43pt" draw:caption-point-x="349.65pt" draw:caption-point-y="1025.43pt">
                <dc:date>2025-03-31T00:00:00</dc:date>
                <text:p text:style-name="P1">Require Authentication: Current User must be the organizer of the group or a member of the group with a status of "co-host"</text:p>
              </office:annotation>
              <text:p>Authorization</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formula="of:=FALSE()" office:value-type="float" office:value="0" calcext:value-type="float">
              <text:p>0</text:p>
            </table:table-cell>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7" draw:text-style-name="P2" svg:width="360.4pt" svg:height="151.26pt" svg:x="244.54pt" svg:y="271.25pt" draw:caption-point-x="-11.54pt" draw:caption-point-y="62.76pt">
                <dc:date>2025-03-31T00:00:00</dc:date>
                <text:p text:style-name="P1">{</text:p>
                <text:p text:style-name="P1"><text:s text:c="2"/>"Venues": [</text:p>
                <text:p text:style-name="P1"><text:s text:c="4"/>{</text:p>
                <text:p text:style-name="P1"><text:s text:c="6"/>"id": 1,</text:p>
                <text:p text:style-name="P1"><text:s text:c="6"/>"groupId": 1,</text:p>
                <text:p text:style-name="P1"><text:s text:c="6"/>"address": "123 Disney Lane",</text:p>
                <text:p text:style-name="P1"><text:s text:c="6"/>"city": "New York",</text:p>
                <text:p text:style-name="P1"><text:s text:c="6"/>"state": "NY",</text:p>
                <text:p text:style-name="P1"><text:s text:c="6"/>"lat": 37.7645358,</text:p>
                <text:p text:style-name="P1"><text:s text:c="6"/>"lng": -122.4730327,</text:p>
                <text:p text:style-name="P1"><text:s text:c="4"/>}</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Group with the specified 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7" draw:text-style-name="P2" svg:width="360.4pt" svg:height="39.29pt" svg:x="244.54pt" svg:y="327.23pt" draw:caption-point-x="-11.54pt" draw:caption-point-y="6.77pt">
                <dc:date>2025-03-31T00:00:00</dc:date>
                <text:p text:style-name="P1">{</text:p>
                <text:p text:style-name="P1"><text:s text:c="2"/>"message": "Group couldn't be found"</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5"/>
            <table:table-cell table:number-columns-repeated="1020"/>
          </table:table-row>
        </table:table-row-group>
        <table:table-row table:style-name="ro8">
          <table:table-cell table:style-name="ce55" office:value-type="string" calcext:value-type="string" table:number-columns-spanned="3" table:number-rows-spanned="1">
            <office:annotation draw:style-name="gr6" draw:text-style-name="P2" svg:width="0.03pt" svg:height="711.1pt" svg:x="0pt" svg:y="-355.52pt" draw:caption-point-x="349.65pt" draw:caption-point-y="689.53pt">
              <dc:date>2025-03-31T00:00:00</dc:date>
              <text:p text:style-name="P1">Creates and returns a new venue for a group specified by its id</text:p>
            </office:annotation>
            <text:p>Create a new Venue for a Group specified by its id</text:p>
          </table:table-cell>
          <table:covered-table-cell table:style-name="ce69"/>
          <table:covered-table-cell table:style-name="ce79"/>
          <table:table-cell table:style-name="ce137" table:formula="of:=IF(COUNTIF([.A150:.C162]; 1) = (COUNTIF([.A150:.C162]; 1) + COUNTIF([.A150:.C162]; 0)); &quot;COMPLETE&quot;; &quot;INCOMPLETE&quot;)" office:value-type="string" office:string-value="INCOMPLETE" calcext:value-type="string" table:number-columns-spanned="1" table:number-rows-spanned="16">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POST /api/groups/:groupId/venues</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1" office:value-type="string" calcext:value-type="string">
              <office:annotation draw:style-name="gr6" draw:text-style-name="P2" svg:width="0.03pt" svg:height="1382.91pt" svg:x="0pt" svg:y="-691.43pt" draw:caption-point-x="349.65pt" draw:caption-point-y="1041.19pt">
                <dc:date>2025-03-31T00:00:00</dc:date>
                <text:p text:style-name="P1">Require Authentication: Current User must be the organizer of the group or a member of the group with a status of "co-host"</text:p>
              </office:annotation>
              <text:p>Authorization</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formula="of:=FALSE()" office:value-type="float" office:value="0" calcext:value-type="float">
              <text:p>0</text:p>
            </table:table-cell>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7" draw:text-style-name="P2" svg:width="360.4pt" svg:height="106.47pt" svg:x="244.54pt" svg:y="309.4pt" draw:caption-point-x="-11.54pt" draw:caption-point-y="40.37pt">
                <dc:date>2025-03-31T00:00:00</dc:date>
                <text:p text:style-name="P1">{</text:p>
                <text:p text:style-name="P1"><text:s text:c="2"/>"id": 1,</text:p>
                <text:p text:style-name="P1"><text:s text:c="2"/>"groupId": 1,</text:p>
                <text:p text:style-name="P1"><text:s text:c="2"/>"address": "123 Disney Lane",</text:p>
                <text:p text:style-name="P1"><text:s text:c="2"/>"city": "New York",</text:p>
                <text:p text:style-name="P1"><text:s text:c="2"/>"state": "NY",</text:p>
                <text:p text:style-name="P1"><text:s text:c="2"/>"lat": 37.7645358,</text:p>
                <text:p text:style-name="P1"><text:s text:c="2"/>"lng": -122.4730327,</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Group with the specified 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6" draw:text-style-name="P2" svg:width="0.03pt" svg:height="453.57pt" svg:x="0pt" svg:y="-226.74pt" draw:caption-point-x="233.01pt" draw:caption-point-y="576.51pt">
                <dc:date>2025-03-31T00:00:00</dc:date>
                <text:p text:style-name="P1">{</text:p>
                <text:p text:style-name="P1"><text:s text:c="2"/>"message": "Group couldn't be found"</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Body validation errors</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7" draw:text-style-name="P2" svg:width="360.4pt" svg:height="117.67pt" svg:x="244.54pt" svg:y="303.82pt" draw:caption-point-x="-11.54pt" draw:caption-point-y="45.95pt">
                <dc:date>2025-03-31T00:00:00</dc:date>
                <text:p text:style-name="P1">{</text:p>
                <text:p text:style-name="P1"><text:s text:c="2"/>"message": "Bad Request", // (or "Validation error" if generated by Sequelize),</text:p>
                <text:p text:style-name="P1"><text:s text:c="2"/>"errors": {</text:p>
                <text:p text:style-name="P1"><text:s text:c="4"/>"address": "Street address is required",</text:p>
                <text:p text:style-name="P1"><text:s text:c="4"/>"city": "City is required",</text:p>
                <text:p text:style-name="P1"><text:s text:c="4"/>"state": "State is required",</text:p>
                <text:p text:style-name="P1"><text:s text:c="4"/>"lat": "Latitude is not valid",</text:p>
                <text:p text:style-name="P1"><text:s text:c="4"/>"lng": "Longitude is not valid",</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5"/>
            <table:table-cell table:number-columns-repeated="1020"/>
          </table:table-row>
        </table:table-row-group>
        <table:table-row table:style-name="ro8">
          <table:table-cell table:style-name="ce65" office:value-type="string" calcext:value-type="string" table:number-columns-spanned="3" table:number-rows-spanned="1">
            <office:annotation draw:style-name="gr6" draw:text-style-name="P2" svg:width="0.03pt" svg:height="408.78pt" svg:x="0pt" svg:y="-204.35pt" draw:caption-point-x="349.65pt" draw:caption-point-y="554.12pt">
              <dc:date>2025-03-31T00:00:00</dc:date>
              <text:p text:style-name="P1">Edit a new venue specified by its id</text:p>
            </office:annotation>
            <text:p>Edit a Venue specified by its id</text:p>
          </table:table-cell>
          <table:covered-table-cell table:style-name="ce69"/>
          <table:covered-table-cell table:style-name="ce79"/>
          <table:table-cell table:style-name="ce137" table:formula="of:=IF(COUNTIF([.A166:.C178]; 1) = (COUNTIF([.A166:.C178]; 1) + COUNTIF([.A166:.C178]; 0)); &quot;COMPLETE&quot;; &quot;INCOMPLETE&quot;)" office:value-type="string" office:string-value="INCOMPLETE" calcext:value-type="string" table:number-columns-spanned="1" table:number-rows-spanned="16">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PUT /api/venues/:venue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1" office:value-type="string" calcext:value-type="string">
              <office:annotation draw:style-name="gr6" draw:text-style-name="P2" svg:width="0.03pt" svg:height="1382.91pt" svg:x="0pt" svg:y="-691.43pt" draw:caption-point-x="349.65pt" draw:caption-point-y="1056.95pt">
                <dc:date>2025-03-31T00:00:00</dc:date>
                <text:p text:style-name="P1">Require Authentication: Current User must be the organizer of the group or a member of the group with a status of "co-host"</text:p>
              </office:annotation>
              <text:p>Authorization</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formula="of:=FALSE()" office:value-type="float" office:value="0" calcext:value-type="float">
              <text:p>0</text:p>
            </table:table-cell>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8" draw:text-style-name="P2" svg:width="360.4pt" svg:height="106.47pt" svg:x="244.54pt" svg:y="325.13pt" draw:caption-point-x="-11.54pt" draw:caption-point-y="40.39pt">
                <dc:date>2025-03-31T00:00:00</dc:date>
                <text:p text:style-name="P1">{</text:p>
                <text:p text:style-name="P1"><text:s text:c="2"/>"id": 1,</text:p>
                <text:p text:style-name="P1"><text:s text:c="2"/>"groupId": 1,</text:p>
                <text:p text:style-name="P1"><text:s text:c="2"/>"address": "123 Disney Lane",</text:p>
                <text:p text:style-name="P1"><text:s text:c="2"/>"city": "New York",</text:p>
                <text:p text:style-name="P1"><text:s text:c="2"/>"state": "NY",</text:p>
                <text:p text:style-name="P1"><text:s text:c="2"/>"lat": 37.7645358,</text:p>
                <text:p text:style-name="P1"><text:s text:c="2"/>"lng": -122.4730327,</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Venue with the specified 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6" draw:text-style-name="P2" svg:width="0.03pt" svg:height="453.57pt" svg:x="0pt" svg:y="-226.74pt" draw:caption-point-x="233.01pt" draw:caption-point-y="592.27pt">
                <dc:date>2025-03-31T00:00:00</dc:date>
                <text:p text:style-name="P1">{</text:p>
                <text:p text:style-name="P1"><text:s text:c="2"/>"message": "Venue couldn't be found"</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Body validation errors</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4" draw:text-style-name="P2" svg:width="360.4pt" svg:height="117.67pt" svg:x="244.54pt" svg:y="327.43pt" draw:caption-point-x="-11.54pt" draw:caption-point-y="38.1pt">
                <dc:date>2025-03-31T00:00:00</dc:date>
                <text:p text:style-name="P1">{</text:p>
                <text:p text:style-name="P1"><text:s text:c="2"/>"message": "Bad Request", // (or "Validation error" if generated by Sequelize),</text:p>
                <text:p text:style-name="P1"><text:s text:c="2"/>"errors": {</text:p>
                <text:p text:style-name="P1"><text:s text:c="4"/>"address": "Street address is required",</text:p>
                <text:p text:style-name="P1"><text:s text:c="4"/>"city": "City is required",</text:p>
                <text:p text:style-name="P1"><text:s text:c="4"/>"state": "State is required",</text:p>
                <text:p text:style-name="P1"><text:s text:c="4"/>"lat": "Latitude is not valid",</text:p>
                <text:p text:style-name="P1"><text:s text:c="4"/>"lng": "Longitude is not valid",</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5"/>
            <table:table-cell table:number-columns-repeated="1020"/>
          </table:table-row>
        </table:table-row-group>
        <table:table-row table:style-name="ro8">
          <table:table-cell table:style-name="ce63" office:value-type="string" calcext:value-type="string" table:number-columns-spanned="3" table:number-rows-spanned="1">
            <office:annotation draw:style-name="gr6" draw:text-style-name="P2" svg:width="0.03pt" svg:height="263.23pt" svg:x="0pt" svg:y="-131.58pt" draw:caption-point-x="349.65pt" draw:caption-point-y="497.11pt">
              <dc:date>2025-03-31T00:00:00</dc:date>
              <text:p text:style-name="P1">Returns all the events.</text:p>
            </office:annotation>
            <text:p>Get all Events</text:p>
          </table:table-cell>
          <table:covered-table-cell table:style-name="ce69"/>
          <table:covered-table-cell table:style-name="ce79"/>
          <table:table-cell table:style-name="ce133" table:formula="of:=IF(COUNTIF([.A182:.C186]; 1) = (COUNTIF([.A182:.C186]; 1) + COUNTIF([.A182:.C186]; 0)); &quot;COMPLETE&quot;; &quot;INCOMPLETE&quot;)" office:value-type="string" office:string-value="INCOMPLETE" calcext:value-type="string" table:number-columns-spanned="1" table:number-rows-spanned="8">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GET /api/events</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1" office:value-type="string" calcext:value-type="string">
              <text:p>Authorization</text:p>
            </table:table-cell>
            <table:covered-table-cell table:style-name="ce134"/>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office:value-type="string" calcext:value-type="string">
              <text:p>N/A</text:p>
            </table:table-cell>
            <table:table-cell table:style-name="ce82" office:value-type="string" calcext:value-type="string">
              <text:p>N/A</text:p>
            </table:table-cell>
            <table:covered-table-cell table:style-name="ce134"/>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2" draw:text-style-name="P2" svg:width="360.4pt" svg:height="498.36pt" svg:x="244.54pt" svg:y="168.58pt" draw:caption-point-x="-11.54pt" draw:caption-point-y="212.68pt">
                <dc:date>2025-03-31T00:00:00</dc:date>
                <text:p text:style-name="P1">{</text:p>
                <text:p text:style-name="P1"><text:s text:c="2"/>"Events": [</text:p>
                <text:p text:style-name="P1"><text:s text:c="4"/>{</text:p>
                <text:p text:style-name="P1"><text:s text:c="6"/>"id": 1,</text:p>
                <text:p text:style-name="P1"><text:s text:c="6"/>"groupId": 1,</text:p>
                <text:p text:style-name="P1"><text:s text:c="6"/>"venueId": null,</text:p>
                <text:p text:style-name="P1"><text:s text:c="6"/>"name": "Tennis Group First Meet and Greet",</text:p>
                <text:p text:style-name="P1"><text:s text:c="6"/>"type": "Online",</text:p>
                <text:p text:style-name="P1"><text:s text:c="6"/>"startDate": "2021-11-19 20:00:00",</text:p>
                <text:p text:style-name="P1"><text:s text:c="6"/>"endDate": "2021-11-19 22:00:00",</text:p>
                <text:p text:style-name="P1"><text:s text:c="6"/>"numAttending": 8,</text:p>
                <text:p text:style-name="P1"><text:s text:c="6"/>"previewImage": "image url",</text:p>
                <text:p text:style-name="P1"><text:s text:c="6"/>"Group": {</text:p>
                <text:p text:style-name="P1"><text:s text:c="8"/>"id": 1,</text:p>
                <text:p text:style-name="P1"><text:s text:c="8"/>"name": "Evening Tennis on the Water",</text:p>
                <text:p text:style-name="P1"><text:s text:c="8"/>"city": "New York",</text:p>
                <text:p text:style-name="P1"><text:s text:c="8"/>"state": "NY"</text:p>
                <text:p text:style-name="P1"><text:s text:c="6"/>},</text:p>
                <text:p text:style-name="P1"><text:s text:c="6"/>"Venue": null,</text:p>
                <text:p text:style-name="P1"><text:s text:c="4"/>},</text:p>
                <text:p text:style-name="P1"><text:s text:c="4"/>{</text:p>
                <text:p text:style-name="P1"><text:s text:c="6"/>"id": 1,</text:p>
                <text:p text:style-name="P1"><text:s text:c="6"/>"groupId": 1,</text:p>
                <text:p text:style-name="P1"><text:s text:c="6"/>"venueId": 1,</text:p>
                <text:p text:style-name="P1"><text:s text:c="6"/>"name": "Tennis Singles",</text:p>
                <text:p text:style-name="P1"><text:s text:c="6"/>"type": "In Person",</text:p>
                <text:p text:style-name="P1"><text:s text:c="6"/>"startDate": "2021-11-20 20:00:00",</text:p>
                <text:p text:style-name="P1"><text:s text:c="6"/>"endDate": "2021-11-19 22:00:00",</text:p>
                <text:p text:style-name="P1"><text:s text:c="6"/>"numAttending": 4,</text:p>
                <text:p text:style-name="P1"><text:s text:c="6"/>"previewImage": "image url",</text:p>
                <text:p text:style-name="P1"><text:s text:c="6"/>"Group": {</text:p>
                <text:p text:style-name="P1"><text:s text:c="8"/>"id": 1,</text:p>
                <text:p text:style-name="P1"><text:s text:c="8"/>"name": "Evening Tennis on the Water",</text:p>
                <text:p text:style-name="P1"><text:s text:c="8"/>"city": "New York",</text:p>
                <text:p text:style-name="P1"><text:s text:c="8"/>"state": "NY"</text:p>
                <text:p text:style-name="P1"><text:s text:c="6"/>},</text:p>
                <text:p text:style-name="P1"><text:s text:c="6"/>"Venue": {</text:p>
                <text:p text:style-name="P1"><text:s text:c="8"/>"id": 1,</text:p>
                <text:p text:style-name="P1"><text:s text:c="8"/>"city": "New York",</text:p>
                <text:p text:style-name="P1"><text:s text:c="8"/>"state": "NY",</text:p>
                <text:p text:style-name="P1"><text:s text:c="6"/>},</text:p>
                <text:p text:style-name="P1"><text:s text:c="4"/>},</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82"/>
            <table:covered-table-cell table:style-name="ce135"/>
            <table:table-cell table:number-columns-repeated="1020"/>
          </table:table-row>
        </table:table-row-group>
        <table:table-row table:style-name="ro8">
          <table:table-cell table:style-name="ce63" office:value-type="string" calcext:value-type="string" table:number-columns-spanned="3" table:number-rows-spanned="1">
            <office:annotation draw:style-name="gr6" draw:text-style-name="P2" svg:width="0.03pt" svg:height="599.13pt" svg:x="0pt" svg:y="-299.54pt" draw:caption-point-x="349.65pt" draw:caption-point-y="680.8pt">
              <dc:date>2025-03-31T00:00:00</dc:date>
              <text:p text:style-name="P1">Returns all the events of a group specified by its id</text:p>
            </office:annotation>
            <text:p>Get all Events of a Group specified by its id</text:p>
          </table:table-cell>
          <table:covered-table-cell table:style-name="ce69"/>
          <table:covered-table-cell table:style-name="ce79"/>
          <table:table-cell table:style-name="ce136" table:formula="of:=IF(COUNTIF([.A190:.C198]; 1) = (COUNTIF([.A190:.C198]; 1) + COUNTIF([.A190:.C198]; 0)); &quot;COMPLETE&quot;; &quot;INCOMPLETE&quot;)" office:value-type="string" office:string-value="INCOMPLETE" calcext:value-type="string" table:number-columns-spanned="1" table:number-rows-spanned="12">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GET /api/groups/:groupId/events</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1" office:value-type="string" calcext:value-type="string">
              <text:p>Authorization</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office:value-type="string" calcext:value-type="string">
              <text:p>N/A</text:p>
            </table:table-cell>
            <table:table-cell table:style-name="ce124" office:value-type="string" calcext:value-type="string">
              <text:p>N/A</text:p>
            </table:table-cell>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9" draw:text-style-name="P2" svg:width="360.4pt" svg:height="498.36pt" svg:x="244.54pt" svg:y="176.46pt" draw:caption-point-x="-11.54pt" draw:caption-point-y="220.56pt">
                <dc:date>2025-03-31T00:00:00</dc:date>
                <text:p text:style-name="P1">{</text:p>
                <text:p text:style-name="P1"><text:s text:c="2"/>"Events": [</text:p>
                <text:p text:style-name="P1"><text:s text:c="4"/>{</text:p>
                <text:p text:style-name="P1"><text:s text:c="6"/>"id": 1,</text:p>
                <text:p text:style-name="P1"><text:s text:c="6"/>"groupId": 1,</text:p>
                <text:p text:style-name="P1"><text:s text:c="6"/>"venueId": null,</text:p>
                <text:p text:style-name="P1"><text:s text:c="6"/>"name": "Tennis Group First Meet and Greet",</text:p>
                <text:p text:style-name="P1"><text:s text:c="6"/>"type": "Online",</text:p>
                <text:p text:style-name="P1"><text:s text:c="6"/>"startDate": "2021-11-19 20:00:00",</text:p>
                <text:p text:style-name="P1"><text:s text:c="6"/>"endDate": "2021-11-19 22:00:00",</text:p>
                <text:p text:style-name="P1"><text:s text:c="6"/>"numAttending": 8,</text:p>
                <text:p text:style-name="P1"><text:s text:c="6"/>"previewImage": "image url",</text:p>
                <text:p text:style-name="P1"><text:s text:c="6"/>"Group": {</text:p>
                <text:p text:style-name="P1"><text:s text:c="8"/>"id": 1,</text:p>
                <text:p text:style-name="P1"><text:s text:c="8"/>"name": "Evening Tennis on the Water",</text:p>
                <text:p text:style-name="P1"><text:s text:c="8"/>"city": "New York",</text:p>
                <text:p text:style-name="P1"><text:s text:c="8"/>"state": "NY"</text:p>
                <text:p text:style-name="P1"><text:s text:c="6"/>},</text:p>
                <text:p text:style-name="P1"><text:s text:c="6"/>"Venue": null,</text:p>
                <text:p text:style-name="P1"><text:s text:c="4"/>},</text:p>
                <text:p text:style-name="P1"><text:s text:c="4"/>{</text:p>
                <text:p text:style-name="P1"><text:s text:c="6"/>"id": 1,</text:p>
                <text:p text:style-name="P1"><text:s text:c="6"/>"groupId": 1,</text:p>
                <text:p text:style-name="P1"><text:s text:c="6"/>"venueId": 1,</text:p>
                <text:p text:style-name="P1"><text:s text:c="6"/>"name": "Tennis Singles",</text:p>
                <text:p text:style-name="P1"><text:s text:c="6"/>"type": "In Person",</text:p>
                <text:p text:style-name="P1"><text:s text:c="6"/>"startDate": "2021-11-20 20:00:00",</text:p>
                <text:p text:style-name="P1"><text:s text:c="6"/>"endDate": "2021-11-19 22:00:00",</text:p>
                <text:p text:style-name="P1"><text:s text:c="6"/>"numAttending": 4,</text:p>
                <text:p text:style-name="P1"><text:s text:c="6"/>"previewImage": "image url",</text:p>
                <text:p text:style-name="P1"><text:s text:c="6"/>"Group": {</text:p>
                <text:p text:style-name="P1"><text:s text:c="8"/>"id": 1,</text:p>
                <text:p text:style-name="P1"><text:s text:c="8"/>"name": "Evening Tennis on the Water",</text:p>
                <text:p text:style-name="P1"><text:s text:c="8"/>"city": "New York",</text:p>
                <text:p text:style-name="P1"><text:s text:c="8"/>"state": "NY"</text:p>
                <text:p text:style-name="P1"><text:s text:c="6"/>},</text:p>
                <text:p text:style-name="P1"><text:s text:c="6"/>"Venue": {</text:p>
                <text:p text:style-name="P1"><text:s text:c="8"/>"id": 1,</text:p>
                <text:p text:style-name="P1"><text:s text:c="8"/>"city": "New York",</text:p>
                <text:p text:style-name="P1"><text:s text:c="8"/>"state": "NY",</text:p>
                <text:p text:style-name="P1"><text:s text:c="6"/>},</text:p>
                <text:p text:style-name="P1"><text:s text:c="4"/>},</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Group with the specified 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7" draw:text-style-name="P2" svg:width="360.4pt" svg:height="39.29pt" svg:x="244.54pt" svg:y="390.25pt" draw:caption-point-x="-11.54pt" draw:caption-point-y="6.77pt">
                <dc:date>2025-03-31T00:00:00</dc:date>
                <text:p text:style-name="P1">{</text:p>
                <text:p text:style-name="P1"><text:s text:c="2"/>"message": "Group couldn't be found"</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5"/>
            <table:table-cell table:number-columns-repeated="1020"/>
          </table:table-row>
        </table:table-row-group>
        <table:table-row table:style-name="ro8">
          <table:table-cell table:style-name="ce63" office:value-type="string" calcext:value-type="string" table:number-columns-spanned="3" table:number-rows-spanned="1">
            <office:annotation draw:style-name="gr6" draw:text-style-name="P2" svg:width="0.03pt" svg:height="587.93pt" svg:x="0pt" svg:y="-293.92pt" draw:caption-point-x="349.65pt" draw:caption-point-y="690.94pt">
              <dc:date>2025-03-31T00:00:00</dc:date>
              <text:p text:style-name="P1">Returns the details of an event specified by its id.</text:p>
            </office:annotation>
            <text:p>Get details of an Event specified by its id</text:p>
          </table:table-cell>
          <table:covered-table-cell table:style-name="ce69"/>
          <table:covered-table-cell table:style-name="ce79"/>
          <table:table-cell table:style-name="ce136" table:formula="of:=IF(COUNTIF([.A202:.C210]; 1) = (COUNTIF([.A202:.C210]; 1) + COUNTIF([.A202:.C210]; 0)); &quot;COMPLETE&quot;; &quot;INCOMPLETE&quot;)" office:value-type="string" office:string-value="INCOMPLETE" calcext:value-type="string" table:number-columns-spanned="1" table:number-rows-spanned="12">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GET /api/events/:event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1" office:value-type="string" calcext:value-type="string">
              <text:p>Authorization</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office:value-type="string" calcext:value-type="string">
              <text:p>N/A</text:p>
            </table:table-cell>
            <table:table-cell table:style-name="ce124" office:value-type="string" calcext:value-type="string">
              <text:p>N/A</text:p>
            </table:table-cell>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10" draw:text-style-name="P2" svg:width="360.4pt" svg:height="464.77pt" svg:x="244.54pt" svg:y="209pt" draw:caption-point-x="-11.54pt" draw:caption-point-y="203.78pt">
                <dc:date>2025-03-31T00:00:00</dc:date>
                <text:p text:style-name="P1">{</text:p>
                <text:p text:style-name="P1"><text:s text:c="2"/>"id": 1,</text:p>
                <text:p text:style-name="P1"><text:s text:c="2"/>"groupId": 1,</text:p>
                <text:p text:style-name="P1"><text:s text:c="2"/>"venueId": 1,</text:p>
                <text:p text:style-name="P1"><text:s text:c="2"/>"name": "Tennis Group First Meet and Greet",</text:p>
                <text:p text:style-name="P1"><text:s text:c="2"/>"description": "First meet and greet event for the evening tennis on the water group! Join us online for happy times!",</text:p>
                <text:p text:style-name="P1"><text:s text:c="2"/>"type": "Online",</text:p>
                <text:p text:style-name="P1"><text:s text:c="2"/>"capacity": 10,</text:p>
                <text:p text:style-name="P1"><text:s text:c="2"/>"price": 18.50,</text:p>
                <text:p text:style-name="P1"><text:s text:c="2"/>"startDate": "2021-11-19 20:00:00",</text:p>
                <text:p text:style-name="P1"><text:s text:c="2"/>"endDate": "2021-11-19 22:00:00",</text:p>
                <text:p text:style-name="P1"><text:s text:c="2"/>"numAttending": 8,</text:p>
                <text:p text:style-name="P1"><text:s text:c="2"/>"Group": {</text:p>
                <text:p text:style-name="P1"><text:s text:c="4"/>"id": 1,</text:p>
                <text:p text:style-name="P1"><text:s text:c="4"/>"name": "Evening Tennis on the Water",</text:p>
                <text:p text:style-name="P1"><text:s text:c="4"/>"private": true,</text:p>
                <text:p text:style-name="P1"><text:s text:c="4"/>"city": "New York",</text:p>
                <text:p text:style-name="P1"><text:s text:c="4"/>"state": "NY"</text:p>
                <text:p text:style-name="P1"><text:s text:c="2"/>},</text:p>
                <text:p text:style-name="P1"><text:s text:c="2"/>"Venue": {</text:p>
                <text:p text:style-name="P1"><text:s text:c="4"/>"id": 1,</text:p>
                <text:p text:style-name="P1"><text:s text:c="4"/>"address": "123 Disney Lane",</text:p>
                <text:p text:style-name="P1"><text:s text:c="4"/>"city": "New York",</text:p>
                <text:p text:style-name="P1"><text:s text:c="4"/>"state": "NY",</text:p>
                <text:p text:style-name="P1"><text:s text:c="4"/>"lat": 37.7645358,</text:p>
                <text:p text:style-name="P1"><text:s text:c="4"/>"lng": -122.4730327,</text:p>
                <text:p text:style-name="P1"><text:s text:c="2"/>},</text:p>
                <text:p text:style-name="P1"><text:s text:c="2"/>"EventImages": [</text:p>
                <text:p text:style-name="P1"><text:s text:c="4"/>{</text:p>
                <text:p text:style-name="P1"><text:s text:c="6"/>"id": 1,</text:p>
                <text:p text:style-name="P1"><text:s text:c="6"/>"url": "image url",</text:p>
                <text:p text:style-name="P1"><text:s text:c="6"/>"preview": true</text:p>
                <text:p text:style-name="P1"><text:s text:c="4"/>},</text:p>
                <text:p text:style-name="P1"><text:s text:c="4"/>{</text:p>
                <text:p text:style-name="P1"><text:s text:c="6"/>"id": 2,</text:p>
                <text:p text:style-name="P1"><text:s text:c="6"/>"url": "image url",</text:p>
                <text:p text:style-name="P1"><text:s text:c="6"/>"preview": false</text:p>
                <text:p text:style-name="P1"><text:s text:c="4"/>}</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Event with the specified 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8" draw:text-style-name="P2" svg:width="360.4pt" svg:height="39.29pt" svg:x="244.54pt" svg:y="405.98pt" draw:caption-point-x="-11.54pt" draw:caption-point-y="6.8pt">
                <dc:date>2025-03-31T00:00:00</dc:date>
                <text:p text:style-name="P1">{</text:p>
                <text:p text:style-name="P1"><text:s text:c="2"/>"message": "Event couldn't be found"</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5"/>
            <table:table-cell table:number-columns-repeated="1020"/>
          </table:table-row>
        </table:table-row-group>
        <table:table-row table:style-name="ro8">
          <table:table-cell table:style-name="ce55" office:value-type="string" calcext:value-type="string" table:number-columns-spanned="3" table:number-rows-spanned="1">
            <office:annotation draw:style-name="gr6" draw:text-style-name="P2" svg:width="0.03pt" svg:height="711.1pt" svg:x="0pt" svg:y="-355.52pt" draw:caption-point-x="349.65pt" draw:caption-point-y="768.3pt">
              <dc:date>2025-03-31T00:00:00</dc:date>
              <text:p text:style-name="P1">Creates and returns a new event for a group specified by its id</text:p>
            </office:annotation>
            <text:p>Create an Event for a Group specified by its id</text:p>
          </table:table-cell>
          <table:covered-table-cell table:style-name="ce69"/>
          <table:covered-table-cell table:style-name="ce79"/>
          <table:table-cell table:style-name="ce137" table:formula="of:=IF(COUNTIF([.A214:.C226]; 1) = (COUNTIF([.A214:.C226]; 1) + COUNTIF([.A214:.C226]; 0)); &quot;COMPLETE&quot;; &quot;INCOMPLETE&quot;)" office:value-type="string" office:string-value="INCOMPLETE" calcext:value-type="string" table:number-columns-spanned="1" table:number-rows-spanned="16">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GET /api/groups/:groupId/events</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1" office:value-type="string" calcext:value-type="string">
              <office:annotation draw:style-name="gr6" draw:text-style-name="P2" svg:width="0.03pt" svg:height="1371.71pt" svg:x="0pt" svg:y="-685.81pt" draw:caption-point-x="349.65pt" draw:caption-point-y="1114.33pt">
                <dc:date>2025-03-31T00:00:00</dc:date>
                <text:p text:style-name="P1">Require Authorization: Current User must be the organizer of the group or a member of the group with a status of "co-host"</text:p>
              </office:annotation>
              <text:p>Authorization</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formula="of:=FALSE()" office:value-type="float" office:value="0" calcext:value-type="float">
              <text:p>0</text:p>
            </table:table-cell>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7" draw:text-style-name="P2" svg:width="360.4pt" svg:height="140.06pt" svg:x="244.54pt" svg:y="371.37pt" draw:caption-point-x="-11.54pt" draw:caption-point-y="57.15pt">
                <dc:date>2025-03-31T00:00:00</dc:date>
                <text:p text:style-name="P1">{</text:p>
                <text:p text:style-name="P1"><text:s text:c="2"/>"id": 1,</text:p>
                <text:p text:style-name="P1"><text:s text:c="2"/>"groupId": 1,</text:p>
                <text:p text:style-name="P1"><text:s text:c="2"/>"venueId": 1,</text:p>
                <text:p text:style-name="P1"><text:s text:c="2"/>"name": "Tennis Group First Meet and Greet",</text:p>
                <text:p text:style-name="P1"><text:s text:c="2"/>"type": "Online",</text:p>
                <text:p text:style-name="P1"><text:s text:c="2"/>"capacity": 10,</text:p>
                <text:p text:style-name="P1"><text:s text:c="2"/>"price": 18.50,</text:p>
                <text:p text:style-name="P1"><text:s text:c="2"/>"description": "The first meet and greet for our group! Come say hello!",</text:p>
                <text:p text:style-name="P1"><text:s text:c="2"/>"startDate": "2021-11-19 20:00:00",</text:p>
                <text:p text:style-name="P1"><text:s text:c="2"/>"endDate": "2021-11-19 22:00:00",</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Body validation errors</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7" draw:text-style-name="P2" svg:width="360.4pt" svg:height="151.26pt" svg:x="244.54pt" svg:y="365.75pt" draw:caption-point-x="-11.54pt" draw:caption-point-y="62.76pt">
                <dc:date>2025-03-31T00:00:00</dc:date>
                <text:p text:style-name="P1">{</text:p>
                <text:p text:style-name="P1"><text:s text:c="2"/>"message": "Bad Request", // (or "Validation error" if generated by Sequelize),</text:p>
                <text:p text:style-name="P1"><text:s text:c="2"/>"errors": {</text:p>
                <text:p text:style-name="P1"><text:s text:c="4"/>"venueId": "Venue does not exist",</text:p>
                <text:p text:style-name="P1"><text:s text:c="4"/>"name": "Name must be at least 5 characters",</text:p>
                <text:p text:style-name="P1"><text:s text:c="4"/>"type": "Type must be Online or In person",</text:p>
                <text:p text:style-name="P1"><text:s text:c="4"/>"capacity": "Capacity must be an integer",</text:p>
                <text:p text:style-name="P1"><text:s text:c="4"/>"price": "Price is invalid",</text:p>
                <text:p text:style-name="P1"><text:s text:c="4"/>"description": "Description is required",</text:p>
                <text:p text:style-name="P1"><text:s text:c="4"/>"startDate": "Start date must be in the future",</text:p>
                <text:p text:style-name="P1"><text:s text:c="4"/>"endDate": "End date is less than start date",</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Group with the specified 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7" draw:text-style-name="P2" svg:width="360.4pt" svg:height="39.29pt" svg:x="244.54pt" svg:y="421.74pt" draw:caption-point-x="-11.54pt" draw:caption-point-y="6.77pt">
                <dc:date>2025-03-31T00:00:00</dc:date>
                <text:p text:style-name="P1">{</text:p>
                <text:p text:style-name="P1"><text:s text:c="2"/>"message": "Group couldn't be found"</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5"/>
            <table:table-cell table:number-columns-repeated="1020"/>
          </table:table-row>
        </table:table-row-group>
        <table:table-row table:style-name="ro8">
          <table:table-cell table:style-name="ce55" office:value-type="string" calcext:value-type="string" table:number-columns-spanned="3" table:number-rows-spanned="1">
            <office:annotation draw:style-name="gr6" draw:text-style-name="P2" svg:width="0.03pt" svg:height="666.31pt" svg:x="0pt" svg:y="-333.13pt" draw:caption-point-x="349.65pt" draw:caption-point-y="761.64pt">
              <dc:date>2025-03-31T00:00:00</dc:date>
              <text:p text:style-name="P1">Create and return a new image for an event specified by id.</text:p>
            </office:annotation>
            <text:p>Add an Image to a Event based on the Event's id</text:p>
          </table:table-cell>
          <table:covered-table-cell table:style-name="ce69"/>
          <table:covered-table-cell table:style-name="ce79"/>
          <table:table-cell table:style-name="ce136" table:formula="of:=IF(COUNTIF([.A230:.C238]; 1) = (COUNTIF([.A230:.C238]; 1) + COUNTIF([.A230:.C238]; 0)); &quot;COMPLETE&quot;; &quot;INCOMPLETE&quot;)" office:value-type="string" office:string-value="INCOMPLETE" calcext:value-type="string" table:number-columns-spanned="1" table:number-rows-spanned="12">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POST /api/events/:eventId/images</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1" office:value-type="string" calcext:value-type="string">
              <office:annotation draw:style-name="gr6" draw:text-style-name="P2" svg:width="0.03pt" svg:height="1047pt" svg:x="0pt" svg:y="-523.47pt" draw:caption-point-x="349.65pt" draw:caption-point-y="967.75pt">
                <dc:date>2025-03-31T00:00:00</dc:date>
                <text:p text:style-name="P1">Require proper authorization: Current User must be an attendee, host, or co-host of the event</text:p>
              </office:annotation>
              <text:p>Authorization</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formula="of:=FALSE()" office:value-type="float" office:value="0" calcext:value-type="float">
              <text:p>0</text:p>
            </table:table-cell>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8" draw:text-style-name="P2" svg:width="360.4pt" svg:height="61.68pt" svg:x="244.54pt" svg:y="426.27pt" draw:caption-point-x="-11.54pt" draw:caption-point-y="18pt">
                <dc:date>2025-03-31T00:00:00</dc:date>
                <text:p text:style-name="P1">{</text:p>
                <text:p text:style-name="P1"><text:s text:c="2"/>"id": 1,</text:p>
                <text:p text:style-name="P1"><text:s text:c="2"/>"url": "image url",</text:p>
                <text:p text:style-name="P1"><text:s text:c="2"/>"preview": false</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n Event with the specified 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8" draw:text-style-name="P2" svg:width="360.4pt" svg:height="39.29pt" svg:x="244.54pt" svg:y="437.47pt" draw:caption-point-x="-11.54pt" draw:caption-point-y="6.8pt">
                <dc:date>2025-03-31T00:00:00</dc:date>
                <text:p text:style-name="P1">{</text:p>
                <text:p text:style-name="P1"><text:s text:c="2"/>"message": "Event couldn't be found"</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5"/>
            <table:table-cell table:number-columns-repeated="1020"/>
          </table:table-row>
        </table:table-row-group>
        <table:table-row table:style-name="ro8">
          <table:table-cell table:style-name="ce65" office:value-type="string" calcext:value-type="string" table:number-columns-spanned="3" table:number-rows-spanned="1">
            <office:annotation draw:style-name="gr6" draw:text-style-name="P2" svg:width="0.03pt" svg:height="509.56pt" svg:x="0pt" svg:y="-254.75pt" draw:caption-point-x="349.65pt" draw:caption-point-y="699.02pt">
              <dc:date>2025-03-31T00:00:00</dc:date>
              <text:p text:style-name="P1">Edit and returns an event specified by its id</text:p>
            </office:annotation>
            <text:p>Edit an Event specified by its id</text:p>
          </table:table-cell>
          <table:covered-table-cell table:style-name="ce69"/>
          <table:covered-table-cell table:style-name="ce79"/>
          <table:table-cell table:style-name="ce138" table:formula="of:=IF(COUNTIF([.A242:.C258]; 1) = (COUNTIF([.A242:.C258]; 1) + COUNTIF([.A242:.C258]; 0)); &quot;COMPLETE&quot;; &quot;INCOMPLETE&quot;)" office:value-type="string" office:string-value="INCOMPLETE" calcext:value-type="string" table:number-columns-spanned="1" table:number-rows-spanned="20">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PUT /api/events/:event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1" office:value-type="string" calcext:value-type="string">
              <office:annotation draw:style-name="gr6" draw:text-style-name="P2" svg:width="0.03pt" svg:height="1371.71pt" svg:x="0pt" svg:y="-685.81pt" draw:caption-point-x="349.65pt" draw:caption-point-y="1145.82pt">
                <dc:date>2025-03-31T00:00:00</dc:date>
                <text:p text:style-name="P1">Require Authorization: Current User must be the organizer of the group or a member of the group with a status of "co-host"</text:p>
              </office:annotation>
              <text:p>Authorization</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formula="of:=FALSE()" office:value-type="float" office:value="0" calcext:value-type="float">
              <text:p>0</text:p>
            </table:table-cell>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6" draw:text-style-name="P2" svg:width="0.03pt" svg:height="2840.31pt" svg:x="0pt" svg:y="-1420.13pt" draw:caption-point-x="233.01pt" draw:caption-point-y="1880.14pt">
                <dc:date>2025-03-31T00:00:00</dc:date>
                <text:p text:style-name="P1">{</text:p>
                <text:p text:style-name="P1"><text:s text:c="2"/>"id": 1,</text:p>
                <text:p text:style-name="P1"><text:s text:c="2"/>"groupId": 1,</text:p>
                <text:p text:style-name="P1"><text:s text:c="2"/>"venueId": 1,</text:p>
                <text:p text:style-name="P1"><text:s text:c="2"/>"name": "Tennis Group First Meet and Greet",</text:p>
                <text:p text:style-name="P1"><text:s text:c="2"/>"type": "Online",</text:p>
                <text:p text:style-name="P1"><text:s text:c="2"/>"capacity": 10,</text:p>
                <text:p text:style-name="P1"><text:s text:c="2"/>"price": 18.50,</text:p>
                <text:p text:style-name="P1"><text:s text:c="2"/>"description": "The first meet and greet for our group! Come say hello!",</text:p>
                <text:p text:style-name="P1"><text:s text:c="2"/>"startDate": "2021-11-19 20:00:00",</text:p>
                <text:p text:style-name="P1"><text:s text:c="2"/>"endDate": "2021-11-19 22:00:00",</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Body validation errors</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7" draw:text-style-name="P2" svg:width="360.4pt" svg:height="151.26pt" svg:x="244.54pt" svg:y="397.25pt" draw:caption-point-x="-11.54pt" draw:caption-point-y="62.76pt">
                <dc:date>2025-03-31T00:00:00</dc:date>
                <text:p text:style-name="P1">{</text:p>
                <text:p text:style-name="P1"><text:s text:c="2"/>"message": "Bad Request", // (or "Validation error" if generated by Sequelize),</text:p>
                <text:p text:style-name="P1"><text:s text:c="2"/>"errors": {</text:p>
                <text:p text:style-name="P1"><text:s text:c="4"/>"venueId": "Venue does not exist",</text:p>
                <text:p text:style-name="P1"><text:s text:c="4"/>"name": "Name must be at least 5 characters",</text:p>
                <text:p text:style-name="P1"><text:s text:c="4"/>"type": "Type must be Online or In person",</text:p>
                <text:p text:style-name="P1"><text:s text:c="4"/>"capacity": "Capacity must be an integer",</text:p>
                <text:p text:style-name="P1"><text:s text:c="4"/>"price": "Price is invalid",</text:p>
                <text:p text:style-name="P1"><text:s text:c="4"/>"description": "Description is required",</text:p>
                <text:p text:style-name="P1"><text:s text:c="4"/>"startDate": "Start date must be in the future",</text:p>
                <text:p text:style-name="P1"><text:s text:c="4"/>"endDate": "End date is less than start date",</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Venue with the specified 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6" draw:text-style-name="P2" svg:width="0.03pt" svg:height="453.57pt" svg:x="0pt" svg:y="-226.74pt" draw:caption-point-x="233.01pt" draw:caption-point-y="686.75pt">
                <dc:date>2025-03-31T00:00:00</dc:date>
                <text:p text:style-name="P1">{</text:p>
                <text:p text:style-name="P1"><text:s text:c="2"/>"message": "Venue couldn't be found"</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n Event with the specified 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7" draw:text-style-name="P2" svg:width="360.4pt" svg:height="39.29pt" svg:x="244.54pt" svg:y="453.23pt" draw:caption-point-x="-11.54pt" draw:caption-point-y="6.77pt">
                <dc:date>2025-03-31T00:00:00</dc:date>
                <text:p text:style-name="P1">{</text:p>
                <text:p text:style-name="P1"><text:s text:c="2"/>"message": "Event couldn't be found"</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5"/>
            <table:table-cell table:number-columns-repeated="1020"/>
          </table:table-row>
        </table:table-row-group>
        <table:table-row table:style-name="ro8">
          <table:table-cell table:style-name="ce66" office:value-type="string" calcext:value-type="string" table:number-columns-spanned="3" table:number-rows-spanned="1">
            <office:annotation draw:style-name="gr6" draw:text-style-name="P2" svg:width="0.03pt" svg:height="397.59pt" svg:x="0pt" svg:y="-198.77pt" draw:caption-point-x="349.65pt" draw:caption-point-y="658.77pt">
              <dc:date>2025-03-31T00:00:00</dc:date>
              <text:p text:style-name="P1">Delete an event specified by its id</text:p>
            </office:annotation>
            <text:p>Delete an Event specified by its id</text:p>
          </table:table-cell>
          <table:covered-table-cell table:style-name="ce69"/>
          <table:covered-table-cell table:style-name="ce79"/>
          <table:table-cell table:style-name="ce136" table:formula="of:=IF(COUNTIF([.A262:.C270]; 1) = (COUNTIF([.A262:.C270]; 1) + COUNTIF([.A262:.C270]; 0)); &quot;COMPLETE&quot;; &quot;INCOMPLETE&quot;)" office:value-type="string" office:string-value="INCOMPLETE" calcext:value-type="string" table:number-columns-spanned="1" table:number-rows-spanned="12">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DELETE /api/events/:event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1" office:value-type="string" calcext:value-type="string">
              <office:annotation draw:style-name="gr6" draw:text-style-name="P2" svg:width="0.03pt" svg:height="1371.71pt" svg:x="0pt" svg:y="-685.81pt" draw:caption-point-x="349.65pt" draw:caption-point-y="1161.58pt">
                <dc:date>2025-03-31T00:00:00</dc:date>
                <text:p text:style-name="P1">Require Authorization: Current User must be the organizer of the group or a member of the group with a status of "co-host"</text:p>
              </office:annotation>
              <text:p>Authorization</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formula="of:=FALSE()" office:value-type="float" office:value="0" calcext:value-type="float">
              <text:p>0</text:p>
            </table:table-cell>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6" draw:text-style-name="P2" svg:width="0.03pt" svg:height="419.98pt" svg:x="0pt" svg:y="-209.96pt" draw:caption-point-x="233.01pt" draw:caption-point-y="685.73pt">
                <dc:date>2025-03-31T00:00:00</dc:date>
                <text:p text:style-name="P1">{</text:p>
                <text:p text:style-name="P1"><text:s text:c="2"/>"message": "Successfully deleted"</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n Event with the specified 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7" draw:text-style-name="P2" svg:width="360.4pt" svg:height="39.29pt" svg:x="244.54pt" svg:y="468.99pt" draw:caption-point-x="-11.54pt" draw:caption-point-y="6.77pt">
                <dc:date>2025-03-31T00:00:00</dc:date>
                <text:p text:style-name="P1">{</text:p>
                <text:p text:style-name="P1"><text:s text:c="2"/>"message": "Event couldn't be found"</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82"/>
            <table:covered-table-cell table:style-name="ce135"/>
            <table:table-cell table:number-columns-repeated="1020"/>
          </table:table-row>
        </table:table-row-group>
        <table:table-row table:style-name="ro8">
          <table:table-cell table:style-name="ce63" office:value-type="string" calcext:value-type="string" table:number-columns-spanned="3" table:number-rows-spanned="1">
            <office:annotation draw:style-name="gr6" draw:text-style-name="P2" svg:width="0.03pt" svg:height="576.74pt" svg:x="0pt" svg:y="-288.34pt" draw:caption-point-x="349.65pt" draw:caption-point-y="764.11pt">
              <dc:date>2025-03-31T00:00:00</dc:date>
              <text:p text:style-name="P1">Returns the members of a group specified by its id.</text:p>
            </office:annotation>
            <text:p>Get all Members of a Group specified by its id</text:p>
          </table:table-cell>
          <table:covered-table-cell table:style-name="ce69"/>
          <table:covered-table-cell table:style-name="ce79"/>
          <table:table-cell table:style-name="ce137" table:formula="of:=IF(COUNTIF([.A274:.C286]; 1) = (COUNTIF([.A274:.C286]; 1) + COUNTIF([.A274:.C286]; 0)); &quot;COMPLETE&quot;; &quot;INCOMPLETE&quot;)" office:value-type="string" office:string-value="INCOMPLETE" calcext:value-type="string" table:number-columns-spanned="1" table:number-rows-spanned="16">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GET /api/groups/:groupId/members</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1" office:value-type="string" calcext:value-type="string">
              <text:p>Authorization</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70" office:value-type="string" calcext:value-type="string">
              <text:p>N/A</text:p>
            </table:table-cell>
            <table:table-cell table:style-name="ce77" office:value-type="string" calcext:value-type="string">
              <text:p>N/A</text:p>
            </table:table-cell>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110" office:value-type="string" calcext:value-type="string" table:number-columns-spanned="3" table:number-rows-spanned="1">
              <text:p>Successful Response: If you ARE the organizer or a co-host of the group. Shows all members and their statuses.</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8" draw:text-style-name="P2" svg:width="360.4pt" svg:height="319.21pt" svg:x="244.54pt" svg:y="344.78pt" draw:caption-point-x="-11.54pt" draw:caption-point-y="146.75pt">
                <dc:date>2025-03-31T00:00:00</dc:date>
                <text:p text:style-name="P1">{</text:p>
                <text:p text:style-name="P1"><text:s text:c="2"/>"Members": [</text:p>
                <text:p text:style-name="P1"><text:s text:c="4"/>{</text:p>
                <text:p text:style-name="P1"><text:s text:c="6"/>"id": 2,</text:p>
                <text:p text:style-name="P1"><text:s text:c="6"/>"firstName": "Clark",</text:p>
                <text:p text:style-name="P1"><text:s text:c="6"/>"lastName": "Adams",</text:p>
                <text:p text:style-name="P1"><text:s text:c="6"/>"Membership": {</text:p>
                <text:p text:style-name="P1"><text:s text:c="8"/>"status": "co-host"</text:p>
                <text:p text:style-name="P1"><text:s text:c="6"/>},</text:p>
                <text:p text:style-name="P1"><text:s text:c="4"/>},</text:p>
                <text:p text:style-name="P1"><text:s text:c="4"/>{</text:p>
                <text:p text:style-name="P1"><text:s text:c="6"/>"id": 3,</text:p>
                <text:p text:style-name="P1"><text:s text:c="6"/>"firstName": "John",</text:p>
                <text:p text:style-name="P1"><text:s text:c="6"/>"lastName": "Smith",</text:p>
                <text:p text:style-name="P1"><text:s text:c="6"/>"Membership": {</text:p>
                <text:p text:style-name="P1"><text:s text:c="8"/>"status": "member"</text:p>
                <text:p text:style-name="P1"><text:s text:c="6"/>},</text:p>
                <text:p text:style-name="P1"><text:s text:c="4"/>},</text:p>
                <text:p text:style-name="P1"><text:s text:c="4"/>{</text:p>
                <text:p text:style-name="P1"><text:s text:c="6"/>"id": 4,</text:p>
                <text:p text:style-name="P1"><text:s text:c="6"/>"firstName": "Jane",</text:p>
                <text:p text:style-name="P1"><text:s text:c="6"/>"lastName": "Doe",</text:p>
                <text:p text:style-name="P1"><text:s text:c="6"/>"Membership": {</text:p>
                <text:p text:style-name="P1"><text:s text:c="8"/>"status": "pending"</text:p>
                <text:p text:style-name="P1"><text:s text:c="6"/>},</text:p>
                <text:p text:style-name="P1"><text:s text:c="4"/>},</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110" office:value-type="string" calcext:value-type="string" table:number-columns-spanned="3" table:number-rows-spanned="1">
              <text:p>Successful Response: If you ARE NOT the organizer of the group. Shows only members that don't have a status of "pending".</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8" draw:text-style-name="P2" svg:width="360.4pt" svg:height="229.63pt" svg:x="244.54pt" svg:y="389.57pt" draw:caption-point-x="-11.54pt" draw:caption-point-y="101.96pt">
                <dc:date>2025-03-31T00:00:00</dc:date>
                <text:p text:style-name="P1">{</text:p>
                <text:p text:style-name="P1"><text:s text:c="2"/>"Members": [</text:p>
                <text:p text:style-name="P1"><text:s text:c="4"/>{</text:p>
                <text:p text:style-name="P1"><text:s text:c="6"/>"id": 2,</text:p>
                <text:p text:style-name="P1"><text:s text:c="6"/>"firstName": "Clark",</text:p>
                <text:p text:style-name="P1"><text:s text:c="6"/>"lastName": "Adams",</text:p>
                <text:p text:style-name="P1"><text:s text:c="6"/>"Membership": {</text:p>
                <text:p text:style-name="P1"><text:s text:c="8"/>"status": "co-host"</text:p>
                <text:p text:style-name="P1"><text:s text:c="6"/>},</text:p>
                <text:p text:style-name="P1"><text:s text:c="4"/>},</text:p>
                <text:p text:style-name="P1"><text:s text:c="4"/>{</text:p>
                <text:p text:style-name="P1"><text:s text:c="6"/>"id": 3,</text:p>
                <text:p text:style-name="P1"><text:s text:c="6"/>"firstName": "John",</text:p>
                <text:p text:style-name="P1"><text:s text:c="6"/>"lastName": "Smith",</text:p>
                <text:p text:style-name="P1"><text:s text:c="6"/>"Membership": {</text:p>
                <text:p text:style-name="P1"><text:s text:c="8"/>"status": "member"</text:p>
                <text:p text:style-name="P1"><text:s text:c="6"/>},</text:p>
                <text:p text:style-name="P1"><text:s text:c="4"/>},</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Group with the specified 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8" draw:text-style-name="P2" svg:width="360.4pt" svg:height="39.29pt" svg:x="244.54pt" svg:y="484.72pt" draw:caption-point-x="-11.54pt" draw:caption-point-y="6.8pt">
                <dc:date>2025-03-31T00:00:00</dc:date>
                <text:p text:style-name="P1">{</text:p>
                <text:p text:style-name="P1"><text:s text:c="2"/>"message": "Group couldn't be found"</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5"/>
            <table:table-cell table:number-columns-repeated="1020"/>
          </table:table-row>
        </table:table-row-group>
        <table:table-row table:style-name="ro8">
          <table:table-cell table:style-name="ce55" office:value-type="string" calcext:value-type="string" table:number-columns-spanned="3" table:number-rows-spanned="1">
            <office:annotation draw:style-name="gr6" draw:text-style-name="P2" svg:width="0.03pt" svg:height="599.13pt" svg:x="0pt" svg:y="-299.54pt" draw:caption-point-x="349.65pt" draw:caption-point-y="791.06pt">
              <dc:date>2025-03-31T00:00:00</dc:date>
              <text:p text:style-name="P1">Request a new membership for a group specified by id.</text:p>
            </office:annotation>
            <text:p>Request a Membership for a Group based on the Group's id</text:p>
          </table:table-cell>
          <table:covered-table-cell table:style-name="ce69"/>
          <table:covered-table-cell table:style-name="ce79"/>
          <table:table-cell table:style-name="ce138" table:formula="of:=IF(COUNTIF([.A290:.C306]; 1) = (COUNTIF([.A290:.C306]; 1) + COUNTIF([.A290:.C306]; 0)); &quot;COMPLETE&quot;; &quot;INCOMPLETE&quot;)" office:value-type="string" office:string-value="INCOMPLETE" calcext:value-type="string" table:number-columns-spanned="1" table:number-rows-spanned="20">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POST /api/groups/:groupId/membership</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1" office:value-type="string" calcext:value-type="string">
              <text:p>Authorization</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office:value-type="string" calcext:value-type="string">
              <text:p>N/A</text:p>
            </table:table-cell>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6" draw:text-style-name="P2" svg:width="0.03pt" svg:height="442.37pt" svg:x="0pt" svg:y="-221.16pt" draw:caption-point-x="233.01pt" draw:caption-point-y="728.42pt">
                <dc:date>2025-03-31T00:00:00</dc:date>
                <text:p text:style-name="P1">{</text:p>
                <text:p text:style-name="P1"><text:s text:c="2"/>"memberId": 2,</text:p>
                <text:p text:style-name="P1"><text:s text:c="2"/>"status": "pending"</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Group with the specified 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6" draw:text-style-name="P2" svg:width="0.03pt" svg:height="453.57pt" svg:x="0pt" svg:y="-226.74pt" draw:caption-point-x="233.01pt" draw:caption-point-y="734pt">
                <dc:date>2025-03-31T00:00:00</dc:date>
                <text:p text:style-name="P1">{</text:p>
                <text:p text:style-name="P1"><text:s text:c="2"/>"message": "Group couldn't be found"</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Current User already has a pending membership for the group</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6" draw:text-style-name="P2" svg:width="0.03pt" svg:height="610.33pt" svg:x="0pt" svg:y="-305.12pt" draw:caption-point-x="233.01pt" draw:caption-point-y="812.38pt">
                <dc:date>2025-03-31T00:00:00</dc:date>
                <text:p text:style-name="P1">{</text:p>
                <text:p text:style-name="P1"><text:s text:c="2"/>"message": "Membership has already been requested"</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Current User is already an accepted member of the group</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7" draw:text-style-name="P2" svg:width="360.4pt" svg:height="39.29pt" svg:x="244.54pt" svg:y="500.49pt" draw:caption-point-x="-11.54pt" draw:caption-point-y="6.77pt">
                <dc:date>2025-03-31T00:00:00</dc:date>
                <text:p text:style-name="P1">{</text:p>
                <text:p text:style-name="P1"><text:s text:c="2"/>"message": "User is already a member of the group"</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5"/>
            <table:table-cell table:number-columns-repeated="1020"/>
          </table:table-row>
        </table:table-row-group>
        <table:table-row table:style-name="ro8">
          <table:table-cell table:style-name="ce65" office:value-type="string" calcext:value-type="string" table:number-columns-spanned="3" table:number-rows-spanned="1">
            <office:annotation draw:style-name="gr6" draw:text-style-name="P2" svg:width="0.03pt" svg:height="699.9pt" svg:x="0pt" svg:y="-349.91pt" draw:caption-point-x="349.65pt" draw:caption-point-y="857.17pt">
              <dc:date>2025-03-31T00:00:00</dc:date>
              <text:p text:style-name="P1">Change the status of a membership for a group specified by id.</text:p>
            </office:annotation>
            <text:p>Change the status of a membership for a group specified by id</text:p>
          </table:table-cell>
          <table:covered-table-cell table:style-name="ce69"/>
          <table:covered-table-cell table:style-name="ce79"/>
          <table:table-cell table:style-name="ce139" table:formula="of:=IF(COUNTIF([.A310:.C330]; 1) = (COUNTIF([.A310:.C330]; 1) + COUNTIF([.A310:.C330]; 0)); &quot;COMPLETE&quot;; &quot;INCOMPLETE&quot;)" office:value-type="string" office:string-value="INCOMPLETE" calcext:value-type="string" table:number-columns-spanned="1" table:number-rows-spanned="24">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PUT /api/groups/:groupId/membership</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1" office:value-type="string" calcext:value-type="string">
              <office:annotation draw:style-name="gr6" draw:text-style-name="P2" svg:width="0.03pt" svg:height="2840.31pt" svg:x="0pt" svg:y="-1420.13pt" draw:caption-point-x="349.65pt" draw:caption-point-y="1943.15pt">
                <dc:date>2025-03-31T00:00:00</dc:date>
                <text:p text:style-name="P1">Require proper authorization:</text:p>
                <text:p text:style-name="P1"/>
                <text:p text:style-name="P1">To change the status from "pending" to "member":</text:p>
                <text:p text:style-name="P1">Current User must already be the organizer or have a membership to the group with the status of "co-host"</text:p>
                <text:p text:style-name="P1"/>
                <text:p text:style-name="P1">To change the status from "member" to "co-host":</text:p>
                <text:p text:style-name="P1">Current User must already be the organizer</text:p>
              </office:annotation>
              <text:p>Authorization</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formula="of:=FALSE()" office:value-type="float" office:value="0" calcext:value-type="float">
              <text:p>0</text:p>
            </table:table-cell>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6" draw:text-style-name="P2" svg:width="0.03pt" svg:height="711.1pt" svg:x="0pt" svg:y="-355.52pt" draw:caption-point-x="233.01pt" draw:caption-point-y="878.54pt">
                <dc:date>2025-03-31T00:00:00</dc:date>
                <text:p text:style-name="P1">{</text:p>
                <text:p text:style-name="P1"><text:s text:c="2"/>"id": 1,</text:p>
                <text:p text:style-name="P1"><text:s text:c="2"/>"groupId": 1,</text:p>
                <text:p text:style-name="P1"><text:s text:c="2"/>"memberId": 2,</text:p>
                <text:p text:style-name="P1"><text:s text:c="2"/>"status": "member"</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If changing the membership status to "pending".</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6" draw:text-style-name="P2" svg:width="0.03pt" svg:height="1259.74pt" svg:x="0pt" svg:y="-629.83pt" draw:caption-point-x="233.01pt" draw:caption-point-y="1152.85pt">
                <dc:date>2025-03-31T00:00:00</dc:date>
                <text:p text:style-name="P1">{</text:p>
                <text:p text:style-name="P1"><text:s text:c="2"/>"message": "Validations Error",</text:p>
                <text:p text:style-name="P1"><text:s text:c="2"/>"errors": {</text:p>
                <text:p text:style-name="P1"><text:s text:c="4"/>"status" : "Cannot change a membership status to pending"</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User with the specified member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6" draw:text-style-name="P2" svg:width="0.03pt" svg:height="1013.41pt" svg:x="0pt" svg:y="-506.66pt" draw:caption-point-x="233.01pt" draw:caption-point-y="1029.69pt">
                <dc:date>2025-03-31T00:00:00</dc:date>
                <text:p text:style-name="P1">{</text:p>
                <text:p text:style-name="P1"><text:s text:c="2"/>"message": "Validation Error",</text:p>
                <text:p text:style-name="P1"><text:s text:c="2"/>"errors": {</text:p>
                <text:p text:style-name="P1"><text:s text:c="4"/>"memberId": "User couldn't be found"</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Group with the specified 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6" draw:text-style-name="P2" svg:width="0.03pt" svg:height="453.57pt" svg:x="0pt" svg:y="-226.74pt" draw:caption-point-x="233.01pt" draw:caption-point-y="749.76pt">
                <dc:date>2025-03-31T00:00:00</dc:date>
                <text:p text:style-name="P1">{</text:p>
                <text:p text:style-name="P1"><text:s text:c="2"/>"message": "Group couldn't be found"</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If membership does not exist</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7" draw:text-style-name="P2" svg:width="360.4pt" svg:height="39.29pt" svg:x="244.54pt" svg:y="516.25pt" draw:caption-point-x="-11.54pt" draw:caption-point-y="6.77pt">
                <dc:date>2025-03-31T00:00:00</dc:date>
                <text:p text:style-name="P1">{</text:p>
                <text:p text:style-name="P1"><text:s text:c="2"/>"message": "Membership between the user and the group does not exist"</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5"/>
            <table:table-cell table:number-columns-repeated="1020"/>
          </table:table-row>
        </table:table-row-group>
        <table:table-row table:style-name="ro8">
          <table:table-cell table:style-name="ce111" office:value-type="string" calcext:value-type="string" table:number-columns-spanned="3" table:number-rows-spanned="1">
            <office:annotation draw:style-name="gr6" draw:text-style-name="P2" svg:width="0.03pt" svg:height="531.95pt" svg:x="0pt" svg:y="-265.95pt" draw:caption-point-x="349.65pt" draw:caption-point-y="788.97pt">
              <dc:date>2025-03-31T00:00:00</dc:date>
              <text:p text:style-name="P1">Delete a membership to a group specified by id.</text:p>
            </office:annotation>
            <text:p>Delete membership to a group specified by id</text:p>
          </table:table-cell>
          <table:covered-table-cell table:style-name="ce69"/>
          <table:covered-table-cell table:style-name="ce79"/>
          <table:table-cell table:style-name="ce140" table:formula="of:=IF(COUNTIF([.A334:.C350]; 1) = (COUNTIF([.A334:.C350]; 1) + COUNTIF([.A334:.C350]; 0)); &quot;COMPLETE&quot;; &quot;INCOMPLETE&quot;)" office:value-type="string" office:string-value="INCOMPLETE" calcext:value-type="string" table:number-columns-spanned="1" table:number-rows-spanned="20">
            <text:p>INCOMPLETE</text:p>
          </table:table-cell>
          <table:table-cell table:number-columns-repeated="1020"/>
        </table:table-row>
        <table:table-row-group table:display="false">
          <table:table-row table:style-name="ro8" table:visibility="collapse">
            <table:table-cell table:style-name="ce112" office:value-type="string" calcext:value-type="string" table:number-columns-spanned="3" table:number-rows-spanned="1">
              <text:p>DELETE /api/groups/:groupId/membership/:memberId</text:p>
            </table:table-cell>
            <table:covered-table-cell/>
            <table:covered-table-cell table:style-name="ce22"/>
            <table:covered-table-cell table:style-name="ce134"/>
            <table:table-cell table:number-columns-repeated="1020"/>
          </table:table-row>
          <table:table-row table:style-name="ro8" table:visibility="collapse">
            <table:table-cell table:style-name="ce113" office:value-type="string" calcext:value-type="string">
              <text:p>Correct Endpoint</text:p>
            </table:table-cell>
            <table:table-cell table:style-name="ce120" office:value-type="string" calcext:value-type="string">
              <text:p>Authentication</text:p>
            </table:table-cell>
            <table:table-cell table:style-name="ce126" office:value-type="string" calcext:value-type="string">
              <office:annotation draw:style-name="gr6" draw:text-style-name="P2" svg:width="0.03pt" svg:height="1338.12pt" svg:x="0pt" svg:y="-669.03pt" draw:caption-point-x="349.65pt" draw:caption-point-y="1207.81pt">
                <dc:date>2025-03-31T00:00:00</dc:date>
                <text:p text:style-name="P1">Require proper authorization: Current User must be the host of the group, or the user whose membership is being deleted</text:p>
              </office:annotation>
              <text:p>Authorization</text:p>
            </table:table-cell>
            <table:covered-table-cell table:style-name="ce134"/>
            <table:table-cell table:number-columns-repeated="1020"/>
          </table:table-row>
          <table:table-row table:style-name="ro8" table:visibility="collapse">
            <table:table-cell table:style-name="ce114" table:formula="of:=FALSE()" office:value-type="float" office:value="0" calcext:value-type="float">
              <text:p>0</text:p>
            </table:table-cell>
            <table:table-cell table:style-name="ce121" table:formula="of:=FALSE()" office:value-type="float" office:value="0" calcext:value-type="float">
              <text:p>0</text:p>
            </table:table-cell>
            <table:table-cell table:style-name="ce127" table:formula="of:=FALSE()" office:value-type="float" office:value="0" calcext:value-type="float">
              <text:p>0</text:p>
            </table:table-cell>
            <table:covered-table-cell table:style-name="ce134"/>
            <table:table-cell table:number-columns-repeated="1020"/>
          </table:table-row>
          <table:table-row table:style-name="ro8" table:visibility="collapse">
            <table:table-cell table:style-name="ce115"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112" office:value-type="string" calcext:value-type="string" table:number-columns-spanned="3" table:number-rows-spanned="1">
              <text:p>Response</text:p>
            </table:table-cell>
            <table:covered-table-cell/>
            <table:covered-table-cell table:style-name="ce22"/>
            <table:covered-table-cell table:style-name="ce134"/>
            <table:table-cell table:number-columns-repeated="1020"/>
          </table:table-row>
          <table:table-row table:style-name="ro8" table:visibility="collapse">
            <table:table-cell table:style-name="ce113" office:value-type="string" calcext:value-type="string">
              <text:p>Status Code - 200</text:p>
            </table:table-cell>
            <table:table-cell table:style-name="ce120" office:value-type="string" calcext:value-type="string">
              <office:annotation draw:style-name="gr6" draw:text-style-name="P2" svg:width="0.03pt" svg:height="666.31pt" svg:x="0pt" svg:y="-333.13pt" draw:caption-point-x="233.01pt" draw:caption-point-y="871.91pt">
                <dc:date>2025-03-31T00:00:00</dc:date>
                <text:p text:style-name="P1">{</text:p>
                <text:p text:style-name="P1"><text:s text:c="2"/>"message": "Successfully deleted membership from group"</text:p>
                <text:p text:style-name="P1">}</text:p>
              </office:annotation>
              <text:p>Body Matches API Docs</text:p>
            </table:table-cell>
            <table:table-cell table:style-name="ce126" office:value-type="string" calcext:value-type="string">
              <text:p>Notes</text:p>
            </table:table-cell>
            <table:covered-table-cell table:style-name="ce134"/>
            <table:table-cell table:number-columns-repeated="1020"/>
          </table:table-row>
          <table:table-row table:style-name="ro8" table:visibility="collapse">
            <table:table-cell table:style-name="ce114" table:formula="of:=FALSE()" office:value-type="float" office:value="0" calcext:value-type="float">
              <text:p>0</text:p>
            </table:table-cell>
            <table:table-cell table:style-name="ce121" table:formula="of:=FALSE()" office:value-type="float" office:value="0" calcext:value-type="float">
              <text:p>0</text:p>
            </table:table-cell>
            <table:table-cell table:style-name="ce127"/>
            <table:covered-table-cell table:style-name="ce134"/>
            <table:table-cell table:number-columns-repeated="1020"/>
          </table:table-row>
          <table:table-row table:style-name="ro8" table:visibility="collapse">
            <table:table-cell table:style-name="ce115"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112" office:value-type="string" calcext:value-type="string" table:number-columns-spanned="3" table:number-rows-spanned="1">
              <text:p>Error response: Couldn't find a User with the specified memberId</text:p>
            </table:table-cell>
            <table:covered-table-cell/>
            <table:covered-table-cell table:style-name="ce22"/>
            <table:covered-table-cell table:style-name="ce134"/>
            <table:table-cell table:number-columns-repeated="1020"/>
          </table:table-row>
          <table:table-row table:style-name="ro8" table:visibility="collapse">
            <table:table-cell table:style-name="ce113" office:value-type="string" calcext:value-type="string">
              <text:p>Status Code - 404</text:p>
            </table:table-cell>
            <table:table-cell table:style-name="ce120" office:value-type="string" calcext:value-type="string">
              <office:annotation draw:style-name="gr6" draw:text-style-name="P2" svg:width="0.03pt" svg:height="1013.41pt" svg:x="0pt" svg:y="-506.66pt" draw:caption-point-x="233.01pt" draw:caption-point-y="1045.45pt">
                <dc:date>2025-03-31T00:00:00</dc:date>
                <text:p text:style-name="P1">{</text:p>
                <text:p text:style-name="P1"><text:s text:c="2"/>"message": "Validation Error",</text:p>
                <text:p text:style-name="P1"><text:s text:c="2"/>"errors": {</text:p>
                <text:p text:style-name="P1"><text:s text:c="4"/>"memberId": "User couldn't be found"</text:p>
                <text:p text:style-name="P1"><text:s text:c="2"/>}</text:p>
                <text:p text:style-name="P1">}</text:p>
              </office:annotation>
              <text:p>Body Matches API Docs</text:p>
            </table:table-cell>
            <table:table-cell table:style-name="ce126" office:value-type="string" calcext:value-type="string">
              <text:p>Notes</text:p>
            </table:table-cell>
            <table:covered-table-cell table:style-name="ce134"/>
            <table:table-cell table:number-columns-repeated="1020"/>
          </table:table-row>
          <table:table-row table:style-name="ro8" table:visibility="collapse">
            <table:table-cell table:style-name="ce116" table:formula="of:=FALSE()" office:value-type="float" office:value="0" calcext:value-type="float">
              <text:p>0</text:p>
            </table:table-cell>
            <table:table-cell table:style-name="ce122" table:formula="of:=FALSE()" office:value-type="float" office:value="0" calcext:value-type="float">
              <text:p>0</text:p>
            </table:table-cell>
            <table:table-cell table:style-name="ce128"/>
            <table:covered-table-cell table:style-name="ce134"/>
            <table:table-cell table:number-columns-repeated="1020"/>
          </table:table-row>
          <table:table-row table:style-name="ro8" table:visibility="collapse">
            <table:table-cell table:style-name="ce115"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112" office:value-type="string" calcext:value-type="string" table:number-columns-spanned="3" table:number-rows-spanned="1">
              <text:p>Error response: Couldn't find a Group with the specified id</text:p>
            </table:table-cell>
            <table:covered-table-cell/>
            <table:covered-table-cell table:style-name="ce22"/>
            <table:covered-table-cell table:style-name="ce134"/>
            <table:table-cell table:number-columns-repeated="1020"/>
          </table:table-row>
          <table:table-row table:style-name="ro8" table:visibility="collapse">
            <table:table-cell table:style-name="ce113" office:value-type="string" calcext:value-type="string">
              <text:p>Status Code - 404</text:p>
            </table:table-cell>
            <table:table-cell table:style-name="ce120" office:value-type="string" calcext:value-type="string">
              <office:annotation draw:style-name="gr6" draw:text-style-name="P2" svg:width="0.03pt" svg:height="453.57pt" svg:x="0pt" svg:y="-226.74pt" draw:caption-point-x="233.01pt" draw:caption-point-y="765.52pt">
                <dc:date>2025-03-31T00:00:00</dc:date>
                <text:p text:style-name="P1">{</text:p>
                <text:p text:style-name="P1"><text:s text:c="2"/>"message": "Group couldn't be found"</text:p>
                <text:p text:style-name="P1">}</text:p>
              </office:annotation>
              <text:p>Body Matches API Docs</text:p>
            </table:table-cell>
            <table:table-cell table:style-name="ce126" office:value-type="string" calcext:value-type="string">
              <text:p>Notes</text:p>
            </table:table-cell>
            <table:covered-table-cell table:style-name="ce134"/>
            <table:table-cell table:number-columns-repeated="1020"/>
          </table:table-row>
          <table:table-row table:style-name="ro8" table:visibility="collapse">
            <table:table-cell table:style-name="ce116" table:formula="of:=FALSE()" office:value-type="float" office:value="0" calcext:value-type="float">
              <text:p>0</text:p>
            </table:table-cell>
            <table:table-cell table:style-name="ce122" table:formula="of:=FALSE()" office:value-type="float" office:value="0" calcext:value-type="float">
              <text:p>0</text:p>
            </table:table-cell>
            <table:table-cell table:style-name="ce128"/>
            <table:covered-table-cell table:style-name="ce134"/>
            <table:table-cell table:number-columns-repeated="1020"/>
          </table:table-row>
          <table:table-row table:style-name="ro8" table:visibility="collapse">
            <table:table-cell table:style-name="ce115"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112" office:value-type="string" calcext:value-type="string" table:number-columns-spanned="3" table:number-rows-spanned="1">
              <text:p>Error response: Membership does not exist for this User</text:p>
            </table:table-cell>
            <table:covered-table-cell/>
            <table:covered-table-cell table:style-name="ce22"/>
            <table:covered-table-cell table:style-name="ce134"/>
            <table:table-cell table:number-columns-repeated="1020"/>
          </table:table-row>
          <table:table-row table:style-name="ro8" table:visibility="collapse">
            <table:table-cell table:style-name="ce113" office:value-type="string" calcext:value-type="string">
              <text:p>Status Code - 404</text:p>
            </table:table-cell>
            <table:table-cell table:style-name="ce120" office:value-type="string" calcext:value-type="string">
              <office:annotation draw:style-name="gr8" draw:text-style-name="P2" svg:width="360.4pt" svg:height="39.29pt" svg:x="244.54pt" svg:y="531.98pt" draw:caption-point-x="-11.54pt" draw:caption-point-y="6.8pt">
                <dc:date>2025-03-31T00:00:00</dc:date>
                <text:p text:style-name="P1">{</text:p>
                <text:p text:style-name="P1"><text:s text:c="2"/>"message": "Membership does not exist for this User"</text:p>
                <text:p text:style-name="P1">}</text:p>
              </office:annotation>
              <text:p>Body Matches API Docs</text:p>
            </table:table-cell>
            <table:table-cell table:style-name="ce126" office:value-type="string" calcext:value-type="string">
              <text:p>Notes</text:p>
            </table:table-cell>
            <table:covered-table-cell table:style-name="ce134"/>
            <table:table-cell table:number-columns-repeated="1020"/>
          </table:table-row>
          <table:table-row table:style-name="ro8" table:visibility="collapse">
            <table:table-cell table:style-name="ce116" table:formula="of:=FALSE()" office:value-type="float" office:value="0" calcext:value-type="float">
              <text:p>0</text:p>
            </table:table-cell>
            <table:table-cell table:style-name="ce122" table:formula="of:=FALSE()" office:value-type="float" office:value="0" calcext:value-type="float">
              <text:p>0</text:p>
            </table:table-cell>
            <table:table-cell table:style-name="ce128"/>
            <table:covered-table-cell table:style-name="ce135"/>
            <table:table-cell table:number-columns-repeated="1020"/>
          </table:table-row>
        </table:table-row-group>
        <table:table-row table:style-name="ro8">
          <table:table-cell table:style-name="ce63" office:value-type="string" calcext:value-type="string" table:number-columns-spanned="3" table:number-rows-spanned="1">
            <office:annotation draw:style-name="gr6" draw:text-style-name="P2" svg:width="0.03pt" svg:height="610.33pt" svg:x="0pt" svg:y="-305.12pt" draw:caption-point-x="349.65pt" draw:caption-point-y="843.9pt">
              <dc:date>2025-03-31T00:00:00</dc:date>
              <text:p text:style-name="P1">Returns the attendees of an event specified by its id.</text:p>
            </office:annotation>
            <text:p>Get all Attendees of an Event specified by its id</text:p>
          </table:table-cell>
          <table:covered-table-cell table:style-name="ce69"/>
          <table:covered-table-cell table:style-name="ce79"/>
          <table:table-cell table:style-name="ce137" table:formula="of:=IF(COUNTIF([.A354:.C366]; 1) = (COUNTIF([.A354:.C366]; 1) + COUNTIF([.A354:.C366]; 0)); &quot;COMPLETE&quot;; &quot;INCOMPLETE&quot;)" office:value-type="string" office:string-value="INCOMPLETE" calcext:value-type="string" table:number-columns-spanned="1" table:number-rows-spanned="16">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GET /api/events/:eventId/attendees</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1" office:value-type="string" calcext:value-type="string">
              <text:p>Authorization</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office:value-type="string" calcext:value-type="string">
              <text:p>N/A</text:p>
            </table:table-cell>
            <table:table-cell table:style-name="ce124" office:value-type="string" calcext:value-type="string">
              <text:p>N/A</text:p>
            </table:table-cell>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110" office:value-type="string" calcext:value-type="string" table:number-columns-spanned="3" table:number-rows-spanned="1">
              <text:p>Successful Response: If you ARE the organizer of the group or a member of the group with a status of "co-host". Shows all attendees including those with a status of "pending".</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7" draw:text-style-name="P2" svg:width="360.4pt" svg:height="319.21pt" svg:x="244.54pt" svg:y="407.79pt" draw:caption-point-x="-11.54pt" draw:caption-point-y="146.72pt">
                <dc:date>2025-03-31T00:00:00</dc:date>
                <text:p text:style-name="P1">{</text:p>
                <text:p text:style-name="P1"><text:s text:c="2"/>"Attendees": [</text:p>
                <text:p text:style-name="P1"><text:s text:c="4"/>{</text:p>
                <text:p text:style-name="P1"><text:s text:c="6"/>"id": 2,</text:p>
                <text:p text:style-name="P1"><text:s text:c="6"/>"firstName": "Clark",</text:p>
                <text:p text:style-name="P1"><text:s text:c="6"/>"lastName": "Adams",</text:p>
                <text:p text:style-name="P1"><text:s text:c="6"/>"Attendance": {</text:p>
                <text:p text:style-name="P1"><text:s text:c="8"/>"status": "attending"</text:p>
                <text:p text:style-name="P1"><text:s text:c="6"/>},</text:p>
                <text:p text:style-name="P1"><text:s text:c="4"/>},</text:p>
                <text:p text:style-name="P1"><text:s text:c="4"/>{</text:p>
                <text:p text:style-name="P1"><text:s text:c="6"/>"id": 3,</text:p>
                <text:p text:style-name="P1"><text:s text:c="6"/>"firstName": "John",</text:p>
                <text:p text:style-name="P1"><text:s text:c="6"/>"lastName": "Smith",</text:p>
                <text:p text:style-name="P1"><text:s text:c="6"/>"Attendance": {</text:p>
                <text:p text:style-name="P1"><text:s text:c="8"/>"status": "waitlist"</text:p>
                <text:p text:style-name="P1"><text:s text:c="6"/>},</text:p>
                <text:p text:style-name="P1"><text:s text:c="4"/>},</text:p>
                <text:p text:style-name="P1"><text:s text:c="4"/>{</text:p>
                <text:p text:style-name="P1"><text:s text:c="6"/>"id": 4,</text:p>
                <text:p text:style-name="P1"><text:s text:c="6"/>"firstName": "Jane",</text:p>
                <text:p text:style-name="P1"><text:s text:c="6"/>"lastName": "Doe",</text:p>
                <text:p text:style-name="P1"><text:s text:c="6"/>"Attendance": {</text:p>
                <text:p text:style-name="P1"><text:s text:c="8"/>"status": "pending"</text:p>
                <text:p text:style-name="P1"><text:s text:c="6"/>},</text:p>
                <text:p text:style-name="P1"><text:s text:c="4"/>},</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110" office:value-type="string" calcext:value-type="string" table:number-columns-spanned="3" table:number-rows-spanned="1">
              <text:p>Successful Response: If you ARE NOT the organizer of the group or a member of the group with a status of "co-host". Shows all members that don't have a status of "pending".</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7" draw:text-style-name="P2" svg:width="360.4pt" svg:height="229.63pt" svg:x="244.54pt" svg:y="452.58pt" draw:caption-point-x="-11.54pt" draw:caption-point-y="101.93pt">
                <dc:date>2025-03-31T00:00:00</dc:date>
                <text:p text:style-name="P1">{</text:p>
                <text:p text:style-name="P1"><text:s text:c="2"/>"Attendees": [</text:p>
                <text:p text:style-name="P1"><text:s text:c="4"/>{</text:p>
                <text:p text:style-name="P1"><text:s text:c="6"/>"id": 2,</text:p>
                <text:p text:style-name="P1"><text:s text:c="6"/>"firstName": "Clark",</text:p>
                <text:p text:style-name="P1"><text:s text:c="6"/>"lastName": "Adams",</text:p>
                <text:p text:style-name="P1"><text:s text:c="6"/>"Attendance": {</text:p>
                <text:p text:style-name="P1"><text:s text:c="8"/>"status": "attending"</text:p>
                <text:p text:style-name="P1"><text:s text:c="6"/>},</text:p>
                <text:p text:style-name="P1"><text:s text:c="4"/>},</text:p>
                <text:p text:style-name="P1"><text:s text:c="4"/>{</text:p>
                <text:p text:style-name="P1"><text:s text:c="6"/>"id": 3,</text:p>
                <text:p text:style-name="P1"><text:s text:c="6"/>"firstName": "John",</text:p>
                <text:p text:style-name="P1"><text:s text:c="6"/>"lastName": "Smith",</text:p>
                <text:p text:style-name="P1"><text:s text:c="6"/>"Attendance": {</text:p>
                <text:p text:style-name="P1"><text:s text:c="8"/>"status": "waitlist"</text:p>
                <text:p text:style-name="P1"><text:s text:c="6"/>},</text:p>
                <text:p text:style-name="P1"><text:s text:c="4"/>},</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n Event with the specified 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7" draw:text-style-name="P2" svg:width="360.4pt" svg:height="39.29pt" svg:x="244.54pt" svg:y="547.74pt" draw:caption-point-x="-11.54pt" draw:caption-point-y="6.77pt">
                <dc:date>2025-03-31T00:00:00</dc:date>
                <text:p text:style-name="P1">{</text:p>
                <text:p text:style-name="P1"><text:s text:c="2"/>"message": "Event couldn't be found"</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5"/>
            <table:table-cell table:number-columns-repeated="1020"/>
          </table:table-row>
        </table:table-row-group>
        <table:table-row table:style-name="ro8">
          <table:table-cell table:style-name="ce55" office:value-type="string" calcext:value-type="string" table:number-columns-spanned="3" table:number-rows-spanned="1">
            <office:annotation draw:style-name="gr6" draw:text-style-name="P2" svg:width="0.03pt" svg:height="543.15pt" svg:x="0pt" svg:y="-271.53pt" draw:caption-point-x="349.65pt" draw:caption-point-y="826.04pt">
              <dc:date>2025-03-31T00:00:00</dc:date>
              <text:p text:style-name="P1">Request attendance for an event specified by id.</text:p>
            </office:annotation>
            <text:p>Request to Attend an Event based on the Event's id</text:p>
          </table:table-cell>
          <table:covered-table-cell table:style-name="ce69"/>
          <table:covered-table-cell table:style-name="ce79"/>
          <table:table-cell table:style-name="ce138" table:formula="of:=IF(COUNTIF([.A370:.C386]; 1) = (COUNTIF([.A370:.C386]; 1) + COUNTIF([.A370:.C386]; 0)); &quot;COMPLETE&quot;; &quot;INCOMPLETE&quot;)" office:value-type="string" office:string-value="INCOMPLETE" calcext:value-type="string" table:number-columns-spanned="1" table:number-rows-spanned="20">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POST /api/events/:eventId/attendance</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1" office:value-type="string" calcext:value-type="string">
              <office:annotation draw:style-name="gr6" draw:text-style-name="P2" svg:width="0.03pt" svg:height="733.49pt" svg:x="0pt" svg:y="-366.72pt" draw:caption-point-x="349.65pt" draw:caption-point-y="936.99pt">
                <dc:date>2025-03-31T00:00:00</dc:date>
                <text:p text:style-name="P1">Require Authorization: Current User must be a member of the group</text:p>
              </office:annotation>
              <text:p>Authorization</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formula="of:=FALSE()" office:value-type="float" office:value="0" calcext:value-type="float">
              <text:p>0</text:p>
            </table:table-cell>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6" draw:text-style-name="P2" svg:width="0.03pt" svg:height="419.98pt" svg:x="0pt" svg:y="-209.96pt" draw:caption-point-x="233.01pt" draw:caption-point-y="780.24pt">
                <dc:date>2025-03-31T00:00:00</dc:date>
                <text:p text:style-name="P1">{</text:p>
                <text:p text:style-name="P1"><text:s text:c="2"/>"userId": 2,</text:p>
                <text:p text:style-name="P1"><text:s text:c="2"/>"status": "pending"</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n Event with the specified 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6" draw:text-style-name="P2" svg:width="0.03pt" svg:height="453.57pt" svg:x="0pt" svg:y="-226.74pt" draw:caption-point-x="233.01pt" draw:caption-point-y="797.02pt">
                <dc:date>2025-03-31T00:00:00</dc:date>
                <text:p text:style-name="P1">{</text:p>
                <text:p text:style-name="P1"><text:s text:c="2"/>"message": "Event couldn't be found"</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Current User already has a pending attendance for the event</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6" draw:text-style-name="P2" svg:width="0.03pt" svg:height="610.33pt" svg:x="0pt" svg:y="-305.12pt" draw:caption-point-x="233.01pt" draw:caption-point-y="875.4pt">
                <dc:date>2025-03-31T00:00:00</dc:date>
                <text:p text:style-name="P1">{</text:p>
                <text:p text:style-name="P1"><text:s text:c="2"/>"message": "Attendance has already been requested"</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Current User is already an accepted attendee of the event</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8" draw:text-style-name="P2" svg:width="360.4pt" svg:height="39.29pt" svg:x="244.54pt" svg:y="563.47pt" draw:caption-point-x="-11.54pt" draw:caption-point-y="6.8pt">
                <dc:date>2025-03-31T00:00:00</dc:date>
                <text:p text:style-name="P1">{</text:p>
                <text:p text:style-name="P1"><text:s text:c="2"/>"message": "User is already an attendee of the event"</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5"/>
            <table:table-cell table:number-columns-repeated="1020"/>
          </table:table-row>
        </table:table-row-group>
        <table:table-row table:style-name="ro8">
          <table:table-cell table:style-name="ce65" office:value-type="string" calcext:value-type="string" table:number-columns-spanned="3" table:number-rows-spanned="1">
            <office:annotation draw:style-name="gr6" draw:text-style-name="P2" svg:width="0.03pt" svg:height="722.3pt" svg:x="0pt" svg:y="-361.11pt" draw:caption-point-x="349.65pt" draw:caption-point-y="931.38pt">
              <dc:date>2025-03-31T00:00:00</dc:date>
              <text:p text:style-name="P1">Change the status of an attendance for an event specified by id.</text:p>
            </office:annotation>
            <text:p>Change the status of an attendance for an event specified by id</text:p>
          </table:table-cell>
          <table:covered-table-cell table:style-name="ce69"/>
          <table:covered-table-cell table:style-name="ce79"/>
          <table:table-cell table:style-name="ce138" table:formula="of:=IF(COUNTIF([.A390:.C406]; 1) = (COUNTIF([.A390:.C406]; 1) + COUNTIF([.A390:.C406]; 0)); &quot;COMPLETE&quot;; &quot;INCOMPLETE&quot;)" office:value-type="string" office:string-value="INCOMPLETE" calcext:value-type="string" table:number-columns-spanned="1" table:number-rows-spanned="20">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PUT /api/events/:eventId/attendance</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1" office:value-type="string" calcext:value-type="string">
              <office:annotation draw:style-name="gr6" draw:text-style-name="P2" svg:width="0.03pt" svg:height="1517.27pt" svg:x="0pt" svg:y="-758.61pt" draw:caption-point-x="349.65pt" draw:caption-point-y="1344.61pt">
                <dc:date>2025-03-31T00:00:00</dc:date>
                <text:p text:style-name="P1">Require proper authorization: Current User must already be the organizer or have a membership to the group with the status of "co-host"</text:p>
              </office:annotation>
              <text:p>Authorization</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formula="of:=FALSE()" office:value-type="float" office:value="0" calcext:value-type="float">
              <text:p>0</text:p>
            </table:table-cell>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6" draw:text-style-name="P2" svg:width="0.03pt" svg:height="722.3pt" svg:x="0pt" svg:y="-361.11pt" draw:caption-point-x="233.01pt" draw:caption-point-y="947.11pt">
                <dc:date>2025-03-31T00:00:00</dc:date>
                <text:p text:style-name="P1">{</text:p>
                <text:p text:style-name="P1"><text:s text:c="2"/>"id": 1,</text:p>
                <text:p text:style-name="P1"><text:s text:c="2"/>"eventId": 1,</text:p>
                <text:p text:style-name="P1"><text:s text:c="2"/>"userId": 2,</text:p>
                <text:p text:style-name="P1"><text:s text:c="2"/>"status": "attending"</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n Event with the specified 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6" draw:text-style-name="P2" svg:width="0.03pt" svg:height="453.57pt" svg:x="0pt" svg:y="-226.74pt" draw:caption-point-x="233.01pt" draw:caption-point-y="812.75pt">
                <dc:date>2025-03-31T00:00:00</dc:date>
                <text:p text:style-name="P1">{</text:p>
                <text:p text:style-name="P1"><text:s text:c="2"/>"message": "Event couldn't be found"</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If changing the attendance status to "pending".</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6" draw:text-style-name="P2" svg:width="0.03pt" svg:height="699.9pt" svg:x="0pt" svg:y="-349.91pt" draw:caption-point-x="233.01pt" draw:caption-point-y="935.91pt">
                <dc:date>2025-03-31T00:00:00</dc:date>
                <text:p text:style-name="P1">{</text:p>
                <text:p text:style-name="P1"><text:s text:c="2"/>"message": "Cannot change an attendance status to pending"</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If attendance does not exist</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7" draw:text-style-name="P2" svg:width="360.4pt" svg:height="39.29pt" svg:x="244.54pt" svg:y="579.23pt" draw:caption-point-x="-11.54pt" draw:caption-point-y="6.77pt">
                <dc:date>2025-03-31T00:00:00</dc:date>
                <text:p text:style-name="P1">{</text:p>
                <text:p text:style-name="P1"><text:s text:c="2"/>"message": "Attendance between the user and the event does not exist"</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5"/>
            <table:table-cell table:number-columns-repeated="1020"/>
          </table:table-row>
        </table:table-row-group>
        <table:table-row table:style-name="ro8">
          <table:table-cell table:style-name="ce66" office:value-type="string" calcext:value-type="string" table:number-columns-spanned="3" table:number-rows-spanned="1">
            <office:annotation draw:style-name="gr6" draw:text-style-name="P2" svg:width="0.03pt" svg:height="554.34pt" svg:x="0pt" svg:y="-277.14pt" draw:caption-point-x="349.65pt" draw:caption-point-y="863.15pt">
              <dc:date>2025-03-31T00:00:00</dc:date>
              <text:p text:style-name="P1">Delete an attendance to an event specified by id.</text:p>
            </office:annotation>
            <text:p>Delete attendance to an event specified by id</text:p>
          </table:table-cell>
          <table:covered-table-cell table:style-name="ce69"/>
          <table:covered-table-cell table:style-name="ce79"/>
          <table:table-cell table:style-name="ce138" table:formula="of:=IF(COUNTIF([.A410:.C426]; 1) = (COUNTIF([.A410:.C426]; 1) + COUNTIF([.A410:.C426]; 0)); &quot;COMPLETE&quot;; &quot;INCOMPLETE&quot;)" office:value-type="string" office:string-value="INCOMPLETE" calcext:value-type="string" table:number-columns-spanned="1" table:number-rows-spanned="20">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DELETE /api/events/:eventId/attendance/:user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1" office:value-type="string" calcext:value-type="string">
              <office:annotation draw:style-name="gr6" draw:text-style-name="P2" svg:width="0.03pt" svg:height="1338.12pt" svg:x="0pt" svg:y="-669.03pt" draw:caption-point-x="349.65pt" draw:caption-point-y="1270.8pt">
                <dc:date>2025-03-31T00:00:00</dc:date>
                <text:p text:style-name="P1">Require proper authorization: Current User must be the host of the group, or the user whose attendance is being deleted</text:p>
              </office:annotation>
              <text:p>Authorization</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formula="of:=FALSE()" office:value-type="float" office:value="0" calcext:value-type="float">
              <text:p>0</text:p>
            </table:table-cell>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6" draw:text-style-name="P2" svg:width="0.03pt" svg:height="666.31pt" svg:x="0pt" svg:y="-333.13pt" draw:caption-point-x="233.01pt" draw:caption-point-y="934.89pt">
                <dc:date>2025-03-31T00:00:00</dc:date>
                <text:p text:style-name="P1">{</text:p>
                <text:p text:style-name="P1"><text:s text:c="2"/>"message": "Successfully deleted attendance from event"</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n Event with the specified 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6" draw:text-style-name="P2" svg:width="0.03pt" svg:height="453.57pt" svg:x="0pt" svg:y="-226.74pt" draw:caption-point-x="233.01pt" draw:caption-point-y="828.51pt">
                <dc:date>2025-03-31T00:00:00</dc:date>
                <text:p text:style-name="P1">{</text:p>
                <text:p text:style-name="P1"><text:s text:c="2"/>"message": "Event couldn't be found"</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Attendance does not exist for this User</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6" draw:text-style-name="P2" svg:width="0.03pt" svg:height="632.72pt" svg:x="0pt" svg:y="-316.32pt" draw:caption-point-x="233.01pt" draw:caption-point-y="918.09pt">
                <dc:date>2025-03-31T00:00:00</dc:date>
                <text:p text:style-name="P1">{</text:p>
                <text:p text:style-name="P1"><text:s text:c="2"/>"message": "Attendance does not exist for this User"</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Only the User or organizer may delete an Attendance</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3</text:p>
            </table:table-cell>
            <table:table-cell table:style-name="ce73" office:value-type="string" calcext:value-type="string">
              <office:annotation draw:style-name="gr7" draw:text-style-name="P2" svg:width="360.4pt" svg:height="39.29pt" svg:x="244.54pt" svg:y="594.99pt" draw:caption-point-x="-11.54pt" draw:caption-point-y="6.77pt">
                <dc:date>2025-03-31T00:00:00</dc:date>
                <text:p text:style-name="P1">{</text:p>
                <text:p text:style-name="P1"><text:s text:c="2"/>"message": "Only the User or organizer may delete an Attendance"</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5"/>
            <table:table-cell table:number-columns-repeated="1020"/>
          </table:table-row>
        </table:table-row-group>
        <table:table-row table:style-name="ro8">
          <table:table-cell table:style-name="ce66" office:value-type="string" calcext:value-type="string" table:number-columns-spanned="3" table:number-rows-spanned="1">
            <office:annotation draw:style-name="gr6" draw:text-style-name="P2" svg:width="0.03pt" svg:height="419.98pt" svg:x="0pt" svg:y="-209.96pt" draw:caption-point-x="349.65pt" draw:caption-point-y="811.73pt">
              <dc:date>2025-03-31T00:00:00</dc:date>
              <text:p text:style-name="P1">Delete an existing image for a Group.</text:p>
            </office:annotation>
            <text:p>Delete an Image for a Group</text:p>
          </table:table-cell>
          <table:covered-table-cell table:style-name="ce69"/>
          <table:covered-table-cell table:style-name="ce79"/>
          <table:table-cell table:style-name="ce136" table:formula="of:=IF(COUNTIF([.A430:.C438]; 1) = (COUNTIF([.A430:.C438]; 1) + COUNTIF([.A430:.C438]; 0)); &quot;COMPLETE&quot;; &quot;INCOMPLETE&quot;)" office:value-type="string" office:string-value="INCOMPLETE" calcext:value-type="string" table:number-columns-spanned="1" table:number-rows-spanned="12">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DELETE /api/group-images/:image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1" office:value-type="string" calcext:value-type="string">
              <office:annotation draw:style-name="gr6" draw:text-style-name="P2" svg:width="0.03pt" svg:height="1013.41pt" svg:x="0pt" svg:y="-506.66pt" draw:caption-point-x="349.65pt" draw:caption-point-y="1124.19pt">
                <dc:date>2025-03-31T00:00:00</dc:date>
                <text:p text:style-name="P1">Require proper authorization: Current user must be the organizer or "co-host" of the Group</text:p>
              </office:annotation>
              <text:p>Authorization</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formula="of:=FALSE()" office:value-type="float" office:value="0" calcext:value-type="float">
              <text:p>0</text:p>
            </table:table-cell>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6" draw:text-style-name="P2" svg:width="0.03pt" svg:height="419.98pt" svg:x="0pt" svg:y="-209.96pt" draw:caption-point-x="233.01pt" draw:caption-point-y="827.49pt">
                <dc:date>2025-03-31T00:00:00</dc:date>
                <text:p text:style-name="P1">{</text:p>
                <text:p text:style-name="P1"><text:s text:c="2"/>"message": "Successfully deleted"</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n Image with the specified 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8" draw:text-style-name="P2" svg:width="360.4pt" svg:height="39.29pt" svg:x="244.54pt" svg:y="610.72pt" draw:caption-point-x="-11.54pt" draw:caption-point-y="6.8pt">
                <dc:date>2025-03-31T00:00:00</dc:date>
                <text:p text:style-name="P1">{</text:p>
                <text:p text:style-name="P1"><text:s text:c="2"/>"message": "Group Image couldn't be found"</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5"/>
            <table:table-cell table:number-columns-repeated="1020"/>
          </table:table-row>
        </table:table-row-group>
        <table:table-row table:style-name="ro8">
          <table:table-cell table:style-name="ce66" office:value-type="string" calcext:value-type="string" table:number-columns-spanned="3" table:number-rows-spanned="1">
            <office:annotation draw:style-name="gr6" draw:text-style-name="P2" svg:width="0.03pt" svg:height="431.18pt" svg:x="0pt" svg:y="-215.55pt" draw:caption-point-x="349.65pt" draw:caption-point-y="833.07pt">
              <dc:date>2025-03-31T00:00:00</dc:date>
              <text:p text:style-name="P1">Delete an existing image for an Event.</text:p>
            </office:annotation>
            <text:p>Delete an Image for an Event</text:p>
          </table:table-cell>
          <table:covered-table-cell table:style-name="ce69"/>
          <table:covered-table-cell table:style-name="ce79"/>
          <table:table-cell table:style-name="ce136" table:formula="of:=IF(COUNTIF([.A442:.C450]; 1) = (COUNTIF([.A442:.C450]; 1) + COUNTIF([.A442:.C450]; 0)); &quot;COMPLETE&quot;; &quot;INCOMPLETE&quot;)" office:value-type="string" office:string-value="INCOMPLETE" calcext:value-type="string" table:number-columns-spanned="1" table:number-rows-spanned="12">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DELETE /api/event-images/:image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1" office:value-type="string" calcext:value-type="string">
              <office:annotation draw:style-name="gr6" draw:text-style-name="P2" svg:width="0.03pt" svg:height="1304.53pt" svg:x="0pt" svg:y="-652.22pt" draw:caption-point-x="349.65pt" draw:caption-point-y="1285.48pt">
                <dc:date>2025-03-31T00:00:00</dc:date>
                <text:p text:style-name="P1">Require proper authorization: Current user must be the organizer or "co-host" of the Group that the Event belongs to</text:p>
              </office:annotation>
              <text:p>Authorization</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formula="of:=FALSE()" office:value-type="float" office:value="0" calcext:value-type="float">
              <text:p>0</text:p>
            </table:table-cell>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6" draw:text-style-name="P2" svg:width="0.03pt" svg:height="419.98pt" svg:x="0pt" svg:y="-209.96pt" draw:caption-point-x="233.01pt" draw:caption-point-y="843.22pt">
                <dc:date>2025-03-31T00:00:00</dc:date>
                <text:p text:style-name="P1">{</text:p>
                <text:p text:style-name="P1"><text:s text:c="2"/>"message": "Successfully deleted"</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n Image with the specified 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7" draw:text-style-name="P2" svg:width="360.4pt" svg:height="39.29pt" svg:x="244.54pt" svg:y="626.49pt" draw:caption-point-x="-11.54pt" draw:caption-point-y="6.77pt">
                <dc:date>2025-03-31T00:00:00</dc:date>
                <text:p text:style-name="P1">{</text:p>
                <text:p text:style-name="P1"><text:s text:c="2"/>"message": "Event Image couldn't be found"</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5"/>
            <table:table-cell table:number-columns-repeated="1020"/>
          </table:table-row>
        </table:table-row-group>
        <table:table-row table:style-name="ro8">
          <table:table-cell table:style-name="ce63" office:value-type="string" calcext:value-type="string" table:number-columns-spanned="3" table:number-rows-spanned="1">
            <office:annotation draw:style-name="gr7" draw:text-style-name="P2" svg:width="385.4pt" svg:height="128.86pt" svg:x="127.9pt" svg:y="597.46pt" draw:caption-point-x="221.75pt" draw:caption-point-y="35.8pt">
              <dc:date>2025-03-31T00:00:00</dc:date>
              <text:p text:style-name="P1">Return events filtered by query parameters.</text:p>
              <text:p text:style-name="P1"/>
              <text:p text:style-name="P1">Query Parameters:</text:p>
              <text:p text:style-name="P1"/>
              <text:p text:style-name="P1">page: integer, minimum: 1, maximum: 10, default: 1</text:p>
              <text:p text:style-name="P1">size: integer, minimum: 1, maximum: 20, default: 20</text:p>
              <text:p text:style-name="P1">name: string, optional</text:p>
              <text:p text:style-name="P1">type: string, optional</text:p>
              <text:p text:style-name="P1">startDate: string, optional</text:p>
              <text:p text:style-name="P1"/>
              <text:p text:style-name="P1"/>
            </office:annotation>
            <text:p>Add Query Filters to Get All Events</text:p>
          </table:table-cell>
          <table:covered-table-cell table:style-name="ce69"/>
          <table:covered-table-cell table:style-name="ce79"/>
          <table:table-cell table:style-name="ce136" table:formula="of:=IF(COUNTIF([.A454:.C462]; 1) = (COUNTIF([.A454:.C462]; 1) + COUNTIF([.A454:.C462]; 0)); &quot;COMPLETE&quot;; &quot;INCOMPLETE&quot;)" office:value-type="string" office:string-value="INCOMPLETE" calcext:value-type="string" table:number-columns-spanned="1" table:number-rows-spanned="12">
            <text:p>INCOMPLETE</text:p>
          </table:table-cell>
          <table:table-cell table:number-columns-repeated="1020"/>
        </table:table-row>
        <table:table-row-group>
          <table:table-row table:style-name="ro8" table:visibility="collapse">
            <table:table-cell table:style-name="ce60" office:value-type="string" calcext:value-type="string" table:number-columns-spanned="3" table:number-rows-spanned="1">
              <text:p>GET /api/events</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1" office:value-type="string" calcext:value-type="string">
              <text:p>Authorization</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office:value-type="string" calcext:value-type="string">
              <text:p>N/A</text:p>
            </table:table-cell>
            <table:table-cell table:style-name="ce124" office:value-type="string" calcext:value-type="string">
              <text:p>N/A</text:p>
            </table:table-cell>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11" draw:text-style-name="P2" svg:width="360.4pt" svg:height="641.25pt" svg:x="244.54pt" svg:y="656.25pt" draw:caption-point-x="-11.54pt" draw:caption-point-y="-7.23pt">
                <dc:date>2025-03-31T00:00:00</dc:date>
                <text:p text:style-name="P1">{</text:p>
                <text:p text:style-name="P1"><text:s text:c="2"/>"Events": [</text:p>
                <text:p text:style-name="P1"><text:s text:c="4"/>{</text:p>
                <text:p text:style-name="P1"><text:s text:c="6"/>"id": 1,</text:p>
                <text:p text:style-name="P1"><text:s text:c="6"/>"groupId": 1,</text:p>
                <text:p text:style-name="P1"><text:s text:c="6"/>"venueId": null,</text:p>
                <text:p text:style-name="P1"><text:s text:c="6"/>"name": "Tennis Group First Meet and Greet",</text:p>
                <text:p text:style-name="P1"><text:s text:c="6"/>"type": "Online",</text:p>
                <text:p text:style-name="P1"><text:s text:c="6"/>"startDate": "2021-11-19 20:00:00",</text:p>
                <text:p text:style-name="P1"><text:s text:c="6"/>"endDate": "2021-11-19 22:00:00",</text:p>
                <text:p text:style-name="P1"><text:s text:c="6"/>"numAttending": 8,</text:p>
                <text:p text:style-name="P1"><text:s text:c="6"/>"previewImage": "image url",</text:p>
                <text:p text:style-name="P1"><text:s text:c="6"/>"Group": {</text:p>
                <text:p text:style-name="P1"><text:s text:c="8"/>"id": 1,</text:p>
                <text:p text:style-name="P1"><text:s text:c="8"/>"name": "Evening Tennis on the Water",</text:p>
                <text:p text:style-name="P1"><text:s text:c="8"/>"city": "New York",</text:p>
                <text:p text:style-name="P1"><text:s text:c="8"/>"state": "NY"</text:p>
                <text:p text:style-name="P1"><text:s text:c="6"/>},</text:p>
                <text:p text:style-name="P1"><text:s text:c="6"/>"Venue": null,</text:p>
                <text:p text:style-name="P1"><text:s text:c="4"/>},</text:p>
                <text:p text:style-name="P1"><text:s text:c="4"/>{</text:p>
                <text:p text:style-name="P1"><text:s text:c="6"/>"id": 1,</text:p>
                <text:p text:style-name="P1"><text:s text:c="6"/>"groupId": 1,</text:p>
                <text:p text:style-name="P1"><text:s text:c="6"/>"venueId": 1,</text:p>
                <text:p text:style-name="P1"><text:s text:c="6"/>"name": "Tennis Singles",</text:p>
                <text:p text:style-name="P1"><text:s text:c="6"/>"type": "In Person",</text:p>
                <text:p text:style-name="P1"><text:s text:c="6"/>"startDate": "2021-11-20 20:00:00",</text:p>
                <text:p text:style-name="P1"><text:s text:c="6"/>"endDate": "2021-11-19 22:00:00",</text:p>
                <text:p text:style-name="P1"><text:s text:c="6"/>"numAttending": 4,</text:p>
                <text:p text:style-name="P1"><text:s text:c="6"/>"previewImage": "image url",</text:p>
                <text:p text:style-name="P1"><text:s text:c="6"/>"Group": {</text:p>
                <text:p text:style-name="P1"><text:s text:c="8"/>"id": 1,</text:p>
                <text:p text:style-name="P1"><text:s text:c="8"/>"name": "Evening Tennis on the Water",</text:p>
                <text:p text:style-name="P1"><text:s text:c="8"/>"city": "New York",</text:p>
                <text:p text:style-name="P1"><text:s text:c="8"/>"state": "NY"</text:p>
                <text:p text:style-name="P1"><text:s text:c="6"/>},</text:p>
                <text:p text:style-name="P1"><text:s text:c="6"/>"Venue": {</text:p>
                <text:p text:style-name="P1"><text:s text:c="8"/>"id": 1,</text:p>
                <text:p text:style-name="P1"><text:s text:c="8"/>"city": "New York",</text:p>
                <text:p text:style-name="P1"><text:s text:c="8"/>"state": "NY",</text:p>
                <text:p text:style-name="P1"><text:s text:c="6"/>},</text:p>
                <text:p text:style-name="P1"><text:s text:c="4"/>},</text:p>
                <text:p text:style-name="P1"><text:s text:c="2"/>]</text:p>
                <text:p text:style-name="P1">}</text:p>
                <text:p text:style-name="P1"/>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Query parameter validation errors</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12" draw:text-style-name="P2" svg:width="360.4pt" svg:height="152.99pt" svg:x="244.54pt" svg:y="656.25pt" draw:caption-point-x="-11.54pt" draw:caption-point-y="-7.23pt">
                <dc:date>2025-03-31T00:00:00</dc:date>
                <text:p text:style-name="P1">{</text:p>
                <text:p text:style-name="P1"><text:s text:c="2"/>"message": "Bad Request", // (or "Validation error" if generated by Sequelize),</text:p>
                <text:p text:style-name="P1"><text:s text:c="2"/>"errors": {</text:p>
                <text:p text:style-name="P1"><text:s text:c="4"/>"page": "Page must be greater than or equal to 1",</text:p>
                <text:p text:style-name="P1"><text:s text:c="4"/>"size": "Size must be greater than or equal to 1",</text:p>
                <text:p text:style-name="P1"><text:s text:c="4"/>"name": "Name must be a string",</text:p>
                <text:p text:style-name="P1"><text:s text:c="4"/>"type": "Type must be 'Online' or 'In Person'",</text:p>
                <text:p text:style-name="P1"><text:s text:c="4"/>"startDate": "Start date must be a valid datetime",</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5"/>
            <table:table-cell table:number-columns-repeated="1020"/>
          </table:table-row>
        </table:table-row-group>
        <table:table-row table:style-name="ro7" table:number-rows-repeated="181">
          <table:table-cell table:number-columns-repeated="3"/>
          <table:table-cell table:style-name="ce141"/>
          <table:table-cell table:number-columns-repeated="1020"/>
        </table:table-row>
        <table:table-row table:style-name="ro8">
          <table:table-cell table:number-columns-repeated="3"/>
          <table:table-cell table:style-name="ce141"/>
          <table:table-cell table:number-columns-repeated="25"/>
          <table:table-cell table:style-name="ce10" office:value-type="string" calcext:value-type="string">
            <text:p>Sike don't do this terrible project</text:p>
          </table:table-cell>
          <table:table-cell table:number-columns-repeated="994"/>
        </table:table-row>
        <table:table-row table:style-name="ro7" table:number-rows-repeated="1047931">
          <table:table-cell table:number-columns-repeated="1024"/>
        </table:table-row>
        <table:table-row table:style-name="ro7">
          <table:table-cell table:number-columns-repeated="1024"/>
        </table:table-row>
        <calcext:conditional-formats>
          <calcext:conditional-format calcext:target-range-address="Meetup.D11:Meetup.D644">
            <calcext:condition calcext:apply-style-name="ConditionalStyle_5" calcext:value="=&quot;INCOMPLETE&quot;" calcext:base-cell-address="Meetup.D11"/>
          </calcext:conditional-format>
          <calcext:conditional-format calcext:target-range-address="Meetup.D11:Meetup.D644">
            <calcext:condition calcext:apply-style-name="ConditionalStyle_6" calcext:value="=&quot;COMPLETE&quot;" calcext:base-cell-address="Meetup.D11"/>
          </calcext:conditional-format>
          <calcext:conditional-format calcext:target-range-address="Meetup.H7:Meetup.H7">
            <calcext:condition calcext:apply-style-name="ConditionalStyle_3" calcext:value="contains-text(&quot;COMPLETE&quot;)" calcext:base-cell-address="Meetup.H7"/>
          </calcext:conditional-format>
          <calcext:conditional-format calcext:target-range-address="Meetup.H7:Meetup.H7">
            <calcext:condition calcext:apply-style-name="ConditionalStyle_4" calcext:value="contains-text(&quot;INCOMPLETE&quot;)" calcext:base-cell-address="Meetup.H7"/>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Google Sans Mono&quot;" svg:font-family="'&quot;Google Sans Mono&quot;'"/>
    <style:font-face style:name="Arial" svg:font-family="Arial"/>
    <style:font-face style:name="Cambria" svg:font-family="Cambria"/>
    <style:font-face style:name="Google Sans Mono" svg:font-family="'Google Sans Mon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fbbc04"/>
    </style:style>
    <style:style style:name="ConditionalStyle_5f_2" style:display-name="ConditionalStyle_2" style:family="table-cell" style:parent-style-name="Default">
      <style:table-cell-properties fo:background-color="#34a853"/>
    </style:style>
    <style:style style:name="ConditionalStyle_5f_3" style:display-name="ConditionalStyle_3" style:family="table-cell" style:parent-style-name="Default">
      <style:table-cell-properties fo:background-color="#b7e1cd"/>
    </style:style>
    <style:style style:name="ConditionalStyle_5f_4" style:display-name="ConditionalStyle_4" style:family="table-cell" style:parent-style-name="Default">
      <style:table-cell-properties fo:background-color="#ffe599"/>
    </style:style>
    <style:style style:name="ConditionalStyle_5f_5" style:display-name="ConditionalStyle_5" style:family="table-cell" style:parent-style-name="Default">
      <style:table-cell-properties fo:background-color="#fbbc04"/>
    </style:style>
    <style:style style:name="ConditionalStyle_5f_6" style:display-name="ConditionalStyle_6" style:family="table-cell" style:parent-style-name="Default">
      <style:table-cell-properties fo:background-color="#34a853"/>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3-3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etup_20_Directions" style:display-name="PageStyle_Setup Directions" style:page-layout-name="Mpm3">
      <style:header style:display="false"/>
      <style:header-left style:display="false"/>
      <style:footer style:display="false"/>
      <style:footer-left style:display="false"/>
    </style:master-page>
    <style:master-page style:name="PageStyle_5f_How_20_To_20_Use" style:display-name="PageStyle_How To Use" style:page-layout-name="Mpm3">
      <style:header style:display="false"/>
      <style:header-left style:display="false"/>
      <style:footer style:display="false"/>
      <style:footer-left style:display="false"/>
    </style:master-page>
    <style:master-page style:name="PageStyle_5f_Airbnb" style:display-name="PageStyle_Airbnb" style:page-layout-name="Mpm3">
      <style:header style:display="false"/>
      <style:header-left style:display="false"/>
      <style:footer style:display="false"/>
      <style:footer-left style:display="false"/>
    </style:master-page>
    <style:master-page style:name="PageStyle_5f_Meetup" style:display-name="PageStyle_Meetup"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cell-count="1415" meta:object-count="0"/>
    <meta:generator>LibreOfficeDev/6.0.5.2$Linux_X86_64 LibreOffice_project/</meta:generator>
  </office:meta>
</office:document-meta>
</file>